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67eb78"/>
    </style:style>
    <style:style style:name="P10" style:family="paragraph" style:parent-style-name="Text_20_body">
      <style:text-properties officeooo:paragraph-rsid="046e7b97"/>
    </style:style>
    <style:style style:name="P11" style:family="paragraph" style:parent-style-name="Text_20_body">
      <style:text-properties officeooo:paragraph-rsid="047200ad"/>
    </style:style>
    <style:style style:name="P12" style:family="paragraph" style:parent-style-name="Text_20_body">
      <style:text-properties officeooo:paragraph-rsid="047f2ff1"/>
    </style:style>
    <style:style style:name="P13" style:family="paragraph" style:parent-style-name="Text_20_body">
      <style:text-properties officeooo:paragraph-rsid="047fa770"/>
    </style:style>
    <style:style style:name="P14" style:family="paragraph" style:parent-style-name="Text_20_body">
      <style:text-properties officeooo:paragraph-rsid="04839351"/>
    </style:style>
    <style:style style:name="P15" style:family="paragraph" style:parent-style-name="Text_20_body">
      <style:text-properties officeooo:paragraph-rsid="04866412"/>
    </style:style>
    <style:style style:name="P16" style:family="paragraph" style:parent-style-name="Text_20_body">
      <style:text-properties officeooo:paragraph-rsid="0486fcf0"/>
    </style:style>
    <style:style style:name="P17" style:family="paragraph" style:parent-style-name="Text_20_body">
      <style:text-properties officeooo:paragraph-rsid="048970fe"/>
    </style:style>
    <style:style style:name="P18" style:family="paragraph" style:parent-style-name="Text_20_body">
      <style:text-properties officeooo:paragraph-rsid="048a4596"/>
    </style:style>
    <style:style style:name="P19" style:family="paragraph" style:parent-style-name="Text_20_body">
      <style:text-properties officeooo:paragraph-rsid="048c0ba7"/>
    </style:style>
    <style:style style:name="P20" style:family="paragraph" style:parent-style-name="Text_20_body">
      <style:text-properties officeooo:paragraph-rsid="048ca4a3"/>
    </style:style>
    <style:style style:name="P21" style:family="paragraph" style:parent-style-name="Text_20_body">
      <style:text-properties officeooo:paragraph-rsid="04a766ee"/>
    </style:style>
    <style:style style:name="P22" style:family="paragraph" style:parent-style-name="Text_20_body">
      <style:text-properties officeooo:paragraph-rsid="04aa4bc2"/>
    </style:style>
    <style:style style:name="P23" style:family="paragraph" style:parent-style-name="Text_20_body">
      <style:text-properties officeooo:paragraph-rsid="04ab5c6c"/>
    </style:style>
    <style:style style:name="P24" style:family="paragraph" style:parent-style-name="Text_20_body">
      <style:text-properties officeooo:paragraph-rsid="04acb33b"/>
    </style:style>
    <style:style style:name="P25" style:family="paragraph" style:parent-style-name="Text_20_body">
      <style:text-properties officeooo:paragraph-rsid="04ae4226"/>
    </style:style>
    <style:style style:name="P26" style:family="paragraph" style:parent-style-name="Text_20_body">
      <style:text-properties fo:language="es" fo:country="CO"/>
    </style:style>
    <style:style style:name="P27" style:family="paragraph" style:parent-style-name="Text_20_body">
      <style:text-properties fo:language="es" fo:country="CO" officeooo:rsid="009e3d68" officeooo:paragraph-rsid="009e3d68"/>
    </style:style>
    <style:style style:name="P28" style:family="paragraph" style:parent-style-name="Text_20_body">
      <style:text-properties fo:language="es" fo:country="CO" officeooo:rsid="009e3d68" officeooo:paragraph-rsid="00a00c92"/>
    </style:style>
    <style:style style:name="P29" style:family="paragraph" style:parent-style-name="Text_20_body">
      <style:text-properties fo:language="es" fo:country="CO" officeooo:rsid="00e9f554" officeooo:paragraph-rsid="00e9f554"/>
    </style:style>
    <style:style style:name="P30" style:family="paragraph" style:parent-style-name="Text_20_body">
      <style:text-properties fo:language="es" fo:country="CO" officeooo:rsid="00e9f554" officeooo:paragraph-rsid="00ed665f"/>
    </style:style>
    <style:style style:name="P31" style:family="paragraph" style:parent-style-name="Text_20_body">
      <style:text-properties fo:language="es" fo:country="CO" officeooo:rsid="00e9f554" officeooo:paragraph-rsid="01087750"/>
    </style:style>
    <style:style style:name="P32" style:family="paragraph" style:parent-style-name="Text_20_body">
      <style:text-properties fo:language="es" fo:country="CO" officeooo:rsid="00a4aefb" officeooo:paragraph-rsid="00a573d9"/>
    </style:style>
    <style:style style:name="P33" style:family="paragraph" style:parent-style-name="Text_20_body">
      <style:text-properties fo:language="es" fo:country="CO" officeooo:rsid="00a573d9" officeooo:paragraph-rsid="00a573d9"/>
    </style:style>
    <style:style style:name="P34" style:family="paragraph" style:parent-style-name="Text_20_body">
      <style:text-properties fo:language="es" fo:country="CO" officeooo:rsid="00f49e7b" officeooo:paragraph-rsid="00f49e7b"/>
    </style:style>
    <style:style style:name="P35" style:family="paragraph" style:parent-style-name="Text_20_body">
      <style:text-properties fo:language="es" fo:country="CO" officeooo:rsid="00a5e7ac" officeooo:paragraph-rsid="00f74edd"/>
    </style:style>
    <style:style style:name="P36" style:family="paragraph" style:parent-style-name="Text_20_body">
      <style:text-properties fo:language="es" fo:country="CO" officeooo:rsid="01000761" officeooo:paragraph-rsid="01a31220"/>
    </style:style>
    <style:style style:name="P37" style:family="paragraph" style:parent-style-name="Text_20_body">
      <style:text-properties fo:language="es" fo:country="CO" officeooo:rsid="010578ab" officeooo:paragraph-rsid="03c85faf"/>
    </style:style>
    <style:style style:name="P38" style:family="paragraph" style:parent-style-name="Text_20_body">
      <style:text-properties fo:language="es" fo:country="CO" officeooo:rsid="03ccb078" officeooo:paragraph-rsid="03ccb078"/>
    </style:style>
    <style:style style:name="P39" style:family="paragraph" style:parent-style-name="Text_20_body">
      <style:text-properties fo:language="es" fo:country="CO" officeooo:rsid="03ce9a03" officeooo:paragraph-rsid="03ce9a03"/>
    </style:style>
    <style:style style:name="P40" style:family="paragraph" style:parent-style-name="Text_20_body">
      <style:text-properties fo:language="es" fo:country="CO" officeooo:rsid="03fa6fe8" officeooo:paragraph-rsid="03cf56f8"/>
    </style:style>
    <style:style style:name="P41" style:family="paragraph" style:parent-style-name="Text_20_body">
      <style:text-properties fo:language="es" fo:country="CO" officeooo:rsid="010a297d" officeooo:paragraph-rsid="011ca2c1"/>
    </style:style>
    <style:style style:name="P42" style:family="paragraph" style:parent-style-name="Text_20_body">
      <style:text-properties fo:language="es" fo:country="CO" officeooo:rsid="0114d5e3" officeooo:paragraph-rsid="012bdf35"/>
    </style:style>
    <style:style style:name="P43" style:family="paragraph" style:parent-style-name="Text_20_body">
      <style:text-properties fo:language="es" fo:country="CO" officeooo:rsid="012f9fb3" officeooo:paragraph-rsid="012f9fb3"/>
    </style:style>
    <style:style style:name="P44" style:family="paragraph" style:parent-style-name="Text_20_body">
      <style:text-properties fo:language="es" fo:country="CO" officeooo:rsid="013332dc" officeooo:paragraph-rsid="013332dc"/>
    </style:style>
    <style:style style:name="P45" style:family="paragraph" style:parent-style-name="Text_20_body">
      <style:text-properties fo:language="es" fo:country="CO" officeooo:rsid="0120b59c" officeooo:paragraph-rsid="013997e3"/>
    </style:style>
    <style:style style:name="P46" style:family="paragraph" style:parent-style-name="Text_20_body">
      <style:text-properties fo:language="es" fo:country="CO" officeooo:rsid="0123b5ba" officeooo:paragraph-rsid="013a4286"/>
    </style:style>
    <style:style style:name="P47" style:family="paragraph" style:parent-style-name="Text_20_body">
      <style:text-properties fo:language="es" fo:country="CO" officeooo:rsid="012cfb61" officeooo:paragraph-rsid="012cfb61"/>
    </style:style>
    <style:style style:name="P48" style:family="paragraph" style:parent-style-name="Text_20_body">
      <style:text-properties fo:language="es" fo:country="CO" officeooo:rsid="013fbec4" officeooo:paragraph-rsid="013fbec4"/>
    </style:style>
    <style:style style:name="P49" style:family="paragraph" style:parent-style-name="Text_20_body">
      <style:text-properties fo:language="es" fo:country="CO" officeooo:rsid="013fbec4" officeooo:paragraph-rsid="01414cbe"/>
    </style:style>
    <style:style style:name="P50" style:family="paragraph" style:parent-style-name="Text_20_body">
      <style:text-properties fo:language="es" fo:country="CO" officeooo:rsid="013fbec4" officeooo:paragraph-rsid="0142a5e0"/>
    </style:style>
    <style:style style:name="P51" style:family="paragraph" style:parent-style-name="Text_20_body">
      <style:text-properties fo:language="es" fo:country="CO" officeooo:rsid="013fbec4" officeooo:paragraph-rsid="01c1fee3"/>
    </style:style>
    <style:style style:name="P52" style:family="paragraph" style:parent-style-name="Text_20_body">
      <style:text-properties fo:language="es" fo:country="CO" officeooo:rsid="013fbec4" officeooo:paragraph-rsid="01c9ec77"/>
    </style:style>
    <style:style style:name="P53" style:family="paragraph" style:parent-style-name="Text_20_body">
      <style:text-properties fo:language="es" fo:country="CO" officeooo:rsid="017d0b30" officeooo:paragraph-rsid="017d0b30"/>
    </style:style>
    <style:style style:name="P54" style:family="paragraph" style:parent-style-name="Text_20_body">
      <style:text-properties fo:language="es" fo:country="CO" officeooo:rsid="0145970f" officeooo:paragraph-rsid="014d9b7a"/>
    </style:style>
    <style:style style:name="P55" style:family="paragraph" style:parent-style-name="Text_20_body">
      <style:text-properties fo:language="es" fo:country="CO" officeooo:rsid="017bad34" officeooo:paragraph-rsid="017bad34"/>
    </style:style>
    <style:style style:name="P56" style:family="paragraph" style:parent-style-name="Text_20_body">
      <style:text-properties fo:language="es" fo:country="CO" officeooo:rsid="014cbac3" officeooo:paragraph-rsid="014d9b7a"/>
    </style:style>
    <style:style style:name="P57" style:family="paragraph" style:parent-style-name="Text_20_body">
      <style:text-properties fo:language="es" fo:country="CO" officeooo:rsid="0154c6ed" officeooo:paragraph-rsid="01d70448"/>
    </style:style>
    <style:style style:name="P58" style:family="paragraph" style:parent-style-name="Text_20_body">
      <style:text-properties fo:language="es" fo:country="CO" officeooo:rsid="014fcbd1" officeooo:paragraph-rsid="015d1c3e"/>
    </style:style>
    <style:style style:name="P59" style:family="paragraph" style:parent-style-name="Text_20_body">
      <style:text-properties fo:language="es" fo:country="CO" officeooo:rsid="03d4835b" officeooo:paragraph-rsid="03da8ddd"/>
    </style:style>
    <style:style style:name="P60" style:family="paragraph" style:parent-style-name="Text_20_body">
      <style:text-properties fo:language="es" fo:country="CO" officeooo:rsid="016962a7" officeooo:paragraph-rsid="016962a7"/>
    </style:style>
    <style:style style:name="P61" style:family="paragraph" style:parent-style-name="Text_20_body">
      <style:text-properties fo:language="es" fo:country="CO" officeooo:rsid="0161361c" officeooo:paragraph-rsid="0161361c"/>
    </style:style>
    <style:style style:name="P62" style:family="paragraph" style:parent-style-name="Text_20_body">
      <style:text-properties fo:language="es" fo:country="CO" officeooo:rsid="0161361c" officeooo:paragraph-rsid="016dd611"/>
    </style:style>
    <style:style style:name="P63" style:family="paragraph" style:parent-style-name="Text_20_body">
      <style:text-properties fo:language="es" fo:country="CO" officeooo:rsid="0161361c" officeooo:paragraph-rsid="017fa54d"/>
    </style:style>
    <style:style style:name="P64" style:family="paragraph" style:parent-style-name="Text_20_body">
      <style:text-properties fo:language="es" fo:country="CO" officeooo:rsid="01a662fe" officeooo:paragraph-rsid="02197cd0"/>
    </style:style>
    <style:style style:name="P65" style:family="paragraph" style:parent-style-name="Text_20_body">
      <style:text-properties fo:language="es" fo:country="CO" officeooo:rsid="02197cd0" officeooo:paragraph-rsid="02197cd0"/>
    </style:style>
    <style:style style:name="P66" style:family="paragraph" style:parent-style-name="Text_20_body">
      <style:text-properties fo:language="es" fo:country="CO" officeooo:rsid="021c7508" officeooo:paragraph-rsid="021c7508"/>
    </style:style>
    <style:style style:name="P67" style:family="paragraph" style:parent-style-name="Text_20_body">
      <style:text-properties fo:language="es" fo:country="CO" officeooo:rsid="01807387" officeooo:paragraph-rsid="01807387"/>
    </style:style>
    <style:style style:name="P68" style:family="paragraph" style:parent-style-name="Text_20_body">
      <style:text-properties fo:language="es" fo:country="CO" officeooo:rsid="0182804b" officeooo:paragraph-rsid="0182804b"/>
    </style:style>
    <style:style style:name="P69" style:family="paragraph" style:parent-style-name="Text_20_body">
      <style:text-properties fo:language="es" fo:country="CO" officeooo:rsid="016377cf" officeooo:paragraph-rsid="01639181"/>
    </style:style>
    <style:style style:name="P70" style:family="paragraph" style:parent-style-name="Text_20_body">
      <style:text-properties fo:language="es" fo:country="CO" officeooo:rsid="01639181" officeooo:paragraph-rsid="01639181"/>
    </style:style>
    <style:style style:name="P71" style:family="paragraph" style:parent-style-name="Text_20_body">
      <style:text-properties fo:language="es" fo:country="CO" officeooo:rsid="01653ce3" officeooo:paragraph-rsid="0171b47b"/>
    </style:style>
    <style:style style:name="P72" style:family="paragraph" style:parent-style-name="Text_20_body">
      <style:text-properties fo:language="es" fo:country="CO" officeooo:rsid="01653ce3" officeooo:paragraph-rsid="017ac598"/>
    </style:style>
    <style:style style:name="P73" style:family="paragraph" style:parent-style-name="Text_20_body">
      <style:text-properties fo:language="es" fo:country="CO" officeooo:rsid="03e34693" officeooo:paragraph-rsid="03e5fd92"/>
    </style:style>
    <style:style style:name="P74" style:family="paragraph" style:parent-style-name="Text_20_body">
      <style:text-properties fo:language="es" fo:country="CO" officeooo:rsid="01796376" officeooo:paragraph-rsid="018a18ee"/>
    </style:style>
    <style:style style:name="P75" style:family="paragraph" style:parent-style-name="Text_20_body">
      <style:text-properties fo:language="es" fo:country="CO" officeooo:rsid="03e6cac4" officeooo:paragraph-rsid="0171b47b"/>
    </style:style>
    <style:style style:name="P76" style:family="paragraph" style:parent-style-name="Text_20_body">
      <style:text-properties fo:language="es" fo:country="CO" officeooo:rsid="03e883be" officeooo:paragraph-rsid="03e883be"/>
    </style:style>
    <style:style style:name="P77" style:family="paragraph" style:parent-style-name="Text_20_body">
      <style:text-properties fo:language="es" fo:country="CO" officeooo:rsid="01a77b2d" officeooo:paragraph-rsid="01a77b2d"/>
    </style:style>
    <style:style style:name="P78" style:family="paragraph" style:parent-style-name="Text_20_body">
      <style:text-properties fo:language="es" fo:country="CO" officeooo:rsid="01a77b2d" officeooo:paragraph-rsid="01b0112f"/>
    </style:style>
    <style:style style:name="P79" style:family="paragraph" style:parent-style-name="Text_20_body">
      <style:text-properties fo:language="es" fo:country="CO" officeooo:rsid="01a96a20" officeooo:paragraph-rsid="01a96a20"/>
    </style:style>
    <style:style style:name="P80" style:family="paragraph" style:parent-style-name="Text_20_body">
      <style:text-properties fo:language="es" fo:country="CO" officeooo:rsid="01a96a20" officeooo:paragraph-rsid="02654322"/>
    </style:style>
    <style:style style:name="P81" style:family="paragraph" style:parent-style-name="Text_20_body">
      <style:text-properties fo:language="es" fo:country="CO" officeooo:rsid="01a96a20" officeooo:paragraph-rsid="01f82ea0"/>
    </style:style>
    <style:style style:name="P82" style:family="paragraph" style:parent-style-name="Text_20_body">
      <style:text-properties fo:language="es" fo:country="CO" officeooo:rsid="01aeec51" officeooo:paragraph-rsid="01aeec51"/>
    </style:style>
    <style:style style:name="P83" style:family="paragraph" style:parent-style-name="Text_20_body">
      <style:text-properties fo:language="es" fo:country="CO" officeooo:rsid="01b9100b" officeooo:paragraph-rsid="01b9100b"/>
    </style:style>
    <style:style style:name="P84" style:family="paragraph" style:parent-style-name="Text_20_body">
      <style:text-properties fo:language="es" fo:country="CO" officeooo:rsid="01baa223" officeooo:paragraph-rsid="01baa223"/>
    </style:style>
    <style:style style:name="P85" style:family="paragraph" style:parent-style-name="Text_20_body">
      <style:text-properties fo:language="es" fo:country="CO" officeooo:rsid="01bfe8c7" officeooo:paragraph-rsid="01c9ec77"/>
    </style:style>
    <style:style style:name="P86" style:family="paragraph" style:parent-style-name="Text_20_body">
      <style:text-properties fo:language="es" fo:country="CO" officeooo:rsid="01bfe8c7" officeooo:paragraph-rsid="01bfe8c7"/>
    </style:style>
    <style:style style:name="P87" style:family="paragraph" style:parent-style-name="Text_20_body">
      <style:text-properties fo:language="es" fo:country="CO" officeooo:paragraph-rsid="020d67b6"/>
    </style:style>
    <style:style style:name="P88" style:family="paragraph" style:parent-style-name="Text_20_body">
      <style:text-properties fo:language="es" fo:country="CO" officeooo:rsid="0210484e" officeooo:paragraph-rsid="0210484e"/>
    </style:style>
    <style:style style:name="P89" style:family="paragraph" style:parent-style-name="Text_20_body">
      <style:text-properties fo:language="es" fo:country="CO" officeooo:rsid="026ade1b" officeooo:paragraph-rsid="026ade1b"/>
    </style:style>
    <style:style style:name="P90" style:family="paragraph" style:parent-style-name="Text_20_body">
      <style:text-properties fo:language="es" fo:country="CO" officeooo:rsid="021b3d59" officeooo:paragraph-rsid="0251dff9"/>
    </style:style>
    <style:style style:name="P91" style:family="paragraph" style:parent-style-name="Text_20_body">
      <style:text-properties fo:language="es" fo:country="CO" officeooo:rsid="021d77cf" officeooo:paragraph-rsid="0251dff9"/>
    </style:style>
    <style:style style:name="P92" style:family="paragraph" style:parent-style-name="Text_20_body">
      <style:text-properties fo:language="es" fo:country="CO" officeooo:rsid="0231b468" officeooo:paragraph-rsid="0251dff9"/>
    </style:style>
    <style:style style:name="P93" style:family="paragraph" style:parent-style-name="Text_20_body">
      <style:text-properties fo:language="es" fo:country="CO" officeooo:rsid="023492b4" officeooo:paragraph-rsid="0251dff9"/>
    </style:style>
    <style:style style:name="P94" style:family="paragraph" style:parent-style-name="Text_20_body">
      <style:text-properties fo:language="es" fo:country="CO" officeooo:rsid="0235f541" officeooo:paragraph-rsid="0251dff9"/>
    </style:style>
    <style:style style:name="P95" style:family="paragraph" style:parent-style-name="Text_20_body">
      <style:text-properties fo:language="es" fo:country="CO" officeooo:rsid="023f4c45" officeooo:paragraph-rsid="0251dff9"/>
    </style:style>
    <style:style style:name="P96" style:family="paragraph" style:parent-style-name="Text_20_body">
      <style:text-properties fo:language="es" fo:country="CO" officeooo:rsid="02407cbd" officeooo:paragraph-rsid="0251dff9"/>
    </style:style>
    <style:style style:name="P97" style:family="paragraph" style:parent-style-name="Text_20_body">
      <style:text-properties fo:language="es" fo:country="CO" officeooo:rsid="02436015" officeooo:paragraph-rsid="0251dff9"/>
    </style:style>
    <style:style style:name="P98" style:family="paragraph" style:parent-style-name="Text_20_body">
      <style:text-properties fo:language="es" fo:country="CO" officeooo:rsid="02495ed3" officeooo:paragraph-rsid="0251dff9"/>
    </style:style>
    <style:style style:name="P99" style:family="paragraph" style:parent-style-name="Text_20_body">
      <style:text-properties fo:language="es" fo:country="CO" officeooo:rsid="024963c2" officeooo:paragraph-rsid="0251dff9"/>
    </style:style>
    <style:style style:name="P100" style:family="paragraph" style:parent-style-name="Text_20_body">
      <style:text-properties fo:language="es" fo:country="CO" officeooo:rsid="024b3330" officeooo:paragraph-rsid="0251dff9"/>
    </style:style>
    <style:style style:name="P101" style:family="paragraph" style:parent-style-name="Text_20_body">
      <style:text-properties fo:language="es" fo:country="CO" officeooo:rsid="025c8888" officeooo:paragraph-rsid="025c8888"/>
    </style:style>
    <style:style style:name="P102" style:family="paragraph" style:parent-style-name="Text_20_body">
      <style:text-properties fo:language="es" fo:country="CO" officeooo:rsid="025c8888" officeooo:paragraph-rsid="04cd7424"/>
    </style:style>
    <style:style style:name="P103" style:family="paragraph" style:parent-style-name="Text_20_body">
      <style:text-properties fo:language="es" fo:country="CO" officeooo:rsid="02aa88e2" officeooo:paragraph-rsid="02b95869"/>
    </style:style>
    <style:style style:name="P104" style:family="paragraph" style:parent-style-name="Text_20_body">
      <style:text-properties fo:language="es" fo:country="CO" officeooo:paragraph-rsid="02b95869"/>
    </style:style>
    <style:style style:name="P105" style:family="paragraph" style:parent-style-name="Text_20_body">
      <style:text-properties fo:language="es" fo:country="CO" officeooo:rsid="02b4fe04" officeooo:paragraph-rsid="02b95869"/>
    </style:style>
    <style:style style:name="P106" style:family="paragraph" style:parent-style-name="Text_20_body">
      <style:text-properties fo:language="es" fo:country="CO" officeooo:rsid="028041ac" officeooo:paragraph-rsid="02b95869"/>
    </style:style>
    <style:style style:name="P107" style:family="paragraph" style:parent-style-name="Text_20_body">
      <style:text-properties fo:language="es" fo:country="CO" officeooo:rsid="028208a9" officeooo:paragraph-rsid="02b95869"/>
    </style:style>
    <style:style style:name="P108" style:family="paragraph" style:parent-style-name="Text_20_body">
      <style:text-properties fo:language="es" fo:country="CO" officeooo:rsid="02823c00" officeooo:paragraph-rsid="02b95869"/>
    </style:style>
    <style:style style:name="P109" style:family="paragraph" style:parent-style-name="Text_20_body">
      <style:text-properties fo:language="es" fo:country="CO" officeooo:rsid="0286b2c3" officeooo:paragraph-rsid="02b95869"/>
    </style:style>
    <style:style style:name="P110" style:family="paragraph" style:parent-style-name="Text_20_body">
      <style:text-properties fo:language="es" fo:country="CO" officeooo:rsid="02881920" officeooo:paragraph-rsid="02b95869"/>
    </style:style>
    <style:style style:name="P111" style:family="paragraph" style:parent-style-name="Text_20_body">
      <style:text-properties fo:language="es" fo:country="CO" officeooo:rsid="02887173" officeooo:paragraph-rsid="02b95869"/>
    </style:style>
    <style:style style:name="P112" style:family="paragraph" style:parent-style-name="Text_20_body">
      <style:text-properties fo:language="es" fo:country="CO" officeooo:rsid="0294fd86" officeooo:paragraph-rsid="04522b60"/>
    </style:style>
    <style:style style:name="P113" style:family="paragraph" style:parent-style-name="Text_20_body">
      <style:text-properties fo:language="es" fo:country="CO" officeooo:rsid="028e86e0" officeooo:paragraph-rsid="04522b60"/>
    </style:style>
    <style:style style:name="P114" style:family="paragraph" style:parent-style-name="Text_20_body">
      <style:text-properties fo:language="es" fo:country="CO" officeooo:rsid="028b146c" officeooo:paragraph-rsid="045422a4"/>
    </style:style>
    <style:style style:name="P115" style:family="paragraph" style:parent-style-name="Text_20_body">
      <style:text-properties fo:language="es" fo:country="CO" officeooo:rsid="028b146c" officeooo:paragraph-rsid="02b95869"/>
    </style:style>
    <style:style style:name="P116" style:family="paragraph" style:parent-style-name="Text_20_body">
      <style:text-properties fo:language="es" fo:country="CO" officeooo:rsid="04522b60" officeooo:paragraph-rsid="04522b60"/>
    </style:style>
    <style:style style:name="P117" style:family="paragraph" style:parent-style-name="Text_20_body">
      <style:text-properties fo:language="es" fo:country="CO" officeooo:rsid="0455348e" officeooo:paragraph-rsid="0455348e"/>
    </style:style>
    <style:style style:name="P118" style:family="paragraph" style:parent-style-name="Text_20_body">
      <style:text-properties fo:language="es" fo:country="CO" officeooo:rsid="045722db" officeooo:paragraph-rsid="045722db"/>
    </style:style>
    <style:style style:name="P119" style:family="paragraph" style:parent-style-name="Text_20_body">
      <style:text-properties fo:language="es" fo:country="CO" officeooo:rsid="045cef78" officeooo:paragraph-rsid="045cef78"/>
    </style:style>
    <style:style style:name="P120" style:family="paragraph" style:parent-style-name="Text_20_body">
      <style:text-properties fo:language="es" fo:country="CO" officeooo:rsid="01dcc891" officeooo:paragraph-rsid="026dcf6f"/>
    </style:style>
    <style:style style:name="P121" style:family="paragraph" style:parent-style-name="Text_20_body">
      <style:text-properties fo:language="es" fo:country="CO" officeooo:rsid="01deb207" officeooo:paragraph-rsid="026dcf6f"/>
    </style:style>
    <style:style style:name="P122" style:family="paragraph" style:parent-style-name="Text_20_body">
      <style:text-properties fo:language="es" fo:country="CO" officeooo:rsid="01e15068" officeooo:paragraph-rsid="026dcf6f"/>
    </style:style>
    <style:style style:name="P123" style:family="paragraph" style:parent-style-name="Text_20_body">
      <style:text-properties fo:language="es" fo:country="CO" officeooo:rsid="01e1f83e" officeooo:paragraph-rsid="026dcf6f"/>
    </style:style>
    <style:style style:name="P124" style:family="paragraph" style:parent-style-name="Text_20_body">
      <style:text-properties fo:language="es" fo:country="CO" officeooo:rsid="024ddbdb" officeooo:paragraph-rsid="026dcf6f"/>
    </style:style>
    <style:style style:name="P125" style:family="paragraph" style:parent-style-name="Text_20_body">
      <style:text-properties fo:language="es" fo:country="CO" officeooo:rsid="01e5f1a0" officeooo:paragraph-rsid="026dcf6f"/>
    </style:style>
    <style:style style:name="P126" style:family="paragraph" style:parent-style-name="Text_20_body">
      <style:text-properties fo:language="es" fo:country="CO" officeooo:rsid="01e76af2" officeooo:paragraph-rsid="026dcf6f"/>
    </style:style>
    <style:style style:name="P127" style:family="paragraph" style:parent-style-name="Text_20_body">
      <style:text-properties fo:language="es" fo:country="CO" officeooo:rsid="0271750f" officeooo:paragraph-rsid="0274e6ae"/>
    </style:style>
    <style:style style:name="P128" style:family="paragraph" style:parent-style-name="Text_20_body">
      <style:text-properties fo:language="es" fo:country="CO" officeooo:rsid="02735383" officeooo:paragraph-rsid="027a950a"/>
    </style:style>
    <style:style style:name="P129" style:family="paragraph" style:parent-style-name="Text_20_body">
      <style:text-properties fo:language="es" fo:country="CO" officeooo:rsid="02c2f943" officeooo:paragraph-rsid="02c2f943"/>
    </style:style>
    <style:style style:name="P130" style:family="paragraph" style:parent-style-name="Text_20_body">
      <style:text-properties fo:language="es" fo:country="CO" officeooo:rsid="02c34328" officeooo:paragraph-rsid="02c34328"/>
    </style:style>
    <style:style style:name="P131" style:family="paragraph" style:parent-style-name="Text_20_body">
      <style:text-properties fo:language="es" fo:country="CO" officeooo:rsid="02c36c18" officeooo:paragraph-rsid="02c36c18"/>
    </style:style>
    <style:style style:name="P132" style:family="paragraph" style:parent-style-name="Text_20_body">
      <style:text-properties fo:language="es" fo:country="CO" officeooo:rsid="02c36c18" officeooo:paragraph-rsid="02c43678"/>
    </style:style>
    <style:style style:name="P133" style:family="paragraph" style:parent-style-name="Text_20_body">
      <style:text-properties fo:language="es" fo:country="CO" officeooo:rsid="02c36c18" officeooo:paragraph-rsid="02c565b2"/>
    </style:style>
    <style:style style:name="P134" style:family="paragraph" style:parent-style-name="Text_20_body">
      <style:text-properties fo:language="es" fo:country="CO" officeooo:rsid="02c58765" officeooo:paragraph-rsid="02c58765"/>
    </style:style>
    <style:style style:name="P135" style:family="paragraph" style:parent-style-name="Text_20_body">
      <style:text-properties fo:language="es" fo:country="CO" officeooo:rsid="02c7927c" officeooo:paragraph-rsid="02c7927c"/>
    </style:style>
    <style:style style:name="P136" style:family="paragraph" style:parent-style-name="Text_20_body">
      <style:text-properties fo:language="es" fo:country="CO" officeooo:rsid="02c8e01f" officeooo:paragraph-rsid="02c8e01f"/>
    </style:style>
    <style:style style:name="P137" style:family="paragraph" style:parent-style-name="Text_20_body">
      <style:text-properties fo:language="es" fo:country="CO" officeooo:rsid="02cbc61e" officeooo:paragraph-rsid="02cbc61e"/>
    </style:style>
    <style:style style:name="P138" style:family="paragraph" style:parent-style-name="Text_20_body">
      <style:text-properties fo:language="es" fo:country="CO" officeooo:rsid="02cbd061" officeooo:paragraph-rsid="02cc7059"/>
    </style:style>
    <style:style style:name="P139" style:family="paragraph" style:parent-style-name="Text_20_body">
      <style:text-properties fo:language="es" fo:country="CO" officeooo:rsid="02cc7059" officeooo:paragraph-rsid="02cc7059"/>
    </style:style>
    <style:style style:name="P140" style:family="paragraph" style:parent-style-name="Text_20_body">
      <style:text-properties fo:language="es" fo:country="CO" officeooo:rsid="02d4fb39" officeooo:paragraph-rsid="02d4fb39"/>
    </style:style>
    <style:style style:name="P141" style:family="paragraph" style:parent-style-name="Text_20_body">
      <style:text-properties fo:language="es" fo:country="CO" officeooo:rsid="02d5e946" officeooo:paragraph-rsid="02d5e946"/>
    </style:style>
    <style:style style:name="P142" style:family="paragraph" style:parent-style-name="Text_20_body">
      <style:text-properties fo:language="es" fo:country="CO" officeooo:rsid="02d73229" officeooo:paragraph-rsid="02d73229"/>
    </style:style>
    <style:style style:name="P143" style:family="paragraph" style:parent-style-name="Text_20_body">
      <style:text-properties fo:language="es" fo:country="CO" officeooo:rsid="02d9fd6d" officeooo:paragraph-rsid="02ecd45b"/>
    </style:style>
    <style:style style:name="P144" style:family="paragraph" style:parent-style-name="Text_20_body">
      <style:text-properties fo:language="es" fo:country="CO" officeooo:rsid="02df7a71" officeooo:paragraph-rsid="02df7a71"/>
    </style:style>
    <style:style style:name="P145" style:family="paragraph" style:parent-style-name="Text_20_body">
      <style:text-properties fo:language="es" fo:country="CO" officeooo:rsid="02e22cbe" officeooo:paragraph-rsid="02e22cbe"/>
    </style:style>
    <style:style style:name="P146" style:family="paragraph" style:parent-style-name="Text_20_body">
      <style:text-properties fo:language="es" fo:country="CO" officeooo:rsid="02e22cbe" officeooo:paragraph-rsid="02e5ea5a"/>
    </style:style>
    <style:style style:name="P147" style:family="paragraph" style:parent-style-name="Text_20_body">
      <style:text-properties fo:language="es" fo:country="CO" officeooo:rsid="02e2bb9c" officeooo:paragraph-rsid="02e5ea5a"/>
    </style:style>
    <style:style style:name="P148" style:family="paragraph" style:parent-style-name="Text_20_body">
      <style:text-properties fo:language="es" fo:country="CO" officeooo:rsid="02e5ea5a" officeooo:paragraph-rsid="02e5ea5a"/>
    </style:style>
    <style:style style:name="P149" style:family="paragraph" style:parent-style-name="Text_20_body">
      <style:text-properties fo:language="es" fo:country="CO" officeooo:rsid="02e7bbb2" officeooo:paragraph-rsid="02e7bbb2"/>
    </style:style>
    <style:style style:name="P150" style:family="paragraph" style:parent-style-name="Text_20_body">
      <style:text-properties fo:language="es" fo:country="CO" officeooo:rsid="02f7553d" officeooo:paragraph-rsid="02f7553d"/>
    </style:style>
    <style:style style:name="P151" style:family="paragraph" style:parent-style-name="Text_20_body">
      <style:text-properties fo:language="es" fo:country="CO" officeooo:rsid="02f7553d" officeooo:paragraph-rsid="03065852"/>
    </style:style>
    <style:style style:name="P152" style:family="paragraph" style:parent-style-name="Text_20_body">
      <style:text-properties fo:language="es" fo:country="CO" officeooo:rsid="02f7553d" officeooo:paragraph-rsid="0460add5"/>
    </style:style>
    <style:style style:name="P153" style:family="paragraph" style:parent-style-name="Text_20_body">
      <style:text-properties fo:language="es" fo:country="CO" officeooo:rsid="02f7553d" officeooo:paragraph-rsid="0463a9d7"/>
    </style:style>
    <style:style style:name="P154" style:family="paragraph" style:parent-style-name="Text_20_body">
      <style:text-properties fo:language="es" fo:country="CO" officeooo:rsid="02f7553d" officeooo:paragraph-rsid="050b8176"/>
    </style:style>
    <style:style style:name="P155" style:family="paragraph" style:parent-style-name="Text_20_body">
      <style:text-properties fo:language="es" fo:country="CO" officeooo:rsid="02f7553d" officeooo:paragraph-rsid="05498773"/>
    </style:style>
    <style:style style:name="P156" style:family="paragraph" style:parent-style-name="Text_20_body">
      <style:text-properties fo:language="es" fo:country="CO" officeooo:rsid="02f7553d" officeooo:paragraph-rsid="0561bfae"/>
    </style:style>
    <style:style style:name="P157" style:family="paragraph" style:parent-style-name="Text_20_body">
      <style:text-properties fo:language="es" fo:country="CO" officeooo:rsid="02f7553d" officeooo:paragraph-rsid="05a65b54"/>
    </style:style>
    <style:style style:name="P158" style:family="paragraph" style:parent-style-name="Text_20_body">
      <style:text-properties fo:language="es" fo:country="CO" officeooo:rsid="046094a1" officeooo:paragraph-rsid="0460add5"/>
    </style:style>
    <style:style style:name="P159" style:family="paragraph" style:parent-style-name="Text_20_body">
      <style:text-properties fo:language="es" fo:country="CO" officeooo:rsid="046094a1" officeooo:paragraph-rsid="050b8176"/>
    </style:style>
    <style:style style:name="P160" style:family="paragraph" style:parent-style-name="Text_20_body">
      <style:text-properties fo:language="es" fo:country="CO" officeooo:rsid="046094a1" officeooo:paragraph-rsid="05a65b54"/>
    </style:style>
    <style:style style:name="P161" style:family="paragraph" style:parent-style-name="Text_20_body">
      <style:text-properties fo:language="es" fo:country="CO" officeooo:rsid="0460add5" officeooo:paragraph-rsid="0460add5"/>
    </style:style>
    <style:style style:name="P162" style:family="paragraph" style:parent-style-name="Text_20_body">
      <style:text-properties fo:language="es" fo:country="CO" officeooo:rsid="0463a9d7" officeooo:paragraph-rsid="0463a9d7"/>
    </style:style>
    <style:style style:name="P163" style:family="paragraph" style:parent-style-name="Text_20_body">
      <style:text-properties fo:language="es" fo:country="CO" officeooo:rsid="02fe250d" officeooo:paragraph-rsid="0304e70e"/>
    </style:style>
    <style:style style:name="P164" style:family="paragraph" style:parent-style-name="Text_20_body">
      <style:text-properties fo:language="es" fo:country="CO" officeooo:rsid="0304e70e" officeooo:paragraph-rsid="031fc113"/>
    </style:style>
    <style:style style:name="P165" style:family="paragraph" style:parent-style-name="Text_20_body">
      <style:text-properties fo:language="es" fo:country="CO" officeooo:rsid="0304e70e" officeooo:paragraph-rsid="0304e70e"/>
    </style:style>
    <style:style style:name="P166" style:family="paragraph" style:parent-style-name="Text_20_body">
      <style:text-properties fo:language="es" fo:country="CO" officeooo:rsid="030447b6" officeooo:paragraph-rsid="030447b6"/>
    </style:style>
    <style:style style:name="P167" style:family="paragraph" style:parent-style-name="Text_20_body">
      <style:text-properties fo:language="es" fo:country="CO" officeooo:rsid="0254bbe6" officeooo:paragraph-rsid="02ff3f0c"/>
    </style:style>
    <style:style style:name="P168" style:family="paragraph" style:parent-style-name="Text_20_body">
      <style:text-properties fo:language="es" fo:country="CO" officeooo:rsid="0254bbe6" officeooo:paragraph-rsid="030016e6"/>
    </style:style>
    <style:style style:name="P169" style:family="paragraph" style:parent-style-name="Text_20_body">
      <style:text-properties fo:language="es" fo:country="CO" officeooo:rsid="0254bbe6" officeooo:paragraph-rsid="03170e73"/>
    </style:style>
    <style:style style:name="P170" style:family="paragraph" style:parent-style-name="Text_20_body">
      <style:text-properties fo:language="es" fo:country="CO" officeooo:rsid="02ff3f0c" officeooo:paragraph-rsid="02ff3f0c"/>
    </style:style>
    <style:style style:name="P171" style:family="paragraph" style:parent-style-name="Text_20_body">
      <style:text-properties fo:language="es" fo:country="CO" officeooo:rsid="030016e6" officeooo:paragraph-rsid="030016e6"/>
    </style:style>
    <style:style style:name="P172" style:family="paragraph" style:parent-style-name="Text_20_body">
      <style:text-properties fo:language="es" fo:country="CO" officeooo:rsid="030180e0" officeooo:paragraph-rsid="030180e0"/>
    </style:style>
    <style:style style:name="P173" style:family="paragraph" style:parent-style-name="Text_20_body">
      <style:text-properties fo:language="es" fo:country="CO" officeooo:rsid="0336fe4d" officeooo:paragraph-rsid="0336fe4d"/>
    </style:style>
    <style:style style:name="P174" style:family="paragraph" style:parent-style-name="Text_20_body">
      <style:text-properties fo:language="es" fo:country="CO" officeooo:rsid="033c9e1c" officeooo:paragraph-rsid="033c9e1c"/>
    </style:style>
    <style:style style:name="P175" style:family="paragraph" style:parent-style-name="Text_20_body">
      <style:text-properties fo:language="es" fo:country="CO" officeooo:rsid="033e6771" officeooo:paragraph-rsid="036a76bd"/>
    </style:style>
    <style:style style:name="P176" style:family="paragraph" style:parent-style-name="Text_20_body">
      <style:text-properties fo:language="es" fo:country="CO" officeooo:rsid="033e6771" officeooo:paragraph-rsid="033e6771"/>
    </style:style>
    <style:style style:name="P177" style:family="paragraph" style:parent-style-name="Text_20_body">
      <style:text-properties fo:language="es" fo:country="CO" officeooo:rsid="0357b6aa" officeooo:paragraph-rsid="0357b6aa"/>
    </style:style>
    <style:style style:name="P178" style:family="paragraph" style:parent-style-name="Text_20_body">
      <style:text-properties fo:language="es" fo:country="CO" officeooo:rsid="0256015a" officeooo:paragraph-rsid="0317241e"/>
    </style:style>
    <style:style style:name="P179" style:family="paragraph" style:parent-style-name="Text_20_body">
      <style:text-properties fo:language="es" fo:country="CO" officeooo:rsid="0256015a" officeooo:paragraph-rsid="031b16e7"/>
    </style:style>
    <style:style style:name="P180" style:family="paragraph" style:parent-style-name="Text_20_body">
      <style:text-properties fo:language="es" fo:country="CO" officeooo:rsid="0256015a" officeooo:paragraph-rsid="031c52ad"/>
    </style:style>
    <style:style style:name="P181" style:family="paragraph" style:parent-style-name="Text_20_body">
      <style:text-properties fo:language="es" fo:country="CO" officeooo:rsid="0317b03c" officeooo:paragraph-rsid="0317b03c"/>
    </style:style>
    <style:style style:name="P182" style:family="paragraph" style:parent-style-name="Text_20_body">
      <style:text-properties fo:language="es" fo:country="CO" officeooo:rsid="032aaf6e" officeooo:paragraph-rsid="032aaf6e"/>
    </style:style>
    <style:style style:name="P183" style:family="paragraph" style:parent-style-name="Text_20_body">
      <style:text-properties fo:language="es" fo:country="CO" officeooo:rsid="032c4f6f" officeooo:paragraph-rsid="032c4f6f"/>
    </style:style>
    <style:style style:name="P184" style:family="paragraph" style:parent-style-name="Text_20_body">
      <style:text-properties fo:language="es" fo:country="CO" officeooo:rsid="0259833c" officeooo:paragraph-rsid="031ca244"/>
    </style:style>
    <style:style style:name="P185" style:family="paragraph" style:parent-style-name="Text_20_body">
      <style:text-properties fo:language="es" fo:country="CO" officeooo:rsid="032d5bc8" officeooo:paragraph-rsid="032d5bc8"/>
    </style:style>
    <style:style style:name="P186" style:family="paragraph" style:parent-style-name="Text_20_body">
      <style:text-properties fo:language="es" fo:country="CO" officeooo:rsid="032fb55d" officeooo:paragraph-rsid="032fb55d"/>
    </style:style>
    <style:style style:name="P187" style:family="paragraph" style:parent-style-name="Text_20_body">
      <style:text-properties fo:language="es" fo:country="CO" officeooo:rsid="0337b3e1" officeooo:paragraph-rsid="036e82ba"/>
    </style:style>
    <style:style style:name="P188" style:family="paragraph" style:parent-style-name="Text_20_body">
      <style:text-properties fo:language="es" fo:country="CO" officeooo:rsid="036ff6cf" officeooo:paragraph-rsid="036ff6cf"/>
    </style:style>
    <style:style style:name="P189" style:family="paragraph" style:parent-style-name="Text_20_body">
      <style:text-properties fo:language="es" fo:country="CO" officeooo:rsid="037253e1" officeooo:paragraph-rsid="037253e1"/>
    </style:style>
    <style:style style:name="P190" style:family="paragraph" style:parent-style-name="Text_20_body">
      <style:text-properties fo:language="es" fo:country="CO" officeooo:rsid="037385b5" officeooo:paragraph-rsid="03762854"/>
    </style:style>
    <style:style style:name="P191" style:family="paragraph" style:parent-style-name="Text_20_body">
      <style:text-properties fo:language="es" fo:country="CO" officeooo:rsid="033ae18f" officeooo:paragraph-rsid="036e82ba"/>
    </style:style>
    <style:style style:name="P192" style:family="paragraph" style:parent-style-name="Text_20_body">
      <style:text-properties fo:language="es" fo:country="CO" officeooo:rsid="025d82d6" officeooo:paragraph-rsid="031ca244"/>
    </style:style>
    <style:style style:name="P193" style:family="paragraph" style:parent-style-name="Text_20_body">
      <style:text-properties fo:language="es" fo:country="CO" officeooo:rsid="037943c5" officeooo:paragraph-rsid="037943c5"/>
    </style:style>
    <style:style style:name="P194" style:family="paragraph" style:parent-style-name="Text_20_body">
      <style:text-properties fo:language="es" fo:country="CO" officeooo:rsid="037d8119" officeooo:paragraph-rsid="037d8119"/>
    </style:style>
    <style:style style:name="P195" style:family="paragraph" style:parent-style-name="Text_20_body">
      <style:text-properties fo:language="es" fo:country="CO" officeooo:rsid="0388f378" officeooo:paragraph-rsid="0388f378"/>
    </style:style>
    <style:style style:name="P196" style:family="paragraph" style:parent-style-name="Text_20_body">
      <style:text-properties fo:language="es" fo:country="CO" officeooo:rsid="0388f378" officeooo:paragraph-rsid="038a82e4"/>
    </style:style>
    <style:style style:name="P197" style:family="paragraph" style:parent-style-name="Text_20_body">
      <style:text-properties fo:language="es" fo:country="CO" officeooo:rsid="0388f378" officeooo:paragraph-rsid="038de66b"/>
    </style:style>
    <style:style style:name="P198" style:family="paragraph" style:parent-style-name="Text_20_body">
      <style:text-properties fo:language="es" fo:country="CO" officeooo:rsid="037e50d7" officeooo:paragraph-rsid="03975d19"/>
    </style:style>
    <style:style style:name="P199" style:family="paragraph" style:parent-style-name="Text_20_body">
      <style:text-properties fo:language="es" fo:country="CO" officeooo:rsid="037e50d7" officeooo:paragraph-rsid="037e50d7"/>
    </style:style>
    <style:style style:name="P200" style:family="paragraph" style:parent-style-name="Text_20_body">
      <style:text-properties fo:language="es" fo:country="CO" officeooo:rsid="037ed679" officeooo:paragraph-rsid="037ed679"/>
    </style:style>
    <style:style style:name="P201" style:family="paragraph" style:parent-style-name="Text_20_body">
      <style:text-properties fo:language="es" fo:country="CO" officeooo:rsid="0419b97b" officeooo:paragraph-rsid="048fd30e"/>
    </style:style>
    <style:style style:name="P202" style:family="paragraph" style:parent-style-name="Text_20_body">
      <style:text-properties fo:language="es" fo:country="CO" officeooo:rsid="04698f91" officeooo:paragraph-rsid="04698f91"/>
    </style:style>
    <style:style style:name="P203" style:family="paragraph" style:parent-style-name="Text_20_body">
      <style:text-properties fo:language="es" fo:country="CO" officeooo:rsid="049776a0" officeooo:paragraph-rsid="0497cba9"/>
    </style:style>
    <style:style style:name="P204" style:family="paragraph" style:parent-style-name="Text_20_body">
      <style:text-properties fo:language="es" fo:country="CO" officeooo:rsid="04989c3c" officeooo:paragraph-rsid="04989c3c"/>
    </style:style>
    <style:style style:name="P205" style:family="paragraph" style:parent-style-name="Text_20_body">
      <style:text-properties fo:language="es" fo:country="CO" officeooo:rsid="049f4a57" officeooo:paragraph-rsid="049f4a57"/>
    </style:style>
    <style:style style:name="P206" style:family="paragraph" style:parent-style-name="Text_20_body">
      <style:text-properties fo:language="es" fo:country="CO" officeooo:paragraph-rsid="046c3bd8"/>
    </style:style>
    <style:style style:name="P207" style:family="paragraph" style:parent-style-name="Text_20_body">
      <style:text-properties fo:language="es" fo:country="CO" officeooo:rsid="046b79ed" officeooo:paragraph-rsid="046e7b97"/>
    </style:style>
    <style:style style:name="P208" style:family="paragraph" style:parent-style-name="Text_20_body">
      <style:text-properties fo:language="es" fo:country="CO" officeooo:paragraph-rsid="047d9194"/>
    </style:style>
    <style:style style:name="P209" style:family="paragraph" style:parent-style-name="Text_20_body">
      <style:text-properties fo:language="es" fo:country="CO" officeooo:paragraph-rsid="046e7b97"/>
    </style:style>
    <style:style style:name="P210" style:family="paragraph" style:parent-style-name="Text_20_body">
      <style:text-properties fo:language="es" fo:country="CO" officeooo:paragraph-rsid="03998d50"/>
    </style:style>
    <style:style style:name="P211" style:family="paragraph" style:parent-style-name="Text_20_body">
      <style:text-properties fo:language="es" fo:country="CO" officeooo:paragraph-rsid="047f2ff1"/>
    </style:style>
    <style:style style:name="P212" style:family="paragraph" style:parent-style-name="Text_20_body">
      <style:text-properties fo:language="es" fo:country="CO" officeooo:paragraph-rsid="046f7369"/>
    </style:style>
    <style:style style:name="P213" style:family="paragraph" style:parent-style-name="Text_20_body">
      <style:text-properties fo:language="es" fo:country="CO" officeooo:paragraph-rsid="04857be8"/>
    </style:style>
    <style:style style:name="P214" style:family="paragraph" style:parent-style-name="Text_20_body">
      <style:text-properties fo:language="es" fo:country="CO" officeooo:rsid="047786c8" officeooo:paragraph-rsid="047786c8"/>
    </style:style>
    <style:style style:name="P215" style:family="paragraph" style:parent-style-name="Text_20_body">
      <style:text-properties fo:language="es" fo:country="CO" officeooo:rsid="04a965fa" officeooo:paragraph-rsid="04a965fa"/>
    </style:style>
    <style:style style:name="P216" style:family="paragraph" style:parent-style-name="Text_20_body">
      <style:text-properties fo:language="es" fo:country="CO" officeooo:rsid="04b657c1" officeooo:paragraph-rsid="04c64927"/>
    </style:style>
    <style:style style:name="P217" style:family="paragraph" style:parent-style-name="Text_20_body">
      <style:text-properties fo:language="es" fo:country="CO" officeooo:rsid="04b657c1" officeooo:paragraph-rsid="055cafd1"/>
    </style:style>
    <style:style style:name="P218" style:family="paragraph" style:parent-style-name="Text_20_body">
      <style:text-properties fo:language="es" fo:country="CO" officeooo:rsid="04b657c1" officeooo:paragraph-rsid="0527783a"/>
    </style:style>
    <style:style style:name="P219" style:family="paragraph" style:parent-style-name="Text_20_body">
      <style:text-properties fo:language="es" fo:country="CO" officeooo:rsid="04b657c1" officeooo:paragraph-rsid="055d2be8"/>
    </style:style>
    <style:style style:name="P220" style:family="paragraph" style:parent-style-name="Text_20_body">
      <style:text-properties fo:language="es" fo:country="CO" officeooo:rsid="04b657c1" officeooo:paragraph-rsid="05ded9b0"/>
    </style:style>
    <style:style style:name="P221" style:family="paragraph" style:parent-style-name="Text_20_body">
      <style:text-properties fo:language="es" fo:country="CO" officeooo:rsid="04cd7424" officeooo:paragraph-rsid="04cd7424"/>
    </style:style>
    <style:style style:name="P222" style:family="paragraph" style:parent-style-name="Text_20_body">
      <style:text-properties fo:language="es" fo:country="CO" officeooo:rsid="04db6a82" officeooo:paragraph-rsid="04e37ca6"/>
    </style:style>
    <style:style style:name="P223" style:family="paragraph" style:parent-style-name="Text_20_body">
      <style:text-properties fo:language="es" fo:country="CO" officeooo:rsid="04c64927" officeooo:paragraph-rsid="04ed9486"/>
    </style:style>
    <style:style style:name="P224" style:family="paragraph" style:parent-style-name="Text_20_body">
      <style:text-properties fo:language="es" fo:country="CO" officeooo:rsid="04c2bd44" officeooo:paragraph-rsid="0527783a"/>
    </style:style>
    <style:style style:name="P225" style:family="paragraph" style:parent-style-name="Text_20_body">
      <style:text-properties fo:language="es" fo:country="CO" officeooo:rsid="050d5c27" officeooo:paragraph-rsid="050d5c27"/>
    </style:style>
    <style:style style:name="P226" style:family="paragraph" style:parent-style-name="Text_20_body">
      <style:text-properties fo:language="es" fo:country="CO" officeooo:rsid="03998d50" officeooo:paragraph-rsid="05312e72"/>
    </style:style>
    <style:style style:name="P227" style:family="paragraph" style:parent-style-name="Text_20_body">
      <style:text-properties fo:language="es" fo:country="CO" officeooo:rsid="05312e72" officeooo:paragraph-rsid="0537e74b"/>
    </style:style>
    <style:style style:name="P228" style:family="paragraph" style:parent-style-name="Text_20_body">
      <style:text-properties fo:language="es" fo:country="CO" officeooo:rsid="05312e72" officeooo:paragraph-rsid="05455a76"/>
    </style:style>
    <style:style style:name="P229" style:family="paragraph" style:parent-style-name="Text_20_body">
      <style:text-properties fo:language="es" fo:country="CO" officeooo:rsid="0305f075" officeooo:paragraph-rsid="0310d98f"/>
    </style:style>
    <style:style style:name="P230" style:family="paragraph" style:parent-style-name="Text_20_body">
      <style:text-properties fo:language="es" fo:country="CO" officeooo:rsid="053fce70" officeooo:paragraph-rsid="0542e953"/>
    </style:style>
    <style:style style:name="P231" style:family="paragraph" style:parent-style-name="Text_20_body">
      <style:text-properties fo:language="es" fo:country="CO" officeooo:rsid="050b8176" officeooo:paragraph-rsid="05455a76"/>
    </style:style>
    <style:style style:name="P232" style:family="paragraph" style:parent-style-name="Text_20_body">
      <style:text-properties fo:language="es" fo:country="CO" officeooo:rsid="052a4d86" officeooo:paragraph-rsid="0556a074"/>
    </style:style>
    <style:style style:name="P233" style:family="paragraph" style:parent-style-name="Text_20_body">
      <style:text-properties fo:language="es" fo:country="CO" officeooo:rsid="02cef25d" officeooo:paragraph-rsid="02d3bbe8"/>
    </style:style>
    <style:style style:name="P234" style:family="paragraph" style:parent-style-name="Text_20_body">
      <style:text-properties fo:language="es" fo:country="CO" officeooo:rsid="02bceb7c" officeooo:paragraph-rsid="0569af48"/>
    </style:style>
    <style:style style:name="P235" style:family="paragraph" style:parent-style-name="Text_20_body">
      <style:text-properties fo:language="es" fo:country="CO" officeooo:rsid="024e8fb3" officeooo:paragraph-rsid="0566573c"/>
    </style:style>
    <style:style style:name="P236" style:family="paragraph" style:parent-style-name="Text_20_body">
      <style:text-properties fo:language="es" fo:country="CO" officeooo:rsid="056b7f9f" officeooo:paragraph-rsid="056b7f9f"/>
    </style:style>
    <style:style style:name="P237" style:family="paragraph" style:parent-style-name="Text_20_body">
      <style:text-properties fo:language="es" fo:country="CO" officeooo:rsid="05a65b54" officeooo:paragraph-rsid="05a65b54"/>
    </style:style>
    <style:style style:name="P238" style:family="paragraph" style:parent-style-name="Text_20_body">
      <style:text-properties fo:language="es" fo:country="CO" officeooo:rsid="056d4f24" officeooo:paragraph-rsid="05717fbb"/>
    </style:style>
    <style:style style:name="P239" style:family="paragraph" style:parent-style-name="Text_20_body">
      <style:text-properties officeooo:paragraph-rsid="04a622b4"/>
    </style:style>
    <style:style style:name="P240" style:family="paragraph" style:parent-style-name="Text_20_body">
      <style:text-properties officeooo:rsid="04aff813" officeooo:paragraph-rsid="04aff813"/>
    </style:style>
    <style:style style:name="P241" style:family="paragraph" style:parent-style-name="Text_20_body">
      <style:text-properties officeooo:rsid="04b00af5" officeooo:paragraph-rsid="04b23caf"/>
    </style:style>
    <style:style style:name="P242" style:family="paragraph" style:parent-style-name="Text_20_body">
      <style:text-properties officeooo:paragraph-rsid="04de7bbf"/>
    </style:style>
    <style:style style:name="P243" style:family="paragraph" style:parent-style-name="Text_20_body">
      <style:text-properties officeooo:rsid="04dfdc4d" officeooo:paragraph-rsid="04dfdc4d"/>
    </style:style>
    <style:style style:name="P244" style:family="paragraph" style:parent-style-name="Text_20_body">
      <style:text-properties officeooo:paragraph-rsid="04dfdc4d"/>
    </style:style>
    <style:style style:name="P245" style:family="paragraph" style:parent-style-name="Text_20_body">
      <style:text-properties officeooo:paragraph-rsid="04e37ca6"/>
    </style:style>
    <style:style style:name="P246" style:family="paragraph" style:parent-style-name="Text_20_body">
      <style:text-properties officeooo:paragraph-rsid="04f1c86e"/>
    </style:style>
    <style:style style:name="P247" style:family="paragraph" style:parent-style-name="Text_20_body">
      <style:text-properties officeooo:paragraph-rsid="04fec3e1"/>
    </style:style>
    <style:style style:name="P248" style:family="paragraph" style:parent-style-name="Text_20_body">
      <style:text-properties officeooo:rsid="0508e602" officeooo:paragraph-rsid="0508e602"/>
    </style:style>
    <style:style style:name="P249" style:family="paragraph" style:parent-style-name="Text_20_body">
      <style:text-properties officeooo:rsid="0509b1bb" officeooo:paragraph-rsid="0509b1bb"/>
    </style:style>
    <style:style style:name="P250" style:family="paragraph" style:parent-style-name="Text_20_body">
      <style:text-properties officeooo:rsid="0509b1bb" officeooo:paragraph-rsid="05498773"/>
    </style:style>
    <style:style style:name="P251" style:family="paragraph" style:parent-style-name="Text_20_body">
      <style:text-properties officeooo:paragraph-rsid="050f3316"/>
    </style:style>
    <style:style style:name="P252" style:family="paragraph" style:parent-style-name="Text_20_body">
      <style:text-properties officeooo:rsid="050f96b6" officeooo:paragraph-rsid="050f96b6"/>
    </style:style>
    <style:style style:name="P253" style:family="paragraph" style:parent-style-name="Text_20_body">
      <style:text-properties officeooo:paragraph-rsid="04f5a035"/>
    </style:style>
    <style:style style:name="P254" style:family="paragraph" style:parent-style-name="Text_20_body">
      <style:text-properties officeooo:rsid="05498773" officeooo:paragraph-rsid="05498773"/>
    </style:style>
    <style:style style:name="P255" style:family="paragraph" style:parent-style-name="Text_20_body">
      <style:text-properties officeooo:paragraph-rsid="050ed4dd"/>
    </style:style>
    <style:style style:name="P256" style:family="paragraph" style:parent-style-name="Text_20_body">
      <style:text-properties officeooo:rsid="0571d292" officeooo:paragraph-rsid="0571d292"/>
    </style:style>
    <style:style style:name="P257" style:family="paragraph" style:parent-style-name="Text_20_body">
      <style:text-properties officeooo:paragraph-rsid="059f476f"/>
    </style:style>
    <style:style style:name="P258" style:family="paragraph" style:parent-style-name="Text_20_body">
      <style:text-properties officeooo:paragraph-rsid="05a0e501"/>
    </style:style>
    <style:style style:name="P259" style:family="paragraph" style:parent-style-name="Text_20_body">
      <style:text-properties officeooo:rsid="05a1b699" officeooo:paragraph-rsid="05a1b699"/>
    </style:style>
    <style:style style:name="P260" style:family="paragraph" style:parent-style-name="Text_20_body">
      <style:text-properties officeooo:rsid="05a3b538" officeooo:paragraph-rsid="05a3b538"/>
    </style:style>
    <style:style style:name="P261" style:family="paragraph" style:parent-style-name="Text_20_body">
      <style:text-properties officeooo:rsid="05a65b54" officeooo:paragraph-rsid="05a65b54"/>
    </style:style>
    <style:style style:name="P262" style:family="paragraph" style:parent-style-name="Text_20_body">
      <style:text-properties officeooo:rsid="05a589c0" officeooo:paragraph-rsid="05a589c0"/>
    </style:style>
    <style:style style:name="P263" style:family="paragraph" style:parent-style-name="Text_20_body">
      <style:text-properties officeooo:rsid="05b12c97" officeooo:paragraph-rsid="05bb0f13"/>
    </style:style>
    <style:style style:name="P264" style:family="paragraph" style:parent-style-name="Text_20_body">
      <style:text-properties officeooo:rsid="05b1a4b1" officeooo:paragraph-rsid="05bb0f13"/>
    </style:style>
    <style:style style:name="P265" style:family="paragraph" style:parent-style-name="Text_20_body">
      <style:text-properties officeooo:rsid="05c85820" officeooo:paragraph-rsid="05c9e1d8"/>
    </style:style>
    <style:style style:name="P266" style:family="paragraph" style:parent-style-name="Text_20_body">
      <style:text-properties officeooo:rsid="05cc853a" officeooo:paragraph-rsid="05cc853a"/>
    </style:style>
    <style:style style:name="P267" style:family="paragraph" style:parent-style-name="Text_20_body">
      <style:text-properties officeooo:rsid="05cc853a" officeooo:paragraph-rsid="05cc8db4"/>
    </style:style>
    <style:style style:name="P268" style:family="paragraph" style:parent-style-name="Text_20_body">
      <style:text-properties officeooo:paragraph-rsid="05ce356c"/>
    </style:style>
    <style:style style:name="P269" style:family="paragraph" style:parent-style-name="Text_20_body">
      <style:text-properties officeooo:rsid="05cfdea3" officeooo:paragraph-rsid="05cfdea3"/>
    </style:style>
    <style:style style:name="P270" style:family="paragraph" style:parent-style-name="Text_20_body">
      <style:text-properties officeooo:rsid="05d32918" officeooo:paragraph-rsid="05d32918"/>
    </style:style>
    <style:style style:name="P271" style:family="paragraph" style:parent-style-name="Text_20_body">
      <style:text-properties officeooo:rsid="05d32918" officeooo:paragraph-rsid="05fdefc1"/>
    </style:style>
    <style:style style:name="P272" style:family="paragraph" style:parent-style-name="Text_20_body">
      <style:text-properties officeooo:paragraph-rsid="05d66a51"/>
    </style:style>
    <style:style style:name="P273" style:family="paragraph" style:parent-style-name="Text_20_body">
      <style:text-properties officeooo:rsid="05d78cdc" officeooo:paragraph-rsid="05d78cdc"/>
    </style:style>
    <style:style style:name="P274" style:family="paragraph" style:parent-style-name="Text_20_body">
      <style:text-properties officeooo:paragraph-rsid="05d9919b"/>
    </style:style>
    <style:style style:name="P275" style:family="paragraph" style:parent-style-name="Text_20_body">
      <style:text-properties officeooo:rsid="05d9919b" officeooo:paragraph-rsid="05d9919b"/>
    </style:style>
    <style:style style:name="P276" style:family="paragraph" style:parent-style-name="Text_20_body">
      <style:text-properties officeooo:rsid="05d9ae00" officeooo:paragraph-rsid="05f09521"/>
    </style:style>
    <style:style style:name="P277" style:family="paragraph" style:parent-style-name="Text_20_body">
      <style:text-properties officeooo:rsid="05d9fe8e" officeooo:paragraph-rsid="05d9fe8e"/>
    </style:style>
    <style:style style:name="P278" style:family="paragraph" style:parent-style-name="Text_20_body">
      <style:text-properties officeooo:paragraph-rsid="05eb1d20"/>
    </style:style>
    <style:style style:name="P279" style:family="paragraph" style:parent-style-name="Text_20_body">
      <style:text-properties officeooo:paragraph-rsid="05ecca6f"/>
    </style:style>
    <style:style style:name="P280" style:family="paragraph" style:parent-style-name="Text_20_body">
      <style:text-properties officeooo:rsid="05ee7655" officeooo:paragraph-rsid="05ee7655"/>
    </style:style>
    <style:style style:name="P281" style:family="paragraph" style:parent-style-name="Text_20_body">
      <style:text-properties officeooo:rsid="05f186fa" officeooo:paragraph-rsid="05f66b83"/>
    </style:style>
    <style:style style:name="P282" style:family="paragraph" style:parent-style-name="Text_20_body">
      <style:text-properties officeooo:paragraph-rsid="05f950e7"/>
    </style:style>
    <style:style style:name="P283" style:family="paragraph" style:parent-style-name="Text_20_body">
      <style:text-properties officeooo:rsid="05f950e7" officeooo:paragraph-rsid="05f950e7"/>
    </style:style>
    <style:style style:name="P284" style:family="paragraph" style:parent-style-name="Text_20_body">
      <style:text-properties officeooo:rsid="05fb1e75" officeooo:paragraph-rsid="05fb1e75"/>
    </style:style>
    <style:style style:name="P285" style:family="paragraph" style:parent-style-name="Text_20_body">
      <style:text-properties officeooo:rsid="05fb1e75" officeooo:paragraph-rsid="06089d7f"/>
    </style:style>
    <style:style style:name="P286" style:family="paragraph" style:parent-style-name="Text_20_body">
      <style:text-properties officeooo:rsid="05fb1e75" officeooo:paragraph-rsid="060d4445"/>
    </style:style>
    <style:style style:name="P287" style:family="paragraph" style:parent-style-name="Text_20_body">
      <style:text-properties officeooo:rsid="05d75cb0" officeooo:paragraph-rsid="05d75cb0"/>
    </style:style>
    <style:style style:name="P288" style:family="paragraph" style:parent-style-name="Text_20_body">
      <style:text-properties officeooo:paragraph-rsid="06161907"/>
    </style:style>
    <style:style style:name="P289" style:family="paragraph" style:parent-style-name="Text_20_body">
      <style:text-properties officeooo:paragraph-rsid="0617c46f"/>
    </style:style>
    <style:style style:name="P290" style:family="paragraph" style:parent-style-name="Footnote">
      <style:text-properties officeooo:paragraph-rsid="042e052b"/>
    </style:style>
    <style:style style:name="P291" style:family="paragraph" style:parent-style-name="Footnote">
      <style:text-properties officeooo:paragraph-rsid="04112ad4"/>
    </style:style>
    <style:style style:name="P292" style:family="paragraph" style:parent-style-name="Footnote">
      <style:text-properties officeooo:paragraph-rsid="04335fd6"/>
    </style:style>
    <style:style style:name="P293" style:family="paragraph" style:parent-style-name="Footnote">
      <style:text-properties officeooo:paragraph-rsid="04355c4c"/>
    </style:style>
    <style:style style:name="P294" style:family="paragraph" style:parent-style-name="Footnote">
      <style:text-properties officeooo:paragraph-rsid="04375530"/>
    </style:style>
    <style:style style:name="P295" style:family="paragraph" style:parent-style-name="Footnote">
      <style:text-properties officeooo:paragraph-rsid="043907f0"/>
    </style:style>
    <style:style style:name="P296" style:family="paragraph" style:parent-style-name="Footnote">
      <style:text-properties officeooo:paragraph-rsid="0413bbdc"/>
    </style:style>
    <style:style style:name="P297" style:family="paragraph" style:parent-style-name="Footnote">
      <style:text-properties officeooo:paragraph-rsid="04112acf"/>
    </style:style>
    <style:style style:name="P298" style:family="paragraph" style:parent-style-name="Footnote">
      <style:text-properties officeooo:paragraph-rsid="04396e82"/>
    </style:style>
    <style:style style:name="P299" style:family="paragraph" style:parent-style-name="Footnote">
      <style:text-properties officeooo:paragraph-rsid="043ce5f8"/>
    </style:style>
    <style:style style:name="P300" style:family="paragraph" style:parent-style-name="Footnote">
      <style:text-properties officeooo:paragraph-rsid="043f8f12"/>
    </style:style>
    <style:style style:name="P301" style:family="paragraph" style:parent-style-name="Footnote">
      <style:text-properties officeooo:paragraph-rsid="0440700b"/>
    </style:style>
    <style:style style:name="P302" style:family="paragraph" style:parent-style-name="Footnote">
      <style:text-properties officeooo:paragraph-rsid="04464285"/>
    </style:style>
    <style:style style:name="P303" style:family="paragraph" style:parent-style-name="Footnote">
      <style:text-properties officeooo:paragraph-rsid="047200ad"/>
    </style:style>
    <style:style style:name="P304" style:family="paragraph" style:parent-style-name="Footnote">
      <style:text-properties officeooo:paragraph-rsid="047f2ff1"/>
    </style:style>
    <style:style style:name="P305" style:family="paragraph" style:parent-style-name="Footnote">
      <style:text-properties officeooo:paragraph-rsid="0481e0e5"/>
    </style:style>
    <style:style style:name="P306" style:family="paragraph" style:parent-style-name="Footnote">
      <style:text-properties officeooo:paragraph-rsid="04841c63"/>
    </style:style>
    <style:style style:name="P307" style:family="paragraph" style:parent-style-name="Footnote">
      <style:text-properties officeooo:paragraph-rsid="04d43b3e"/>
    </style:style>
    <style:style style:name="P308" style:family="paragraph" style:parent-style-name="Footnote">
      <style:text-properties officeooo:paragraph-rsid="05587118"/>
    </style:style>
    <style:style style:name="P309" style:family="paragraph" style:parent-style-name="Standard">
      <style:text-properties fo:language="es" fo:country="CO" officeooo:rsid="0005ca48" officeooo:paragraph-rsid="03a40951"/>
    </style:style>
    <style:style style:name="P310" style:family="paragraph" style:parent-style-name="Standard">
      <style:text-properties fo:language="es" fo:country="CO" officeooo:rsid="0026230a" officeooo:paragraph-rsid="00292c32"/>
    </style:style>
    <style:style style:name="P311" style:family="paragraph" style:parent-style-name="Standard">
      <style:text-properties fo:language="es" fo:country="CO" officeooo:rsid="03a89141" officeooo:paragraph-rsid="03ae287a"/>
    </style:style>
    <style:style style:name="P312" style:family="paragraph" style:parent-style-name="Standard">
      <style:text-properties fo:language="es" fo:country="CO" officeooo:rsid="03a93f3f" officeooo:paragraph-rsid="03ae287a"/>
    </style:style>
    <style:style style:name="P313" style:family="paragraph" style:parent-style-name="Standard">
      <style:text-properties fo:language="es" fo:country="CO" officeooo:rsid="03a93f3f" officeooo:paragraph-rsid="002d2b8f"/>
    </style:style>
    <style:style style:name="P314" style:family="paragraph" style:parent-style-name="Standard">
      <style:text-properties fo:language="es" fo:country="CO" officeooo:rsid="03aab302" officeooo:paragraph-rsid="00292c32"/>
    </style:style>
    <style:style style:name="P315" style:family="paragraph" style:parent-style-name="Standard">
      <style:text-properties fo:language="es" fo:country="CO" officeooo:rsid="002d2b8f" officeooo:paragraph-rsid="002d2b8f"/>
    </style:style>
    <style:style style:name="P316" style:family="paragraph" style:parent-style-name="Standard">
      <style:text-properties fo:language="es" fo:country="CO" officeooo:rsid="03af0c32" officeooo:paragraph-rsid="03af0c32"/>
    </style:style>
    <style:style style:name="P317" style:family="paragraph" style:parent-style-name="Standard">
      <style:text-properties fo:language="es" fo:country="CO" officeooo:rsid="003d141a" officeooo:paragraph-rsid="04238ad6"/>
    </style:style>
    <style:style style:name="P318" style:family="paragraph" style:parent-style-name="Standard">
      <style:text-properties fo:language="es" fo:country="CO" officeooo:rsid="00441106" officeooo:paragraph-rsid="00441106"/>
    </style:style>
    <style:style style:name="P319" style:family="paragraph" style:parent-style-name="Standard">
      <style:text-properties fo:language="es" fo:country="CO" officeooo:rsid="007ac012" officeooo:paragraph-rsid="03b7bbc6"/>
    </style:style>
    <style:style style:name="P320" style:family="paragraph" style:parent-style-name="Standard">
      <style:text-properties fo:language="es" fo:country="CO" officeooo:rsid="00519ae3" officeooo:paragraph-rsid="03b7bbc6"/>
    </style:style>
    <style:style style:name="P321" style:family="paragraph" style:parent-style-name="Standard">
      <style:text-properties fo:language="es" fo:country="CO" officeooo:rsid="00519ae3" officeooo:paragraph-rsid="00519ae3"/>
    </style:style>
    <style:style style:name="P322" style:family="paragraph" style:parent-style-name="Standard">
      <style:text-properties fo:language="es" fo:country="CO" officeooo:rsid="0052b846" officeooo:paragraph-rsid="03b7bbc6"/>
    </style:style>
    <style:style style:name="P323" style:family="paragraph" style:parent-style-name="Standard">
      <style:text-properties fo:language="es" fo:country="CO" officeooo:rsid="0052b846" officeooo:paragraph-rsid="0052b846"/>
    </style:style>
    <style:style style:name="P324" style:family="paragraph" style:parent-style-name="Standard">
      <style:text-properties fo:language="es" fo:country="CO" officeooo:rsid="00463344" officeooo:paragraph-rsid="03b7bbc6"/>
    </style:style>
    <style:style style:name="P325" style:family="paragraph" style:parent-style-name="Standard">
      <style:text-properties fo:language="es" fo:country="CO" officeooo:rsid="00463344" officeooo:paragraph-rsid="00463344"/>
    </style:style>
    <style:style style:name="P326" style:family="paragraph" style:parent-style-name="Standard">
      <style:text-properties fo:language="es" fo:country="CO" officeooo:rsid="00542ade" officeooo:paragraph-rsid="00542ade"/>
    </style:style>
    <style:style style:name="P327" style:family="paragraph" style:parent-style-name="Standard">
      <style:text-properties fo:language="es" fo:country="CO" officeooo:rsid="00542ade" officeooo:paragraph-rsid="005aee38"/>
    </style:style>
    <style:style style:name="P328" style:family="paragraph" style:parent-style-name="Standard">
      <style:text-properties fo:language="es" fo:country="CO" officeooo:rsid="0055f0a0" officeooo:paragraph-rsid="005aee38"/>
    </style:style>
    <style:style style:name="P329" style:family="paragraph" style:parent-style-name="Standard">
      <style:text-properties fo:language="es" fo:country="CO" officeooo:rsid="0097ffc5" officeooo:paragraph-rsid="0097ffc5"/>
    </style:style>
    <style:style style:name="P330" style:family="paragraph" style:parent-style-name="Standard">
      <style:text-properties fo:language="es" fo:country="CO" officeooo:rsid="005cc6ba" officeooo:paragraph-rsid="005cc6ba"/>
    </style:style>
    <style:style style:name="P331" style:family="paragraph" style:parent-style-name="Standard">
      <style:text-properties fo:language="es" fo:country="CO" officeooo:rsid="005cc6ba" officeooo:paragraph-rsid="0095552e"/>
    </style:style>
    <style:style style:name="P332" style:family="paragraph" style:parent-style-name="Standard">
      <style:text-properties fo:language="es" fo:country="CO" officeooo:rsid="00e684fb" officeooo:paragraph-rsid="00e6b730"/>
    </style:style>
    <style:style style:name="P333" style:family="paragraph" style:parent-style-name="Standard">
      <style:text-properties fo:language="es" fo:country="CO" officeooo:rsid="00696f10" officeooo:paragraph-rsid="00696f10"/>
    </style:style>
    <style:style style:name="P334" style:family="paragraph" style:parent-style-name="Standard">
      <style:text-properties fo:language="es" fo:country="CO" officeooo:rsid="006d3ea3" officeooo:paragraph-rsid="006d3ea3"/>
    </style:style>
    <style:style style:name="P335" style:family="paragraph" style:parent-style-name="Standard">
      <style:text-properties fo:language="es" fo:country="CO" officeooo:rsid="03aca457" officeooo:paragraph-rsid="03aca457"/>
    </style:style>
    <style:style style:name="P336" style:family="paragraph" style:parent-style-name="Standard">
      <style:text-properties officeooo:rsid="05048acd" officeooo:paragraph-rsid="05048acd"/>
    </style:style>
    <style:style style:name="P337" style:family="paragraph" style:parent-style-name="Texto_5f_Oración">
      <style:text-properties fo:language="es" fo:country="CO"/>
    </style:style>
    <style:style style:name="P338" style:family="paragraph" style:parent-style-name="Texto_5f_Canto">
      <style:text-properties fo:language="es" fo:country="CO"/>
    </style:style>
    <style:style style:name="P339" style:family="paragraph" style:parent-style-name="Texto_5f_Biblia">
      <style:text-properties fo:language="es" fo:country="CO"/>
    </style:style>
    <style:style style:name="P340" style:family="paragraph" style:parent-style-name="Texto_5f_Biblia">
      <style:text-properties fo:language="es" fo:country="CO" officeooo:paragraph-rsid="042c33a0"/>
    </style:style>
    <style:style style:name="P341" style:family="paragraph" style:parent-style-name="Texto_5f_Biblia">
      <style:text-properties fo:language="es" fo:country="CO" officeooo:paragraph-rsid="047f2ff1"/>
    </style:style>
    <style:style style:name="P342" style:family="paragraph" style:parent-style-name="Standard">
      <style:text-properties officeooo:rsid="0622bc4b" officeooo:paragraph-rsid="0622bc4b"/>
    </style:style>
    <style:style style:name="P343" style:family="paragraph" style:parent-style-name="Text_20_body">
      <style:text-properties fo:language="es" fo:country="CO" officeooo:rsid="0617c587" officeooo:paragraph-rsid="0617c587"/>
    </style:style>
    <style:style style:name="P344" style:family="paragraph" style:parent-style-name="Text_20_body">
      <style:text-properties officeooo:paragraph-rsid="0619628f"/>
    </style:style>
    <style:style style:name="P345" style:family="paragraph" style:parent-style-name="Text_20_body">
      <style:text-properties officeooo:rsid="061dec7a" officeooo:paragraph-rsid="061dec7a"/>
    </style:style>
    <style:style style:name="P346" style:family="paragraph" style:parent-style-name="Text_20_body">
      <style:text-properties officeooo:rsid="0620da91" officeooo:paragraph-rsid="0620da91"/>
    </style:style>
    <style:style style:name="P347" style:family="paragraph" style:parent-style-name="Text_20_body">
      <style:text-properties officeooo:rsid="06211a79" officeooo:paragraph-rsid="063755e8"/>
    </style:style>
    <style:style style:name="P348" style:family="paragraph" style:parent-style-name="Text_20_body">
      <style:text-properties officeooo:paragraph-rsid="06211a79"/>
    </style:style>
    <style:style style:name="P349" style:family="paragraph" style:parent-style-name="Text_20_body">
      <style:text-properties officeooo:paragraph-rsid="0623bf85"/>
    </style:style>
    <style:style style:name="P350" style:family="paragraph" style:parent-style-name="Text_20_body">
      <style:text-properties officeooo:rsid="0623bf85" officeooo:paragraph-rsid="0623bf85"/>
    </style:style>
    <style:style style:name="P351" style:family="paragraph" style:parent-style-name="Text_20_body">
      <style:text-properties officeooo:rsid="0623bf85" officeooo:paragraph-rsid="063d0dd7"/>
    </style:style>
    <style:style style:name="P352" style:family="paragraph" style:parent-style-name="Text_20_body">
      <style:text-properties officeooo:rsid="0623c295" officeooo:paragraph-rsid="0623c295"/>
    </style:style>
    <style:style style:name="P353" style:family="paragraph" style:parent-style-name="Text_20_body">
      <style:text-properties officeooo:rsid="06257fa0" officeooo:paragraph-rsid="06257fa0"/>
    </style:style>
    <style:style style:name="P354" style:family="paragraph" style:parent-style-name="Text_20_body">
      <style:text-properties officeooo:paragraph-rsid="062aa2f5"/>
    </style:style>
    <style:style style:name="P355" style:family="paragraph" style:parent-style-name="Text_20_body">
      <style:text-properties officeooo:paragraph-rsid="062c3ebd"/>
    </style:style>
    <style:style style:name="P356" style:family="paragraph" style:parent-style-name="Text_20_body">
      <style:text-properties officeooo:paragraph-rsid="062d9ade"/>
    </style:style>
    <style:style style:name="P357" style:family="paragraph" style:parent-style-name="Text_20_body">
      <style:text-properties officeooo:paragraph-rsid="06308679"/>
    </style:style>
    <style:style style:name="P358" style:family="paragraph" style:parent-style-name="Text_20_body">
      <style:text-properties officeooo:paragraph-rsid="0630fe7b"/>
    </style:style>
    <style:style style:name="P359" style:family="paragraph" style:parent-style-name="Text_20_body">
      <style:text-properties officeooo:rsid="063db608" officeooo:paragraph-rsid="063db608"/>
    </style:style>
    <style:style style:name="P360" style:family="paragraph" style:parent-style-name="Text_20_body">
      <style:text-properties officeooo:paragraph-rsid="063df4b2"/>
    </style:style>
    <style:style style:name="P361" style:family="paragraph" style:parent-style-name="Heading_20_2">
      <style:text-properties fo:language="es" fo:country="CO"/>
    </style:style>
    <style:style style:name="P362" style:family="paragraph" style:parent-style-name="Heading_20_2">
      <style:text-properties fo:language="es" fo:country="CO" officeooo:rsid="0005ca48" officeooo:paragraph-rsid="0426500c"/>
    </style:style>
    <style:style style:name="P363" style:family="paragraph" style:parent-style-name="Heading_20_2">
      <style:text-properties fo:language="es" fo:country="CO" officeooo:rsid="01a77b2d" officeooo:paragraph-rsid="01a77b2d"/>
    </style:style>
    <style:style style:name="P364" style:family="paragraph" style:parent-style-name="Heading_20_2">
      <style:text-properties fo:language="es" fo:country="CO" officeooo:paragraph-rsid="02b95869"/>
    </style:style>
    <style:style style:name="P365" style:family="paragraph" style:parent-style-name="Heading_20_2">
      <style:text-properties fo:language="es" fo:country="CO" officeooo:rsid="04522b60" officeooo:paragraph-rsid="04522b60"/>
    </style:style>
    <style:style style:name="P366" style:family="paragraph" style:parent-style-name="Heading_20_2">
      <style:text-properties fo:language="es" fo:country="CO" officeooo:paragraph-rsid="026dcf6f"/>
    </style:style>
    <style:style style:name="P367" style:family="paragraph" style:parent-style-name="Heading_20_2">
      <style:text-properties fo:language="es" fo:country="CO" officeooo:rsid="037d8119" officeooo:paragraph-rsid="037d8119"/>
    </style:style>
    <style:style style:name="P368" style:family="paragraph" style:parent-style-name="Heading_20_2">
      <style:text-properties fo:language="es" fo:country="CO" officeooo:paragraph-rsid="041675b5"/>
    </style:style>
    <style:style style:name="P369" style:family="paragraph" style:parent-style-name="Heading_20_2">
      <style:text-properties fo:language="es" fo:country="CO" officeooo:paragraph-rsid="046f7369"/>
    </style:style>
    <style:style style:name="P370" style:family="paragraph" style:parent-style-name="Heading_20_2">
      <style:text-properties fo:language="es" fo:country="CO" officeooo:rsid="04b59698" officeooo:paragraph-rsid="04dcb495"/>
    </style:style>
    <style:style style:name="P371" style:family="paragraph" style:parent-style-name="Heading_20_2">
      <style:text-properties fo:language="es" fo:country="CO" officeooo:rsid="04b59698" officeooo:paragraph-rsid="04b59698"/>
    </style:style>
    <style:style style:name="P372" style:family="paragraph" style:parent-style-name="Heading_20_2">
      <style:text-properties fo:language="es" fo:country="CO" officeooo:rsid="04b59698" officeooo:paragraph-rsid="04d8bcf6"/>
    </style:style>
    <style:style style:name="P373" style:family="paragraph" style:parent-style-name="Heading_20_1">
      <style:text-properties fo:language="es" fo:country="CO"/>
    </style:style>
    <style:style style:name="P374" style:family="paragraph" style:parent-style-name="Heading_20_1">
      <style:text-properties fo:language="es" fo:country="CO" officeooo:rsid="02f6ea0c" officeooo:paragraph-rsid="02f6ea0c"/>
    </style:style>
    <style:style style:name="P375" style:family="paragraph" style:parent-style-name="Heading_20_1">
      <style:text-properties fo:language="es" fo:country="CO" officeooo:rsid="04a70041"/>
    </style:style>
    <style:style style:name="P376" style:family="paragraph" style:parent-style-name="Footnote">
      <style:text-properties officeooo:paragraph-rsid="0620da91"/>
    </style:style>
    <style:style style:name="P377" style:family="paragraph" style:parent-style-name="Heading_20_8">
      <style:text-properties fo:language="es" fo:country="CO"/>
    </style:style>
    <style:style style:name="P378" style:family="paragraph" style:parent-style-name="Heading_20_8">
      <style:text-properties fo:language="es" fo:country="CO" officeooo:rsid="0336fe4d" officeooo:paragraph-rsid="0336fe4d"/>
    </style:style>
    <style:style style:name="P379" style:family="paragraph" style:parent-style-name="Heading_20_8">
      <style:text-properties fo:language="es" fo:country="CO" officeooo:rsid="0336fe4d" officeooo:paragraph-rsid="036e82ba"/>
    </style:style>
    <style:style style:name="P380" style:family="paragraph" style:parent-style-name="Heading_20_8">
      <style:text-properties fo:language="es" fo:country="CO" officeooo:paragraph-rsid="0337b3e1"/>
    </style:style>
    <style:style style:name="P381" style:family="paragraph" style:parent-style-name="Heading_20_8">
      <style:text-properties fo:language="es" fo:country="CO" officeooo:rsid="0256015a" officeooo:paragraph-rsid="031b32a9"/>
    </style:style>
    <style:style style:name="P382" style:family="paragraph" style:parent-style-name="Heading_20_8">
      <style:text-properties fo:language="es" fo:country="CO" officeooo:rsid="0256015a" officeooo:paragraph-rsid="03345571"/>
    </style:style>
    <style:style style:name="P383" style:family="paragraph" style:parent-style-name="Heading_20_8">
      <style:text-properties officeooo:paragraph-rsid="05a0e501"/>
    </style:style>
    <style:style style:name="P384" style:family="paragraph" style:parent-style-name="Heading_20_8">
      <style:text-properties officeooo:rsid="05a1b699" officeooo:paragraph-rsid="05a36dc7"/>
    </style:style>
    <style:style style:name="P385" style:family="paragraph" style:parent-style-name="Heading_20_8">
      <style:text-properties officeooo:rsid="05a1b699" officeooo:paragraph-rsid="05a3b538"/>
    </style:style>
    <style:style style:name="P386" style:family="paragraph" style:parent-style-name="Heading_20_8">
      <style:text-properties officeooo:rsid="05a1b699" officeooo:paragraph-rsid="05a589c0"/>
    </style:style>
    <style:style style:name="P387" style:family="paragraph" style:parent-style-name="Heading_20_8">
      <style:text-properties officeooo:paragraph-rsid="05b12c9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a2f243"/>
    </style:style>
    <style:style style:name="T100" style:family="text">
      <style:text-properties officeooo:rsid="01a31220"/>
    </style:style>
    <style:style style:name="T101" style:family="text">
      <style:text-properties officeooo:rsid="01a96a20"/>
    </style:style>
    <style:style style:name="T102" style:family="text">
      <style:text-properties officeooo:rsid="01aabb96"/>
    </style:style>
    <style:style style:name="T103" style:family="text">
      <style:text-properties officeooo:rsid="01abb7cc"/>
    </style:style>
    <style:style style:name="T104" style:family="text">
      <style:text-properties officeooo:rsid="01add55c"/>
    </style:style>
    <style:style style:name="T105" style:family="text">
      <style:text-properties officeooo:rsid="01af97e9"/>
    </style:style>
    <style:style style:name="T106" style:family="text">
      <style:text-properties officeooo:rsid="01b0112f"/>
    </style:style>
    <style:style style:name="T107" style:family="text">
      <style:text-properties officeooo:rsid="01b21102"/>
    </style:style>
    <style:style style:name="T108" style:family="text">
      <style:text-properties officeooo:rsid="01b3b181"/>
    </style:style>
    <style:style style:name="T109" style:family="text">
      <style:text-properties officeooo:rsid="01bb43dd"/>
    </style:style>
    <style:style style:name="T110" style:family="text">
      <style:text-properties officeooo:rsid="01bd0464"/>
    </style:style>
    <style:style style:name="T111" style:family="text">
      <style:text-properties officeooo:rsid="01be3035"/>
    </style:style>
    <style:style style:name="T112" style:family="text">
      <style:text-properties officeooo:rsid="01c05e96"/>
    </style:style>
    <style:style style:name="T113" style:family="text">
      <style:text-properties officeooo:rsid="01c0e41f"/>
    </style:style>
    <style:style style:name="T114" style:family="text">
      <style:text-properties officeooo:rsid="01c1fee3"/>
    </style:style>
    <style:style style:name="T115" style:family="text">
      <style:text-properties officeooo:rsid="01c2d7ad"/>
    </style:style>
    <style:style style:name="T116" style:family="text">
      <style:text-properties officeooo:rsid="01c5f1a8"/>
    </style:style>
    <style:style style:name="T117" style:family="text">
      <style:text-properties officeooo:rsid="01c66b94"/>
    </style:style>
    <style:style style:name="T118" style:family="text">
      <style:text-properties officeooo:rsid="01c8466a"/>
    </style:style>
    <style:style style:name="T119" style:family="text">
      <style:text-properties officeooo:rsid="01c86f94"/>
    </style:style>
    <style:style style:name="T120" style:family="text">
      <style:text-properties officeooo:rsid="01c9ec77"/>
    </style:style>
    <style:style style:name="T121" style:family="text">
      <style:text-properties officeooo:rsid="01f5e2bc"/>
    </style:style>
    <style:style style:name="T122" style:family="text">
      <style:text-properties officeooo:rsid="01fc38dd"/>
    </style:style>
    <style:style style:name="T123" style:family="text">
      <style:text-properties officeooo:rsid="01fcc1e4"/>
    </style:style>
    <style:style style:name="T124" style:family="text">
      <style:text-properties officeooo:rsid="01fe732c"/>
    </style:style>
    <style:style style:name="T125" style:family="text">
      <style:text-properties officeooo:rsid="01ff6b47"/>
    </style:style>
    <style:style style:name="T126" style:family="text">
      <style:text-properties officeooo:rsid="0207fc79"/>
    </style:style>
    <style:style style:name="T127" style:family="text">
      <style:text-properties officeooo:rsid="02096b25"/>
    </style:style>
    <style:style style:name="T128" style:family="text">
      <style:text-properties officeooo:rsid="020b2084"/>
    </style:style>
    <style:style style:name="T129" style:family="text">
      <style:text-properties officeooo:rsid="020d146f"/>
    </style:style>
    <style:style style:name="T130" style:family="text">
      <style:text-properties officeooo:rsid="020d67b6"/>
    </style:style>
    <style:style style:name="T131" style:family="text">
      <style:text-properties officeooo:rsid="02130de2"/>
    </style:style>
    <style:style style:name="T132" style:family="text">
      <style:text-properties officeooo:rsid="0216320b"/>
    </style:style>
    <style:style style:name="T133" style:family="text">
      <style:text-properties officeooo:rsid="0216a451"/>
    </style:style>
    <style:style style:name="T134" style:family="text">
      <style:text-properties officeooo:rsid="02197cd0"/>
    </style:style>
    <style:style style:name="T135" style:family="text">
      <style:text-properties officeooo:rsid="021b19ff"/>
    </style:style>
    <style:style style:name="T136" style:family="text">
      <style:text-properties officeooo:rsid="021c7508"/>
    </style:style>
    <style:style style:name="T137" style:family="text">
      <style:text-properties officeooo:rsid="02306efe"/>
    </style:style>
    <style:style style:name="T138" style:family="text">
      <style:text-properties officeooo:rsid="021cb7b4"/>
    </style:style>
    <style:style style:name="T139" style:family="text">
      <style:text-properties officeooo:rsid="022f6383"/>
    </style:style>
    <style:style style:name="T140" style:family="text">
      <style:text-properties officeooo:rsid="02227514"/>
    </style:style>
    <style:style style:name="T141" style:family="text">
      <style:text-properties officeooo:rsid="0223f949"/>
    </style:style>
    <style:style style:name="T142" style:family="text">
      <style:text-properties officeooo:rsid="0232a08e"/>
    </style:style>
    <style:style style:name="T143" style:family="text">
      <style:text-properties officeooo:rsid="0236de6e"/>
    </style:style>
    <style:style style:name="T144" style:family="text">
      <style:text-properties officeooo:rsid="02443c0e"/>
    </style:style>
    <style:style style:name="T145" style:family="text">
      <style:text-properties officeooo:rsid="024a3e5e"/>
    </style:style>
    <style:style style:name="T146" style:family="text">
      <style:text-properties officeooo:rsid="024963c2"/>
    </style:style>
    <style:style style:name="T147" style:family="text">
      <style:text-properties officeooo:rsid="025d2d72"/>
    </style:style>
    <style:style style:name="T148" style:family="text">
      <style:text-properties officeooo:rsid="025f55de"/>
    </style:style>
    <style:style style:name="T149" style:family="text">
      <style:text-properties officeooo:rsid="0262fe88"/>
    </style:style>
    <style:style style:name="T150" style:family="text">
      <style:text-properties officeooo:rsid="0263a0ad"/>
    </style:style>
    <style:style style:name="T151" style:family="text">
      <style:text-properties officeooo:rsid="02649ddd"/>
    </style:style>
    <style:style style:name="T152" style:family="text">
      <style:text-properties officeooo:rsid="026c41ca"/>
    </style:style>
    <style:style style:name="T153" style:family="text">
      <style:text-properties officeooo:rsid="01daeb5f"/>
    </style:style>
    <style:style style:name="T154" style:family="text">
      <style:text-properties officeooo:rsid="01e052a6"/>
    </style:style>
    <style:style style:name="T155" style:family="text">
      <style:text-properties officeooo:rsid="01e1f83e"/>
    </style:style>
    <style:style style:name="T156" style:family="text">
      <style:text-properties officeooo:rsid="01e15068"/>
    </style:style>
    <style:style style:name="T157" style:family="text">
      <style:text-properties officeooo:rsid="01deb207"/>
    </style:style>
    <style:style style:name="T158" style:family="text">
      <style:text-properties officeooo:rsid="01e2ce24"/>
    </style:style>
    <style:style style:name="T159" style:family="text">
      <style:text-properties officeooo:rsid="024e8fb3"/>
    </style:style>
    <style:style style:name="T160" style:family="text">
      <style:text-properties officeooo:rsid="024ddbdb"/>
    </style:style>
    <style:style style:name="T161" style:family="text">
      <style:text-properties officeooo:rsid="01e76af2"/>
    </style:style>
    <style:style style:name="T162" style:family="text">
      <style:text-properties officeooo:rsid="01e93e8b"/>
    </style:style>
    <style:style style:name="T163" style:family="text">
      <style:text-properties officeooo:rsid="02735383"/>
    </style:style>
    <style:style style:name="T164" style:family="text">
      <style:text-properties officeooo:rsid="027a22ab"/>
    </style:style>
    <style:style style:name="T165" style:family="text">
      <style:text-properties officeooo:rsid="028208a9"/>
    </style:style>
    <style:style style:name="T166" style:family="text">
      <style:text-properties officeooo:rsid="0284ac7d"/>
    </style:style>
    <style:style style:name="T167" style:family="text">
      <style:text-properties officeooo:rsid="02876dcf"/>
    </style:style>
    <style:style style:name="T168" style:family="text">
      <style:text-properties officeooo:rsid="028cf1e8"/>
    </style:style>
    <style:style style:name="T169" style:family="text">
      <style:text-properties officeooo:rsid="029078c5"/>
    </style:style>
    <style:style style:name="T170" style:family="text">
      <style:text-properties officeooo:rsid="0291b2a7"/>
    </style:style>
    <style:style style:name="T171" style:family="text">
      <style:text-properties officeooo:rsid="0296d71b"/>
    </style:style>
    <style:style style:name="T172" style:family="text">
      <style:text-properties officeooo:rsid="02989953"/>
    </style:style>
    <style:style style:name="T173" style:family="text">
      <style:text-properties officeooo:rsid="029c17aa"/>
    </style:style>
    <style:style style:name="T174" style:family="text">
      <style:text-properties officeooo:rsid="029c3896"/>
    </style:style>
    <style:style style:name="T175" style:family="text">
      <style:text-properties officeooo:rsid="029c9888"/>
    </style:style>
    <style:style style:name="T176" style:family="text">
      <style:text-properties officeooo:rsid="02a0247a"/>
    </style:style>
    <style:style style:name="T177" style:family="text">
      <style:text-properties officeooo:rsid="02aa88e2"/>
    </style:style>
    <style:style style:name="T178" style:family="text">
      <style:text-properties officeooo:rsid="02ac6110"/>
    </style:style>
    <style:style style:name="T179" style:family="text">
      <style:text-properties officeooo:rsid="02adfdce"/>
    </style:style>
    <style:style style:name="T180" style:family="text">
      <style:text-properties officeooo:rsid="02b35911"/>
    </style:style>
    <style:style style:name="T181" style:family="text">
      <style:text-properties officeooo:rsid="02b657e9"/>
    </style:style>
    <style:style style:name="T182" style:family="text">
      <style:text-properties officeooo:rsid="02b8e716"/>
    </style:style>
    <style:style style:name="T183" style:family="text">
      <style:text-properties officeooo:rsid="02bad5d4"/>
    </style:style>
    <style:style style:name="T184" style:family="text">
      <style:text-properties officeooo:rsid="02c1105c"/>
    </style:style>
    <style:style style:name="T185" style:family="text">
      <style:text-properties officeooo:rsid="02c2f943"/>
    </style:style>
    <style:style style:name="T186" style:family="text">
      <style:text-properties officeooo:rsid="02c34328"/>
    </style:style>
    <style:style style:name="T187" style:family="text">
      <style:text-properties officeooo:rsid="02c36c18"/>
    </style:style>
    <style:style style:name="T188" style:family="text">
      <style:text-properties officeooo:rsid="02c43678"/>
    </style:style>
    <style:style style:name="T189" style:family="text">
      <style:text-properties officeooo:rsid="02c565b2"/>
    </style:style>
    <style:style style:name="T190" style:family="text">
      <style:text-properties officeooo:rsid="02c99356"/>
    </style:style>
    <style:style style:name="T191" style:family="text">
      <style:text-properties officeooo:rsid="02cbd061"/>
    </style:style>
    <style:style style:name="T192" style:family="text">
      <style:text-properties officeooo:rsid="02cc7059"/>
    </style:style>
    <style:style style:name="T193" style:family="text">
      <style:text-properties officeooo:rsid="02ce5e7c"/>
    </style:style>
    <style:style style:name="T194" style:family="text">
      <style:text-properties officeooo:rsid="02ce7705"/>
    </style:style>
    <style:style style:name="T195" style:family="text">
      <style:text-properties officeooo:rsid="02d07fc3"/>
    </style:style>
    <style:style style:name="T196" style:family="text">
      <style:text-properties officeooo:rsid="02d213d6"/>
    </style:style>
    <style:style style:name="T197" style:family="text">
      <style:text-properties officeooo:rsid="02d28e61"/>
    </style:style>
    <style:style style:name="T198" style:family="text">
      <style:text-properties officeooo:rsid="02d5e946"/>
    </style:style>
    <style:style style:name="T199" style:family="text">
      <style:text-properties officeooo:rsid="02d73229"/>
    </style:style>
    <style:style style:name="T200" style:family="text">
      <style:text-properties officeooo:rsid="02d8f0a4"/>
    </style:style>
    <style:style style:name="T201" style:family="text">
      <style:text-properties officeooo:rsid="02d9fd6d"/>
    </style:style>
    <style:style style:name="T202" style:family="text">
      <style:text-properties officeooo:rsid="02e0f633"/>
    </style:style>
    <style:style style:name="T203" style:family="text">
      <style:text-properties officeooo:rsid="02e2bb9c"/>
    </style:style>
    <style:style style:name="T204" style:family="text">
      <style:text-properties officeooo:rsid="02e44d30"/>
    </style:style>
    <style:style style:name="T205" style:family="text">
      <style:text-properties officeooo:rsid="02ea8c26"/>
    </style:style>
    <style:style style:name="T206" style:family="text">
      <style:text-properties officeooo:rsid="02eaef73"/>
    </style:style>
    <style:style style:name="T207" style:family="text">
      <style:text-properties officeooo:rsid="02f3d631"/>
    </style:style>
    <style:style style:name="T208" style:family="text">
      <style:text-properties officeooo:rsid="02fde2fd"/>
    </style:style>
    <style:style style:name="T209" style:family="text">
      <style:text-properties officeooo:rsid="0254bbe6"/>
    </style:style>
    <style:style style:name="T210" style:family="text">
      <style:text-properties officeooo:rsid="0259ca7a"/>
    </style:style>
    <style:style style:name="T211" style:family="text">
      <style:text-properties officeooo:rsid="0257ca57"/>
    </style:style>
    <style:style style:name="T212" style:family="text">
      <style:text-properties officeooo:rsid="025ef613"/>
    </style:style>
    <style:style style:name="T213" style:family="text">
      <style:text-properties officeooo:rsid="02ff3f0c"/>
    </style:style>
    <style:style style:name="T214" style:family="text">
      <style:text-properties officeooo:rsid="030447b6"/>
    </style:style>
    <style:style style:name="T215" style:family="text">
      <style:text-properties officeooo:rsid="0304e70e"/>
    </style:style>
    <style:style style:name="T216" style:family="text">
      <style:text-properties officeooo:rsid="03065852"/>
    </style:style>
    <style:style style:name="T217" style:family="text">
      <style:text-properties officeooo:rsid="03071b87"/>
    </style:style>
    <style:style style:name="T218" style:family="text">
      <style:text-properties officeooo:rsid="0308a60e"/>
    </style:style>
    <style:style style:name="T219" style:family="text">
      <style:text-properties officeooo:rsid="030c9310"/>
    </style:style>
    <style:style style:name="T220" style:family="text">
      <style:text-properties officeooo:rsid="03120925"/>
    </style:style>
    <style:style style:name="T221" style:family="text">
      <style:text-properties officeooo:rsid="0313c48a"/>
    </style:style>
    <style:style style:name="T222" style:family="text">
      <style:text-properties officeooo:rsid="0318ace4"/>
    </style:style>
    <style:style style:name="T223" style:family="text">
      <style:text-properties officeooo:rsid="031b32a9"/>
    </style:style>
    <style:style style:name="T224" style:family="text">
      <style:text-properties officeooo:rsid="031bb833"/>
    </style:style>
    <style:style style:name="T225" style:family="text">
      <style:text-properties officeooo:rsid="031c01d2"/>
    </style:style>
    <style:style style:name="T226" style:family="text">
      <style:text-properties officeooo:rsid="031c0b0e"/>
    </style:style>
    <style:style style:name="T227" style:family="text">
      <style:text-properties officeooo:rsid="031eb39b"/>
    </style:style>
    <style:style style:name="T228" style:family="text">
      <style:text-properties officeooo:rsid="031ef2d8"/>
    </style:style>
    <style:style style:name="T229" style:family="text">
      <style:text-properties officeooo:rsid="031f7c57"/>
    </style:style>
    <style:style style:name="T230" style:family="text">
      <style:text-properties officeooo:rsid="03215c2f"/>
    </style:style>
    <style:style style:name="T231" style:family="text">
      <style:text-properties officeooo:rsid="0325d4c7"/>
    </style:style>
    <style:style style:name="T232" style:family="text">
      <style:text-properties officeooo:rsid="032827d8"/>
    </style:style>
    <style:style style:name="T233" style:family="text">
      <style:text-properties officeooo:rsid="03299901"/>
    </style:style>
    <style:style style:name="T234" style:family="text">
      <style:text-properties officeooo:rsid="032c4f6f"/>
    </style:style>
    <style:style style:name="T235" style:family="text">
      <style:text-properties officeooo:rsid="032d5bc8"/>
    </style:style>
    <style:style style:name="T236" style:family="text">
      <style:text-properties officeooo:rsid="032f0724"/>
    </style:style>
    <style:style style:name="T237" style:family="text">
      <style:text-properties officeooo:rsid="03321d86"/>
    </style:style>
    <style:style style:name="T238" style:family="text">
      <style:text-properties officeooo:rsid="03345571"/>
    </style:style>
    <style:style style:name="T239" style:family="text">
      <style:text-properties officeooo:rsid="033518e8"/>
    </style:style>
    <style:style style:name="T240" style:family="text">
      <style:text-properties officeooo:rsid="0337b3e1"/>
    </style:style>
    <style:style style:name="T241" style:family="text">
      <style:text-properties officeooo:rsid="03398690"/>
    </style:style>
    <style:style style:name="T242" style:family="text">
      <style:text-properties officeooo:rsid="033e6771"/>
    </style:style>
    <style:style style:name="T243" style:family="text">
      <style:text-properties officeooo:rsid="033ec8e3"/>
    </style:style>
    <style:style style:name="T244" style:family="text">
      <style:text-properties officeooo:rsid="033f6a8d"/>
    </style:style>
    <style:style style:name="T245" style:family="text">
      <style:text-properties officeooo:rsid="0340d3da"/>
    </style:style>
    <style:style style:name="T246" style:family="text">
      <style:text-properties officeooo:rsid="0344af75"/>
    </style:style>
    <style:style style:name="T247" style:family="text">
      <style:text-properties officeooo:rsid="034fc41d"/>
    </style:style>
    <style:style style:name="T248" style:family="text">
      <style:text-properties officeooo:rsid="0351b8ff"/>
    </style:style>
    <style:style style:name="T249" style:family="text">
      <style:text-properties officeooo:rsid="035351ef"/>
    </style:style>
    <style:style style:name="T250" style:family="text">
      <style:text-properties officeooo:rsid="0357cb05"/>
    </style:style>
    <style:style style:name="T251" style:family="text">
      <style:text-properties officeooo:rsid="0358c16a"/>
    </style:style>
    <style:style style:name="T252" style:family="text">
      <style:text-properties officeooo:rsid="035a8cbb"/>
    </style:style>
    <style:style style:name="T253" style:family="text">
      <style:text-properties officeooo:rsid="03607a2b"/>
    </style:style>
    <style:style style:name="T254" style:family="text">
      <style:text-properties officeooo:rsid="036137de"/>
    </style:style>
    <style:style style:name="T255" style:family="text">
      <style:text-properties officeooo:rsid="0362ee6d"/>
    </style:style>
    <style:style style:name="T256" style:family="text">
      <style:text-properties officeooo:rsid="0366d1c0"/>
    </style:style>
    <style:style style:name="T257" style:family="text">
      <style:text-properties officeooo:rsid="03673dc9"/>
    </style:style>
    <style:style style:name="T258" style:family="text">
      <style:text-properties officeooo:rsid="0368ad87"/>
    </style:style>
    <style:style style:name="T259" style:family="text">
      <style:text-properties officeooo:rsid="036e82ba"/>
    </style:style>
    <style:style style:name="T260" style:family="text">
      <style:text-properties officeooo:rsid="03712112"/>
    </style:style>
    <style:style style:name="T261" style:family="text">
      <style:text-properties officeooo:rsid="0374431a"/>
    </style:style>
    <style:style style:name="T262" style:family="text">
      <style:text-properties officeooo:rsid="0375bb7e"/>
    </style:style>
    <style:style style:name="T263" style:family="text">
      <style:text-properties officeooo:rsid="037a1f07"/>
    </style:style>
    <style:style style:name="T264" style:family="text">
      <style:text-properties officeooo:rsid="037e50d7"/>
    </style:style>
    <style:style style:name="T265" style:family="text">
      <style:text-properties officeooo:rsid="038059c6"/>
    </style:style>
    <style:style style:name="T266" style:family="text">
      <style:text-properties officeooo:rsid="03852ca3"/>
    </style:style>
    <style:style style:name="T267" style:family="text">
      <style:text-properties officeooo:rsid="0388f9e4"/>
    </style:style>
    <style:style style:name="T268" style:family="text">
      <style:text-properties officeooo:rsid="038a055a"/>
    </style:style>
    <style:style style:name="T269" style:family="text">
      <style:text-properties officeooo:rsid="038a82e4"/>
    </style:style>
    <style:style style:name="T270" style:family="text">
      <style:text-properties officeooo:rsid="038de66b"/>
    </style:style>
    <style:style style:name="T271" style:family="text">
      <style:text-properties officeooo:rsid="03916136"/>
    </style:style>
    <style:style style:name="T272" style:family="text">
      <style:text-properties officeooo:rsid="0392eadc"/>
    </style:style>
    <style:style style:name="T273" style:family="text">
      <style:text-properties officeooo:rsid="0392fc86"/>
    </style:style>
    <style:style style:name="T274" style:family="text">
      <style:text-properties officeooo:rsid="0394842a"/>
    </style:style>
    <style:style style:name="T275" style:family="text">
      <style:text-properties officeooo:rsid="03998d50"/>
    </style:style>
    <style:style style:name="T276" style:family="text">
      <style:text-properties officeooo:rsid="039b168a"/>
    </style:style>
    <style:style style:name="T277" style:family="text">
      <style:text-properties officeooo:rsid="03a0d949"/>
    </style:style>
    <style:style style:name="T278" style:family="text">
      <style:text-properties officeooo:rsid="03a93f3f"/>
    </style:style>
    <style:style style:name="T279" style:family="text">
      <style:text-properties officeooo:rsid="03acb446"/>
    </style:style>
    <style:style style:name="T280" style:family="text">
      <style:text-properties officeooo:rsid="03ae287a"/>
    </style:style>
    <style:style style:name="T281" style:family="text">
      <style:text-properties officeooo:rsid="03af0c32"/>
    </style:style>
    <style:style style:name="T282" style:family="text">
      <style:text-properties officeooo:rsid="03afbf0d"/>
    </style:style>
    <style:style style:name="T283" style:family="text">
      <style:text-properties officeooo:rsid="03ba617f"/>
    </style:style>
    <style:style style:name="T284" style:family="text">
      <style:text-properties officeooo:rsid="03bd1e85"/>
    </style:style>
    <style:style style:name="T285" style:family="text">
      <style:text-properties officeooo:rsid="03be5cbe"/>
    </style:style>
    <style:style style:name="T286" style:family="text">
      <style:text-properties officeooo:rsid="03c07314"/>
    </style:style>
    <style:style style:name="T287" style:family="text">
      <style:text-properties officeooo:rsid="03ce9a03"/>
    </style:style>
    <style:style style:name="T288" style:family="text">
      <style:text-properties officeooo:rsid="03dc42ef"/>
    </style:style>
    <style:style style:name="T289" style:family="text">
      <style:text-properties officeooo:rsid="03dd0eac"/>
    </style:style>
    <style:style style:name="T290" style:family="text">
      <style:text-properties officeooo:rsid="03dfa251"/>
    </style:style>
    <style:style style:name="T291" style:family="text">
      <style:text-properties officeooo:rsid="03dfee5e"/>
    </style:style>
    <style:style style:name="T292" style:family="text">
      <style:text-properties officeooo:rsid="03e05f22"/>
    </style:style>
    <style:style style:name="T293" style:family="text">
      <style:text-properties officeooo:rsid="03e4b2a1"/>
    </style:style>
    <style:style style:name="T294" style:family="text">
      <style:text-properties officeooo:rsid="03e9e1c2"/>
    </style:style>
    <style:style style:name="T295" style:family="text">
      <style:text-properties officeooo:rsid="03ec4ee7"/>
    </style:style>
    <style:style style:name="T296" style:family="text">
      <style:text-properties officeooo:rsid="03ee3827"/>
    </style:style>
    <style:style style:name="T297" style:family="text">
      <style:text-properties officeooo:rsid="03f01ff2"/>
    </style:style>
    <style:style style:name="T298" style:family="text">
      <style:text-properties officeooo:rsid="03f1beaa"/>
    </style:style>
    <style:style style:name="T299" style:family="text">
      <style:text-properties officeooo:rsid="03f39706"/>
    </style:style>
    <style:style style:name="T300" style:family="text">
      <style:text-properties officeooo:rsid="03f39918"/>
    </style:style>
    <style:style style:name="T301" style:family="text">
      <style:text-properties officeooo:rsid="03f8fc70"/>
    </style:style>
    <style:style style:name="T302" style:family="text">
      <style:text-properties officeooo:rsid="03fa6fe8"/>
    </style:style>
    <style:style style:name="T303" style:family="text">
      <style:text-properties officeooo:rsid="0402b22e"/>
    </style:style>
    <style:style style:name="T304" style:family="text">
      <style:text-properties officeooo:rsid="041675b5"/>
    </style:style>
    <style:style style:name="T305" style:family="text">
      <style:text-properties officeooo:rsid="0418340f"/>
    </style:style>
    <style:style style:name="T306" style:family="text">
      <style:text-properties officeooo:rsid="0419b97b"/>
    </style:style>
    <style:style style:name="T307" style:family="text">
      <style:text-properties officeooo:rsid="041bf54a"/>
    </style:style>
    <style:style style:name="T308" style:family="text">
      <style:text-properties officeooo:rsid="041daee0"/>
    </style:style>
    <style:style style:name="T309" style:family="text">
      <style:text-properties officeooo:rsid="041ec0d8"/>
    </style:style>
    <style:style style:name="T310" style:family="text">
      <style:text-properties officeooo:rsid="042053d0"/>
    </style:style>
    <style:style style:name="T311" style:family="text">
      <style:text-properties officeooo:rsid="04238ad6"/>
    </style:style>
    <style:style style:name="T312" style:family="text">
      <style:text-properties officeooo:rsid="042575f9"/>
    </style:style>
    <style:style style:name="T313" style:family="text">
      <style:text-properties officeooo:rsid="0426500c"/>
    </style:style>
    <style:style style:name="T314" style:family="text">
      <style:text-properties officeooo:rsid="04278a1b"/>
    </style:style>
    <style:style style:name="T315" style:family="text">
      <style:text-properties officeooo:rsid="0442707c"/>
    </style:style>
    <style:style style:name="T316" style:family="text">
      <style:text-properties officeooo:rsid="044317d7"/>
    </style:style>
    <style:style style:name="T317" style:family="text">
      <style:text-properties officeooo:rsid="04447c60"/>
    </style:style>
    <style:style style:name="T318" style:family="text">
      <style:text-properties officeooo:rsid="044c2cf2"/>
    </style:style>
    <style:style style:name="T319" style:family="text">
      <style:text-properties officeooo:rsid="044eb060"/>
    </style:style>
    <style:style style:name="T320" style:family="text">
      <style:text-properties officeooo:rsid="044f57c4"/>
    </style:style>
    <style:style style:name="T321" style:family="text">
      <style:text-properties officeooo:rsid="0458c1bd"/>
    </style:style>
    <style:style style:name="T322" style:family="text">
      <style:text-properties officeooo:rsid="045b1630"/>
    </style:style>
    <style:style style:name="T323" style:family="text">
      <style:text-properties officeooo:rsid="045ccf65"/>
    </style:style>
    <style:style style:name="T324" style:family="text">
      <style:text-properties officeooo:rsid="045ec449"/>
    </style:style>
    <style:style style:name="T325" style:family="text">
      <style:text-properties officeooo:rsid="046094a1"/>
    </style:style>
    <style:style style:name="T326" style:family="text">
      <style:text-properties officeooo:rsid="0460add5"/>
    </style:style>
    <style:style style:name="T327" style:family="text">
      <style:text-properties officeooo:rsid="0463a9d7"/>
    </style:style>
    <style:style style:name="T328" style:family="text">
      <style:text-properties officeooo:rsid="0463f4ef"/>
    </style:style>
    <style:style style:name="T329" style:family="text">
      <style:text-properties officeooo:rsid="0465be78"/>
    </style:style>
    <style:style style:name="T330" style:family="text">
      <style:text-properties officeooo:rsid="0467fb5b"/>
    </style:style>
    <style:style style:name="T331" style:family="text">
      <style:text-properties officeooo:rsid="0468e20e"/>
    </style:style>
    <style:style style:name="T332" style:family="text">
      <style:text-properties officeooo:rsid="046e7b97"/>
    </style:style>
    <style:style style:name="T333" style:family="text">
      <style:text-properties officeooo:rsid="046f7369"/>
    </style:style>
    <style:style style:name="T334" style:family="text">
      <style:text-properties officeooo:rsid="04709234"/>
    </style:style>
    <style:style style:name="T335" style:family="text">
      <style:text-properties officeooo:rsid="047200ad"/>
    </style:style>
    <style:style style:name="T336" style:family="text">
      <style:text-properties officeooo:rsid="0475a44d"/>
    </style:style>
    <style:style style:name="T337" style:family="text">
      <style:text-properties officeooo:rsid="0477d750"/>
    </style:style>
    <style:style style:name="T338" style:family="text">
      <style:text-properties officeooo:rsid="0478648f"/>
    </style:style>
    <style:style style:name="T339" style:family="text">
      <style:text-properties officeooo:rsid="047a4de8"/>
    </style:style>
    <style:style style:name="T340" style:family="text">
      <style:text-properties officeooo:rsid="047c0221"/>
    </style:style>
    <style:style style:name="T341" style:family="text">
      <style:text-properties officeooo:rsid="04857be8"/>
    </style:style>
    <style:style style:name="T342" style:family="text">
      <style:text-properties officeooo:rsid="048fd30e"/>
    </style:style>
    <style:style style:name="T343" style:family="text">
      <style:text-properties officeooo:rsid="049361b8"/>
    </style:style>
    <style:style style:name="T344" style:family="text">
      <style:text-properties officeooo:rsid="0497cba9"/>
    </style:style>
    <style:style style:name="T345" style:family="text">
      <style:text-properties officeooo:rsid="0498e305"/>
    </style:style>
    <style:style style:name="T346" style:family="text">
      <style:text-properties officeooo:rsid="049bd6af"/>
    </style:style>
    <style:style style:name="T347" style:family="text">
      <style:text-properties officeooo:rsid="04a0fd76"/>
    </style:style>
    <style:style style:name="T348" style:family="text">
      <style:text-properties officeooo:rsid="04a121e7"/>
    </style:style>
    <style:style style:name="T349" style:family="text">
      <style:text-properties fo:language="es" fo:country="CO"/>
    </style:style>
    <style:style style:name="T350" style:family="text">
      <style:text-properties fo:language="es" fo:country="CO" officeooo:rsid="042e052b"/>
    </style:style>
    <style:style style:name="T351" style:family="text">
      <style:text-properties fo:language="es" fo:country="CO" officeooo:rsid="0430048e"/>
    </style:style>
    <style:style style:name="T352" style:family="text">
      <style:text-properties fo:language="es" fo:country="CO" officeooo:rsid="04335fd6"/>
    </style:style>
    <style:style style:name="T353" style:family="text">
      <style:text-properties fo:language="es" fo:country="CO" officeooo:rsid="04355c4c"/>
    </style:style>
    <style:style style:name="T354" style:family="text">
      <style:text-properties fo:language="es" fo:country="CO" officeooo:rsid="04375530"/>
    </style:style>
    <style:style style:name="T355" style:family="text">
      <style:text-properties fo:language="es" fo:country="CO" officeooo:rsid="0438883f"/>
    </style:style>
    <style:style style:name="T356" style:family="text">
      <style:text-properties fo:language="es" fo:country="CO" officeooo:rsid="043907f0"/>
    </style:style>
    <style:style style:name="T357" style:family="text">
      <style:text-properties fo:language="es" fo:country="CO" officeooo:rsid="04112ad4"/>
    </style:style>
    <style:style style:name="T358" style:family="text">
      <style:text-properties fo:language="es" fo:country="CO" officeooo:rsid="04112acf"/>
    </style:style>
    <style:style style:name="T359" style:family="text">
      <style:text-properties fo:language="es" fo:country="CO" officeooo:rsid="0413bbdc"/>
    </style:style>
    <style:style style:name="T360" style:family="text">
      <style:text-properties fo:language="es" fo:country="CO" officeooo:rsid="04396e82"/>
    </style:style>
    <style:style style:name="T361" style:family="text">
      <style:text-properties fo:language="es" fo:country="CO" officeooo:rsid="043aff50"/>
    </style:style>
    <style:style style:name="T362" style:family="text">
      <style:text-properties fo:language="es" fo:country="CO" officeooo:rsid="043c7023"/>
    </style:style>
    <style:style style:name="T363" style:family="text">
      <style:text-properties fo:language="es" fo:country="CO" officeooo:rsid="043ce5f8"/>
    </style:style>
    <style:style style:name="T364" style:family="text">
      <style:text-properties fo:language="es" fo:country="CO" officeooo:rsid="0440e797"/>
    </style:style>
    <style:style style:name="T365" style:family="text">
      <style:text-properties fo:language="es" fo:country="CO" officeooo:rsid="04458f22"/>
    </style:style>
    <style:style style:name="T366" style:family="text">
      <style:text-properties fo:language="es" fo:country="CO" officeooo:rsid="0446ee8b"/>
    </style:style>
    <style:style style:name="T367" style:family="text">
      <style:text-properties fo:language="es" fo:country="CO" officeooo:rsid="0448a8d6"/>
    </style:style>
    <style:style style:name="T368" style:family="text">
      <style:text-properties fo:language="es" fo:country="CO" officeooo:rsid="044a9864"/>
    </style:style>
    <style:style style:name="T369" style:family="text">
      <style:text-properties fo:language="es" fo:country="CO" officeooo:rsid="044c2cf2"/>
    </style:style>
    <style:style style:name="T370" style:family="text">
      <style:text-properties fo:language="es" fo:country="CO" officeooo:rsid="044d8178"/>
    </style:style>
    <style:style style:name="T371" style:family="text">
      <style:text-properties fo:language="es" fo:country="CO" officeooo:rsid="044e4643"/>
    </style:style>
    <style:style style:name="T372" style:family="text">
      <style:text-properties fo:language="es" fo:country="CO" officeooo:rsid="0467eb78"/>
    </style:style>
    <style:style style:name="T373" style:family="text">
      <style:text-properties fo:language="es" fo:country="CO" officeooo:rsid="0468e20e"/>
    </style:style>
    <style:style style:name="T374" style:family="text">
      <style:text-properties fo:language="es" fo:country="CO" officeooo:rsid="0497cba9"/>
    </style:style>
    <style:style style:name="T375" style:family="text">
      <style:text-properties fo:language="es" fo:country="CO" officeooo:rsid="046c3bd8"/>
    </style:style>
    <style:style style:name="T376" style:family="text">
      <style:text-properties fo:language="es" fo:country="CO" officeooo:rsid="047200ad"/>
    </style:style>
    <style:style style:name="T377" style:family="text">
      <style:text-properties fo:language="es" fo:country="CO" officeooo:rsid="047c0221"/>
    </style:style>
    <style:style style:name="T378" style:family="text">
      <style:text-properties fo:language="es" fo:country="CO" officeooo:rsid="047d9194"/>
    </style:style>
    <style:style style:name="T379" style:family="text">
      <style:text-properties fo:language="es" fo:country="CO" officeooo:rsid="047f2ff1"/>
    </style:style>
    <style:style style:name="T380" style:family="text">
      <style:text-properties fo:language="es" fo:country="CO" officeooo:rsid="047fa770"/>
    </style:style>
    <style:style style:name="T381" style:family="text">
      <style:text-properties fo:language="es" fo:country="CO" officeooo:rsid="0480d71a"/>
    </style:style>
    <style:style style:name="T382" style:family="text">
      <style:text-properties fo:language="es" fo:country="CO" officeooo:rsid="04857be8"/>
    </style:style>
    <style:style style:name="T383" style:family="text">
      <style:text-properties fo:language="es" fo:country="CO" officeooo:rsid="0486fcf0"/>
    </style:style>
    <style:style style:name="T384" style:family="text">
      <style:text-properties fo:language="es" fo:country="CO" officeooo:rsid="048a4596"/>
    </style:style>
    <style:style style:name="T385" style:family="text">
      <style:text-properties fo:language="es" fo:country="CO" officeooo:rsid="048c0ba7"/>
    </style:style>
    <style:style style:name="T386" style:family="text">
      <style:text-properties fo:language="es" fo:country="CO" officeooo:rsid="048c8a74"/>
    </style:style>
    <style:style style:name="T387" style:family="text">
      <style:text-properties fo:language="es" fo:country="CO" officeooo:rsid="048ca4a3"/>
    </style:style>
    <style:style style:name="T388" style:family="text">
      <style:text-properties fo:language="es" fo:country="CO" officeooo:rsid="048e3ccc"/>
    </style:style>
    <style:style style:name="T389" style:family="text">
      <style:text-properties fo:language="es" fo:country="CO" officeooo:rsid="04a31ff0"/>
    </style:style>
    <style:style style:name="T390" style:family="text">
      <style:text-properties fo:language="es" fo:country="CO" officeooo:rsid="04a622b4"/>
    </style:style>
    <style:style style:name="T391" style:family="text">
      <style:text-properties fo:language="es" fo:country="CO" officeooo:rsid="04a766ee"/>
    </style:style>
    <style:style style:name="T392" style:family="text">
      <style:text-properties fo:language="es" fo:country="CO" officeooo:rsid="04ab5c6c"/>
    </style:style>
    <style:style style:name="T393" style:family="text">
      <style:text-properties fo:language="es" fo:country="CO" officeooo:rsid="04ac5adc"/>
    </style:style>
    <style:style style:name="T394" style:family="text">
      <style:text-properties fo:language="es" fo:country="CO" officeooo:rsid="04acb33b"/>
    </style:style>
    <style:style style:name="T395" style:family="text">
      <style:text-properties fo:language="es" fo:country="CO" officeooo:rsid="04ae4226"/>
    </style:style>
    <style:style style:name="T396" style:family="text">
      <style:text-properties fo:language="es" fo:country="CO" officeooo:rsid="01988155"/>
    </style:style>
    <style:style style:name="T397" style:family="text">
      <style:text-properties fo:language="es" fo:country="CO" officeooo:rsid="021af236"/>
    </style:style>
    <style:style style:name="T398" style:family="text">
      <style:text-properties fo:language="es" fo:country="CO" officeooo:rsid="021d77cf"/>
    </style:style>
    <style:style style:name="T399" style:family="text">
      <style:text-properties fo:language="es" fo:country="CO" officeooo:rsid="021f4620"/>
    </style:style>
    <style:style style:name="T400" style:family="text">
      <style:text-properties fo:language="es" fo:country="CO" officeooo:rsid="0230204c"/>
    </style:style>
    <style:style style:name="T401" style:family="text">
      <style:text-properties fo:language="es" fo:country="CO" officeooo:rsid="02385f94"/>
    </style:style>
    <style:style style:name="T402" style:family="text">
      <style:text-properties fo:language="es" fo:country="CO" officeooo:rsid="0238dd6c"/>
    </style:style>
    <style:style style:name="T403" style:family="text">
      <style:text-properties fo:language="es" fo:country="CO" officeooo:rsid="02391409"/>
    </style:style>
    <style:style style:name="T404" style:family="text">
      <style:text-properties fo:language="es" fo:country="CO" officeooo:rsid="023a9278"/>
    </style:style>
    <style:style style:name="T405" style:family="text">
      <style:text-properties fo:language="es" fo:country="CO" officeooo:rsid="043066a2"/>
    </style:style>
    <style:style style:name="T406" style:family="text">
      <style:text-properties fo:language="es" fo:country="CO" officeooo:rsid="023b53a5"/>
    </style:style>
    <style:style style:name="T407" style:family="text">
      <style:text-properties fo:language="es" fo:country="CO" officeooo:rsid="023ed49c"/>
    </style:style>
    <style:style style:name="T408" style:family="text">
      <style:text-properties fo:language="es" fo:country="CO" officeooo:rsid="040d0201"/>
    </style:style>
    <style:style style:name="T409" style:family="text">
      <style:text-properties fo:language="es" fo:country="CO" officeooo:rsid="024888d3"/>
    </style:style>
    <style:style style:name="T410" style:family="text">
      <style:text-properties fo:language="es" fo:country="CO" officeooo:rsid="03998d50"/>
    </style:style>
    <style:style style:name="T411" style:family="text">
      <style:text-properties fo:language="es" fo:country="CO" officeooo:rsid="046d8b6b"/>
    </style:style>
    <style:style style:name="T412" style:family="text">
      <style:text-properties fo:language="es" fo:country="CO" officeooo:rsid="04866412"/>
    </style:style>
    <style:style style:name="T413" style:family="text">
      <style:text-properties fo:language="es" fo:country="CO" officeooo:rsid="04885506"/>
    </style:style>
    <style:style style:name="T414" style:family="text">
      <style:text-properties fo:language="es" fo:country="CO" officeooo:rsid="048970fe"/>
    </style:style>
    <style:style style:name="T415" style:family="text">
      <style:text-properties fo:language="es" fo:country="CO" officeooo:rsid="039b168a"/>
    </style:style>
    <style:style style:name="T416" style:family="text">
      <style:text-properties fo:language="es" fo:country="CO" officeooo:rsid="04aa4bc2"/>
    </style:style>
    <style:style style:name="T417" style:family="text">
      <style:text-properties fo:language="es" fo:country="CO" officeooo:rsid="04b1b9d7"/>
    </style:style>
    <style:style style:name="T418" style:family="text">
      <style:text-properties fo:language="es" fo:country="CO" officeooo:rsid="04b23caf"/>
    </style:style>
    <style:style style:name="T419" style:family="text">
      <style:text-properties fo:language="es" fo:country="CO" officeooo:rsid="04b2ec3f"/>
    </style:style>
    <style:style style:name="T420" style:family="text">
      <style:text-properties fo:language="es" fo:country="CO" officeooo:rsid="04bf3431"/>
    </style:style>
    <style:style style:name="T421" style:family="text">
      <style:text-properties fo:language="es" fo:country="CO" officeooo:rsid="04cf6c32"/>
    </style:style>
    <style:style style:name="T422" style:family="text">
      <style:text-properties fo:language="es" fo:country="CO" officeooo:rsid="04d26608"/>
    </style:style>
    <style:style style:name="T423" style:family="text">
      <style:text-properties fo:language="es" fo:country="CO" officeooo:rsid="04d569be"/>
    </style:style>
    <style:style style:name="T424" style:family="text">
      <style:text-properties fo:language="es" fo:country="CO" officeooo:rsid="04db6a82"/>
    </style:style>
    <style:style style:name="T425" style:family="text">
      <style:text-properties fo:language="es" fo:country="CO" officeooo:rsid="04dab30a"/>
    </style:style>
    <style:style style:name="T426" style:family="text">
      <style:text-properties fo:language="es" fo:country="CO" officeooo:rsid="04de7bbf"/>
    </style:style>
    <style:style style:name="T427" style:family="text">
      <style:text-properties fo:language="es" fo:country="CO" officeooo:rsid="04de97ab"/>
    </style:style>
    <style:style style:name="T428" style:family="text">
      <style:text-properties fo:language="es" fo:country="CO" officeooo:rsid="04df263b"/>
    </style:style>
    <style:style style:name="T429" style:family="text">
      <style:text-properties fo:language="es" fo:country="CO" officeooo:rsid="04dfdc4d"/>
    </style:style>
    <style:style style:name="T430" style:family="text">
      <style:text-properties fo:language="es" fo:country="CO" officeooo:rsid="04e053e1"/>
    </style:style>
    <style:style style:name="T431" style:family="text">
      <style:text-properties fo:language="es" fo:country="CO" officeooo:rsid="04e1a3ed"/>
    </style:style>
    <style:style style:name="T432" style:family="text">
      <style:text-properties fo:language="es" fo:country="CO" officeooo:rsid="04e37ca6"/>
    </style:style>
    <style:style style:name="T433" style:family="text">
      <style:text-properties fo:language="es" fo:country="CO" officeooo:rsid="04f064b5"/>
    </style:style>
    <style:style style:name="T434" style:family="text">
      <style:text-properties fo:language="es" fo:country="CO" officeooo:rsid="04f1c86e"/>
    </style:style>
    <style:style style:name="T435" style:family="text">
      <style:text-properties fo:language="es" fo:country="CO" officeooo:rsid="04f1d6c8"/>
    </style:style>
    <style:style style:name="T436" style:family="text">
      <style:text-properties fo:language="es" fo:country="CO" officeooo:rsid="04c2bd44"/>
    </style:style>
    <style:style style:name="T437" style:family="text">
      <style:text-properties fo:language="es" fo:country="CO" officeooo:rsid="04b657c1"/>
    </style:style>
    <style:style style:name="T438" style:family="text">
      <style:text-properties fo:language="es" fo:country="CO" officeooo:rsid="04f5a035"/>
    </style:style>
    <style:style style:name="T439" style:family="text">
      <style:text-properties fo:language="es" fo:country="CO" officeooo:rsid="025c8888"/>
    </style:style>
    <style:style style:name="T440" style:family="text">
      <style:text-properties fo:language="es" fo:country="CO" officeooo:rsid="04447c60"/>
    </style:style>
    <style:style style:name="T441" style:family="text">
      <style:text-properties fo:language="es" fo:country="CO" officeooo:rsid="04fec3e1"/>
    </style:style>
    <style:style style:name="T442" style:family="text">
      <style:text-properties fo:language="es" fo:country="CO" officeooo:rsid="0503de45"/>
    </style:style>
    <style:style style:name="T443" style:family="text">
      <style:text-properties fo:language="es" fo:country="CO" officeooo:rsid="0505492f"/>
    </style:style>
    <style:style style:name="T444" style:family="text">
      <style:text-properties fo:language="es" fo:country="CO" officeooo:rsid="0526ab9e"/>
    </style:style>
    <style:style style:name="T445" style:family="text">
      <style:text-properties fo:language="es" fo:country="CO" officeooo:rsid="05e91dc6"/>
    </style:style>
    <style:style style:name="T446" style:family="text">
      <style:text-properties fo:language="es" fo:country="CO" officeooo:rsid="060e2a74"/>
    </style:style>
    <style:style style:name="T447" style:family="text">
      <style:text-properties fo:language="es" fo:country="CO" officeooo:rsid="0610aa37"/>
    </style:style>
    <style:style style:name="T448" style:family="text">
      <style:text-properties fo:language="es" fo:country="CO" officeooo:rsid="0610e320"/>
    </style:style>
    <style:style style:name="T449" style:family="text">
      <style:text-properties fo:language="es" fo:country="CO" officeooo:rsid="06161907"/>
    </style:style>
    <style:style style:name="T450" style:family="text">
      <style:text-properties fo:language="es" fo:country="CO" officeooo:rsid="0617c46f"/>
    </style:style>
    <style:style style:name="T451" style:family="text">
      <style:text-properties fo:language="es" fo:country="CO" officeooo:rsid="0619628f"/>
    </style:style>
    <style:style style:name="T452" style:family="text">
      <style:text-properties fo:language="es" fo:country="CO" officeooo:rsid="061a5483"/>
    </style:style>
    <style:style style:name="T453" style:family="text">
      <style:text-properties fo:language="es" fo:country="CO" officeooo:rsid="06350d88"/>
    </style:style>
    <style:style style:name="T454" style:family="text">
      <style:text-properties officeooo:rsid="04b00af5"/>
    </style:style>
    <style:style style:name="T455" style:family="text">
      <style:text-properties officeooo:rsid="04b9591f"/>
    </style:style>
    <style:style style:name="T456" style:family="text">
      <style:text-properties officeooo:rsid="04bc984e"/>
    </style:style>
    <style:style style:name="T457" style:family="text">
      <style:text-properties officeooo:rsid="04bd42c5"/>
    </style:style>
    <style:style style:name="T458" style:family="text">
      <style:text-properties officeooo:rsid="04c1815a"/>
    </style:style>
    <style:style style:name="T459" style:family="text">
      <style:text-properties officeooo:rsid="04b657c1"/>
    </style:style>
    <style:style style:name="T460" style:family="text">
      <style:text-properties officeooo:rsid="04c64927"/>
    </style:style>
    <style:style style:name="T461" style:family="text">
      <style:text-properties officeooo:rsid="025c8888"/>
    </style:style>
    <style:style style:name="T462" style:family="text">
      <style:text-properties officeooo:rsid="04c7a190"/>
    </style:style>
    <style:style style:name="T463" style:family="text">
      <style:text-properties officeooo:rsid="04caec87"/>
    </style:style>
    <style:style style:name="T464" style:family="text">
      <style:text-properties officeooo:rsid="04cbfdd7"/>
    </style:style>
    <style:style style:name="T465" style:family="text">
      <style:text-properties officeooo:rsid="04cd7424"/>
    </style:style>
    <style:style style:name="T466" style:family="text">
      <style:text-properties officeooo:rsid="04cf6c32"/>
    </style:style>
    <style:style style:name="T467" style:family="text">
      <style:text-properties officeooo:rsid="04d26608"/>
    </style:style>
    <style:style style:name="T468" style:family="text">
      <style:text-properties officeooo:rsid="04d43b3e"/>
    </style:style>
    <style:style style:name="T469" style:family="text">
      <style:text-properties officeooo:rsid="04d569be"/>
    </style:style>
    <style:style style:name="T470" style:family="text">
      <style:text-properties officeooo:rsid="04d8bcf6"/>
    </style:style>
    <style:style style:name="T471" style:family="text">
      <style:text-properties officeooo:rsid="04db6a82"/>
    </style:style>
    <style:style style:name="T472" style:family="text">
      <style:text-properties officeooo:rsid="04dcb495"/>
    </style:style>
    <style:style style:name="T473" style:family="text">
      <style:text-properties officeooo:rsid="04de7bbf"/>
    </style:style>
    <style:style style:name="T474" style:family="text">
      <style:text-properties officeooo:rsid="04de97ab"/>
    </style:style>
    <style:style style:name="T475" style:family="text">
      <style:text-properties officeooo:rsid="04df263b"/>
    </style:style>
    <style:style style:name="T476" style:family="text">
      <style:text-properties officeooo:rsid="04dfdc4d"/>
    </style:style>
    <style:style style:name="T477" style:family="text">
      <style:text-properties officeooo:rsid="04e37ca6"/>
    </style:style>
    <style:style style:name="T478" style:family="text">
      <style:text-properties officeooo:rsid="04ed69aa"/>
    </style:style>
    <style:style style:name="T479" style:family="text">
      <style:text-properties officeooo:rsid="04ed9486"/>
    </style:style>
    <style:style style:name="T480" style:family="text">
      <style:text-properties officeooo:rsid="04ef8e05"/>
    </style:style>
    <style:style style:name="T481" style:family="text">
      <style:text-properties officeooo:rsid="04f1c86e"/>
    </style:style>
    <style:style style:name="T482" style:family="text">
      <style:text-properties officeooo:rsid="04f5a035"/>
    </style:style>
    <style:style style:name="T483" style:family="text">
      <style:text-properties officeooo:rsid="04fa5ef3"/>
    </style:style>
    <style:style style:name="T484" style:family="text">
      <style:text-properties officeooo:rsid="04fd8a83"/>
    </style:style>
    <style:style style:name="T485" style:family="text">
      <style:text-properties officeooo:rsid="04fec3e1"/>
    </style:style>
    <style:style style:name="T486" style:family="text">
      <style:text-properties officeooo:rsid="04ff5559"/>
    </style:style>
    <style:style style:name="T487" style:family="text">
      <style:text-properties officeooo:rsid="050073b9"/>
    </style:style>
    <style:style style:name="T488" style:family="text">
      <style:text-properties officeooo:rsid="0503de45"/>
    </style:style>
    <style:style style:name="T489" style:family="text">
      <style:text-properties officeooo:rsid="0509b1bb"/>
    </style:style>
    <style:style style:name="T490" style:family="text">
      <style:text-properties officeooo:rsid="050a891c"/>
    </style:style>
    <style:style style:name="T491" style:family="text">
      <style:text-properties officeooo:rsid="050b8176"/>
    </style:style>
    <style:style style:name="T492" style:family="text">
      <style:text-properties officeooo:rsid="050d5c27"/>
    </style:style>
    <style:style style:name="T493" style:family="text">
      <style:text-properties officeooo:rsid="050ed4dd"/>
    </style:style>
    <style:style style:name="T494" style:family="text">
      <style:text-properties officeooo:rsid="05111f15"/>
    </style:style>
    <style:style style:name="T495" style:family="text">
      <style:text-properties officeooo:rsid="052c1b9c"/>
    </style:style>
    <style:style style:name="T496" style:family="text">
      <style:text-properties officeooo:rsid="052c6dc6"/>
    </style:style>
    <style:style style:name="T497" style:family="text">
      <style:text-properties officeooo:rsid="05371d24"/>
    </style:style>
    <style:style style:name="T498" style:family="text">
      <style:text-properties officeooo:rsid="053a124a"/>
    </style:style>
    <style:style style:name="T499" style:family="text">
      <style:text-properties officeooo:rsid="05406b35"/>
    </style:style>
    <style:style style:name="T500" style:family="text">
      <style:text-properties officeooo:rsid="05421f2a"/>
    </style:style>
    <style:style style:name="T501" style:family="text">
      <style:text-properties officeooo:rsid="05455a76"/>
    </style:style>
    <style:style style:name="T502" style:family="text">
      <style:text-properties officeooo:rsid="05464020"/>
    </style:style>
    <style:style style:name="T503" style:family="text">
      <style:text-properties officeooo:rsid="0548234b"/>
    </style:style>
    <style:style style:name="T504" style:family="text">
      <style:text-properties officeooo:rsid="05498773"/>
    </style:style>
    <style:style style:name="T505" style:family="text">
      <style:text-properties officeooo:rsid="054a9f7e"/>
    </style:style>
    <style:style style:name="T506" style:family="text">
      <style:text-properties officeooo:rsid="054cbe18"/>
    </style:style>
    <style:style style:name="T507" style:family="text">
      <style:text-properties officeooo:rsid="055354cf"/>
    </style:style>
    <style:style style:name="T508" style:family="text">
      <style:text-properties officeooo:rsid="0554f79b"/>
    </style:style>
    <style:style style:name="T509" style:family="text">
      <style:text-properties officeooo:rsid="0555736e"/>
    </style:style>
    <style:style style:name="T510" style:family="text">
      <style:text-properties officeooo:rsid="05564b5c"/>
    </style:style>
    <style:style style:name="T511" style:family="text">
      <style:text-properties officeooo:rsid="0556a074"/>
    </style:style>
    <style:style style:name="T512" style:family="text">
      <style:text-properties officeooo:rsid="0557b40d"/>
    </style:style>
    <style:style style:name="T513" style:family="text">
      <style:text-properties officeooo:rsid="05587118"/>
    </style:style>
    <style:style style:name="T514" style:family="text">
      <style:text-properties officeooo:rsid="055afce0"/>
    </style:style>
    <style:style style:name="T515" style:family="text">
      <style:text-properties officeooo:rsid="055cafd1"/>
    </style:style>
    <style:style style:name="T516" style:family="text">
      <style:text-properties officeooo:rsid="055d2be8"/>
    </style:style>
    <style:style style:name="T517" style:family="text">
      <style:text-properties officeooo:rsid="056122bf"/>
    </style:style>
    <style:style style:name="T518" style:family="text">
      <style:text-properties officeooo:rsid="0562f1d2"/>
    </style:style>
    <style:style style:name="T519" style:family="text">
      <style:text-properties officeooo:rsid="05649e28"/>
    </style:style>
    <style:style style:name="T520" style:family="text">
      <style:text-properties officeooo:rsid="056524d9"/>
    </style:style>
    <style:style style:name="T521" style:family="text">
      <style:text-properties officeooo:rsid="0566451f"/>
    </style:style>
    <style:style style:name="T522" style:family="text">
      <style:text-properties officeooo:rsid="0566573c"/>
    </style:style>
    <style:style style:name="T523" style:family="text">
      <style:text-properties officeooo:rsid="056787e7"/>
    </style:style>
    <style:style style:name="T524" style:family="text">
      <style:text-properties officeooo:rsid="0568ed24"/>
    </style:style>
    <style:style style:name="T525" style:family="text">
      <style:text-properties officeooo:rsid="0569af48"/>
    </style:style>
    <style:style style:name="T526" style:family="text">
      <style:text-properties officeooo:rsid="056cf4a8"/>
    </style:style>
    <style:style style:name="T527" style:family="text">
      <style:text-properties officeooo:rsid="056d4f24"/>
    </style:style>
    <style:style style:name="T528" style:family="text">
      <style:text-properties officeooo:rsid="057342a9"/>
    </style:style>
    <style:style style:name="T529" style:family="text">
      <style:text-properties officeooo:rsid="0574111c"/>
    </style:style>
    <style:style style:name="T530" style:family="text">
      <style:text-properties officeooo:rsid="05937769"/>
    </style:style>
    <style:style style:name="T531" style:family="text">
      <style:text-properties officeooo:rsid="059f476f"/>
    </style:style>
    <style:style style:name="T532" style:family="text">
      <style:text-properties officeooo:rsid="05a0e501"/>
    </style:style>
    <style:style style:name="T533" style:family="text">
      <style:text-properties officeooo:rsid="05a246cf"/>
    </style:style>
    <style:style style:name="T534" style:family="text">
      <style:text-properties officeooo:rsid="05a36dc7"/>
    </style:style>
    <style:style style:name="T535" style:family="text">
      <style:text-properties officeooo:rsid="05a56ce3"/>
    </style:style>
    <style:style style:name="T536" style:family="text">
      <style:text-properties officeooo:rsid="05a65b54"/>
    </style:style>
    <style:style style:name="T537" style:family="text">
      <style:text-properties officeooo:rsid="05a7ea5e"/>
    </style:style>
    <style:style style:name="T538" style:family="text">
      <style:text-properties officeooo:rsid="05a87ef6"/>
    </style:style>
    <style:style style:name="T539" style:family="text">
      <style:text-properties officeooo:rsid="05aa0806"/>
    </style:style>
    <style:style style:name="T540" style:family="text">
      <style:text-properties officeooo:rsid="05af7eca"/>
    </style:style>
    <style:style style:name="T541" style:family="text">
      <style:text-properties officeooo:rsid="05b12c97"/>
    </style:style>
    <style:style style:name="T542" style:family="text">
      <style:text-properties officeooo:rsid="05b1a4b1"/>
    </style:style>
    <style:style style:name="T543" style:family="text">
      <style:text-properties officeooo:rsid="05b2d33e"/>
    </style:style>
    <style:style style:name="T544" style:family="text">
      <style:text-properties officeooo:rsid="05b47486"/>
    </style:style>
    <style:style style:name="T545" style:family="text">
      <style:text-properties officeooo:rsid="05b6519a"/>
    </style:style>
    <style:style style:name="T546" style:family="text">
      <style:text-properties officeooo:rsid="05b9805d"/>
    </style:style>
    <style:style style:name="T547" style:family="text">
      <style:text-properties officeooo:rsid="05be12f7"/>
    </style:style>
    <style:style style:name="T548" style:family="text">
      <style:text-properties officeooo:rsid="05bfd0ab"/>
    </style:style>
    <style:style style:name="T549" style:family="text">
      <style:text-properties officeooo:rsid="05c88246"/>
    </style:style>
    <style:style style:name="T550" style:family="text">
      <style:text-properties officeooo:rsid="05c9e1d8"/>
    </style:style>
    <style:style style:name="T551" style:family="text">
      <style:text-properties officeooo:rsid="05cbb38b"/>
    </style:style>
    <style:style style:name="T552" style:family="text">
      <style:text-properties officeooo:rsid="05cc8db4"/>
    </style:style>
    <style:style style:name="T553" style:family="text">
      <style:text-properties officeooo:rsid="05ce356c"/>
    </style:style>
    <style:style style:name="T554" style:family="text">
      <style:text-properties officeooo:rsid="05d1be50"/>
    </style:style>
    <style:style style:name="T555" style:family="text">
      <style:text-properties officeooo:rsid="05d4a8a3"/>
    </style:style>
    <style:style style:name="T556" style:family="text">
      <style:text-properties officeooo:rsid="05d78cdc"/>
    </style:style>
    <style:style style:name="T557" style:family="text">
      <style:text-properties officeooo:rsid="05d93218"/>
    </style:style>
    <style:style style:name="T558" style:family="text">
      <style:text-properties officeooo:rsid="05d9919b"/>
    </style:style>
    <style:style style:name="T559" style:family="text">
      <style:text-properties officeooo:rsid="05d9ae00"/>
    </style:style>
    <style:style style:name="T560" style:family="text">
      <style:text-properties officeooo:rsid="05da9bc7"/>
    </style:style>
    <style:style style:name="T561" style:family="text">
      <style:text-properties officeooo:rsid="05ded9b0"/>
    </style:style>
    <style:style style:name="T562" style:family="text">
      <style:text-properties officeooo:rsid="05e21e94"/>
    </style:style>
    <style:style style:name="T563" style:family="text">
      <style:text-properties officeooo:rsid="05e5817e"/>
    </style:style>
    <style:style style:name="T564" style:family="text">
      <style:text-properties officeooo:rsid="05e91dc6"/>
    </style:style>
    <style:style style:name="T565" style:family="text">
      <style:text-properties officeooo:rsid="05eb1d20"/>
    </style:style>
    <style:style style:name="T566" style:family="text">
      <style:text-properties officeooo:rsid="05ecca6f"/>
    </style:style>
    <style:style style:name="T567" style:family="text">
      <style:text-properties officeooo:rsid="05ee7655"/>
    </style:style>
    <style:style style:name="T568" style:family="text">
      <style:text-properties officeooo:rsid="05ee9b91"/>
    </style:style>
    <style:style style:name="T569" style:family="text">
      <style:text-properties officeooo:rsid="05f09521"/>
    </style:style>
    <style:style style:name="T570" style:family="text">
      <style:text-properties officeooo:rsid="05f77b25"/>
    </style:style>
    <style:style style:name="T571" style:family="text">
      <style:text-properties officeooo:rsid="05f950e7"/>
    </style:style>
    <style:style style:name="T572" style:family="text">
      <style:text-properties officeooo:rsid="05f968d5"/>
    </style:style>
    <style:style style:name="T573" style:family="text">
      <style:text-properties officeooo:rsid="05fbdd3d"/>
    </style:style>
    <style:style style:name="T574" style:family="text">
      <style:text-properties officeooo:rsid="05fccf5d"/>
    </style:style>
    <style:style style:name="T575" style:family="text">
      <style:text-properties officeooo:rsid="05fdefc1"/>
    </style:style>
    <style:style style:name="T576" style:family="text">
      <style:text-properties officeooo:rsid="05fe48c9"/>
    </style:style>
    <style:style style:name="T577" style:family="text">
      <style:text-properties officeooo:rsid="06061169"/>
    </style:style>
    <style:style style:name="T578" style:family="text">
      <style:text-properties officeooo:rsid="0607a5e6"/>
    </style:style>
    <style:style style:name="T579" style:family="text">
      <style:text-properties officeooo:rsid="06082e0a"/>
    </style:style>
    <style:style style:name="T580" style:family="text">
      <style:text-properties officeooo:rsid="06085511"/>
    </style:style>
    <style:style style:name="T581" style:family="text">
      <style:text-properties officeooo:rsid="06089d7f"/>
    </style:style>
    <style:style style:name="T582" style:family="text">
      <style:text-properties officeooo:rsid="060a5749"/>
    </style:style>
    <style:style style:name="T583" style:family="text">
      <style:text-properties officeooo:rsid="060a94c4"/>
    </style:style>
    <style:style style:name="T584" style:family="text">
      <style:text-properties officeooo:rsid="060c60bc"/>
    </style:style>
    <style:style style:name="T585" style:family="text">
      <style:text-properties officeooo:rsid="060e2a74"/>
    </style:style>
    <style:style style:name="T586" style:family="text">
      <style:text-properties officeooo:rsid="0610aa37"/>
    </style:style>
    <style:style style:name="T587" style:family="text">
      <style:text-properties officeooo:rsid="0610e320"/>
    </style:style>
    <style:style style:name="T588" style:family="text">
      <style:text-properties officeooo:rsid="06161907"/>
    </style:style>
    <style:style style:name="T589" style:family="text">
      <style:text-properties officeooo:rsid="0617c46f"/>
    </style:style>
    <style:style style:name="T590" style:family="text">
      <style:text-properties officeooo:rsid="0619628f"/>
    </style:style>
    <style:style style:name="T591" style:family="text">
      <style:text-properties officeooo:rsid="0620da91"/>
    </style:style>
    <style:style style:name="T592" style:family="text">
      <style:text-properties officeooo:rsid="06211a79"/>
    </style:style>
    <style:style style:name="T593" style:family="text">
      <style:text-properties officeooo:rsid="0622bc4b"/>
    </style:style>
    <style:style style:name="T594" style:family="text">
      <style:text-properties officeooo:rsid="0623bf85"/>
    </style:style>
    <style:style style:name="T595" style:family="text">
      <style:text-properties officeooo:rsid="0623c295"/>
    </style:style>
    <style:style style:name="T596" style:family="text">
      <style:text-properties officeooo:rsid="062561f8"/>
    </style:style>
    <style:style style:name="T597" style:family="text">
      <style:text-properties officeooo:rsid="0626a869"/>
    </style:style>
    <style:style style:name="T598" style:family="text">
      <style:text-properties officeooo:rsid="06292ab7"/>
    </style:style>
    <style:style style:name="T599" style:family="text">
      <style:text-properties officeooo:rsid="062aa2f5"/>
    </style:style>
    <style:style style:name="T600" style:family="text">
      <style:text-properties officeooo:rsid="062c3ebd"/>
    </style:style>
    <style:style style:name="T601" style:family="text">
      <style:text-properties officeooo:rsid="062d9ade"/>
    </style:style>
    <style:style style:name="T602" style:family="text">
      <style:text-properties officeooo:rsid="062f6303"/>
    </style:style>
    <style:style style:name="T603" style:family="text">
      <style:text-properties officeooo:rsid="06308679"/>
    </style:style>
    <style:style style:name="T604" style:family="text">
      <style:text-properties officeooo:rsid="0630fe7b"/>
    </style:style>
    <style:style style:name="T605" style:family="text">
      <style:text-properties officeooo:rsid="0631dd7c"/>
    </style:style>
    <style:style style:name="T606" style:family="text">
      <style:text-properties officeooo:rsid="06337fa8"/>
    </style:style>
    <style:style style:name="T607" style:family="text">
      <style:text-properties officeooo:rsid="0635c28e"/>
    </style:style>
    <style:style style:name="T608" style:family="text">
      <style:text-properties officeooo:rsid="063755e8"/>
    </style:style>
    <style:style style:name="T609" style:family="text">
      <style:text-properties officeooo:rsid="06390cc4"/>
    </style:style>
    <style:style style:name="T610" style:family="text">
      <style:text-properties officeooo:rsid="063d0dd7"/>
    </style:style>
    <style:style style:name="T611" style:family="text">
      <style:text-properties officeooo:rsid="063db577"/>
    </style:style>
    <style:style style:name="T612" style:family="text">
      <style:text-properties officeooo:rsid="063db608"/>
    </style:style>
    <style:style style:name="T613" style:family="text">
      <style:text-properties officeooo:rsid="063df4b2"/>
    </style:style>
    <style:style style:name="T614" style:family="text">
      <style:text-properties officeooo:rsid="063fb66a"/>
    </style:style>
    <style:style style:name="T615" style:family="text">
      <style:text-properties officeooo:rsid="06414cde"/>
    </style:style>
    <style:style style:name="T616" style:family="text">
      <style:text-properties officeooo:rsid="06446810"/>
    </style:style>
    <style:style style:name="T617" style:family="text">
      <style:text-properties officeooo:rsid="064a6d06"/>
    </style:style>
    <style:style style:name="T618" style:family="text">
      <style:text-properties officeooo:rsid="064b9f3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3" text:outline-level="1">Introducción.</text:h>
      <text:h text:style-name="P361" text:outline-level="2">Presentación.</text:h>
      <text:p text:style-name="P309">Hola, mi nombre es José Luis Quiroga Beltrán, el objetivo <text:span text:style-name="T4">de </text:span>ést<text:span text:style-name="T4">e</text:span> <text:span text:style-name="T4">video</text:span> es <text:span text:style-name="T277">darle unas buenas noticias y otras que no parecen buenas.</text:span></text:p>
      <text:p text:style-name="P309"><text:span text:style-name="T277">Amo La Lógica. Amo La Verdad. Amo La Vida. Amo La Libertad. Amo La Justicia. Espero serles fiel a lo largo de esta presentación.</text:span> <text:span text:style-name="T277">Y poder mostrar los argumentos, los conceptos, la evidencia y la forma en que ese amor me llevo, me hizo amar, a Yeshua, a mi Padre, a su Espíritu y las narraciones comúnmente conocidas con el nombre de La Biblia.</text:span></text:p>
      <text:h text:style-name="P362" text:outline-level="2"><text:span text:style-name="T313">Advertencia</text:span>.</text:h>
      <text:p text:style-name="P310">A manera de advertencia debo decir que a lo largo de este video, y con la única intención de hacer mas efectiva la comunicación: voy a usar cualquier recurso de actuación que considere oportuno.</text:p>
      <text:p text:style-name="P311">Voy a actuar esta presentación. Voy a hacer énfasis en diferentes momentos y de diferentes maneras. <text:span text:style-name="T278">Voy a repetir, voy a aclarar, voy a subir el tono de voz. </text:span>Voy a parecer emocionado, enojado, sarcástico, burlón, triste, alegre. Voy a cantar, voy a orar, <text:span text:style-name="T281">voy a leer la biblia, voy a bailar, </text:span>voy a hacer lo que considere necesario para <text:span text:style-name="T278">comunicar lo que deseo comunicar</text:span>. <text:span text:style-name="T278">El objetivo no es solo conservar su atención. Es comunicar una idea. </text:span></text:p>
      <text:p text:style-name="P312">Espero lograr mi objetivo.</text:p>
      <text:p text:style-name="P314">Por ejemplo, en cualquier momento puedo cerrar mis ojos, levantar mi cabeza y mis manos y decir algo como:</text:p>
      <text:p text:style-name="P337">Padre Celestial, te pido en el nombre <text:span text:style-name="T280">que es sobre todo nombre, en el nombre </text:span>de tu hijo Jesucristo, <text:span text:style-name="T310">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15">O puede que comience a cantar en cualquier momento:</text:p>
      <text:p text:style-name="P338">Nuestros corazones, insaciables son</text:p>
      <text:p text:style-name="P316"><text:soft-page-break/>No se preocupe que no pienso convencerlo de que la biblia es cierta. Yo no puedo hacer eso. <text:span text:style-name="T282">Lo que si voy a hacer es citar y leer los versículos de la biblia que considere necesarios para comunicar lo que quiero comunicar. Y que sean La Lógica y La Vida misma, en el momento Justo, las que vayan revelando La Verdad.</text:span></text:p>
      <text:p text:style-name="P313">Está advertido. </text:p>
      <text:h text:style-name="P361" text:outline-level="2">Preguntas.</text:h>
      <text:p text:style-name="P317"><text:span text:style-name="T5">Si alguien dice “C</text:span>reo en la biblia <text:span text:style-name="T5">y</text:span> creo en la ciencia”, <text:span text:style-name="T311">o “C</text:span>reo en la biblia <text:span text:style-name="T5">y</text:span> creo en la <text:span text:style-name="T311">verdad</text:span>”, <text:span text:style-name="T311">o “C</text:span>reo en la biblia <text:span text:style-name="T5">y</text:span> creo en la <text:span text:style-name="T311">lógica</text:span>”, <text:s/><text:span text:style-name="T311">es muy fácil pensar que dicha persona o no sabe mucho de lo uno</text:span>, <text:span text:style-name="T5">o no sabe mucho de lo otro, o vive en permanente contradicción y no le importa.</text:span></text:p>
      <text:p text:style-name="P318">Esto porque cuando se sabe algo de <text:span text:style-name="T312">biblia </text:span>ciencia, <text:span text:style-name="T312">y de lógica</text:span> <text:span text:style-name="T312">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319">Si el universo tiene 6 mil años, <text:span text:style-name="T27">el tiempo que ha pasado desde La Creación según la biblia</text:span>, ¿Como es posible que veamos estrellas que están a millones de años luz?</text:p>
      <text:p text:style-name="P320">¿<text:span text:style-name="T10">Como es posible que los dinosaurios hallan vivido hace 80 millones de años y que la biblia sea también cierta?</text:span></text:p>
      <text:p text:style-name="P322">¿Como es posible que el universo exista desde hace mas de 14 mil millones de años y que la biblia sea también cierta?</text:p>
      <text:p text:style-name="P322">¿Como es posible que la teoría de la evolución y la biblia sean ambas ciertas?</text:p>
      <text:p text:style-name="P324"><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1">Si es cierto lo que dice Jesucristo que nadie va al padre sino por el, <text:span text:style-name="T23">¿</text:span>Adán va al cielo o al infierno?</text:p>
      <text:p text:style-name="P325">Si Dios <text:span text:style-name="T9">es bueno, es amor, </text:span>quiere la <text:span text:style-name="T7">salvación</text:span> de <text:span text:style-name="T7">todos y no hay nada imposible para el, ¿Por qué solo unos pocos se salvan?</text:span></text:p>
      <text:p text:style-name="P323">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323"><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32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326">¿Como es posible que la cronología de la historia Egipcia y la biblia sean ambas ciertas?</text:p>
      <text:p text:style-name="P327"><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328">El rey va y mata, asesina, mujeres niños, hasta los de pecho, ancianos, hombres y animales, mata todo, asesina todo, hasta el gato. Solo deja con vida al rey <text:span text:style-name="T284">de Amelec</text:span> y los mejores animales, con la intención de también matarlos en sacrificio a ese Dios que le dio la orden de matar todo. </text:p>
      <text:p text:style-name="P328">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327"><text:span text:style-name="T285">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328"><text:soft-page-break/>¿Como explicar a ese Dios bueno, que todo lo sabe, pero que ordena matar después de haber mandado no matar y que se vive arrepintiendo de lo que sabia que iba a pasar?</text:p>
      <text:p text:style-name="P329">Ese mismo Dios que se le olvid<text:span text:style-name="T34">ó</text:span> poner como mandamiento “no esclavizar”, tal vez porque ahora nos quiere de esclavos.</text:p>
      <text:p text:style-name="P330">Y las serpientes, que hablan.</text:p>
      <text:p text:style-name="P330">Y los burros que hablan.</text:p>
      <text:p text:style-name="P330">Y que todos salimos de una parejita.</text:p>
      <text:p text:style-name="P330">Y que primero fueron la tierra y el mar y luego las estrellas.</text:p>
      <text:p text:style-name="P330">Y que todo se creo en siete días. Esos que tienen mañana y tarde.</text:p>
      <text:p text:style-name="P330">Y que <text:span text:style-name="T17">unos tipos viven en un desierto de </text:span>pan <text:span text:style-name="T17">que cae </text:span>del cielo por cuarenta años.</text:p>
      <text:p text:style-name="P33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0">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332">Y que <text:span text:style-name="T43">Noe tuvo sus hijos como a los 500 y pucho de años. ¿Serian añitos?</text:span></text:p>
      <text:p text:style-name="P332"><text:span text:style-name="T43">Y que </text:span>antes del diluvio las personas vivían como 900 años.</text:p>
      <text:p text:style-name="P330">Y que un pez grande se traga un tipo y después de tres días lo escupe en un playa. <text:span text:style-name="T16">Jonás.</text:span></text:p>
      <text:p text:style-name="P331">Y <text:span text:style-name="T16">que </text:span>los muertos resucitan.</text:p>
      <text:p text:style-name="P33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333">No parece muy científico <text:span text:style-name="T22">ni lógico</text:span> el asunto. <text:span text:style-name="T20">¿No?</text:span></text:p>
      <text:p text:style-name="P334">Surgen muchas preguntas. <text:span text:style-name="T283">Muchas de ellas asumen otras preguntas. Muchas de ellas asumen cosas que no dice la biblia. Muchas de ellas asumen cosas que no dice la ciencia.</text:span></text:p>
      <text:p text:style-name="P335">Este video no va a responder estas preguntas una por una. Mas bien <text:span text:style-name="T279">tiene la intención de</text:span> matar todos los pájaros de un tiro.</text:p>
      <text:h text:style-name="P373" text:outline-level="1"><text:soft-page-break/>Creador.</text:h>
      <text:h text:style-name="P361" text:outline-level="2">Creatividad <text:span text:style-name="T35">técnica</text:span>.</text:h>
      <text:p text:style-name="P27">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25">á</text:span>bricas <text:span text:style-name="T325">que usan máquinas hechas por otras fábricas para construir</text:span> OBJETOS que le facilitan al hombre suplir sus necesidades básicas de comida, ropa, aseo y vivienda.</text:p>
      <text:p text:style-name="P28">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29">La creatividad técnica, es de lejos, el mecanismo mas importante, mas confiable, para sustentar cualquier modelo o teoría científica.</text:p>
      <text:p text:style-name="P29">Nadie puede <text:span text:style-name="T58">racionalmente </text:span>decir hoy: ”Yo no creo en aviones”, “<text:span text:style-name="T44">No, no, es que, yo no creo en aviones”.</text:span></text:p>
      <text:p text:style-name="P29">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0">Nadie puede <text:span text:style-name="T59">racionalmente </text:span>decir hoy:”Yo no creo en <text:span text:style-name="T45">computadores</text:span>”, “<text:span text:style-name="T44">No, no, es que, yo no creo en computadores”.</text:span></text:p>
      <text:p text:style-name="P31">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2"><text:span text:style-name="T46">Sin embargo, no se puede decir lo mismo de l</text:span>o muy grande, lo muy lejano, lo muy pequeño, el pasado, el futuro.</text:p>
      <text:p text:style-name="P33">¿Quien ha construido una estrella, <text:span text:style-name="T42">una galaxia</text:span>?</text:p>
      <text:p text:style-name="P33"><text:soft-page-break/>¿Quien ha construido <text:span text:style-name="T39">materia de la nada</text:span>?</text:p>
      <text:p text:style-name="P33">¿Quien ha construido un segundo, un minuto, una hora?</text:p>
      <text:p text:style-name="P34">La creatividad técnica, <text:span text:style-name="T51">esa que usamos en el día a día, </text:span>no ha llegado a ese punto.</text:p>
      <text:p text:style-name="P34">Eso significa que las teorías científicas que hablan de este tipo de cosas no son tan científicas. No son realmente conocimiento.</text:p>
      <text:p text:style-name="P35">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36">Cuando sea <text:span text:style-name="T100">racionalmente </text:span>imposible decir:”Yo no creo que viajemos a las estrellas”, <text:span text:style-name="T99">c</text:span>uando sea <text:span text:style-name="T100">racionalmente </text:span>imposible decir:“Yo no creo en el viaje en el tiempo”, para la persona del común, <text:span text:style-name="T99">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37">Mientras tanto no. <text:span text:style-name="T266">Mientras tanto son solo conjeturas.</text:span></text:p>
      <text:p text:style-name="P38">La palabra “ciencia” <text:span text:style-name="T301">y la palabra “saber” s</text:span>e han vuel<text:span text:style-name="T287">t</text:span>o sinónimo<text:span text:style-name="T301">s</text:span> de “certeza” <text:span text:style-name="T302">en la mente de la mayoría de las personas</text:span>.</text:p>
      <text:p text:style-name="P39">Hay personas que creen tener certeza de lo que paso hace millones de años. “Esta demostrado científicamente”. “Lo sabemos”. “La ciencia ya lo demostró”.</text:p>
      <text:p text:style-name="P40"><text:span text:style-name="T314">La creatividad técnica es e</text:span>l mejor test, para <text:span text:style-name="T303">determinar si una </text:span>hipótesis <text:span text:style-name="T303">es científica o no</text:span>. Mucho mas confiable que cualquier otro <text:span text:style-name="T314">mecanismo. Y no </text:span>terminar llamando “ciencia” a una <text:span text:style-name="T321">simple </text:span>religión.</text:p>
      <text:h text:style-name="P361" text:outline-level="2"><text:span text:style-name="T60">Complejidad técnica</text:span>.</text:h>
      <text:p text:style-name="P41">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42"><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43">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4">Vemos y bajamos un video que nos gusta en Internet y se nos olvida lo que fue necesario para que eso pudiera suceder.</text:p>
      <text:p text:style-name="P44"><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5">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46">Por eso, es muy fácil subestimar la gran cantidad de avances en la creatividad técnica del hombre cuando simplemente se usa su resultado. Lo niños de ahora suelen pensar que Internet siempre a estado ahí.</text:p>
      <text:p text:style-name="P47"><text:span text:style-name="T69">Es fácil olvidar o ignorar que u</text:span>na mayor complejidad técnica requiere una mayor creatividad técnica.</text:p>
      <text:h text:style-name="P361" text:outline-level="2">Biología.</text:h>
      <text:p text:style-name="P48">Uno de los campos mas estudiados, mediante <text:span text:style-name="T288">máquinas</text:span> <text:span text:style-name="T288">como el microscopio electrónico, </text:span>resultado de la creatividad técnica del hombre, es <text:span text:style-name="T288">el de todo lo relacionado con</text:span> plantas, animales y el hombre. <text:span text:style-name="T289">Lo biológico.</text:span></text:p>
      <text:p text:style-name="P48"><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8">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53">La maquinaria biológica es muchísimo mas compleja que la maquinaria hecha por el hombre.</text:p>
      <text:p text:style-name="P54">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55">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56">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9"><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50"><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50">Nadie a creado una maquina que piense, que pueda remplazar al ser humano. Todas las maquinas que el hombre ha creado necesitan del hombre en <text:span text:style-name="T74">algún</text:span> momento para seguir funcionando.</text:p>
      <text:p text:style-name="P57">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5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59">En biología el hombre todavía no tiene creatividad técnica. Usa máquinas resultado de la creatividad técnica para estudiar la maquinaria biológica. Pero no construye maquinaria biológica. No tenemos ni idea como hacerlo.</text:p>
      <text:h text:style-name="P361" text:outline-level="2"><text:bookmark-start text:name="__RefHeading___Toc2348_2607073284"/><text:soft-page-break/>Creador.<text:bookmark-end text:name="__RefHeading___Toc2348_2607073284"/></text:h>
      <text:p text:style-name="P60">Es indudable que el hombre tiene una gran creatividad técnica.</text:p>
      <text:p text:style-name="P61">La pregunta que surge es:</text:p>
      <text:p text:style-name="P62"><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62">Es absurdo.</text:p>
      <text:p text:style-name="P64">Es como <text:span text:style-name="T134">si alguien dijera:</text:span></text:p>
      <text:p text:style-name="P65">¿Hacer un cuchillo? Genial ! Inteligentisimo ! Gran Creatividad ! Qué maravilla de tecnología ! Que diseño !</text:p>
      <text:p text:style-name="P65">¿Hacer un Computador? Ahh no, eso si se hace solo. Eso solo hay que esperar <text:span text:style-name="T290">miles de </text:span>millones de años y se arma solito. Eso no tiene gracia. Que tontería. Mírelos ahí están. <text:span text:style-name="T286">Esa es la prueba de que se arman solos. </text:span>Eso no tiene problema. Ahí esta la prueba.</text:p>
      <text:p text:style-name="P63"><text:span text:style-name="T135">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1">programa</text:span> mencionado.</text:p>
      <text:p text:style-name="P66">Pero eso es lo que algunas personas creen, si se lo enseñan desde <text:span text:style-name="T292">chiquitas</text:span> en el colegio.</text:p>
      <text:p text:style-name="P67">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6">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8">Esa maquina tiene un problema de software. Tiene un virus <text:span text:style-name="T91">que la esta matando</text:span>. <text:span text:style-name="T92">Que <text:s/>a veces la hace pensar de manera absurda.</text:span> Necesita el antivirus.</text:p>
      <text:p text:style-name="P69"><text:span text:style-name="T98">Por el</text:span> contrario, <text:span text:style-name="T98">si tenemos que:</text:span></text:p>
      <text:p text:style-name="P1"><text:span text:style-name="T396">1. Una mayor complejidad en una máquina requiere una mayor creatividad técnica. </text:span><text:a xlink:type="simple" xlink:href="#0.4.Complejidad técnica.|outline" text:style-name="Internet_20_link" text:visited-style-name="Visited_20_Internet_20_Link"><text:span text:style-name="T396">(1)</text:span></text:a></text:p>
      <text:p text:style-name="P1"><text:span text:style-name="T396">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96">(2)</text:span></text:a></text:p>
      <text:p text:style-name="P70"><text:span text:style-name="T98">Es perfectamente lógico concluir </text:span>que:</text:p>
      <text:p text:style-name="P70">Las máquinas biológicas requieren <text:span text:style-name="T96">una </text:span>creatividad técnica <text:span text:style-name="T96">mucho mayor </text:span>que la <text:span text:style-name="T97">que requieren las </text:span>máquinas construidas por el hombre.</text:p>
      <text:p text:style-name="P7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72">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73">Pero no, ahí están todos los que creen que la cosa fue a punta de chepa. Y que creen que eso está “demostrado <text:span text:style-name="T293">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74">Lo cual me recuerda algo que alguien dijo:</text:p>
      <text:p text:style-name="P340">“<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290"><text:span text:style-name="T350">Isaías 55:9 </text:span><text:a xlink:type="simple" xlink:href="https://www.biblegateway.com/passage/?search=Isaías+55%3A9&amp;version=RVA-2015" text:style-name="Internet_20_link" text:visited-style-name="Visited_20_Internet_20_Link"><text:span text:style-name="T350">RVA-2015</text:span></text:a><text:span text:style-name="T349"> </text:span><text:a xlink:type="simple" xlink:href="https://biblehub.com/text/isaiah/55-9.htm" text:style-name="Internet_20_link" text:visited-style-name="Visited_20_Internet_20_Link"><text:span text:style-name="T351">biblehub</text:span></text:a></text:p></text:note-body></text:note></text:p>
      <text:p text:style-name="P75">Una creatividad técnica, por definición, presupone un creador.</text:p>
      <text:p text:style-name="P26">¿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P26">El punto es que HAY un creador.</text:p>
      <text:p text:style-name="P76"><text:soft-page-break/>¿Quiere conocerlo? El quiere lo <text:span text:style-name="T294">mismo</text:span>.</text:p>
      <text:h text:style-name="P363" text:outline-level="2">Evidencia.</text:h>
      <text:p text:style-name="P77">Tod<text:span text:style-name="T151">a</text:span> la evidencia nos muestra que el ser humano tiene creatividad técnica, que es un ser técnicamente creativo.</text:p>
      <text:p text:style-name="P77"><text:span text:style-name="T101">Ahí</text:span> están todas las máquinas diseñadas y construidas por el hombre que cada vez son mas complejas y con mayor funcionalidad. Esa es la evidencia de su creatividad técnica.</text:p>
      <text:p text:style-name="P78">No hay ninguna evidencia de que las plantas o animales tengan esa misma característica. <text:s/><text:span text:style-name="T106">L</text:span>os pájaros <text:span text:style-name="T106">siempre hacen sus nidos </text:span>de la misma manera. Nada de lo que hace una planta o un animal aumenta en complejidad. <text:span text:style-name="T107">No hay edificios hechas por pájaros.</text:span></text:p>
      <text:p text:style-name="P79"><text:span text:style-name="T108">Por el contrario, sí</text:span> observamos la existencia de máquinas mucho mas complejas que las creadas por el hombre. Cualquier planta, animal o el mismo ser humano <text:span text:style-name="T105">es</text:span> maquinaria mucho mas compleja que cualquier m<text:span text:style-name="T151">a</text:span>quina<text:span text:style-name="T151">ria</text:span> hecha por el hombre.</text:p>
      <text:p text:style-name="P51">Si pierdo un ojo en un accidente, no sabemos como reconstruir mi ojo a partir de mi ADN. O un riñón, o un pulmón. Sabemos que hay unas células madre. No sabemos como usar la información, los programas, que sabemos que tiene <text:span text:style-name="T151">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80">Si <text:span text:style-name="T114">la naturaleza</text:span> es la causa de plantas, animales y personas, <text:span text:style-name="T114">esa naturaleza tendría que tener </text:span>una creatividad técnica de <text:span text:style-name="T102">una </text:span>magnitud <text:span text:style-name="T102">muchísimo mayor </text:span>que la que tiene el ser humano, <text:span text:style-name="T114">tendría que ser mucho mas inteligente, diseñadora y creativa</text:span>, <text:span text:style-name="T114">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4">que lo que hace el ser humano, cuando trata de diseñar maquinaria a tamaños nanometricos.</text:span></text:p>
      <text:p text:style-name="P81"><text:span text:style-name="T115">Así, es de esperarse, que si la naturaleza posee dicha creatividad técnica tan superior a la del hombre, sea </text:span>posible comunicarse <text:span text:style-name="T102">con</text:span> <text:span text:style-name="T115">ella. Sin embargo esa no es la experiencia externamente comprobable que observamos. No hay dialogo fluido y externamente comprobable entre la naturaleza y el hombre. Si lo hay, no es comprobable por una tercera persona.</text:span></text:p>
      <text:p text:style-name="P77"><text:span text:style-name="T121">Tampoco</text:span> <text:span text:style-name="T121">observamos</text:span> procesos en <text:span text:style-name="T115">la naturaleza</text:span> que indiquen que ést<text:span text:style-name="T115">a</text:span> tiene creatividad técnica. Si así fuera tendríamos que observar todo tipo de maquinarias de diferentes tipos y funcionalidades, <text:span text:style-name="T103">no todas biológicas, sino algunas parecidas a las máquinas hechas por los humanos, algo así como los transformers,</text:span> <text:span text:style-name="T104">o como las de avatar, </text:span>cada vez mas complejas, apareciendo día a día. <text:span text:style-name="T103">Pero no. No las observamos en la naturaleza, solo en nuestra imaginación y en las películas que nosotros mismos hacemos. Es posible que existan, pero no los observamos.</text:span></text:p>
      <text:p text:style-name="P82"><text:span text:style-name="T122">Por el contrario, toda l</text:span>a evidencia apunta a que una creatividad técnica muy superior a la nuestra fue la que creó todas las plantas, los animales y a nosotros mismos<text:span text:style-name="T121">. Un creador.</text:span></text:p>
      <text:h text:style-name="P361" text:outline-level="2"><text:span text:style-name="T88">Reproducción</text:span>.</text:h>
      <text:p text:style-name="P83"><text:span text:style-name="T298">La creatividad técnica, si realmente lo es, permite</text:span> repetir una y otra vez el mismo proceso, <text:span text:style-name="T299">permite</text:span> <text:span text:style-name="T116">repetir </text:span>el mecanismo mediante el cual se fabricó un objeto, una máquina, una tecnología. <text:span text:style-name="T300">Nos permite reproducir la máquina, el objeto. Esa capacidad es</text:span> la que nos da la confianza necesaria en el conjunto de razonamientos, modelos matemáticos, teorías científicas, <text:span text:style-name="T110">en esa información </text:span>que explica dicho proceso. <text:span text:style-name="T117">La confianza</text:span> de que efectivamente <text:span text:style-name="T117">esa información, esos programas,</text:span> <text:span text:style-name="T117">son</text:span> ciertos, son correct<text:span text:style-name="T117">os, que funcionan para fabricar la maquinaria deseada y que esta va a funcionar en la forma deseada</text:span>. </text:p>
      <text:p text:style-name="P84">Si fabricamos miles de millones de celulares de manera casi automatizada, eso nos da confianza en que la <text:span text:style-name="T110">información</text:span> que explica el proceso de fabricación y del funcionamiento del celular, efectivamente funciona, <text:span text:style-name="T110">de que efectivamente dicha información es científica.</text:span></text:p>
      <text:p text:style-name="P84">Si me roban mi celular o me lo destruyen completamente, puedo obtener otro exactamente igual y si tengo copia de la información <text:span text:style-name="T118">que tenía en el celular</text:span>, puedo obtener otro celular que funciona exactamente igual <text:span text:style-name="T118">a</text:span>l que fue destruido.</text:p>
      <text:p text:style-name="P84"><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1">de manera idéntica porque nosotros no diseñamos ni a la hormiga ni al perro</text:span>. <text:span text:style-name="T109">No tenemos la información necesaria. </text:span></text:p>
      <text:p text:style-name="P85">Lo máximo que hemos logrado es el equivalente a poner a correr el programa de copia, los llama<text:span text:style-name="T119">mos</text:span> clones, <text:span text:style-name="T120">porque el resultado es un animal con exactamente el mismo ADN</text:span>. Pero no entendemos el funcionamiento del programa. <text:span text:style-name="T120">Solo sabemos ponerlo en ejecución.</text:span></text:p>
      <text:p text:style-name="P52">Si <text:span text:style-name="T125">usted </text:span>pierd<text:span text:style-name="T125">e</text:span> un ojo en un accidente, no sabemos como reconstruir <text:span text:style-name="T125">su</text:span> ojo a partir de <text:span text:style-name="T125">su</text:span> ADN. O un riñón, o un pulmón. Sabemos que hay unas células madre. No sabemos como usar la información, los programas, que sabemos que tiene.</text:p>
      <text:p text:style-name="P86">Pero ese creador, que por lógica y evidencia tiene que existir, si es que nos vamos a llamar a nosotros mismos diseñadores, inteligentes y creativos, es si sabe como funciona el programita.</text:p>
      <text:p text:style-name="P86">Ese si podría, si le da la gana, reproducir a cualquiera de estas máquinas <text:span text:style-name="T123">biológicas </text:span>que el diseñ<text:span text:style-name="T112">ó</text:span>, en caso de ser destruida<text:span text:style-name="T112">s</text:span>, de la misma manera en que nosotros hacemos con un celular.</text:p>
      <text:p text:style-name="P86">Es mas, si se le da la gana, podría tomar <text:span text:style-name="T124">la información de respaldo, o copia de seguridad,</text:span> del software, y colocarla en una versión mas avanzada <text:span text:style-name="T124">del hardware, </text:span>de <text:span text:style-name="T124">ésta maquinaria biológica. Colocarla en </text:span>un cuerpo versión dos punto cero.</text:p>
      <text:p text:style-name="P86">La biblia <text:span text:style-name="T113">se refiere a este proceso como </text:span>resurrección en cuerpo glorioso.</text:p>
      <text:h text:style-name="P373" text:outline-level="1">Resurrección.</text:h>
      <text:h text:style-name="P361" text:outline-level="2">Futuro.</text:h>
      <text:p text:style-name="P26">Hoy <text:span text:style-name="T126">día</text:span>, con <text:span text:style-name="T127">los avances en tecnología construida por el</text:span> ser humano, es <text:span text:style-name="T126">fácil</text:span> imaginar un futuro, <text:span text:style-name="T126">así</text:span> sea lejano, de digamos un <text:span text:style-name="T126">millón</text:span> de años, en el que sea posible sacar copias exactas de una maquina <text:span text:style-name="T127">biológica bastante compleja</text:span>: el <text:span text:style-name="T127">cuerpo </text:span>humano. Si en dicho futuro se puede obtener una copia de seguridad de la <text:span text:style-name="T126">posición</text:span> de cada <text:span text:style-name="T126">átomo</text:span> de un objeto cualquiera y reproducir dicho objeto, <text:span text:style-name="T131">¿</text:span>por qu<text:span text:style-name="T131">é</text:span> no con <text:span text:style-name="T127">el cuerpo</text:span> humano? </text:p>
      <text:p text:style-name="P26">La <text:span text:style-name="T126">impresión</text:span> tridimensional de <text:span text:style-name="T126">átomo</text:span> por <text:span text:style-name="T126">átomo</text:span> resultante <text:span text:style-name="T126">podría</text:span> recordar todo lo que la persona recordaba hasta el momento de la copia. <text:span text:style-name="T297">Después</text:span>, al terminar la <text:span text:style-name="T126">impresión</text:span>, la <text:soft-page-break/>persona impresa <text:span text:style-name="T126">podría</text:span> preguntarse: ¿Quien gano la partida de ruleta rusa que <text:span text:style-name="T126">estábamos</text:span> jugando?</text:p>
      <text:p text:style-name="P26">Y desde ya se puede imaginar un futuro en <text:span text:style-name="T132">el </text:span>que se evite el envejecimiento de la persona logrando que durante la mitosis de las <text:span text:style-name="T126">células</text:span> del organismo no se <text:span text:style-name="T126">reduzca</text:span> el numero de telomeros de su cromosoma, ese contador de copias que determina el <text:span text:style-name="T126">máximo</text:span> número de copias que puede hacerse de un<text:span text:style-name="T126">a</text:span> <text:span text:style-name="T126">célula</text:span> dada.</text:p>
      <text:p text:style-name="P26"><text:span text:style-name="T126">Tecnologías</text:span> como la clonaci<text:span text:style-name="T296">ó</text:span>n, la <text:span text:style-name="T126">regeneración</text:span> celular, la impresión <text:span text:style-name="T126">tridimensional</text:span> y la <text:span text:style-name="T126">computación</text:span>, permiten imaginar un futuro en que el hombre con <text:span text:style-name="T126">tecnología</text:span> creada por el mismo, podría simular una vida eterna y una <text:span text:style-name="T126">resurrección. Ya hay varias películas que tratan el tema.</text:span></text:p>
      <text:p text:style-name="P26">Pero si esta es la vida eterna y la <text:span text:style-name="T126">resurrección</text:span> que puede imaginar un hombre del año 202<text:span text:style-name="T128">1</text:span>, contados a partir del año aproximado en que <text:span text:style-name="T126">nació</text:span> el Rey de Reyes, el Meshiakh de YHWH ; <text:span text:style-name="T128">¿</text:span>Como será la vida eterna y la <text:span text:style-name="T126">resurrección</text:span> que imaginó <text:span text:style-name="T133">la persona que </text:span>diseño y creo <text:span text:style-name="T128">é</text:span>ste cerebro que puede imaginar y crear cosas a imagen y semejanza de su creador? </text:p>
      <text:p text:style-name="P87"><text:span text:style-name="T129">¿</text:span>Como <text:span text:style-name="T129">serán</text:span> esas cosas que ojo no vio y <text:span text:style-name="T129">oído</text:span> no <text:span text:style-name="T129">oyó</text:span> a las que se refiere Pablo en el segundo capitulo de la <text:span text:style-name="T295">primera</text:span> carta a los Corintios?, <text:span text:style-name="T130">¿</text:span>Y que fueron preparadas desde antes de la <text:span text:style-name="T130">creación</text:span> del cielo y de la tierra <text:span text:style-name="T130">según</text:span> el <text:span text:style-name="T295">primer</text:span> cap<text:span text:style-name="T130">it</text:span>ulo de la carta a los Efesios?</text:p>
      <text:p text:style-name="P88">Veamos que dice la biblia.</text:p>
      <text:h text:style-name="P361" text:outline-level="2">Física.</text:h>
      <text:p text:style-name="P89">La resurrección descrita en la biblia es física.</text:p>
      <text:p text:style-name="P4"><text:span text:style-name="T397">Yeshua, según Lucas 24, después de haber sido resucitado, se aparece en medio de sus apóstoles y les dice: </text:span><text:span text:style-name="Bible_5f_text"><text:span text:style-name="T397">”</text:span></text:span><text:bookmark text:name="es-RVA-2015-25998"/><text:span text:style-name="Bible_5f_text"><text:span text:style-name="T349">Miren mis manos y mis pies, que yo mismo soy. Palpen y vean, pues un espíritu no tiene carne ni huesos como ven que yo tengo</text:span></text:span><text:span text:style-name="Bible_5f_text"><text:span text:style-name="T397">” </text:span></text:span><text:span text:style-name="Bible_5f_text"><text:span text:style-name="T397"><text:note text:id="ftn2" text:note-class="footnote"><text:note-citation>2</text:note-citation><text:note-body><text:p text:style-name="P292"><text:span text:style-name="T352">Lucas 24:39 </text:span><text:a xlink:type="simple" xlink:href="https://www.biblegateway.com/passage/?search=Lucas+24%3A39&amp;version=RVA-2015" text:style-name="Internet_20_link" text:visited-style-name="Visited_20_Internet_20_Link"><text:span text:style-name="T352">RVA-2015</text:span></text:a></text:p></text:note-body></text:note></text:span></text:span><text:span text:style-name="T397">. Y en ese momento aceptó y comió pescado delante de ellos. A Tomás en Juan 20 le dice: </text:span><text:span text:style-name="Bible_5f_text"><text:span text:style-name="T397">“</text:span></text:span><text:span text:style-name="Bible_5f_text"><text:span text:style-name="T349">Pon tu dedo aquí y mira mis manos, pon acá tu mano y métela en mi costado, y no seas incrédulo sino creyente</text:span></text:span><text:span text:style-name="Bible_5f_text"><text:span text:style-name="T397">” </text:span></text:span><text:span text:style-name="Bible_5f_text"><text:span text:style-name="T397"><text:note text:id="ftn3" text:note-class="footnote"><text:note-citation>3</text:note-citation><text:note-body><text:p text:style-name="P293"><text:span text:style-name="T353">Juan 20:27 </text:span><text:a xlink:type="simple" xlink:href="https://www.biblegateway.com/passage/?search=Juan+20%3A27&amp;version=RVA-2015" text:style-name="Internet_20_link" text:visited-style-name="Visited_20_Internet_20_Link"><text:span text:style-name="T353">RVA-2015</text:span></text:a></text:p></text:note-body></text:note></text:span></text:span><text:span text:style-name="T397">. Y Tomás se arrodilla y le dice: </text:span><text:span text:style-name="Bible_5f_text"><text:span text:style-name="T397">”S</text:span></text:span><text:span text:style-name="Bible_5f_text"><text:span text:style-name="T349">eñor mío, y Dios mío</text:span></text:span><text:span text:style-name="Bible_5f_text"><text:span text:style-name="T397">” </text:span></text:span><text:span text:style-name="Bible_5f_text"><text:span text:style-name="T397"><text:note text:id="ftn4" text:note-class="footnote"><text:note-citation>4</text:note-citation><text:note-body><text:p text:style-name="P293"><text:span text:style-name="T353">Juand 20:28 </text:span><text:a xlink:type="simple" xlink:href="https://www.biblegateway.com/passage/?search=Juan+20%3A28&amp;version=RVA-2015" text:style-name="Internet_20_link" text:visited-style-name="Visited_20_Internet_20_Link"><text:span text:style-name="T353">RVA-2015</text:span></text:a></text:p></text:note-body></text:note></text:span></text:span><text:span text:style-name="T397">. La Biblia nos habla de una resurrección física, tiene cuerpo, se puede tocar, puede comer, la persona que resucita, no es algo abstracto, no es un espíritu, es algo físico y tiene carne y huesos.</text:span></text:p>
      <text:p text:style-name="P90">También nos habla de una <text:span text:style-name="T137">resurrección</text:span> que tiene memoria, ellos lo reconocen como la misma persona que fue crucificada, que murió y que fue enterrada, <text:span text:style-name="T138">y que ahora está de </text:span><text:soft-page-break/><text:span text:style-name="T138">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91">Así que si yo veo y hablo con los muertos pero no los puedo tocar <text:span text:style-name="T139">y</text:span> ellos no pueden comer pescado, si no es algo físico, sino puramente espiritual, como el muerto que ve el rey Saúl por medio de una bruja en el primer libro de Samuel, lo más probable es que esté hablando con <text:span text:style-name="T140">un espíritu que será cualquier cosa menos Santo,</text:span> <text:span text:style-name="T141">de esos </text:span>que se hacen pasar por muertos, y no simplemente un problema mental. El levantar de entre los muertos que anuncia nuestro Señor es físico.</text:p>
      <text:h text:style-name="P361" text:outline-level="2">No pueden morir.</text:h>
      <text:p text:style-name="P5"><text:span text:style-name="T398">Ademas, la resurrección descrita en la biblia es una resurrección que es para no morir porque ya no puede morir. Yeshua le dice a unos saduceos, en Lucas 20, que: </text:span><text:span text:style-name="Bible_5f_text"><text:span text:style-name="T398">“</text:span></text:span><text:bookmark text:name="es-RVA-2015-25783"/><text:span text:style-name="Bible_5f_text"><text:span text:style-name="T349">Porque ya no pueden morir pues son como los ángeles, y son también hijos de Dios siendo hijos de la resurrección</text:span></text:span><text:span text:style-name="Bible_5f_text"><text:span text:style-name="T398">” </text:span></text:span><text:span text:style-name="Bible_5f_text"><text:span text:style-name="T398"><text:note text:id="ftn5" text:note-class="footnote"><text:note-citation>5</text:note-citation><text:note-body><text:p text:style-name="P293"><text:span text:style-name="T353">Lucas 20:36 </text:span><text:a xlink:type="simple" xlink:href="https://www.biblegateway.com/passage/?search=Lucas+20%3A36&amp;version=RVA-2015" text:style-name="Internet_20_link" text:visited-style-name="Visited_20_Internet_20_Link"><text:span text:style-name="T353">RVA-2015</text:span></text:a></text:p></text:note-body></text:note></text:span></text:span><text:span text:style-name="T398">, es una resurrección que es para siempre. Esa es la resurrección de la que habla nuestro Señor.</text:span></text:p>
      <text:p text:style-name="P5"><text:span text:style-name="T399">Pablo, en 1 corintios 15, explica que </text:span><text:span text:style-name="Bible_5f_text"><text:span text:style-name="T399">“</text:span></text:span><text:bookmark text:name="es-RVA-28760"/><text:span text:style-name="Bible_5f_text"><text:span text:style-name="T349">Se siembra en corrupción se levantará en incorrupción</text:span></text:span><text:span text:style-name="Bible_5f_text"><text:span text:style-name="T399">” </text:span></text:span><text:span text:style-name="Bible_5f_text"><text:span text:style-name="T399"><text:note text:id="ftn6" text:note-class="footnote"><text:note-citation>6</text:note-citation><text:note-body><text:p text:style-name="P293"><text:span text:style-name="T353">1 Corintios 15:42 </text:span><text:a xlink:type="simple" xlink:href="https://www.biblegateway.com/passage/?search=1+Corintios+15%3A42&amp;version=RVA" text:style-name="Internet_20_link" text:visited-style-name="Visited_20_Internet_20_Link"><text:span text:style-name="T353">RVA</text:span></text:a></text:p></text:note-body></text:note></text:span></text:span><text:span text:style-name="T399">, ya no puede morir. Mas adelante también en 1 corintios 15, dice que: </text:span><text:span text:style-name="Bible_5f_text"><text:span text:style-name="T399">“</text:span></text:span><text:bookmark text:name="es-RVA-2015-28735"/><text:span text:style-name="Bible_5f_text"><text:span text:style-name="T349">Y así como hemos llevado la imagen del terrenal, llevaremos también la imagen del celestia</text:span></text:span><text:span text:style-name="Bible_5f_text"><text:span text:style-name="T353">l” </text:span></text:span><text:span text:style-name="Bible_5f_text"><text:span text:style-name="T353"><text:note text:id="ftn7" text:note-class="footnote"><text:note-citation>7</text:note-citation><text:note-body><text:p text:style-name="P293"><text:span text:style-name="T353">1 Corintios 15:49 </text:span><text:a xlink:type="simple" xlink:href="https://www.biblegateway.com/passage/?search=1+Corintios+15%3A49&amp;version=RVA-2015" text:style-name="Internet_20_link" text:visited-style-name="Visited_20_Internet_20_Link"><text:span text:style-name="T353">RVA-2015</text:span></text:a></text:p></text:note-body></text:note></text:span></text:span><text:span text:style-name="T399">. Es decir en cuerpos parecidos a los de los ángeles, o al de nuestro señor después de ser resucitado. En Filipenses 3, Pablo explica que Jesucristo </text:span><text:span text:style-name="Bible_5f_text"><text:span text:style-name="T399">“</text:span></text:span><text:bookmark text:name="es-RVA-2015-29410"/><text:span text:style-name="Bible_5f_text"><text:span text:style-name="T349">Él transformará nuestro cuerpo de humillación para que tenga la misma forma de su cuerpo de gloria, según la operación de su poder, para sujetar también a sí mismo todas las cosas</text:span></text:span><text:span text:style-name="Bible_5f_text"><text:span text:style-name="T399">” </text:span></text:span><text:span text:style-name="Bible_5f_text"><text:span text:style-name="T399"><text:note text:id="ftn8" text:note-class="footnote"><text:note-citation>8</text:note-citation><text:note-body><text:p text:style-name="P293"><text:span text:style-name="T353">Filipenses 3:21 </text:span><text:a xlink:type="simple" xlink:href="https://www.biblegateway.com/passage/?search=Filipenses+3%3A21&amp;version=RVA-2015" text:style-name="Internet_20_link" text:visited-style-name="Visited_20_Internet_20_Link"><text:span text:style-name="T353">RVA-2015</text:span></text:a></text:p></text:note-body></text:note></text:span></text:span><text:span text:style-name="T399">. Un cuerpo que ya no puede morir. Uno como el de El mismo.</text:span></text:p>
      <text:p text:style-name="P6"><text:span text:style-name="T400">En Lucas 24, al tercer día de haber enterrado a Jesús, unos ángeles se les aparecen a las mujeres que fueron a la tumba y ellas llenas de miedo se inclinaron hasta el suelo, pero aquellos hombres les dijeron, </text:span><text:span text:style-name="Bible_5f_text"><text:span text:style-name="T400">“</text:span></text:span><text:span text:style-name="Bible_5f_text"><text:span text:style-name="T349">¿Por qué buscan entre los muertos al que vive?</text:span></text:span><text:span text:style-name="Bible_5f_text"><text:span text:style-name="T400">” </text:span></text:span><text:span text:style-name="Bible_5f_text"><text:span text:style-name="T400"><text:note text:id="ftn9" text:note-class="footnote"><text:note-citation>9</text:note-citation><text:note-body><text:p text:style-name="P294"><text:span text:style-name="T354">Lucas 24:5 </text:span><text:a xlink:type="simple" xlink:href="https://www.biblegateway.com/passage/?search=Lucas+24%3A5&amp;version=RVA-2015" text:style-name="Internet_20_link" text:visited-style-name="Visited_20_Internet_20_Link"><text:span text:style-name="T354">RVA-2015</text:span></text:a></text:p></text:note-body></text:note></text:span></text:span><text:span text:style-name="T400"><text:s/>Vivo para siempre porque ya no puede morir !</text:span></text:p>
      <text:p text:style-name="P92">Así que si yo muero, me reviven, reescribo la divina comedia y luego me vuelvo a morir, como probablemente le pasó al hijo de la viuda cuando Elías lo revive, o al muerto que cuando lo van a enterrar <text:span text:style-name="T142">alcanza a </text:span>toca<text:span text:style-name="T142">r</text:span> los huesos de Eliseo, el sucesor de Elías, <text:span text:style-name="T142">y revive, no estamos hablando de el YHWH heelita min sheol, del levantar del sepulcro </text:span><text:soft-page-break/><text:span text:style-name="T142">que nos promete YHWH. El levantar de entre los muertos que promete nuestro señor no es para vivir un ratico después de haber muerto y luego morir para siempre. No, es para vida eterna, para no morir porque ya no se puede morir. </text:span></text:p>
      <text:h text:style-name="P361" text:outline-level="2">En el cielo.</text:h>
      <text:p text:style-name="P93">Claro, la pregunta obvia es: Bueno, y si está vivo, ¿Donde está? </text:p>
      <text:p text:style-name="P93">Yo no lo he visto. ¿Donde está Yeshua?</text:p>
      <text:p text:style-name="P93">¿Donde está ese cuerpo al que Tomás le metió el dedo, comió pescado con ellos, habló con ellos e interactuó de la misma manera que lo había hecho antes de morir?</text:p>
      <text:p text:style-name="P94">Y la respuesta nos la da la Biblia en el primer capítulo de Hechos de Los Apóstoles: Está en el cielo. O mejor dicho en el “shamaim”, <text:span text:style-name="T143">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40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401">“</text:span></text:span><text:span text:style-name="Bible_5f_text"><text:span text:style-name="T349">Hombres galileos, ¿por qué se quedan de pie mirando al cielo? Este Jesús, quien fue tomado de ustedes arriba al cielo, vendrá de la misma manera como le han visto ir al cielo” </text:span></text:span><text:span text:style-name="Bible_5f_text"><text:span text:style-name="T349"><text:note text:id="ftn10" text:note-class="footnote"><text:note-citation>10</text:note-citation><text:note-body><text:p text:style-name="P294"><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span><text:span text:style-name="T40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361" text:outline-level="2">Para todos.</text:h>
      <text:p text:style-name="P6"><text:span text:style-name="T402">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402">“</text:span></text:span><text:bookmark text:name="es-RVA-2015-26206"/><text:span text:style-name="Bible_5f_text"><text:span text:style-name="T349">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402">”</text:span></text:span><text:span text:style-name="T402"> juicio </text:span><text:span text:style-name="T402"><text:note text:id="ftn11" text:note-class="footnote"><text:note-citation>11</text:note-citation><text:note-body><text:p text:style-name="Footnote"><text:span text:style-name="T349"><text:s/></text:span><text:span text:style-name="T354">Juan 5:28-29 </text:span><text:a xlink:type="simple" xlink:href="https://www.biblegateway.com/passage/?search=Juan+5%3A28-29&amp;version=RVA-2015" text:style-name="Internet_20_link" text:visited-style-name="Visited_20_Internet_20_Link"><text:span text:style-name="T354">RVA-2015</text:span></text:a><text:span text:style-name="T349"> </text:span><text:a xlink:type="simple" xlink:href="https://biblehub.com/text/john/5-29.htm" text:style-name="Internet_20_link" text:visited-style-name="Visited_20_Internet_20_Link"><text:span text:style-name="T354">biblehub</text:span></text:a></text:p></text:note-body></text:note></text:span><text:span text:style-name="T402">.</text:span></text:p>
      <text:p text:style-name="P6"><text:soft-page-break/><text:span text:style-name="T403">Pablo nos dice en Hechos de los Apóstoles 24 que </text:span><text:span text:style-name="Bible_5f_text"><text:span text:style-name="T403">“</text:span></text:span><text:bookmark text:name="es-RVA-2015-27752"/><text:span text:style-name="Bible_5f_text"><text:span text:style-name="T349">Tengo esperanza en Dios, la cual ellos mismos también abrigan, de que habrá resurrección de los justos y de los injustos</text:span></text:span><text:span text:style-name="Bible_5f_text"><text:span text:style-name="T403">” </text:span></text:span><text:span text:style-name="Bible_5f_text"><text:span text:style-name="T403"><text:note text:id="ftn12" text:note-class="footnote"><text:note-citation>12</text:note-citation><text:note-body><text:p text:style-name="Footnote"><text:span text:style-name="T349"><text:s/></text:span><text:span text:style-name="T355">Hechos 24:15 </text:span><text:a xlink:type="simple" xlink:href="https://www.biblegateway.com/passage/?search=Hechos+24%3A15&amp;version=RVA-2015" text:style-name="Internet_20_link" text:visited-style-name="Visited_20_Internet_20_Link"><text:span text:style-name="T355">RVA-2015</text:span></text:a></text:p></text:note-body></text:note></text:span></text:span><text:span text:style-name="T403"><text:s/>y en Revelación 20 la Biblia nos dice que: </text:span><text:span text:style-name="Bible_5f_text"><text:span text:style-name="T403">”Y el mar entregó los muertos que estaban en él, y la Muerte y el Hades entregaron los muertos que estaban en ellos; y fueron juzgados, cada uno según sus obras” </text:span></text:span><text:span text:style-name="Bible_5f_text"><text:span text:style-name="T403"><text:note text:id="ftn13" text:note-class="footnote"><text:note-citation>13</text:note-citation><text:note-body><text:p text:style-name="P295"><text:span text:style-name="T349"><text:s/></text:span><text:span text:style-name="T356">Revelación 20:13 </text:span><text:a xlink:type="simple" xlink:href="https://www.biblegateway.com/passage/?search=Apocalipsis+20%3A13&amp;version=RVA-2015" text:style-name="Internet_20_link" text:visited-style-name="Visited_20_Internet_20_Link"><text:span text:style-name="T356">RVA-2015</text:span></text:a></text:p></text:note-body></text:note></text:span></text:span><text:span text:style-name="T403">. Todos los muertos resucitan. La resurrección de la Biblia es para todos. </text:span></text:p>
      <text:h text:style-name="P361" text:outline-level="2">No ha sucedido.</text:h>
      <text:p text:style-name="P7"><text:span text:style-name="T404">La resurrección que habla la Biblia no ha sucedido. Los muertos no van resucitando a medida que se van muriendo. No, en la Biblia, si tu mueres, no puedes hacer nada, </text:span><text:span text:style-name="Bible_5f_text"><text:span text:style-name="T349">“</text:span></text:span><text:span text:style-name="Bible_5f_text"><text:span text:style-name="T405">p</text:span></text:span><text:span text:style-name="Bible_5f_text"><text:span text:style-name="T349">orque en el Seol, a donde vas, no hay obras, ni cuentas, ni conocimiento, ni sabiduría” </text:span></text:span><text:span text:style-name="Bible_5f_text"><text:span text:style-name="T349"><text:note text:id="ftn14" text:note-class="footnote"><text:note-citation>14</text:note-citation><text:note-body><text:p text:style-name="P291"><text:span text:style-name="T357"><text:s/>Eclesiastés 9:10 </text:span><text:a xlink:type="simple" xlink:href="https://www.biblegateway.com/passage/?search=Eclesiastés+9%3A10&amp;version=RVA-2015" text:style-name="Internet_20_link" text:visited-style-name="Visited_20_Internet_20_Link"><text:span text:style-name="T357">RVA-2015</text:span></text:a></text:p></text:note-body></text:note></text:span></text:span><text:span text:style-name="T406">, no hay memoria de Dios y no se puede alabarlo </text:span><text:span text:style-name="T406"><text:note text:id="ftn15" text:note-class="footnote"><text:note-citation>15</text:note-citation><text:note-body><text:p text:style-name="P297"><text:span text:style-name="T358"><text:s/>Salmos 6:5 </text:span><text:a xlink:type="simple" xlink:href="https://www.biblegateway.com/passage/?search=Salmos+6%3A5&amp;version=RVA-2015" text:style-name="Internet_20_link" text:visited-style-name="Visited_20_Internet_20_Link"><text:span text:style-name="T358">RVA-2015</text:span></text:a></text:p></text:note-body></text:note></text:span><text:span text:style-name="T406">. Su cuerpo está en la tierra, en el sepulcro, hecho polvo y su espíritu regresó a Dios que fue quien lo dio </text:span><text:span text:style-name="T406"><text:note text:id="ftn16" text:note-class="footnote"><text:note-citation>16</text:note-citation><text:note-body><text:p text:style-name="P297"><text:span text:style-name="T358"><text:s/>Eclesiastés 12:7 </text:span><text:a xlink:type="simple" xlink:href="https://www.biblegateway.com/passage/?search=Eclesiastés+12%3A7&amp;version=RVA-2015" text:style-name="Internet_20_link" text:visited-style-name="Visited_20_Internet_20_Link"><text:span text:style-name="T358">RVA-2015</text:span></text:a></text:p></text:note-body></text:note></text:span><text:span text:style-name="T40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406"><text:note text:id="ftn17" text:note-class="footnote"><text:note-citation>17</text:note-citation><text:note-body><text:p text:style-name="P296"><text:span text:style-name="T359"><text:s/>Revelación 20:4 </text:span><text:a xlink:type="simple" xlink:href="https://www.biblegateway.com/passage/?search=Apocalipsis+20%3A4&amp;version=RVA-2015" text:style-name="Internet_20_link" text:visited-style-name="Visited_20_Internet_20_Link"><text:span text:style-name="T359">RVA-2015</text:span></text:a></text:p></text:note-body></text:note></text:span><text:span text:style-name="T406">, y que </text:span><text:span text:style-name="Bible_5f_text"><text:span text:style-name="T406">“p</text:span></text:span><text:span text:style-name="Bible_5f_text"><text:span text:style-name="T349">ero los demás muertos no volvieron a vivir, sino hasta que se cumplieran los mil años</text:span></text:span><text:span text:style-name="Bible_5f_text"><text:span text:style-name="T406">”</text:span></text:span><text:span text:style-name="T406"> </text:span><text:span text:style-name="T406"><text:note text:id="ftn18" text:note-class="footnote"><text:note-citation>18</text:note-citation><text:note-body><text:p text:style-name="Footnote"><text:span text:style-name="T349"><text:s/></text:span><text:span text:style-name="T356">Revelación 20:5 </text:span><text:a xlink:type="simple" xlink:href="https://www.biblegateway.com/passage/?search=Apocalipsis+20%3A5&amp;version=RVA-2015" text:style-name="Internet_20_link" text:visited-style-name="Visited_20_Internet_20_Link"><text:span text:style-name="T356">RVA-2015</text:span></text:a></text:p></text:note-body></text:note></text:span><text:span text:style-name="T406">. Mil años que dura día del Señor. El día de Yeshua Melekh HaMashiakh. Mil años en los que habrá paz porque </text:span><text:span text:style-name="T445">el </text:span><text:span text:style-name="T406">Satán estará encadenado. En Revelación 20 la Biblia también nos dice que </text:span><text:span text:style-name="Bible_5f_text"><text:span text:style-name="T406">“c</text:span></text:span><text:span text:style-name="Bible_5f_text"><text:span text:style-name="T349">uando se cumplan los mil años, Satanás será soltado de su prisión” </text:span></text:span><text:span text:style-name="T406"><text:note text:id="ftn19" text:note-class="footnote"><text:note-citation>19</text:note-citation><text:note-body><text:p text:style-name="Footnote"><text:span text:style-name="T349"><text:s/></text:span><text:span text:style-name="T360">Revelación 20:7 </text:span><text:a xlink:type="simple" xlink:href="https://www.biblegateway.com/passage/?search=Apocalipsis+20%3A7&amp;version=RVA-2015" text:style-name="Internet_20_link" text:visited-style-name="Visited_20_Internet_20_Link"><text:span text:style-name="T360">RVA-2015</text:span></text:a></text:p></text:note-body></text:note></text:span><text:span text:style-name="T406"><text:s/>para su destrucción total y después de eso que </text:span><text:span text:style-name="Bible_5f_text"><text:span text:style-name="T406">“el mar entregó los muertos que estaban en él, y la Muerte y el Hades entregaron los muertos que estaban en ellos; y fueron juzgados, cada uno según sus obras” </text:span></text:span><text:span text:style-name="Bible_5f_text"><text:span text:style-name="T406"><text:note text:id="ftn20" text:note-class="footnote"><text:note-citation>20</text:note-citation><text:note-body><text:p text:style-name="P298"><text:span text:style-name="T349"><text:s/></text:span><text:span text:style-name="T356">Revelación 20:13 </text:span><text:a xlink:type="simple" xlink:href="https://www.biblegateway.com/passage/?search=Apocalipsis+20%3A13&amp;version=RVA-2015" text:style-name="Internet_20_link" text:visited-style-name="Visited_20_Internet_20_Link"><text:span text:style-name="T356">RVA-2015</text:span></text:a></text:p></text:note-body></text:note></text:span></text:span><text:span text:style-name="T406">.</text:span></text:p>
      <text:p text:style-name="P8"><text:span text:style-name="T407">Jesús explica en Juan 6 que: </text:span><text:bookmark text:name="es-RVA-26296"/><text:span text:style-name="Bible_5f_text"><text:span text:style-name="T407">“</text:span></text:span><text:bookmark text:name="es-RVA-2015-26264"/><text:span text:style-name="Bible_5f_text"><text:span text:style-name="T34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49"><text:note text:id="ftn21" text:note-class="footnote"><text:note-citation>21</text:note-citation><text:note-body><text:p text:style-name="Footnote"><text:span text:style-name="T349"><text:s/></text:span><text:span text:style-name="T361">Juan 6:39-40 </text:span><text:a xlink:type="simple" xlink:href="https://www.biblegateway.com/passage/?search=Juan+6%3A39-40&amp;version=RVA-2015" text:style-name="Internet_20_link" text:visited-style-name="Visited_20_Internet_20_Link"><text:span text:style-name="T361">RVA-2015</text:span></text:a></text:p></text:note-body></text:note></text:span></text:span><text:span text:style-name="T349">. </text:span><text:span text:style-name="T408">No antes.</text:span></text:p>
      <text:p text:style-name="P95">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49"><text:s/></text:span><text:span text:style-name="T362">2 Timoteo 2:18 <text:s/></text:span><text:a xlink:type="simple" xlink:href="https://www.biblegateway.com/passage/?search=2+Timoteo+2%3A18&amp;version=RVA" text:style-name="Internet_20_link" text:visited-style-name="Visited_20_Internet_20_Link"><text:span text:style-name="T362">RVA</text:span></text:a></text:p></text:note-body></text:note>. No ha sucedido. No para la inmensa mayoría de los que han vivido, están vivos y van a vivir.</text:p>
      <text:h text:style-name="P361" text:outline-level="2"><text:soft-page-break/><text:span text:style-name="T150">Una</text:span> tierra nueva.</text:h>
      <text:p text:style-name="P96">Otra pregunta que nos responde la Biblia acerca de <text:span text:style-name="T152">esta supuesta </text:span>resurrección es: ¿Donde van a estar esos 20 mil a 30 mil millones de personas que resucitarían?</text:p>
      <text:p text:style-name="P97">¿En el cielo?</text:p>
      <text:p text:style-name="P97">No. En Revelación 21, Juan nos dice que será en una tierra nueva con un cielo nuevo <text:note text:id="ftn23" text:note-class="footnote"><text:note-citation>23</text:note-citation><text:note-body><text:p text:style-name="P299"><text:span text:style-name="T349"><text:s/></text:span><text:span text:style-name="T356">Revelación 21:1 </text:span><text:a xlink:type="simple" xlink:href="https://www.biblegateway.com/passage/?search=Apocalipsis+21%3A1&amp;version=RVA" text:style-name="Internet_20_link" text:visited-style-name="Visited_20_Internet_20_Link"><text:span text:style-name="T356">RVA</text:span></text:a></text:p></text:note-body></text:note>. Aparentemente sin mares, sin sol y sin luna <text:note text:id="ftn24" text:note-class="footnote"><text:note-citation>24</text:note-citation><text:note-body><text:p text:style-name="P299"><text:span text:style-name="T349"><text:s/></text:span><text:span text:style-name="T356">Revelación 21:23</text:span><text:span text:style-name="T349"> </text:span><text:a xlink:type="simple" xlink:href="https://www.biblegateway.com/passage/?search=Apocalipsis+21%3A23&amp;version=RVA" text:style-name="Internet_20_link" text:visited-style-name="Visited_20_Internet_20_Link"><text:span text:style-name="T36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300"><text:span text:style-name="T349"><text:s/></text:span><text:span text:style-name="T356">Revelación 21:24 </text:span><text:a xlink:type="simple" xlink:href="https://www.biblegateway.com/passage/?search=Apocalipsis+21%3A24&amp;version=RVA" text:style-name="Internet_20_link" text:visited-style-name="Visited_20_Internet_20_Link"><text:span text:style-name="T356">RVA</text:span></text:a></text:p></text:note-body></text:note>. Dice Juan que el trono de Dios y del Cordero estará en la ciudad <text:span text:style-name="T144">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4"><text:note text:id="ftn26" text:note-class="footnote"><text:note-citation>26</text:note-citation><text:note-body><text:p text:style-name="P300"><text:span text:style-name="T349"><text:s/></text:span><text:span text:style-name="T356">Revelación 22:3-5 </text:span><text:a xlink:type="simple" xlink:href="https://www.biblegateway.com/passage/?search=Apocalipsis+22%3A3-5&amp;version=DHH" text:style-name="Internet_20_link" text:visited-style-name="Visited_20_Internet_20_Link"><text:span text:style-name="T356">DHH</text:span></text:a></text:p></text:note-body></text:note></text:span><text:span text:style-name="T144">.</text:span></text:p>
      <text:p text:style-name="P2"><text:span text:style-name="T349">Juan dice oír una </text:span><text:span text:style-name="T409">fuerte </text:span><text:span text:style-name="T349">voz que </text:span><text:span text:style-name="T409">viene</text:span><text:span text:style-name="T349"> del </text:span><text:span text:style-name="T409">trono y que dice: </text:span><text:span text:style-name="Bible_5f_text"><text:span text:style-name="T40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409"><text:note text:id="ftn27" text:note-class="footnote"><text:note-citation>27</text:note-citation><text:note-body><text:p text:style-name="P301"><text:span text:style-name="T349"><text:s/></text:span><text:span text:style-name="T356">Revelación 22:3 </text:span><text:a xlink:type="simple" xlink:href="https://www.biblegateway.com/passage/?search=Apocalipsis+21%3A3-4&amp;version=DHH" text:style-name="Internet_20_link" text:visited-style-name="Visited_20_Internet_20_Link"><text:span text:style-name="T356">DHH</text:span></text:a></text:p></text:note-body></text:note></text:span></text:span><text:span text:style-name="T409">.</text:span></text:p>
      <text:p text:style-name="P98">No es en el cielo. Es en una tierra nueva con un cielo nuevo. No es que los resucitados suban al cielo, sino que Dios baja a una tierra nueva a vivir entre los hombres.</text:p>
      <text:h text:style-name="P361" text:outline-level="2">Base de la Fé.</text:h>
      <text:p text:style-name="P99">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5">Y por la gracia de YHWH para otros que ya creemos en la resurrección de la que habla la Biblia, el proceso de entrar al Reino de Dios, al Reino de los Cielos, ya comenzó.</text:span></text:p>
      <text:p text:style-name="P10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100">Ese Reino de los Cielos ya está entre ustedes.</text:p>
      <text:h text:style-name="P361" text:outline-level="2">Posible.</text:h>
      <text:p text:style-name="P101">La respuesta a la pregunta ¿Es posible la resurrección descrita en la biblia? es obvia si solo tenemos en cuenta estos aspectos fundamentales: <text:span text:style-name="T146">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101">Yeshua, segun Marcos 12, nos dice que seremos como los ángeles del cielo <text:note text:id="ftn28" text:note-class="footnote"><text:note-citation>28</text:note-citation><text:note-body><text:p text:style-name="Footnote"><text:span text:style-name="T349"><text:s/></text:span><text:span text:style-name="T364">Marcos 12:25 </text:span><text:a xlink:type="simple" xlink:href="https://www.biblegateway.com/passage/?search=Marcos+12%3A25&amp;version=RVA-2015" text:style-name="Internet_20_link" text:visited-style-name="Visited_20_Internet_20_Link"><text:span text:style-name="T364">RVA-2015</text:span></text:a></text:p></text:note-body></text:note>, y estos, <text:s/>según <text:span text:style-name="T315">1ra</text:span> Crónicas 21, pueden flotar entre el cielo y la tierra <text:note text:id="ftn29" text:note-class="footnote"><text:note-citation>29</text:note-citation><text:note-body><text:p text:style-name="Footnote"><text:span text:style-name="T349"><text:s/></text:span><text:span text:style-name="T365">1 Crónicas 21:16 </text:span><text:a xlink:type="simple" xlink:href="https://www.biblegateway.com/passage/?search=1+Crónicas+21%3A16&amp;version=RVA-2015" text:style-name="Internet_20_link" text:visited-style-name="Visited_20_Internet_20_Link"><text:span text:style-name="T365">RVA-2015</text:span></text:a></text:p></text:note-body></text:note>. Similar a como el mismo Yeshua se elevo hacia el cielo, <text:span text:style-name="T147">después</text:span> de resucitado, <text:span text:style-name="T147">según</text:span> Hechos <text:span text:style-name="T316">1 </text:span><text:span text:style-name="T316"><text:note text:id="ftn30" text:note-class="footnote"><text:note-citation>30</text:note-citation><text:note-body><text:p text:style-name="P302"><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p>
      <text:p text:style-name="P101">Además, el mismo Yeshua, según Lucas 24 y Juan 20, se aparece en medio de los apóstoles, estando estos a puerta cerrada <text:note text:id="ftn31" text:note-class="footnote"><text:note-citation>31</text:note-citation><text:note-body><text:p text:style-name="Footnote"><text:span text:style-name="T349"><text:s/></text:span><text:span text:style-name="T366">Lucas 24:36 </text:span><text:a xlink:type="simple" xlink:href="https://www.biblegateway.com/passage/?search=Lucas+24%3A36&amp;version=RVA-2015" text:style-name="Internet_20_link" text:visited-style-name="Visited_20_Internet_20_Link"><text:span text:style-name="T366">RVA-2015</text:span></text:a><text:span text:style-name="T349"> </text:span><text:span text:style-name="T366">Juan 20:19 </text:span><text:a xlink:type="simple" xlink:href="https://www.biblegateway.com/passage/?search=Juan+20%3A19&amp;version=RVA-2015" text:style-name="Internet_20_link" text:visited-style-name="Visited_20_Internet_20_Link"><text:span text:style-name="T366">RVA-2015</text:span></text:a></text:p></text:note-body></text:note>, algo similar a la teletransportacion que nos muestran las películas de ciencia ficción. Así, un resucitado no necesita caminar para ir de un lado a otro.</text:p>
      <text:p text:style-name="P101">También pueden hacerse invisibles a unos ojos y al mismo tiempo visibles a otros ojos como le sucedió a Balaam y a su burro <text:note text:id="ftn32" text:note-class="footnote"><text:note-citation>32</text:note-citation><text:note-body><text:p text:style-name="Footnote"><text:span text:style-name="T349"><text:s/></text:span><text:span text:style-name="T367">Numeros 22:31 </text:span><text:a xlink:type="simple" xlink:href="https://www.biblegateway.com/passage/?search=Números+22%3A31&amp;version=RVA-2015" text:style-name="Internet_20_link" text:visited-style-name="Visited_20_Internet_20_Link"><text:span text:style-name="T367">RVA-2015</text:span></text:a></text:p></text:note-body></text:note><text:s/>en Números 22 o como le sucedió a Eliseo y su criado <text:note text:id="ftn33" text:note-class="footnote"><text:note-citation>33</text:note-citation><text:note-body><text:p text:style-name="Footnote"><text:span text:style-name="T349"><text:s/></text:span><text:span text:style-name="T368">2 Reyes 6:17 </text:span><text:a xlink:type="simple" xlink:href="https://www.biblegateway.com/passage/?search=2+Reyes+6%3A17&amp;version=RVA-2015" text:style-name="Internet_20_link" text:visited-style-name="Visited_20_Internet_20_Link"><text:span text:style-name="T368">RVA-2015</text:span></text:a></text:p></text:note-body></text:note><text:s/>en <text:span text:style-name="T317">2da</text:span> Reyes 6.</text:p>
      <text:p text:style-name="P101">Y según <text:span text:style-name="T318">1ra </text:span>Corintios 6, <text:span text:style-name="T148">el cuerpo de un resucitado </text:span>no necesitar<text:span text:style-name="T148">á</text:span> comer para mantenerse funcionando <text:note text:id="ftn34" text:note-class="footnote"><text:note-citation>34</text:note-citation><text:note-body><text:p text:style-name="Footnote"><text:span text:style-name="T349"><text:s/></text:span><text:span text:style-name="T369">1 Corintios 6:13 </text:span><text:a xlink:type="simple" xlink:href="https://www.biblegateway.com/passage/?search=1+Corintios+6%3A13&amp;version=RVA-2015" text:style-name="Internet_20_link" text:visited-style-name="Visited_20_Internet_20_Link"><text:span text:style-name="T369">RVA-2015</text:span></text:a></text:p></text:note-body></text:note>. <text:span text:style-name="T149">Aparentemente será algo opcional, porque nuestro señor comió pescado asado después de resucitado </text:span><text:span text:style-name="T149"><text:note text:id="ftn35" text:note-class="footnote"><text:note-citation>35</text:note-citation><text:note-body><text:p text:style-name="Footnote"><text:span text:style-name="T349"><text:s/></text:span><text:span text:style-name="T369">Lucas 24:41-43 </text:span><text:a xlink:type="simple" xlink:href="https://www.biblegateway.com/passage/?search=Lucas+24%3A41-43&amp;version=RVA-2015" text:style-name="Internet_20_link" text:visited-style-name="Visited_20_Internet_20_Link"><text:span text:style-name="T369">RVA-2015</text:span></text:a></text:p></text:note-body></text:note></text:span><text:span text:style-name="T149">. Algo muy conveniente que dejaría bastante espacio libre para todos esos resucitados en esa tierra nueva con cielo nuevo.</text:span></text:p>
      <text:p text:style-name="P3"><text:span text:style-name="T34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49">"no hay nada escondido que no llegue a descubrirse, ni nada secreto que no llegue a conocerse y ponerse en claro"</text:span></text:span><text:span text:style-name="T349"> </text:span><text:span text:style-name="T349"><text:note text:id="ftn36" text:note-class="footnote"><text:note-citation>36</text:note-citation><text:note-body><text:p text:style-name="Footnote"><text:span text:style-name="T349"><text:s/></text:span><text:span text:style-name="T370">Lucas 8:17 </text:span><text:a xlink:type="simple" xlink:href="https://www.biblegateway.com/passage/?search=Lucas+8%3A17&amp;version=DHH" text:style-name="Internet_20_link" text:visited-style-name="Visited_20_Internet_20_Link"><text:span text:style-name="T370">DHH</text:span></text:a></text:p></text:note-body></text:note></text:span><text:span text:style-name="T349">.</text:span></text:p>
      <text:p text:style-name="P101">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p>
      <text:p text:style-name="P101"><text:soft-page-break/>Luego si la biblia es cierta, nadie, absolutamente nadie, después de resucitado, podrá responder "NO" a la pregunta:</text:p>
      <text:p text:style-name="P101">¿Es posible la resurrección descrita en la biblia?</text:p>
      <text:h text:style-name="P373" text:outline-level="1">La tela.</text:h>
      <text:p text:style-name="P26">A la imagen que se encuentra en el pedazo de tela conocido como <text:span text:style-name="T176">El </text:span>Manto de Turin le han hecho estudios <text:span text:style-name="T173">técnicos</text:span> de espectroscopia, termografia y <text:span text:style-name="T173">fotografía</text:span> <text:span text:style-name="T173">infrarroja</text:span>, <text:span text:style-name="T173">fotografía</text:span> ultra-violeta, espectroscopia <text:span text:style-name="T173">fluorescente</text:span>, <text:span text:style-name="T173">radiografiá</text:span> de rayos-x, <text:span text:style-name="T173">fotografía</text:span> de luz transmitida y de luz reflejada, microscopia <text:span text:style-name="T173">óptica</text:span> y de <text:span text:style-name="T173">resolución</text:span> <text:span text:style-name="T173">atómica</text:span> con microscopios <text:span text:style-name="T173">electrónicos</text:span> y microscopios de escaneo de rayos-x, carbono-14, estudios <text:span text:style-name="T173">biológicos</text:span> de polen, de sangre, estudios criminalisticos, forenses, <text:span text:style-name="T173">artísticos</text:span>, culturales y muchos otros. En resumen es el pedazo de tela mas estudiado con todas las <text:span text:style-name="T173">técnicas</text:span> y <text:span text:style-name="T173">tecnologías</text:span> conocidas por el hombre y se ha encontrado que presenta algunas <text:span text:style-name="T173">características</text:span> que la hacen diferente a cualquier otra imagen conocida por el hombre.</text:p>
      <text:h text:style-name="P361" text:outline-level="2">Un negativo.</text:h>
      <text:p text:style-name="P26">La imagen del cuerpo en el manto de Turín es la <text:span text:style-name="T173">única</text:span> imagen de colores invertidos o "negativo <text:span text:style-name="T173">fotográfico</text:span>" anterior a 1800 conocida por el hombre. Esto solo fue evidente hasta que se invento la <text:span text:style-name="T173">fotografía</text:span> en 1800 y años <text:span text:style-name="T173">después</text:span> Secondo Pia le toma una <text:span text:style-name="T173">fotografía</text:span> en 1898. Al observar el negativo de la <text:span text:style-name="T173">fotografía</text:span> se observo el positivo de la imagen en el manto. Hay registro <text:span text:style-name="T173">histórico</text:span> del manto de Turin desde 1357 cuando fue expuesto en Lirey Francia. Si la <text:span text:style-name="T173">fotografía</text:span> se invento en 1800 y no existe ninguna imagen negativa de persona, animal o cosa, anterior a 1800, con <text:span text:style-name="T173">excepción</text:span> del Manto de Turin y sus copias <text:span text:style-name="T173">artísticas</text:span>, ¿Quien hizo el manto de Turin?</text:p>
      <text:h text:style-name="P361" text:outline-level="2">Realismo <text:span text:style-name="T173">fotográfico.</text:span></text:h>
      <text:p text:style-name="P26">El grado de detalle en las proporciones <text:span text:style-name="T173">anatómicas</text:span> de la figura humana del manto es de realismo <text:span text:style-name="T173">fotográfico</text:span> y la cantidad de <text:span text:style-name="T173">información</text:span> por <text:span text:style-name="T173">área</text:span> de la imagen en el manto es superior a cualquier <text:span text:style-name="T173">fotografía</text:span> hecha con un celular moderno de 15 megapixels. <text:span text:style-name="T173">Así</text:span>, el manto presenta <text:span text:style-name="T173">características</text:span> y calidad <text:span text:style-name="T173">fotográficas</text:span> pero no es una <text:span text:style-name="T173">fotografía.</text:span> No existe ninguna imagen previa a la invension de la <text:span text:style-name="T173">fotografía</text:span> con este nivel de realismo y detalle. <text:span text:style-name="T173">Así</text:span> que ¿Quien hizo el manto de Turin?</text:p>
      <text:h text:style-name="P361" text:outline-level="2"><text:soft-page-break/>Microfibras oxidadas.</text:h>
      <text:p text:style-name="P26">El material del manto donde se <text:span text:style-name="T173">encuentra</text:span> la imagen del cuerpo es de lino. Uno de los principales <text:span text:style-name="T173">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3">pequeñísimas</text:span> deshidrataciones, oxidaciones o "envejecimientos" de la celulosa superficial que compone las microfibras del manto, las que forman la imagen del cuerpo en el manto. <text:span text:style-name="T173">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3">láser</text:span> se hubieran modificado, quemado, las microfibras, envejeciendo partes nanometricas de cada microfibra, quemando la superficie de cada microfibra. Las <text:span text:style-name="T174">modificaciones</text:span> no tienen direccionalidad <text:span text:style-name="T173">así</text:span> que cada <text:span text:style-name="T173">modificación</text:span> es independiente la una de la otra. La imagen es muy superficial y parte constitutiva de las microfibras del los hilos que forman el manto. Es por esto que la imagen no se ha movido, desplazado o <text:span text:style-name="T173">distorsionado</text:span> ni por el fuego ni por el agua a que ha sido expuesto el manto. Es por esto <text:span text:style-name="T173">también</text:span> que a medida que el manto ha envejecido la imagen a perdido contraste, pero no <text:span text:style-name="T173">información</text:span> sobre la imagen del cuerpo. No existe ninguna imagen de <text:span text:style-name="T173">persona</text:span>, animal o cosa, anterior al año 1978, aparte del manto de Turin, con esta <text:span text:style-name="T173">característica.</text:span> Y <text:span text:style-name="T173">después</text:span> de 1978 solo algunos intentos de reproducir una imagen como la del manto alegan presentar dicha <text:span text:style-name="T174">característica.</text:span> No existe ni ha existido una imagen hecha por el hombre que presente esta <text:span text:style-name="T174">característica.</text:span> Ni siquiera se sabia que el manto presentaba esta <text:span text:style-name="T174">característica</text:span> antes de 1978. Asi que ¿Quien hizo el manto de Turin?</text:p>
      <text:h text:style-name="P361" text:outline-level="2">Información de profundidad.</text:h>
      <text:p text:style-name="P26">Al hacer el <text:span text:style-name="T174">análisis</text:span> de la imagen del cuerpo en el manto de Turin se observa una <text:span text:style-name="T174">correlación</text:span> entre densidad de imagen y distancia del cuerpo a la tela. A mayor distancia, la imagen es mas clara, y a menor distancia a la tela, la imagen es mas oscura. Esto permite crear <text:span text:style-name="T174">imágenes</text:span> por computador que tienen <text:span text:style-name="T174">características</text:span> tridimensionales. <text:span text:style-name="T174">Así</text:span>, el manto presenta <text:span text:style-name="T174">características</text:span> holograficas pero no es un holograma. El nivel de detalle en las <text:span text:style-name="T174">características</text:span> oseas de la imagen es comparable en algunas partes a una <text:span text:style-name="T174">radiografía.</text:span> <text:span text:style-name="T174">Así</text:span>, el manto <text:span text:style-name="T174">también</text:span> presenta <text:span text:style-name="T174">características</text:span> <text:span text:style-name="T174">radiográficas</text:span> pero no es una <text:span text:style-name="T174">radiografía.</text:span> No existe ninguna imagen de <text:span text:style-name="T174">persona</text:span>, animal o cosa, anterior al año 1978, <text:soft-page-break/>aparte del manto de Turin, con esta <text:span text:style-name="T174">característica.</text:span> Y <text:span text:style-name="T174">después</text:span> de 1978 solo algunos intentos de reproducir una imagen como la del manto alegan presentar dicha <text:span text:style-name="T174">característica.</text:span> Ninguna <text:span text:style-name="T174">fotografía</text:span> tomada con un celular, ni antes ni <text:span text:style-name="T174">después</text:span> de 1978 presenta esta <text:span text:style-name="T174">característica.</text:span> Ni siquiera se sabia que el manto presentaba esta <text:span text:style-name="T174">característica</text:span> antes de 1978. <text:span text:style-name="T174">Así</text:span> que ¿Quien hizo el manto de Turin?</text:p>
      <text:h text:style-name="P361" text:outline-level="2">Luz ultra-violeta.</text:h>
      <text:p text:style-name="P26">La <text:span text:style-name="T174">separación</text:span> de la sangre en fase serosa de la sangre en fase corpuscular solo se da en el momento de la muerte. El suero <text:span text:style-name="T174">sanguíneo</text:span> y otras sustancias de la sangre humana son invisibles al ojo humano pero visibles bajo luz ultra-violenta, estas <text:span text:style-name="T175">técnicas</text:span> se usan en la <text:span text:style-name="T175">investigación</text:span> moderna de <text:span text:style-name="T175">crímenes.</text:span> El manto presenta este tipo de <text:span text:style-name="T175">separación</text:span> en la herida del costado. Si este tipo de evidencia solo fue perceptible hasta la invension de las <text:span text:style-name="T175">técnicas</text:span> forenses modernas con luz ultra-violeta y el manto es anterior a 1900, quien antes de 1900 tuvo el cuidado de separar las dos fases en la mancha de sangre del costado y <text:span text:style-name="T175">así</text:span> diferenciarla de las otras heridas ante-mortem en un <text:span text:style-name="T175">análisis</text:span> forense que solo fue posible hasta el siglo 20? ¿Quien hizo el manto de Turin?</text:p>
      <text:h text:style-name="P361" text:outline-level="2">Bilirrubina.</text:h>
      <text:p text:style-name="P26">En casos de muerte violenta la <text:span text:style-name="T175">producción</text:span> de hemoglobina es muy alta, cuando esta se descompone uno de los productos <text:s/>es la bilirrubina. La sangre del manto se mantiene roja debido a los a<text:span text:style-name="T175">l</text:span>tos indices de bilirrubina en la sangre. Esta <text:span text:style-name="T175">información</text:span> forense solo fue conocida hasta siglo 20, <text:span text:style-name="T175">así</text:span> que el cuerpo que <text:span text:style-name="T175">estuvo</text:span> en contacto con el manto de Turin <text:span text:style-name="T175">sufrió</text:span> una muerte violenta, porque nadie antes del siglo 20 <text:span text:style-name="T175">podría</text:span> falsear un detalle que no sabia que <text:span text:style-name="T175">debía</text:span> falsear: que la sangre por muerte violenta presenta altos indices de bilirrubina. <text:span text:style-name="T175">Así</text:span> que ¿Quien hizo el manto de Turin?</text:p>
      <text:h text:style-name="P361" text:outline-level="2">Detalles forenses.</text:h>
      <text:p text:style-name="P26">Existen <text:span text:style-name="T175">múltiples</text:span> detalles forenses que <text:span text:style-name="T175">están</text:span> presentes en el manto de Turin y que son consistentes con la ciencia forense moderna y una muerte por <text:span text:style-name="T175">crucifixión</text:span> tal como esta descrita en los evangelios: la <text:span text:style-name="T175">inflamación</text:span> del vientre, el dedo pulgar recogido, los altos indices de bilirrubina en la sangre, la <text:span text:style-name="T175">separación</text:span> de fases hematicas en heridas post mortem, las pequeñas hemorragias <text:span text:style-name="T175">subcutáneas</text:span> o hematohidrosis, la <text:span text:style-name="T175">posición</text:span> corporal con rigor mortis, los hilos de sangre en cara y brazos coherentes con una <text:span text:style-name="T175">crucifixión</text:span>, la herida al costado, las heridas de pies y manos de una <text:span text:style-name="T175">crucifixión</text:span> romana, las heridas en la cabeza consistentes con un casco de espinas exclusiva de la <text:span text:style-name="T175">ejecución</text:span> de cristo, las heridas en todo el cuerpo consistentes con latigazos con flagrum romano, el hombro <text:soft-page-break/>dislocado, la <text:span text:style-name="T175">porción</text:span> de barba arrancada, los hematomas en la cara, los varios tipos de polen de la zona de <text:span text:style-name="T175">Jerusalén</text:span> en tiempos de primavera consistentes con el casco de espinas, las flores, los aceites y <text:span text:style-name="T175">ungüentos</text:span> de un entierro de un <text:span text:style-name="T175">Judío</text:span> adinerado como Jose de Arimatea, y muchas otras. Es decir que el manto presenta toda la evidencia de alguien que <text:span text:style-name="T175">murió</text:span> tal cual como <text:span text:style-name="T175">murió</text:span> el Jesucristo de los evangelios. No existe <text:span text:style-name="T175">ningún</text:span> otro pedazo de tela en toda la historia de la humanidad, aparte del manto de Turin, con toda la evidencia forense y de criminalistica que sea consistente con la muerte de <text:span text:style-name="T175">Jesús</text:span> descrita en el evangelio, incluso si parte de esta evidencia fuera completamente invalida o inaceptable. <text:span text:style-name="T175">Así</text:span> que ¿Quien hizo el manto de Turin? </text:p>
      <text:h text:style-name="P361" text:outline-level="2">Reproducciones.</text:h>
      <text:p text:style-name="P26">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4">¿Ese que tiene suficiente creatividad técnica para reconstruir un ser humano por haber sido el que lo creó?</text:span></text:p>
      <text:h text:style-name="P373" text:outline-level="1"><text:soft-page-break/>Pasado.</text:h>
      <text:h text:style-name="P364" text:outline-level="2">Historia.</text:h>
      <text:p text:style-name="P103">Para determinar el pasado el ser humano ha desarrollado un método. Es similar al de los sistemas Judiciales. Para cada evento se estudian las fuentes <text:span text:style-name="T181">históricas</text:span>, <text:span text:style-name="T181">sean físicas o narrativas, </text:span>se determina el quien, cuando, como, donde, por qué de la fuente. Se <text:span text:style-name="T180">evaluá</text:span> la <text:span text:style-name="T179">credibilidad </text:span>de la fuente y luego se cruzan las fuentes <text:span text:style-name="T182">históricas</text:span> para tratar de establecer las coincidencias, <text:span text:style-name="T182">analizar las fuentes y tratar de establecer la mejor explicación del pasado.</text:span></text:p>
      <text:p text:style-name="P104"><text:span text:style-name="T177">Las fuentes del pasado reciente se han hecho un poco mas creíbles con la posibilidad del hombre de grabar audio y video y divulgarlo fácilmente usando Internet. Y desde el siglo 15 con la invención de la imprenta</text:span> <text:span text:style-name="T178">la divulgación del medio escrito ha sido mucho más fácil.</text:span></text:p>
      <text:p text:style-name="P105">Así, el método para determinar el pasado se ha beneficiado de la creatividad técnica del hombre, <text:span text:style-name="T181">pero esto solo afecta la capacidad de determinar el pasado reciente. Las fuentes para el pasado anterior al siglo 15 son más escasas.</text:span></text:p>
      <text:h text:style-name="P364" text:outline-level="2">Coincidencias.</text:h>
      <text:p text:style-name="P106">Cuando se desea buscar información en Internet la persona escoge un conjunto de palabras que sean lo mas específicas de la información que está buscando. Si yo busco <text:span text:style-name="T165">solo </text:span>por “<text:span text:style-name="T165">Jose</text:span>” <text:span text:style-name="T165">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07">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08">Es el poder de las coincidencias. <text:span text:style-name="T166">A pesar de la inmensa cantidad de información que hay en Internet, es posible encontrar una página especifica con tan solo unas tres o cuatro palabras que sean obligatorias y exclusivas de dicha página.</text:span></text:p>
      <text:p text:style-name="P109">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67">Cuando las coincidencias son demasiadas en un sentido u otro es fácil tomar una decisión. </text:span></text:p>
      <text:p text:style-name="P110">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11">De manera similar a como en un sistema judicial se busca establecer la veracidad de un evento pasado, los historiadores tienen un método que se apoya en coincidencias para establecer si un evento sucedió o no.</text:p>
      <text:p text:style-name="P112">En el caso <text:span text:style-name="T172">de la historia los eventos son generados por seres humanos.</text:span> <text:span text:style-name="T319">Y </text:span>es justamente esa suma de coincidencias y su análisis lógico el que nos va permitiendo decidir hacia donde se inclina la balanza de lo posible, <text:span text:style-name="T320">de lo factible, de la mejor explicación racional.</text:span> Decidir lo que voy a creer respecto a ese posible <text:span text:style-name="T171">y creíble </text:span>pasado.</text:p>
      <text:p text:style-name="P113">Otra razón mas para afirmar que <text:span text:style-name="T170">como no</text:span> podamos viajar al pasado, o ver, <text:span text:style-name="T170">o escuchar </text:span>el pasado, es imposible tener certeza de dicho pasado. Incluso <text:span text:style-name="T169">nuestro</text:span> propio pasado puede no ser exactamente como lo recordamos.</text:p>
      <text:p text:style-name="P112"><text:span text:style-name="T183">A pesar de que las fuentes del pasado reciente son más creíbles que las del pasado lejano, s</text:span>olo podemos creer el pasado.</text:p>
      <text:h text:style-name="P365" text:outline-level="2">Personas.</text:h>
      <text:p text:style-name="P114">En los anteriores ejemplos, el de páginas en Internet, el de eventos judiciales o históricos, es muy importante tener en cuenta que los eventos fueron generados por seres humanos, por seres inteligentes con capacidad de decisión, con voluntad. </text:p>
      <text:p text:style-name="P114">Personas escribieron esas páginas en Internet, personas hicieron o no los eventos del pasado. Este tipo de aproximación a lo “probable” a lo “posible” es muy diferente a cuando se asume que los eventos fueron generados por el azar.</text:p>
      <text:p text:style-name="P115">El azar no tiene ni inteligencia, <text:span text:style-name="T168">ni capacidad de decisión,</text:span> ni voluntad, <text:span text:style-name="T168">ni intención. El azar no miente, no engaña, no tiene intereses personales, o necesidades, o deseos personales.</text:span></text:p>
      <text:p text:style-name="P116">Hago este comentario para cuando me refiera a algunas religiones basadas en eventos generados por el azar, por la chepa, que pasan por “ciencias”.</text:p>
      <text:p text:style-name="P117"><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22">el programa</text:span>. <text:span text:style-name="T322">No lo busque. Pierde su tiempo.</text:span></text:p>
      <text:p text:style-name="P118">Pero hay religiones que creen que si. <text:span text:style-name="T323">Y pasan que disque por ciencias.</text:span></text:p>
      <text:p text:style-name="P119">Afortunadamente la historia es de personas.</text:p>
      <text:h text:style-name="P366" text:outline-level="2"><text:span text:style-name="T153">Suponiendo</text:span>.</text:h>
      <text:p text:style-name="P120"><text:span text:style-name="T154">El señor Alegre</text:span> <text:span text:style-name="T155">tiene una familia numerosa y varios animalitos.</text:span></text:p>
      <text:p text:style-name="P120"><text:span text:style-name="T154">El señor Alegre</text:span> entra al baño y encuentra que la llave del lavamanos est<text:span text:style-name="T156">á goteando</text:span>, el <text:span text:style-name="T157">desagüe esta bloqueado y el lavamanos se esta llenando.</text:span></text:p>
      <text:p text:style-name="P121"><text:span text:style-name="T154">El señor Alegre </text:span>cuenta con un instrumento de alta tecnología que le permite saber cuanta agua hay en un recipiente con solo apuntar al recipiente. Y puede tomar la medida cada microsegundo.</text:p>
      <text:p text:style-name="P122">El señor Alegre desea saber hace cuanto tiempo <text:span text:style-name="T155">lleva</text:span> goteando <text:span text:style-name="T155">la llave de su lavamanos </text:span>y razona <text:span text:style-name="T155">de la siguiente manera</text:span>:</text:p>
      <text:p text:style-name="P122">Suponiendo que el lavamanos estaba vacío cuando se cerro la llave.</text:p>
      <text:p text:style-name="P122">Suponiendo que nadie ha echado agua al lavamanos.</text:p>
      <text:p text:style-name="P122">Suponiendo que desde que se cerro la llave no se ha desbloqueado el desagüe.</text:p>
      <text:p text:style-name="P122">Suponiendo que nadie ha manipulado la llave para abrirla o cerrarla mas de lo que está en este momento.</text:p>
      <text:p text:style-name="P122">Entonces con <text:span text:style-name="T518">el</text:span> instrumento de alta tecnología <text:span text:style-name="T518">el señor Alegre </text:span>pued<text:span text:style-name="T518">e</text:span> medir a que velocidad se esta llenando el lavamanos porque en un segundo alcanz<text:span text:style-name="T518">a</text:span> a medir un millón de veces la cantidad de agua en <text:span text:style-name="T519">el</text:span> lavamanos y luego pued<text:span text:style-name="T518">e</text:span> calcular el tiempo que lleva <text:span text:style-name="T155">goteando la llave</text:span>.</text:p>
      <text:p text:style-name="P123">Cualquier persona puede observar que el problema del señor Alegre no esta en su instrumento de alta tecnología, ni en la <text:span text:style-name="T523">tecnología</text:span> que se usó para construir el instrumento. </text:p>
      <text:p text:style-name="P123">El problema esta en las suposiciones <text:span text:style-name="T519">del señor Alegre</text:span>.</text:p>
      <text:p text:style-name="P123"><text:soft-page-break/>Nada le garantiza que <text:span text:style-name="T158">uno de sus</text:span> hijo<text:span text:style-name="T158">s</text:span> no le hecho agua al lavamanos, o que <text:span text:style-name="T158">dos de ellos </text:span>estaba<text:span text:style-name="T158">n</text:span> jugando al barquito de papel, o que el gato <text:span text:style-name="T520">o una de sus mascotas </text:span>abrió un poco la llave cuando la tocó al pasar y que ninguna de sus suposiciones se cumple.</text:p>
      <text:p text:style-name="P124">Este y otros problemas tiene<text:span text:style-name="T521">n</text:span> algunos procedimientos aceptados como científicos pero que en realidad son pseudo – científicos.</text:p>
      <text:p text:style-name="P125"><text:span text:style-name="T160">Por el momento doy este ejemplo para hacer evidente que la llamada </text:span>datación radiométrica, <text:span text:style-name="T522">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524">EXACTAMENTE</text:span> la mismas suposiciones del señor Alegre. </text:p>
      <text:p text:style-name="P125">Para cualquier <text:span text:style-name="T160">supuesta </text:span>datación radiométrica se parte de las siguientes suposiciones:</text:p>
      <text:p text:style-name="P125">Suponiendo que se conocen las condiciones iniciales.</text:p>
      <text:p text:style-name="P125">Suponiendo que no hay efectos externos que alteren las condiciones de los elementos <text:span text:style-name="T161">químico </text:span>medidos.</text:p>
      <text:p text:style-name="P125">Suponiendo que la velocidad de cambio de los elementos <text:span text:style-name="T161">químicos </text:span>medidos se ha mantenido.</text:p>
      <text:p text:style-name="P126">Entonces puedo calcular cuando <text:span text:style-name="T159">ser formaron dichas rocas u objetos que contienen dichos </text:span>elemento<text:span text:style-name="T162">s</text:span> <text:span text:style-name="T159">radioáctivos</text:span>.</text:p>
      <text:p text:style-name="P235">La ignorancia de la mayoría permite que se considere como evidencia una datación radiométrica. No es el único caso <text:span text:style-name="T522">en que métodos absurdos se apoyan en instrumentos de alta tecnología para dales credibilidad, </text:span>pero es el <text:span text:style-name="T522">mas ABSURDO de todos cuando de determinar el pasado se trata</text:span>.</text:p>
      <text:p text:style-name="P127"><text:span text:style-name="T164">Manteniendo la segunda suposición, que ya es mucho decir, l</text:span>a única medición útil para <text:span text:style-name="T163">calcular algún tiempo</text:span> <text:span text:style-name="T163">de vida </text:span>de un elemento radioactivo es la vida media y solo sirve para determinar cual es la máxima cantidad de tiempo antes de que <text:span text:style-name="T163">los átomos, o isotopos, de </text:span>dicho elemento <text:span text:style-name="T163">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28"><text:soft-page-break/>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34">Solo podemos creer el pasado.</text:p>
      <text:p text:style-name="P238">El hecho estadístico de que las dataciones radiometricas son ignoradas cuando no dan el resultado esperado debería es tan solo una confirmación de que el método es absurdo.</text:p>
      <text:p text:style-name="P234"><text:span text:style-name="T525">L</text:span>a datación por elementos radiactivos <text:span text:style-name="T527">es una de las maneras mas absurdas de usar alta tecnología para obtener resultados completamente inútiles porque supone demasiadas cosas imposibles de verificar. </text:span></text:p>
      <text:p text:style-name="P236">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526">Y es en este análisis lógico donde las coincidencias juegan un papel muy importante.</text:span></text:p>
      <text:h text:style-name="P361" text:outline-level="2">Narrativa.</text:h>
      <text:p text:style-name="P129">Una de las principales fuentes históricas son las fuentes de tipo narrativo. El ser humano decide escribir textos que narren lo que esta ocurriendo o lo que cree que ha ocurrido para que quede un registro de ello.</text:p>
      <text:p text:style-name="P129">Entre dichos textos <text:span text:style-name="T186">que pretenden registrar la historia </text:span>hay unos bastante antiguos: </text:p>
      <text:p text:style-name="P129">Heródoto, vivió en el 400 antes de Cristo. Las 8 copias mas antiguas que tenemos de sus escritos son del 900 después de Cristo, unos <text:span text:style-name="T186">1300 años después de que las escribió.</text:span></text:p>
      <text:p text:style-name="P130">Tucidides, vivió también en el 400 antes de Cristo. Las 8 copias más antiguas que tenemos de sus escritos son también del 900 después de Cristo, también <text:span text:style-name="T185">unos </text:span>1300 años después de que las escribió.</text:p>
      <text:p text:style-name="P131">Cesar, vivió en el 50 antes de Cristo. <text:span text:style-name="T186">Las </text:span>10<text:span text:style-name="T186"> copias más antiguas que tenemos de sus escritos son también del 900 después de Cristo, unos </text:span>950<text:span text:style-name="T186"> años después de que las escribió.</text:span></text:p>
      <text:p text:style-name="P131">Livio, vivio en el 1 antes de Cristo. Las 19 copias completas más <text:span text:style-name="T186">antiguas que tenemos de sus escritos son </text:span>de<text:span text:style-name="T186"> unos </text:span>1000<text:span text:style-name="T186"> años después de que las escribió.</text:span></text:p>
      <text:p text:style-name="P131"><text:soft-page-break/>Tácito, Las 20 copias más <text:span text:style-name="T186">antiguas que tenemos de sus escritos son </text:span>de<text:span text:style-name="T186"> unos </text:span>1000<text:span text:style-name="T186"> años después de que las escribió.</text:span></text:p>
      <text:p text:style-name="P131">Tácito, Las 20 copias más <text:span text:style-name="T186">antiguas que tenemos de sus escritos son </text:span>de<text:span text:style-name="T186"> unos </text:span>1000<text:span text:style-name="T186"> años después de que las escribió.</text:span></text:p>
      <text:p text:style-name="P132">Suetonio. Las <text:span text:style-name="T188">8</text:span> copias más <text:span text:style-name="T186">antiguas que tenemos de sus escritos son </text:span>de<text:span text:style-name="T186"> unos 8</text:span>00<text:span text:style-name="T186"> años después de que las escribió.</text:span></text:p>
      <text:p text:style-name="P133"><text:span text:style-name="T189">Plinio el Joven</text:span>. Las <text:span text:style-name="T189">7</text:span> copias más <text:span text:style-name="T186">antiguas que tenemos de sus escritos son </text:span>de<text:span text:style-name="T186"> unos 7</text:span>00<text:span text:style-name="T186"> años después de que las escribió.</text:span></text:p>
      <text:p text:style-name="P134">Flavio Josefo. <text:span text:style-name="T187">Las </text:span>pocas<text:span text:style-name="T187"> copias incompletas más antiguas que tenemos de sus escritos son de unos </text:span>1000<text:span text:style-name="T187"> años después de que las escribió.</text:span></text:p>
      <text:p text:style-name="P135">Solo hay un conjunto de narraciones, que estén escritos con el objetivo de registrar eventos ciertos, que sobresale sobre todos las otras narraciones jamas escritas por el hombre: las que encontramos en nuevo testamento.</text:p>
      <text:p text:style-name="P136">Del nuevo testamento se tienen <text:span text:style-name="T190">cerca de 6000 manuscritos de 100 años a 150 años después de escritos. Todos sus autores estaban vivos cuando sucedieron los eventos, todos testigos oculares con la excepción de Lucas y del autor de la carta a los Hebreos.</text:span></text:p>
      <text:p text:style-name="P137">Todos estaban vivos cuando sucedieron los eventos. Todos. Mateo, Marcos, Lucas, Juan, Pablo, Pedro, Jacob, <text:span text:style-name="T191">Judas. Todos.</text:span></text:p>
      <text:p text:style-name="P138">Mateo, Marcos, Juan, Pedro, Jacob <text:span text:style-name="T192">y </text:span>Judas fueron discípulos de Jesucristo. <text:span text:style-name="T192">Comieron con el, caminaron con el, hablaron con el después de resucitado. </text:span></text:p>
      <text:p text:style-name="P139">Pero no. Hay que confirmarlo <text:span text:style-name="T197">todo </text:span>con otras fuentes <text:span text:style-name="T194">que no estén en la biblia</text:span>, esas de las que casi no se tienen copias y son de miles de años después de los eventos. <text:span text:style-name="T193">Y como no se puede, todo debe ser mentira.</text:span></text:p>
      <text:p text:style-name="P233">Si el nuevo testamento no es <text:span text:style-name="T195">fuente histórica valida</text:span>, <text:span text:style-name="T196">ninguna narración</text:span>, absolutamente <text:span text:style-name="T196">ninguna </text:span>otra narración anterior a la imprenta es <text:span text:style-name="T195">fuente histórica valida</text:span>.</text:p>
      <text:h text:style-name="P361" text:outline-level="2">En la cruz.</text:h>
      <text:p text:style-name="P140">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40"><text:soft-page-break/>La gente muere, a la gente la matan, los romanos crucificaban gente, muchos escribieron del asunto, no tenían razón para mentir, fácil de creer.</text:p>
      <text:p text:style-name="P140">Sin embargo no falta el Musulman que porque su Iman, su jefe religioso, le contó que una de las versiones del Coran dice que en realidad no murió en la cruz sino que fu<text:span text:style-name="T198">e</text:span> llevado al cielo vivo sin haber muerto <text:span text:style-name="T198">entonces no. No murió en la cruz y listo.</text:span></text:p>
      <text:p text:style-name="P141">Sin embargo, toda la evidencia histórica, mucha más que la que hay para cualquier otro evento de la antigüedad, indica lo contrario.</text:p>
      <text:p text:style-name="P141">Jesucristo murió en la cruz. <text:span text:style-name="T201">Hecho histórico. Mas que ningún otro de la historia antigua.</text:span></text:p>
      <text:h text:style-name="P361" text:outline-level="2">Apariciones.</text:h>
      <text:p text:style-name="P141">Las primeras personas que creyeron en la resurrección de Cristo, fue porque lo vieron, lo tocaron, <text:span text:style-name="T199">comieron con el, </text:span>hablaron con el <text:span text:style-name="T199">y le metieron el dedo</text:span>. <text:span text:style-name="T199">E</text:span>l se acordaba de ellos y ellos se acordaron de el. </text:p>
      <text:p text:style-name="P141">Eso es lo que ellos dijeron, <text:span text:style-name="T199">eso</text:span> escribieron, y todos mantuvieron <text:span text:style-name="T199">esa creencia </text:span>hasta su muerte.</text:p>
      <text:p text:style-name="P141">Eso era lo que ellos creían. Que habían hablado, tocado y comido con un Jesús físico que era el mismo que habían visto muerto en la cruz y que habían enterrado.</text:p>
      <text:p text:style-name="P141">La mayoría de los historiadores, académicos y personas que estudian los manuscritos mas antiguos, aceptan que esa era la creencia de esos primeros cristianos.</text:p>
      <text:p text:style-name="P142">Hasta el día de hoy esa es la creencia de cualquiera que se haga llamar cristiano.</text:p>
      <text:p text:style-name="P142">Muchos fueron perseguidos por eso que creían. Muchos murieron por eso que creían. </text:p>
      <text:p text:style-name="P142">Pero no falta el que dice que no, que eso no era lo que creían. <text:span text:style-name="T200">Aunque toda la evidencia indique que eso era lo que ellos creían.</text:span></text:p>
      <text:p text:style-name="P143"><text:span text:style-name="T205">L</text:span>os <text:span text:style-name="T207">testigos directos</text:span> <text:span text:style-name="T205">murieron creyendo que Jesucristo está vivo porque resucitó</text:span>. Hecho histórico.</text:p>
      <text:h text:style-name="P361" text:outline-level="2">Cambiaron.</text:h>
      <text:p text:style-name="P144">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text:soft-page-break/>Jesucristo había resucitado y que por lo tanto no tenían nada que temer de la muerte física porque el los resucitaría a ellos también de la misma manera en que el había resucitado. Esos no siempre fueron tan valientes, <text:span text:style-name="T202">ni tan comunicativos, ni tan viajeros.</text:span></text:p>
      <text:p text:style-name="P145">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45">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46">Shaul de Tarso era uno de esos Judíos. Después sería conocido como Pablo el Apóstol porque cambió. Después de una aparición, un poco diferente a la de los anteriores apóstoles, cambió. Empezó a creer el testimonio de los <text:span text:style-name="T204">apóstoles</text:span>, va y se <text:span text:style-name="T204">reúne</text:span> con ellos en Jerusalén, para averiguar bien como fue <text:span text:style-name="T203">el asunto. A hacerle “historeó” a Pedro, palabra griega de la que deriva la palabra historia. </text:span></text:p>
      <text:p text:style-name="P147">El también cambió. El pasó de ser perseguidor a ser perseguido. </text:p>
      <text:p text:style-name="P148">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48">Y después de naufragios, de ser apedreado, de ser azotado varias veces, de ser encarcelado varias veces, de intentos de asesinato, de conspiraciones contra el, muere decapitado por lo que cree.</text:p>
      <text:p text:style-name="P148"><text:soft-page-break/>El también cambio.</text:p>
      <text:p text:style-name="P149">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49">Los primeros cristianos cambiaron <text:span text:style-name="T206">después de creer que Jesucristo había resucitado</text:span>. Hecho histórico.</text:p>
      <text:h text:style-name="P374" text:outline-level="1"><text:span text:style-name="T208">Credibilidad</text:span>.</text:h>
      <text:p text:style-name="P150">No vemos que las personas resuciten, los cuerpos enterrados se descomponen y los cremados quedan echos polvo. Los muertos están echos polvo en la tumba, en el sepulcro. <text:span text:style-name="T324">Eso es lo que observamos.</text:span></text:p>
      <text:h text:style-name="P361" text:outline-level="2">Negación.</text:h>
      <text:p text:style-name="P151">Si negamos lo lógico: </text:p>
      <text:p text:style-name="P152"><text:span text:style-name="T326">Q</text:span>ue </text:p>
      <text:p text:style-name="P152"><text:tab/><text:span text:style-name="T326">S</text:span>i vamos a llamar al ser humano inteligente, diseñador y creativo, <text:span text:style-name="T325">por todos los aviones, zapatos, celulares, automóviles, por toda la tecnología, que ha construido,</text:span></text:p>
      <text:p text:style-name="P158">Tenemos que </text:p>
      <text:p text:style-name="P156"><text:span text:style-name="T325"><text:tab/>Admitir, por necesidad lógica, que l</text:span>a <text:span text:style-name="T492">complejidad de la </text:span>maquinaria biológica <text:span text:style-name="T232">que observamos <text:s/>en plantas y animales </text:span>exige un<text:span text:style-name="T492">a</text:span> <text:span text:style-name="T492">tecnología</text:span> <text:span text:style-name="T494">de alguien </text:span>muchísimo mas inteligente, <text:span text:style-name="T326">diseñador </text:span>y creativo que el ser humano. <text:span text:style-name="T505">Un creador.</text:span></text:p>
      <text:p text:style-name="P161">Porque </text:p>
      <text:p text:style-name="P161"><text:tab/>A pesar de nuestra inteligencia, diseños y creatividad no podemos ni siquiera construir una célula. La mínima parte de la maquinaria biológica y no tenemos ni idea de como hacerlo.</text:p>
      <text:p text:style-name="P162">Si negamos eso que es lógico,</text:p>
      <text:p text:style-name="P153"><text:span text:style-name="T327">Pues</text:span>, es prácticamente imposible entender <text:span text:style-name="T216">el hecho histórico de que los testigos directos murieron creyendo que Jesucristo está vivo porque resucitó.</text:span></text:p>
      <text:p text:style-name="P163">Pero si tenemos en cuenta que:</text:p>
      <text:p text:style-name="P163"><text:soft-page-break/><text:span text:style-name="T215">1) P</text:span>or lógica y por toda la evidencia que observamos en la maquinaria biológica, <text:span text:style-name="T227">plantas, animales y personas,</text:span> tiene que haber un creador de toda esta maquinaria.</text:p>
      <text:p text:style-name="P164">2) Que las narraciones de los evangelios sobre la crucifixión están respaldadas por evidencia circunstancial única en toda la historia de la humanidad: la tela en Turín. <text:span text:style-name="T227">Tela que s</text:span>eñala un evento único, <text:span text:style-name="T228">no generado por el hombre, </text:span>sobre una persona única, en <text:span text:style-name="T227">toda </text:span>la historia de la humanidad <text:span text:style-name="T229">y cuyas características coinciden de manera extraordinaria con la crucifixión de Jesucristo descrita en los evangelios.</text:span></text:p>
      <text:p text:style-name="P165">3) Que para el creador de la maquinaria biológica humana es perfectamente posible reproducir a voluntad un cuerpo humano <text:span text:style-name="T230">vivo </text:span>con <text:span text:style-name="T230">la </text:span>memoria, <text:span text:style-name="T231">los pensamientos, el espíritu</text:span> exact<text:span text:style-name="T231">o,</text:span> al momento de <text:span text:style-name="T230">una destrucción anterior</text:span>.</text:p>
      <text:p text:style-name="P165">4) <text:s/>Y que el testimonio de dicha resurrección esta respaldado por los mismos testigos que dan testimonio de la muerte de Jesucristo en la cruz, el evento más respaldado por evidencia en toda la historia antigua de la humanidad.</text:p>
      <text:p text:style-name="P229"><text:span text:style-name="T218">Así, e</text:span>s mucho mas fácil creer que <text:span text:style-name="T217">esos testigos directos, esos que dicen que lo tocaron, comieron y hablaron con el, murieran creyendo que Jesucristo está vivo porque resucitó</text:span>.</text:p>
      <text:p text:style-name="P227">Así que, <text:span text:style-name="T497">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30">Es decir con mas RESPETICO <text:span text:style-name="T500">por las narraciones bíblicas.</text:span> CON MAS RESPETICO. ¿ESTA CLARO?</text:p>
      <text:h text:style-name="P361" text:outline-level="2">Observaciones.</text:h>
      <text:p text:style-name="P163"><text:span text:style-name="T215">Ademas, </text:span>hay varias observaciones <text:span text:style-name="T499">lógicas </text:span>que argumentan en contra de que <text:span text:style-name="T215">los testimonios sobre </text:span>la resurrección de Jesucristo, <text:span text:style-name="T219">tal y como </text:span>est<text:span text:style-name="T215">án</text:span> en los evangelios, sea<text:span text:style-name="T220">n</text:span> fals<text:span text:style-name="T215">os</text:span>, sea<text:span text:style-name="T219">n</text:span> una fabricación del hombre.</text:p>
      <text:p text:style-name="P166">Veamos:</text:p>
      <text:h text:style-name="P377" text:outline-level="8">Diferencias.</text:h>
      <text:p text:style-name="P167">Las diferencias entre l<text:span text:style-name="T213">a</text:span>s <text:span text:style-name="T213">fuentes</text:span> es argumento en contra <text:span text:style-name="T213">de que los testimonios sobre la resurrección de Jesucristo sean falsos</text:span>.</text:p>
      <text:p text:style-name="P170"><text:soft-page-break/>Cuando varias fuentes son exactamente iguales es posible sospechar que dichas fuentes se pusieron de común acuerdo. En los procesos judiciales este fenómeno se llama “colusión”.</text:p>
      <text:p text:style-name="P170">Es normal y de esperar que halla pequeñas diferencias entre diferentes fuentes, pero en lo <text:span text:style-name="T221">esencial</text:span> deben ser iguales.</text:p>
      <text:p text:style-name="P170">El los cuatro evangelios lo esencial es igual: Jesucristo <text:span text:style-name="T233">está vivo porque </text:span>resucitó.</text:p>
      <text:h text:style-name="P377" text:outline-level="8">Vivos.</text:h>
      <text:p text:style-name="P168">El <text:span text:style-name="T213">que los cuatro evangelistas estuvieran vivos cuando sucedieron los eventos </text:span>es argumento en contra <text:span text:style-name="T213">de que los testimonios sobre la resurrección de Jesucristo sean falsos</text:span>.</text:p>
      <text:p text:style-name="P171">Los mitos y leyendas se generan con siglos de diferencia entre el momento en que suceden los eventos y los autores de las narraciones.</text:p>
      <text:p text:style-name="P171">El hecho de que los autores estaban vivos cuando sucedieron los eventos es un argumento muy fuerte en contra de que sea una leyenda o un mito.</text:p>
      <text:p text:style-name="P172">Desde el mismo día en que los testigos hablaron, comieron y tocaron al Jesucristo resucitado, empezaron a propagar la historia.</text:p>
      <text:p text:style-name="P172">Los mitos y leyendas empiezan siglos después de los eventos.</text:p>
      <text:h text:style-name="P377" text:outline-level="8">Jerusalén.</text:h>
      <text:p text:style-name="P169"><text:span text:style-name="T214">La propagación del testimonio empezando en Jerusalén </text:span>es argumento en contra <text:span text:style-name="T213">de que los testimonios sobre la resurrección de Jesucristo sean falsos</text:span>.</text:p>
      <text:p text:style-name="P166">Los mitos y leyendas, así como las narraciones falsas <text:span text:style-name="T226">del mundo antiguo</text:span>, no se inician en el lugar de los hechos. Se inician donde <text:span text:style-name="T224">casi nadie</text:span> <text:span text:style-name="T224">o nadie </text:span>pueda dar testimonio en contra <text:span text:style-name="T225">por ausencia de información</text:span>.</text:p>
      <text:h text:style-name="P378" text:outline-level="8">Igual.</text:h>
      <text:p text:style-name="P173">El que los testimonios que tenemos hoy sean iguales a los manuscritos mas antiguas <text:span text:style-name="T209">es argumento en contra de que los testimonios sobre la resurrección de Jesucristo sean falsos.</text:span></text:p>
      <text:p text:style-name="P174">El testimonio ha sido el mismo desde el comienzo: al tercer día <text:span text:style-name="T243">de su muerte, </text:span>temprano en la mañana, unas mujeres fueron a la tumba y la encontraron vac<text:span text:style-name="T257">ía</text:span>. <text:span text:style-name="T244">U</text:span>nos ángeles le<text:span text:style-name="T245">s</text:span> di<text:span text:style-name="T253">cen que vayan a contar </text:span>que el muerto <text:span text:style-name="T251">ha resucitado y está </text:span>vivo. <text:span text:style-name="T265">Ellas, por miedo, deciden no contarle a nadie excepto a los apóstoles.</text:span> María Magdalena <text:span text:style-name="T251">y otras se encuentran primero con Pedro y Juan y les cuentan lo sucedido</text:span>. <text:span text:style-name="T252">Algunas</text:span> regresan a la <text:soft-page-break/>tumba <text:span text:style-name="T245">con</text:span> Pedro y Juan, <text:span text:style-name="T252">otras siguen a contarles a los demás</text:span>. <text:span text:style-name="T245">Los dos hombres</text:span> <text:span text:style-name="T242">corren y llegan primero a la tumba, todavía incrédulos de los sucedido, pero no ven ángeles solo la tumba vacía y la tela con que lo cubrieron. Algunas mujeres s</text:span>e quedan un rato mas que <text:span text:style-name="T242">los dos hombres</text:span> y Yeshua se les aparece por primera vez a María Magdalena y <text:span text:style-name="T255">las otras que también se quedaron.</text:span> <text:span text:style-name="T242">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75"><text:span text:style-name="T247">Y ya. </text:span>Es<text:span text:style-name="T246">e</text:span> es el testimonio de aquel primer día de semana. <text:span text:style-name="T248">D</text:span>esde ese día y hasta el <text:span text:style-name="T246">día</text:span> de hoy no ha cambiado. Siempre igual. <text:span text:style-name="T258">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76">Los testimonios falsos van cambiando según la intención del mentiroso. Sobre todo <text:span text:style-name="T249">si</text:span> <text:span text:style-name="T254">la mentira es muy </text:span>difícil de creer y <text:span text:style-name="T254">se quiere que la crean</text:span>. La mentira se va haciendo mas grande, o mas pequeña, o va mutando según la conveniencia del momento.</text:p>
      <text:p text:style-name="P177">Eso no pasa con una verdad. <text:span text:style-name="T250">El que creyó, creyó y si no pues se la perdió. Que justamente es lo que ha sucedido con la resurrección de Cristo. Está vivo porque resucitó.</text:span></text:p>
      <text:h text:style-name="P380" text:outline-level="8">Nombres.</text:h>
      <text:p text:style-name="P178"><text:span text:style-name="T214">El listar </text:span>nombres de testigos de la resurrección <text:span text:style-name="T209">es argumento en contra de que los testimonios sobre la resurrección de Jesucristo sean falsos.</text:span></text:p>
      <text:p text:style-name="P181">El nuevo testamento da listas de personas que comieron, hablaron y tocaron a Jesucristo después de resucitar. El listar nombres es una invitación a investigar los hechos, a confirmar los hechos. <text:span text:style-name="T222">Esos nombres son dados mientras las personas aún están vivas. En </text:span><text:soft-page-break/><text:span text:style-name="T222">los testimonios falsos se tiende a ser ambiguo y difuso en la información para que no sea fácilmente comprobable.</text:span></text:p>
      <text:h text:style-name="P377" text:outline-level="8">Mujeres.</text:h>
      <text:p text:style-name="P179">El que los primeros testigos sean mujeres <text:span text:style-name="T210">es argumento en contra de que los testimonios sobre la resurrección de Jesucristo sean falsos.</text:span></text:p>
      <text:p text:style-name="P182">Para un Judío del tiempo de Yeshua, el testimonio de una mujer no tenía valor legal. No era relevante. </text:p>
      <text:p text:style-name="P182">El que los testimonios de <text:span text:style-name="T234">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8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381" text:outline-level="8"><text:span text:style-name="T223">Grupos</text:span>.</text:h>
      <text:p text:style-name="P180">El que <text:span text:style-name="T211">haya apariciones a grupos es argumento en contra de que los testimonios sobre la resurrección de Jesucristo sean falsos.</text:span></text:p>
      <text:p text:style-name="P18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5">grandes sufrimientos e incluso la muerte</text:span>.</text:p>
      <text:p text:style-name="P183">Eso no sucede con alucinaciones. Repito: ESO NO SUCEDE CON ALUCINACIONES.</text:p>
      <text:h text:style-name="P381" text:outline-level="8"><text:span text:style-name="T235">Sufrieron</text:span>.</text:h>
      <text:p text:style-name="P184">El que <text:span text:style-name="T235">la mayoría de los primeros </text:span>testigos <text:span text:style-name="T235">hayan </text:span>perdi<text:span text:style-name="T235">do</text:span> todo por creer en Jesucristo <text:span text:style-name="T211">es argumento en contra de que los testimonios sobre la resurrección de Jesucristo sean falsos.</text:span></text:p>
      <text:p text:style-name="P185">Jose de Arimatea y Nicodemo eran miembros del Sanedrín. Por ser creyentes en Yeshua lo perdieron todo. Perdieron su dinero, su posición social y su familia los rechazó.</text:p>
      <text:p text:style-name="P185"><text:soft-page-break/>Aún hoy día para un <text:span text:style-name="T237">Judío</text:span>, creer en Yeshua implica grandes sacrificios. Implica perder su vida anterior. En la gran <text:span text:style-name="T237">mayoría</text:span> de los casos se sufre el rechazo familiar y el rechazo <text:s/>de los demás <text:span text:style-name="T237">Judíos.</text:span></text:p>
      <text:p text:style-name="P185">Pero <text:span text:style-name="T236">el testimonio indica que estas personas estaban dispuestas a mantenerse en su palabra de que Yeshua está vivo porque resucitó a costa de que los encarcelaran, lo azotaran, lo apedrearan, los hirvieran en aceite, los crucificaran o los decapitaran.</text:span></text:p>
      <text:p text:style-name="P186">Eso no sucede con alguien que se inventa una mentira como esa.</text:p>
      <text:h text:style-name="P379" text:outline-level="8"><text:span text:style-name="T240">Cuerpo</text:span>.</text:h>
      <text:p text:style-name="P187">La inexistencia de testimonios que contradigan la desaparición del cuerpo muerto de Jesucristo es argumento en contra de que los testimonios sobre la resurrección de Jesucristo sean falsos.</text:p>
      <text:p text:style-name="P18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1">detener la supuesta mentira</text:span>. <text:span text:style-name="T25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88">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0">a</text:span>ck de Israel y que está vivo porque resucito. No lo hicieron.</text:p>
      <text:p text:style-name="P189">El movimiento aumentó sin que apareciera ni siquiera una suplantación del cuerpo.</text:p>
      <text:p text:style-name="P19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1">se tiene una razón para </text:span>explicar porque después no intentaron una suplantación. <text:span text:style-name="T262">Si nosotros decimos que los discípulos se lo robaron y lo destruyeron no tiene ninguna sentido que después nosotros resultemos encontrando el cuerpo que otros destruyeron.</text:span></text:p>
      <text:p text:style-name="P191">El cuerpo de un muerto que supuestamente resucitó no desaparece tan <text:span text:style-name="T256">fácilmente</text:span> especialmente si su tumba está custodiada por los que lo mataron.</text:p>
      <text:h text:style-name="P382" text:outline-level="8"><text:soft-page-break/><text:span text:style-name="T238">Vergonzosos</text:span>.</text:h>
      <text:p text:style-name="P192">El que se registre<text:span text:style-name="T212">n</text:span> eventos vergonzosos para el <text:span text:style-name="T239">testigo</text:span> <text:span text:style-name="T211">es argumento en contra de que los testimonios sobre la resurrección de Jesucristo sean falsos.</text:span></text:p>
      <text:p text:style-name="P19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93">Reconocer asuntos vergonzosos es <text:span text:style-name="T263">un criterio positivo par determinar la credibilidad de </text:span>un testimonio de un proceso judicial o histórico. </text:p>
      <text:h text:style-name="P367" text:outline-level="2">Aviones.</text:h>
      <text:p text:style-name="P194">Creer en aviones hoy día no tiene ninguna gracia, <text:span text:style-name="T264">p</text:span>ero hace unos mil años hablar de una máquina que vuela, que tiene alas como las aves, que esta hecha de metal, que pesa toneladas, que lleva personas sentadas en su interior, que vuela <text:span text:style-name="T264">diez</text:span> veces mas <text:span text:style-name="T264">rápido</text:span> que <text:span text:style-name="T264">una paloma y que algún día se construirían cientos de miles de esas máquinas para viajar grandes distancias era bastante difícil. Tal vez sería necesario ver un avión en operación para poder creerlo.</text:span></text:p>
      <text:p text:style-name="P195">Algo así parece ser lo que les pasó a los primeros creyentes, vieron algo realmente extraordinario. Algo que solo el creador podría haber hecho. Vieron un muerto que había vuelto a vivir. <text:span text:style-name="T272">T</text:span>al y como se los había anticipado <text:span text:style-name="T273">Yeshua</text:span> antes de morir. <text:span text:style-name="T267">Comieron con el, lo tocaron, lo abrazaron, hablaron con el, caminaron con el. Por eso creyeron lo que creyeron y por eso cambiaron como cambiaron.</text:span></text:p>
      <text:p text:style-name="P196">Yo personalmente, ya no puedo dejar de creerlo. <text:span text:style-name="T274">Ya es algo real. Para mi ya es una fe. </text:span>Pero las razones hasta aquí expuestas no son las únicas. <text:span text:style-name="T26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97">Una vez se empieza a creer que la resurrección de Jesucristo es algo posible, algo incluso factible, puede empezar un cambio radical de ver la vida. <text:span text:style-name="T270">Porque la muerte ya no es el final, la vida se vuelve eterna, porque continua después de la resurrección, y las prioridades cambian.</text:span></text:p>
      <text:p text:style-name="P197"><text:soft-page-break/>Digo “puede” porque depende de que tanto ese que esta vivo, que está en el cielo <text:span text:style-name="T271">que vemos con nubes</text:span>, que me ama, que me busca, <text:span text:style-name="T267">me esté encontrando.</text:span></text:p>
      <text:p text:style-name="P198"><text:span text:style-name="T267">Pero la promesa es que me va a encontrar, porque</text:span> después de la resurrección de los muertos, cuando nos volvamos a ver cara a cara con las personas a las que les hemos hecho daño y con las que nos han hecho daño, va a ser imposible <text:span text:style-name="T268">decir:</text:span></text:p>
      <text:p text:style-name="P198"><text:span text:style-name="T268"><text:s/>“No, no. Es que yo no creo en la resurrección de los muertos”</text:span>.</text:p>
      <text:p text:style-name="P199"><text:span text:style-name="T268">Después de su resurrección, u</text:span>sted <text:span text:style-name="T268">se </text:span>va a <text:span text:style-name="T268">acordar de </text:span>este video. <text:span text:style-name="T268">Usted se </text:span>va a acordar de mi.</text:p>
      <text:p text:style-name="P200">Nos vamos a volver a ver.</text:p>
      <text:h text:style-name="P373" text:outline-level="1"><text:span text:style-name="T305">La Vida</text:span>.</text:h>
      <text:p text:style-name="P226">Si <text:span text:style-name="T342">Yeshua</text:span> <text:span text:style-name="T308">está vivo porque </text:span>resucitó, <text:span text:style-name="T306">el único que podía hacerlo era el creador</text:span>.</text:p>
      <text:p text:style-name="P201">Si <text:span text:style-name="T342">Yeshua</text:span> <text:span text:style-name="T308">está vivo porque </text:span>resucitó, el era todo lo que dijo que era.</text:p>
      <text:p text:style-name="P201">Si <text:span text:style-name="T342">Yeshua</text:span> <text:span text:style-name="T308">está vivo porque </text:span>resucitó, al resucitar autenticó todas las narraciones <text:span text:style-name="T342">extraordinarias</text:span> del antiguo testamento, porque el habl<text:span text:style-name="T328">ó</text:span> de la Creación, de Noé, de <text:span text:style-name="T329">Moisés</text:span>, de Jon<text:span text:style-name="T329">á</text:span>s y de los profetas como eventos reales. Si Jesucristo resucitó todas la señales y maravillas del antiguo testamento, de la Tanakh, tienen que ser ciertas.</text:p>
      <text:p text:style-name="P201">Si <text:span text:style-name="T342">Yeshua</text:span> <text:span text:style-name="T308">está vivo porque </text:span>resucitó, <text:span text:style-name="T307">toda la biblia es una historia acerca de El.</text:span></text:p>
      <text:p text:style-name="P201">Si <text:span text:style-name="T342">Yeshua</text:span> <text:span text:style-name="T308">está vivo porque </text:span>resucitó, <text:span text:style-name="T309">EL ES LA VIDA.</text:span></text:p>
      <text:h text:style-name="P368" text:outline-level="2"><text:span text:style-name="T304">Vivos</text:span>.</text:h>
      <text:p text:style-name="P26">En varias partes de los evangelios nuestro señor Jesucristo, Yeshua, se refiere a la vida:</text:p>
      <text:p text:style-name="Text_20_body"><text:span text:style-name="T349">En Juan 14 dice: </text:span><text:span text:style-name="Bible_5f_text"><text:span text:style-name="T349">"Yo soy el camino, la verdad y la vida" </text:span></text:span><text:span text:style-name="Bible_5f_text"><text:span text:style-name="T349"><text:note text:id="ftn38" text:note-class="footnote"><text:note-citation>38</text:note-citation><text:note-body><text:p text:style-name="Footnote"><text:span text:style-name="T349"><text:s/></text:span><text:span text:style-name="T372">Juan 14:6 </text:span><text:a xlink:type="simple" xlink:href="https://www.biblegateway.com/passage/?search=Juan+14%3A6&amp;version=RVA-2015" text:style-name="Internet_20_link" text:visited-style-name="Visited_20_Internet_20_Link"><text:span text:style-name="T372">RVA-2015</text:span></text:a></text:p></text:note-body></text:note></text:span></text:span><text:span text:style-name="T349">. </text:span></text:p>
      <text:p text:style-name="P9"><text:span text:style-name="T349">En Juan 11 afirma: </text:span><text:span text:style-name="Bible_5f_text"><text:span text:style-name="T349">“Yo soy la resurrección y la vida. El que cree en mí, aunque muera, vivirá” </text:span></text:span><text:span text:style-name="Bible_5f_text"><text:span text:style-name="T349"><text:note text:id="ftn39" text:note-class="footnote"><text:note-citation>39</text:note-citation><text:note-body><text:p text:style-name="Footnote"><text:span text:style-name="T349"><text:s/></text:span><text:span text:style-name="T372">Juan 11:25 </text:span><text:a xlink:type="simple" xlink:href="https://www.biblegateway.com/passage/?search=Juan+11%3A25&amp;version=RVA-2015" text:style-name="Internet_20_link" text:visited-style-name="Visited_20_Internet_20_Link"><text:span text:style-name="T372">RVA-2015</text:span></text:a></text:p></text:note-body></text:note></text:span></text:span><text:span text:style-name="T349">.</text:span></text:p>
      <text:p text:style-name="P9"><text:span text:style-name="T349">En Juan 8: </text:span><text:span text:style-name="Bible_5f_text"><text:span text:style-name="T349">“Yo soy la luz del mundo. El que me sigue nunca andará en tinieblas sino que tendrá la luz de la vida” </text:span></text:span><text:span text:style-name="Bible_5f_text"><text:span text:style-name="T349"><text:note text:id="ftn40" text:note-class="footnote"><text:note-citation>40</text:note-citation><text:note-body><text:p text:style-name="Footnote"><text:span text:style-name="T349"><text:s/></text:span><text:span text:style-name="T372">Juan 8:12 </text:span><text:a xlink:type="simple" xlink:href="https://www.biblegateway.com/passage/?search=Juan+8%3A12&amp;version=RVA-2015" text:style-name="Internet_20_link" text:visited-style-name="Visited_20_Internet_20_Link"><text:span text:style-name="T372">RVA-2015</text:span></text:a></text:p></text:note-body></text:note></text:span></text:span><text:span text:style-name="T349">.</text:span></text:p>
      <text:p text:style-name="P9"><text:span text:style-name="T349">En Juan 6: </text:span><text:span text:style-name="Bible_5f_text"><text:span text:style-name="T349">“Yo soy el pan de vida” </text:span></text:span><text:span text:style-name="Bible_5f_text"><text:span text:style-name="T349"><text:note text:id="ftn41" text:note-class="footnote"><text:note-citation>41</text:note-citation><text:note-body><text:p text:style-name="Footnote"><text:span text:style-name="T349"><text:s/></text:span><text:span text:style-name="T372">Juan 6:35 </text:span><text:a xlink:type="simple" xlink:href="https://www.biblegateway.com/passage/?search=Juan+6%3A35&amp;version=RVA-2015" text:style-name="Internet_20_link" text:visited-style-name="Visited_20_Internet_20_Link"><text:span text:style-name="T372">RVA-2015</text:span></text:a></text:p></text:note-body></text:note></text:span></text:span><text:span text:style-name="T349">.</text:span></text:p>
      <text:p text:style-name="P9"><text:span text:style-name="T349">En Juan 17: </text:span><text:span text:style-name="Bible_5f_text"><text:span text:style-name="T349">“</text:span></text:span><text:bookmark text:name="es-RVA-2015-26730"/><text:span text:style-name="Bible_5f_text"><text:span text:style-name="T349">Y esta es la vida eterna: que te conozcan a ti, el único Dios verdadero, y a Jesucristo a quien tú has enviado” </text:span></text:span><text:span text:style-name="Bible_5f_text"><text:span text:style-name="T349"><text:note text:id="ftn42" text:note-class="footnote"><text:note-citation>42</text:note-citation><text:note-body><text:p text:style-name="Footnote"><text:span text:style-name="T349"><text:s/></text:span><text:span text:style-name="T372">Juan 17:3 </text:span><text:a xlink:type="simple" xlink:href="https://www.biblegateway.com/passage/?search=Juan+17%3A3&amp;version=RVA-2015" text:style-name="Internet_20_link" text:visited-style-name="Visited_20_Internet_20_Link"><text:span text:style-name="T372">RVA-2015</text:span></text:a></text:p></text:note-body></text:note></text:span></text:span><text:span text:style-name="T349">.</text:span></text:p>
      <text:p text:style-name="P26"><text:soft-page-break/>En fin, La Vida, <text:span text:style-name="T275">según</text:span> la biblia en la voz de Jesucristo, es El mismo, Jesucristo, Yeshua. Y como dice <text:span text:style-name="T330">1ra</text:span> Juan 2:</text:p>
      <text:p text:style-name="Text_20_body"><text:span text:style-name="Bible_5f_text"><text:span text:style-name="T34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49"><text:note text:id="ftn43" text:note-class="footnote"><text:note-citation>43</text:note-citation><text:note-body><text:p text:style-name="Footnote"><text:span text:style-name="T349"><text:s/></text:span><text:span text:style-name="T373">1 Juan 2:4-6 </text:span><text:a xlink:type="simple" xlink:href="https://www.biblegateway.com/passage/?search=1+Juan+2%3A4-6&amp;version=DHH" text:style-name="Internet_20_link" text:visited-style-name="Visited_20_Internet_20_Link"><text:span text:style-name="T373">DHH</text:span></text:a></text:p></text:note-body></text:note></text:span></text:span><text:span text:style-name="T349"><text:s/>Usease amando.</text:span></text:p>
      <text:p text:style-name="P26">Esta vida <text:span text:style-name="T331">física </text:span>de la que habla <text:span text:style-name="T275">Jesús</text:span> es eterna, no acaba con la muerte <text:span text:style-name="T275">física</text:span> <text:span text:style-name="T331">por</text:span>que continua <text:span text:style-name="T275">después</text:span> de la <text:span text:style-name="T275">resurrección</text:span> de los muertos. <text:span text:style-name="T331">Solo se interrumpe.</text:span></text:p>
      <text:p text:style-name="P11"><text:span text:style-name="T349">Pablo explica en Filipenses 3 que Jesucristo </text:span><text:span text:style-name="Bible_5f_text"><text:span text:style-name="T349">"</text:span></text:span><text:bookmark text:name="es-RVA-2015-294101"/><text:span text:style-name="Bible_5f_text"><text:span text:style-name="T349">transformará nuestro cuerpo de humillación para que tenga la misma forma de su cuerpo de gloria" </text:span></text:span><text:span text:style-name="Bible_5f_text"><text:span text:style-name="T349"><text:note text:id="ftn44" text:note-class="footnote"><text:note-citation>44</text:note-citation><text:note-body><text:p text:style-name="P303"><text:span text:style-name="T349"><text:s/></text:span><text:span text:style-name="T353">Filipenses 3:21 </text:span><text:a xlink:type="simple" xlink:href="https://www.biblegateway.com/passage/?search=Filipenses+3%3A21&amp;version=RVA-2015" text:style-name="Internet_20_link" text:visited-style-name="Visited_20_Internet_20_Link"><text:span text:style-name="T353">RVA-2015</text:span></text:a></text:p></text:note-body></text:note></text:span></text:span><text:span text:style-name="T349">. Ese que </text:span><text:span text:style-name="T410">comió</text:span><text:span text:style-name="T349"> pescado asado </text:span><text:span text:style-name="T410">según</text:span><text:span text:style-name="T349"> Lucas 24, que se puede tocar, y que </text:span><text:span text:style-name="T410">subió</text:span><text:span text:style-name="T349"> al cielo y lo vieron hasta que una </text:span><text:span text:style-name="T410">nube</text:span><text:span text:style-name="T349"> lo </text:span><text:span text:style-name="T410">cubrió</text:span><text:span text:style-name="T349"> </text:span><text:span text:style-name="T410">según</text:span><text:span text:style-name="T349"> Hechos 1.</text:span></text:p>
      <text:p text:style-name="P202">Si se cree esto se está realmente vivo. Se empieza a vivir de acuerdo a eso que se cree. <text:span text:style-name="T34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3">Explica el mismo YHWH a través de su profeta Ezequiel que: </text:p>
      <text:p text:style-name="P339">“<text:span text:style-name="T344">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339">Pero si el justo deja de actuar rectamente, y hace todo lo malo y detestable que hace el malvado, ¿piensan ustedes que habrá de seguir viviendo? Yo no volveré a acordarme de todo lo bueno que haya hecho: morirá por culpa de su infidelidad y de sus pecados” <text:note text:id="ftn45" text:note-class="footnote"><text:note-citation>45</text:note-citation><text:note-body><text:p text:style-name="Footnote"><text:span text:style-name="T349"><text:s/></text:span><text:span text:style-name="T374">Ezequiel 18:21-24 </text:span><text:a xlink:type="simple" xlink:href="https://www.biblegateway.com/passage/?search=Ezequiel+18%3A21-24&amp;version=DHH" text:style-name="Internet_20_link" text:visited-style-name="Visited_20_Internet_20_Link"><text:span text:style-name="T374">DHH</text:span></text:a></text:p></text:note-body></text:note>.</text:p>
      <text:p text:style-name="P204">El que hace lo bueno vive y el que hace lo malo muere. Seguir a Cristo, vivir como <text:span text:style-name="T347">vive </text:span>Yeshua, es hacer lo bueno, es estar vivo. <text:span text:style-name="T345">Yeshua es la Vida. Su Espíritu nos da Vida.</text:span></text:p>
      <text:p text:style-name="P205">Pero es imposible vivir como vive Yeshua si creo que está muerto, que no resucitó. <text:span text:style-name="T348">Que la muerte es el final.</text:span></text:p>
      <text:h text:style-name="P361" text:outline-level="2"><text:soft-page-break/>Muertos.</text:h>
      <text:p text:style-name="P206">El resto, esos que no creen en <text:span text:style-name="T346">Yeshua</text:span>, <text:span text:style-name="T346">que no lo siguen, que no viven como el nos enseñó, </text:span>en realidad <text:span text:style-name="T275">están</text:span> muertos. </text:p>
      <text:p text:style-name="Text_20_body"><text:span text:style-name="T410">Jesús</text:span><text:span text:style-name="T349"> e</text:span><text:span text:style-name="T411">xplica en </text:span><text:span text:style-name="T349">Juan 5 </text:span><text:span text:style-name="T411">que</text:span><text:span text:style-name="T349">: </text:span><text:span text:style-name="Bible_5f_text"><text:span text:style-name="T349">"Les aseguro que quien presta atención a lo que yo digo y cree en el que me envió, tiene vida eterna; y no será condenado, pues ya ha pasado de la muerte a la vida" </text:span></text:span><text:span text:style-name="Bible_5f_text"><text:span text:style-name="T349"><text:note text:id="ftn46" text:note-class="footnote"><text:note-citation>46</text:note-citation><text:note-body><text:p text:style-name="Footnote"><text:span text:style-name="T349"><text:s/></text:span><text:span text:style-name="T375">Juan 5:24 </text:span><text:a xlink:type="simple" xlink:href="https://www.biblegateway.com/passage/?search=Juan+5%3A24&amp;version=DHH" text:style-name="Internet_20_link" text:visited-style-name="Visited_20_Internet_20_Link"><text:span text:style-name="T375">DHH</text:span></text:a></text:p></text:note-body></text:note></text:span></text:span><text:span text:style-name="T349">.</text:span></text:p>
      <text:p text:style-name="P11"><text:span text:style-name="T349">Y en Mateo 8 alguien le dice: </text:span><text:span text:style-name="Bible_5f_text"><text:span text:style-name="T349">"Señor, permíteme que primero vaya y entierre a mi padre"</text:span></text:span><text:span text:style-name="T349"> y Jesus le responde: </text:span><text:span text:style-name="Bible_5f_text"><text:span text:style-name="T349">"Sígueme y deja que los muertos entierren a sus muertos" </text:span></text:span><text:span text:style-name="Bible_5f_text"><text:span text:style-name="T349"><text:note text:id="ftn47" text:note-class="footnote"><text:note-citation>47</text:note-citation><text:note-body><text:p text:style-name="Footnote"><text:span text:style-name="T349"><text:s/></text:span><text:span text:style-name="T376">Mateo 8:21-22 </text:span><text:a xlink:type="simple" xlink:href="https://www.biblegateway.com/passage/?search=Mateo+8%3A21-22&amp;version=RVA-2015" text:style-name="Internet_20_link" text:visited-style-name="Visited_20_Internet_20_Link"><text:span text:style-name="T376">RVA-2015</text:span></text:a></text:p></text:note-body></text:note></text:span></text:span><text:span text:style-name="T349">.</text:span></text:p>
      <text:p text:style-name="P26">El que no conoce a <text:span text:style-name="T275">Jesús</text:span> esta muerto. Muerto a la verdadera vida. <text:span text:style-name="T335">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43">Se está muerto.</text:span></text:p>
      <text:p text:style-name="P10"><text:span text:style-name="T349">Pablo explica en Efesios 2 que: </text:span><text:span text:style-name="Bible_5f_text"><text:span text:style-name="T34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49"><text:note text:id="ftn48" text:note-class="footnote"><text:note-citation>48</text:note-citation><text:note-body><text:p text:style-name="Footnote"><text:span text:style-name="T349"><text:s/></text:span><text:span text:style-name="T377">Efesios 2:1-2 </text:span><text:a xlink:type="simple" xlink:href="https://www.biblegateway.com/passage/?search=Efesios+2%3A1-2&amp;version=DHH" text:style-name="Internet_20_link" text:visited-style-name="Visited_20_Internet_20_Link"><text:span text:style-name="T377">DHH</text:span></text:a></text:p></text:note-body></text:note></text:span></text:span><text:span text:style-name="T349">.</text:span></text:p>
      <text:p text:style-name="P208">O sea que <text:span text:style-name="T275">estábamos</text:span> muertos por ser hijos de <text:span text:style-name="T564">el </text:span>Sat<text:span text:style-name="T564">á</text:span>n, como algunos fariseos del tiempo de <text:span text:style-name="T275">Jesús.</text:span> </text:p>
      <text:p text:style-name="P208">Pero, cuales son esos criterios de este mundo que siguen los que desobedecen a Dios? </text:p>
      <text:p text:style-name="P209">En <text:span text:style-name="T340">1ra</text:span> Juan 2 dice:</text:p>
      <text:p text:style-name="P339">"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49" text:note-class="footnote"><text:note-citation>49</text:note-citation><text:note-body><text:p text:style-name="Footnote"><text:span text:style-name="T349"><text:s/></text:span><text:span text:style-name="T378">1 Juan 2:15-17 </text:span><text:a xlink:type="simple" xlink:href="https://www.biblegateway.com/passage/?search=1+Juan+2%3A15-17&amp;version=DHH" text:style-name="Internet_20_link" text:visited-style-name="Visited_20_Internet_20_Link"><text:span text:style-name="T378">DHH</text:span></text:a></text:p></text:note-body></text:note>.</text:p>
      <text:p text:style-name="P209">Como quien dice o el mundo o YHWH, no hay medios.</text:p>
      <text:h text:style-name="P361" text:outline-level="2"><text:span text:style-name="T332">Segura</text:span>.</text:h>
      <text:p text:style-name="P210"><text:span text:style-name="T332">Según</text:span> Juan 10 Yeshua afirma que a sus ovejas, <text:span text:style-name="T332">a los que creen en El</text:span>:</text:p>
      <text:p text:style-name="P339">"<text:bookmark text:name="es-RVA-2015-26477"/>Yo les doy vida eterna, y no perecerán jamás, y nadie las arrebatará de mi mano" <text:note text:id="ftn50" text:note-class="footnote"><text:note-citation>50</text:note-citation><text:note-body><text:p text:style-name="Footnote"><text:span text:style-name="T349"><text:s/></text:span><text:span text:style-name="T379">Juan 10:28 </text:span><text:a xlink:type="simple" xlink:href="https://www.biblegateway.com/passage/?search=Juan+10%3A28&amp;version=RVA-2015" text:style-name="Internet_20_link" text:visited-style-name="Visited_20_Internet_20_Link"><text:span text:style-name="T379">RVA-2015</text:span></text:a></text:p></text:note-body></text:note>.</text:p>
      <text:p text:style-name="P211"><text:soft-page-break/>Y <text:span text:style-name="T275">según</text:span> Juan 6 <text:s/><text:span text:style-name="T275">Jesús</text:span> afirma: </text:p>
      <text:p text:style-name="P341">"<text:bookmark text:name="es-RVA-2015-26262"/>Todo lo que el Padre me da vendrá a mí; y al que a mí viene jamás lo echaré fuera" <text:note text:id="ftn51" text:note-class="footnote"><text:note-citation>51</text:note-citation><text:note-body><text:p text:style-name="Footnote"><text:span text:style-name="T349"><text:s/></text:span><text:span text:style-name="T379">Juan 6:37 </text:span><text:a xlink:type="simple" xlink:href="https://www.biblegateway.com/passage/?search=Juan+6%3A37&amp;version=RVA-2015" text:style-name="Internet_20_link" text:visited-style-name="Visited_20_Internet_20_Link"><text:span text:style-name="T379">RVA-2015</text:span></text:a></text:p></text:note-body></text:note>.</text:p>
      <text:p text:style-name="P12"><text:span text:style-name="T349">Y en Juan 6 </text:span><text:span text:style-name="T410">también</text:span><text:span text:style-name="T349"> afirma: </text:span><text:span text:style-name="Bible_5f_text"><text:span text:style-name="T349">"</text:span></text:span><text:span text:style-name="Bible_5f_text"><text:span text:style-name="T379">Y </text:span></text:span><text:span text:style-name="Bible_5f_text"><text:span text:style-name="T349">esta es la voluntad del que me envió: que yo no pierda nada de todo lo que me ha dado, sino que lo resucite en el día final"</text:span></text:span><text:span text:style-name="T349">. Y reafirma: </text:span><text:span text:style-name="Bible_5f_text"><text:span text:style-name="T349">"Esta es la voluntad de mi Padre: que todo aquel que mira al Hijo y cree en él tenga vida eterna, y que yo lo resucite en el día final" </text:span></text:span><text:span text:style-name="Bible_5f_text"><text:span text:style-name="T349"><text:note text:id="ftn52" text:note-class="footnote"><text:note-citation>52</text:note-citation><text:note-body><text:p text:style-name="P304"><text:span text:style-name="T349"><text:s/></text:span><text:span text:style-name="T361">Juan 6:39-40 </text:span><text:a xlink:type="simple" xlink:href="https://www.biblegateway.com/passage/?search=Juan+6%3A39-40&amp;version=RVA-2015" text:style-name="Internet_20_link" text:visited-style-name="Visited_20_Internet_20_Link"><text:span text:style-name="T361">RVA-2015</text:span></text:a></text:p></text:note-body></text:note></text:span></text:span><text:span text:style-name="T349">.</text:span></text:p>
      <text:p text:style-name="P26">O sea primero el Padre se los da y luego ni se los quitan, ni los echa fuera y la cosa continua es al final, en el <text:span text:style-name="T275">día</text:span> ultimo. No antes.</text:p>
      <text:p text:style-name="P211">Y mientras tanto? </text:p>
      <text:p text:style-name="P13"><text:span text:style-name="T349">Bueno pues </text:span><text:span text:style-name="T410">según</text:span><text:span text:style-name="T349"> Juan 11 </text:span><text:span text:style-name="T410">Jesús</text:span><text:span text:style-name="T349"> afirma que: </text:span><text:span text:style-name="Bible_5f_text"><text:span text:style-name="T349">"Nuestro amigo Lázaro duerme pero voy para despertarlo" </text:span></text:span><text:span text:style-name="Bible_5f_text"><text:span text:style-name="T349"><text:note text:id="ftn53" text:note-class="footnote"><text:note-citation>53</text:note-citation><text:note-body><text:p text:style-name="Footnote"><text:span text:style-name="T349"><text:s/></text:span><text:span text:style-name="T380">Juan 11:11 </text:span><text:a xlink:type="simple" xlink:href="https://www.biblegateway.com/passage/?search=Juan+11%3A11&amp;version=RVA-2015" text:style-name="Internet_20_link" text:visited-style-name="Visited_20_Internet_20_Link"><text:span text:style-name="T380">RVA-2015</text:span></text:a></text:p></text:note-body></text:note></text:span></text:span><text:span text:style-name="T349"><text:s/>y luego explica </text:span><text:span text:style-name="Bible_5f_text"><text:span text:style-name="T349">"</text:span></text:span><text:span text:style-name="Bible_5f_text"><text:span text:style-name="T410">Lázaro</text:span></text:span><text:span text:style-name="Bible_5f_text"><text:span text:style-name="T349"> </text:span></text:span><text:span text:style-name="Bible_5f_text"><text:span text:style-name="T380">h</text:span></text:span><text:span text:style-name="Bible_5f_text"><text:span text:style-name="T349">a muerto" </text:span></text:span><text:span text:style-name="Bible_5f_text"><text:span text:style-name="T349"><text:note text:id="ftn54" text:note-class="footnote"><text:note-citation>54</text:note-citation><text:note-body><text:p text:style-name="Footnote"><text:span text:style-name="T349"><text:s/></text:span><text:span text:style-name="T380">Juan 11:14 </text:span><text:a xlink:type="simple" xlink:href="https://www.biblegateway.com/passage/?search=Juan+11%3A14&amp;version=RVA-2015" text:style-name="Internet_20_link" text:visited-style-name="Visited_20_Internet_20_Link"><text:span text:style-name="T380">RVA-2015</text:span></text:a></text:p></text:note-body></text:note></text:span></text:span><text:span text:style-name="T349">.</text:span></text:p>
      <text:p text:style-name="P26">Y <text:span text:style-name="T275">según</text:span> Marcos 5 y Lucas 8 Yeshua afirma: "La niña no esta muerta, sino dormida" <text:note text:id="ftn55" text:note-class="footnote"><text:note-citation>55</text:note-citation><text:note-body><text:p text:style-name="Footnote"><text:span text:style-name="T349"><text:s/></text:span><text:span text:style-name="T381">Marcos 5:39 </text:span><text:a xlink:type="simple" xlink:href="https://www.biblegateway.com/passage/?search=Marcos+5%3A39&amp;version=RVA" text:style-name="Internet_20_link" text:visited-style-name="Visited_20_Internet_20_Link"><text:span text:style-name="T381">RVA</text:span></text:a><text:span text:style-name="T381"> Lucas 8:52 </text:span><text:a xlink:type="simple" xlink:href="https://www.biblegateway.com/passage/?search=Lucas+8%3A52&amp;version=RVA" text:style-name="Internet_20_link" text:visited-style-name="Visited_20_Internet_20_Link"><text:span text:style-name="T381">RVA</text:span></text:a></text:p></text:note-body></text:note>. </text:p>
      <text:p text:style-name="P14"><text:span text:style-name="T349">O sea mientras tanto dormiditos. Y </text:span><text:span text:style-name="T410">según</text:span><text:span text:style-name="T349"> Eclesiastes 9 en ese sueño, </text:span><text:span text:style-name="Bible_5f_text"><text:span text:style-name="T349">"a donde vas, no hay obras, ni cuentas, ni conocimiento, ni sabiduría" </text:span></text:span><text:span text:style-name="Bible_5f_text"><text:span text:style-name="T349"><text:note text:id="ftn56" text:note-class="footnote"><text:note-citation>56</text:note-citation><text:note-body><text:p text:style-name="P305"><text:span text:style-name="T349"><text:s/></text:span><text:span text:style-name="T357">Eclesiastés 9:10 </text:span><text:a xlink:type="simple" xlink:href="https://www.biblegateway.com/passage/?search=Eclesiastés+9%3A10&amp;version=RVA-2015" text:style-name="Internet_20_link" text:visited-style-name="Visited_20_Internet_20_Link"><text:span text:style-name="T357">RVA-2015</text:span></text:a></text:p></text:note-body></text:note></text:span></text:span><text:span text:style-name="T349">. Bien dormiditos. No pueden molestar, hablar o interactuar con los que no se han dormido.</text:span></text:p>
      <text:h text:style-name="P369" text:outline-level="2">Todos.</text:h>
      <text:p text:style-name="P212">Y cómo nasco a esa vida? No es tan <text:span text:style-name="T275">fácil</text:span> porque <text:span text:style-name="T275">según</text:span> Juan 6 Jesucristo afirma:<text:tab/>"Nadie puede venir a mí, si el Padre que me <text:span text:style-name="T275">envió</text:span> no lo arrastra primero" <text:note text:id="ftn57" text:note-class="footnote"><text:note-citation>57</text:note-citation><text:note-body><text:p text:style-name="P306"><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p>
      <text:p text:style-name="P213"><text:span text:style-name="T333">Y</text:span> <text:span text:style-name="T336">Jesucristo</text:span> explica en Juan 14: "<text:bookmark text:name="es-RVA-26674"/>nadie viene al Padre, sino por m<text:span text:style-name="T341">i</text:span>" <text:note text:id="ftn58" text:note-class="footnote"><text:note-citation>58</text:note-citation><text:note-body><text:p text:style-name="Footnote"><text:span text:style-name="T349"><text:s/></text:span><text:span text:style-name="T382">Juan 14:6 </text:span><text:a xlink:type="simple" xlink:href="https://www.biblegateway.com/passage/?search=Juan+14%3A6&amp;version=RVA" text:style-name="Internet_20_link" text:visited-style-name="Visited_20_Internet_20_Link"><text:span text:style-name="T382">RVA</text:span></text:a></text:p></text:note-body></text:note>.</text:p>
      <text:p text:style-name="P214">O sea que p<text:span text:style-name="T334">rimero el Padre se los entrega a Jesucristo y </text:span>luego <text:span text:style-name="T334">por ese camino llegamos al Padre.</text:span></text:p>
      <text:p text:style-name="P26"><text:span text:style-name="T333">Así que e</text:span>stamos en manos de YHWH. <text:span text:style-name="T334">Del Padre. </text:span></text:p>
      <text:p text:style-name="P26">Pero hay buenas noticias porque <text:span text:style-name="T276">según</text:span> Juan 5, nuestro <text:span text:style-name="T337">S</text:span>eñor <text:span text:style-name="T337">Yeshua </text:span>afirma:</text:p>
      <text:p text:style-name="P15"><text:span text:style-name="Bible_5f_text"><text:span text:style-name="T402">“</text:span></text:span><text:bookmark text:name="es-RVA-2015-262061"/><text:span text:style-name="Bible_5f_text"><text:span text:style-name="T349">No se asombren de esto, porque vendrá la hora cuando </text:span></text:span><text:span text:style-name="Bible_5f_text"><text:span text:style-name="T412">TODOS</text:span></text:span><text:span text:style-name="Bible_5f_text"><text:span text:style-name="T349"> los que están en los sepulcros oirán su voz y saldrán, los que hicieron el bien para la resurrección de vida pero los que practicaron el mal para la resurrección de </text:span></text:span><text:span text:style-name="Bible_5f_text"><text:span text:style-name="T402">”</text:span></text:span><text:span text:style-name="T402"> juicio </text:span><text:span text:style-name="T402"><text:note text:id="ftn59" text:note-class="footnote"><text:note-citation>59</text:note-citation><text:note-body><text:p text:style-name="Footnote"><text:span text:style-name="T349"><text:s/></text:span><text:span text:style-name="T354">Juan 5:28-29 </text:span><text:a xlink:type="simple" xlink:href="https://www.biblegateway.com/passage/?search=Juan+5%3A28-29&amp;version=RVA-2015" text:style-name="Internet_20_link" text:visited-style-name="Visited_20_Internet_20_Link"><text:span text:style-name="T354">RVA-2015</text:span></text:a><text:span text:style-name="T349"> </text:span><text:a xlink:type="simple" xlink:href="https://biblehub.com/text/john/5-29.htm" text:style-name="Internet_20_link" text:visited-style-name="Visited_20_Internet_20_Link"><text:span text:style-name="T354">biblehub</text:span></text:a></text:p></text:note-body></text:note></text:span></text:p>
      <text:p text:style-name="P16"><text:span text:style-name="T349">Ademas Pablo explica en </text:span><text:span text:style-name="T412">1ra</text:span><text:span text:style-name="T349"> Timoteo 2 que Dios: </text:span><text:span text:style-name="Bible_5f_text"><text:span text:style-name="T349">"</text:span></text:span><text:bookmark text:name="es-RVA-2015-29688"/><text:span text:style-name="Bible_5f_text"><text:span text:style-name="T349">quiere que </text:span></text:span><text:span text:style-name="Bible_5f_text"><text:span text:style-name="T383">TODOS</text:span></text:span><text:span text:style-name="Bible_5f_text"><text:span text:style-name="T349"> los hombres sean salvos y que lleguen al conocimiento de la verdad" </text:span></text:span><text:span text:style-name="Bible_5f_text"><text:span text:style-name="T349"><text:note text:id="ftn60" text:note-class="footnote"><text:note-citation>60</text:note-citation><text:note-body><text:p text:style-name="Footnote"><text:span text:style-name="T349"><text:s/></text:span><text:span text:style-name="T383">1 Timoteo 2:4 </text:span><text:a xlink:type="simple" xlink:href="https://www.biblegateway.com/passage/?search=1+Timoteo+2%3A4&amp;version=RVA-2015" text:style-name="Internet_20_link" text:visited-style-name="Visited_20_Internet_20_Link"><text:span text:style-name="T383">RVA-2015</text:span></text:a></text:p></text:note-body></text:note></text:span></text:span><text:span text:style-name="T349"><text:s/>y que Jesucristo </text:span><text:span text:style-name="Bible_5f_text"><text:span text:style-name="T349">"</text:span></text:span><text:bookmark text:name="es-RVA-2015-29690"/><text:span text:style-name="Bible_5f_text"><text:span text:style-name="T349">se dio a sí mismo en rescate por </text:span></text:span><text:span text:style-name="Bible_5f_text"><text:span text:style-name="T383">TODOS</text:span></text:span><text:span text:style-name="Bible_5f_text"><text:span text:style-name="T349">, de lo cual se dio testimonio a su debido tiempo" </text:span></text:span><text:span text:style-name="Bible_5f_text"><text:span text:style-name="T349"><text:note text:id="ftn61" text:note-class="footnote"><text:note-citation>61</text:note-citation><text:note-body><text:p text:style-name="Footnote"><text:span text:style-name="T349"><text:s/></text:span><text:span text:style-name="T383">1 Timoteo 2:6 </text:span><text:a xlink:type="simple" xlink:href="https://www.biblegateway.com/passage/?search=1+Timoteo+2%3A6&amp;version=RVA-2015" text:style-name="Internet_20_link" text:visited-style-name="Visited_20_Internet_20_Link"><text:span text:style-name="T383">RVA-2015</text:span></text:a></text:p></text:note-body></text:note></text:span></text:span><text:span text:style-name="T349">.</text:span></text:p>
      <text:p text:style-name="P17"><text:soft-page-break/><text:span text:style-name="T349">Y en </text:span><text:span text:style-name="T413">1ra</text:span><text:span text:style-name="T349"> Corintios 15 Pablo explica que </text:span><text:span text:style-name="Bible_5f_text"><text:span text:style-name="T349">“</text:span></text:span><text:bookmark text:name="es-RVA-2015-28708"/><text:span text:style-name="Bible_5f_text"><text:span text:style-name="T349">así como en Adán </text:span></text:span><text:span text:style-name="Bible_5f_text"><text:span text:style-name="T414">TODOS</text:span></text:span><text:span text:style-name="Bible_5f_text"><text:span text:style-name="T349"> mueren, así también en Cristo </text:span></text:span><text:span text:style-name="Bible_5f_text"><text:span text:style-name="T414">TODOS</text:span></text:span><text:span text:style-name="Bible_5f_text"><text:span text:style-name="T349"> serán vivificados" </text:span></text:span><text:span text:style-name="Bible_5f_text"><text:span text:style-name="T349"><text:note text:id="ftn62" text:note-class="footnote"><text:note-citation>62</text:note-citation><text:note-body><text:p text:style-name="Footnote"><text:span text:style-name="T349"><text:s/></text:span><text:span text:style-name="T384">1 Corintios 15:22 </text:span><text:a xlink:type="simple" xlink:href="https://www.biblegateway.com/passage/?search=1+Corintios+15%3A22&amp;version=RVA-2015" text:style-name="Internet_20_link" text:visited-style-name="Visited_20_Internet_20_Link"><text:span text:style-name="T384">RVA-2015</text:span></text:a></text:p></text:note-body></text:note></text:span></text:span><text:span text:style-name="T349">.</text:span></text:p>
      <text:p text:style-name="P18"><text:span text:style-name="T349">Porque </text:span><text:span text:style-name="T415">según</text:span><text:span text:style-name="T349"> explica en Romanos 11: </text:span><text:span text:style-name="Bible_5f_text"><text:span text:style-name="T349">"Dios encerró a </text:span></text:span><text:span text:style-name="Bible_5f_text"><text:span text:style-name="T384">TODOS</text:span></text:span><text:span text:style-name="Bible_5f_text"><text:span text:style-name="T349"> bajo desobediencia para tener misericordia de </text:span></text:span><text:span text:style-name="Bible_5f_text"><text:span text:style-name="T384">TODOS</text:span></text:span><text:span text:style-name="Bible_5f_text"><text:span text:style-name="T349">" </text:span></text:span><text:span text:style-name="Bible_5f_text"><text:span text:style-name="T349"><text:note text:id="ftn63" text:note-class="footnote"><text:note-citation>63</text:note-citation><text:note-body><text:p text:style-name="Footnote"><text:span text:style-name="T349"><text:s/></text:span><text:span text:style-name="T384">Romanos 11:32 </text:span><text:a xlink:type="simple" xlink:href="https://www.biblegateway.com/passage/?search=Romanos+11%3A32&amp;version=RVA-2015" text:style-name="Internet_20_link" text:visited-style-name="Visited_20_Internet_20_Link"><text:span text:style-name="T384">RVA-2015</text:span></text:a></text:p></text:note-body></text:note></text:span></text:span><text:span text:style-name="T349"><text:s/>y que: </text:span><text:span text:style-name="Bible_5f_text"><text:span text:style-name="T349">"</text:span></text:span><text:bookmark text:name="es-RVA-2015-28213"/><text:span text:style-name="Bible_5f_text"><text:span text:style-name="T349">de él y por medio de él y para él son </text:span></text:span><text:span text:style-name="Bible_5f_text"><text:span text:style-name="T384">TODAS</text:span></text:span><text:span text:style-name="Bible_5f_text"><text:span text:style-name="T349"> las cosas" </text:span></text:span><text:span text:style-name="Bible_5f_text"><text:span text:style-name="T349"><text:note text:id="ftn64" text:note-class="footnote"><text:note-citation>64</text:note-citation><text:note-body><text:p text:style-name="Footnote"><text:span text:style-name="T349"><text:s/></text:span><text:span text:style-name="T384">Romanos 11:36 </text:span><text:a xlink:type="simple" xlink:href="https://www.biblegateway.com/passage/?search=Romanos+11%3A36&amp;version=RVA-2015" text:style-name="Internet_20_link" text:visited-style-name="Visited_20_Internet_20_Link"><text:span text:style-name="T384">RVA-2015</text:span></text:a></text:p></text:note-body></text:note></text:span></text:span><text:span text:style-name="T349">.</text:span></text:p>
      <text:p text:style-name="P19"><text:span text:style-name="T349">Y Jesucristo en Mateo 11 dice que: </text:span><text:span text:style-name="Bible_5f_text"><text:span text:style-name="T349">"</text:span></text:span><text:span text:style-name="Bible_5f_text"><text:span text:style-name="T386">TODAS</text:span></text:span><text:span text:style-name="Bible_5f_text"><text:span text:style-name="T349"> las cosas me han sido entregadas por mi Padre" </text:span></text:span><text:span text:style-name="Bible_5f_text"><text:span text:style-name="T349"><text:note text:id="ftn65" text:note-class="footnote"><text:note-citation>65</text:note-citation><text:note-body><text:p text:style-name="Footnote"><text:span text:style-name="T349"><text:s/></text:span><text:span text:style-name="T385">Mateo 11:27 </text:span><text:a xlink:type="simple" xlink:href="https://www.biblegateway.com/passage/?search=Mateo+11%3A27&amp;version=RVA-2015" text:style-name="Internet_20_link" text:visited-style-name="Visited_20_Internet_20_Link"><text:span text:style-name="T385">RVA-2015</text:span></text:a></text:p></text:note-body></text:note></text:span></text:span><text:span text:style-name="T349">. Y en Juan 17 afirma que: </text:span><text:span text:style-name="Bible_5f_text"><text:span text:style-name="T349">"Pues tú has dado a tu Hijo autoridad sobre TODO hombre, para dar </text:span></text:span><text:span text:style-name="Bible_5f_text"><text:span text:style-name="T387">vida</text:span></text:span><text:span text:style-name="Bible_5f_text"><text:span text:style-name="T349"> eterna a TODOS los que le diste" </text:span></text:span><text:span text:style-name="Bible_5f_text"><text:span text:style-name="T349"><text:note text:id="ftn66" text:note-class="footnote"><text:note-citation>66</text:note-citation><text:note-body><text:p text:style-name="Footnote"><text:span text:style-name="T349"><text:s/></text:span><text:span text:style-name="T386">Juan 17:2 </text:span><text:a xlink:type="simple" xlink:href="https://www.biblegateway.com/passage/?search=Juan+17%3A2&amp;version=DHH" text:style-name="Internet_20_link" text:visited-style-name="Visited_20_Internet_20_Link"><text:span text:style-name="T386">DHH</text:span></text:a></text:p></text:note-body></text:note></text:span></text:span><text:span text:style-name="T349">.</text:span></text:p>
      <text:p text:style-name="P20"><text:span text:style-name="T349">Y Juan en </text:span><text:span text:style-name="T415">Revelación</text:span><text:span text:style-name="T349"> 5 dice que: </text:span><text:span text:style-name="Bible_5f_text"><text:span text:style-name="T349">"oí á </text:span></text:span><text:span text:style-name="Bible_5f_text"><text:span text:style-name="T387">TODA</text:span></text:span><text:span text:style-name="Bible_5f_text"><text:span text:style-name="T349"> criatura que está en el cielo, y sobre la tierra, y debajo de la tierra, y que está en el mar, y </text:span></text:span><text:span text:style-name="Bible_5f_text"><text:span text:style-name="T387">TODAS</text:span></text:span><text:span text:style-name="Bible_5f_text"><text:span text:style-name="T349"> las cosas que en ellos están, diciendo: Al que está sentado en el trono, y al Cordero, sea la bendición, y la honra, y la gloria, y el poder, para siempre jamás" </text:span></text:span><text:span text:style-name="Bible_5f_text"><text:span text:style-name="T349"><text:note text:id="ftn67" text:note-class="footnote"><text:note-citation>67</text:note-citation><text:note-body><text:p text:style-name="Footnote"><text:span text:style-name="T349"><text:s/></text:span><text:span text:style-name="T387">Revelación 5:13 </text:span><text:a xlink:type="simple" xlink:href="https://www.biblegateway.com/passage/?search=Apocalipsis+5%3A13&amp;version=RVA" text:style-name="Internet_20_link" text:visited-style-name="Visited_20_Internet_20_Link"><text:span text:style-name="T387">RVA</text:span></text:a></text:p></text:note-body></text:note></text:span></text:span><text:span text:style-name="T349">.</text:span></text:p>
      <text:p text:style-name="P26">Y Pablo cita a Isa<text:span text:style-name="T276">í</text:span>as 45 en Romanos 14 diciendo:</text:p>
      <text:p text:style-name="P26">«Juro por mi vida, dice YHWH, que ante mí TODOS doblarán la rodilla y TODOS alabarán a DIOS.» <text:note text:id="ftn68" text:note-class="footnote"><text:note-citation>68</text:note-citation><text:note-body><text:p text:style-name="Footnote"><text:span text:style-name="T349"><text:s/></text:span><text:span text:style-name="T388">Romanos 14:11 </text:span><text:a xlink:type="simple" xlink:href="https://www.biblegateway.com/passage/?search=Romanos+14%3A11&amp;version=DHH" text:style-name="Internet_20_link" text:visited-style-name="Visited_20_Internet_20_Link"><text:span text:style-name="T388">DHH</text:span></text:a><text:span text:style-name="T388"> Isaías 45:23 </text:span><text:a xlink:type="simple" xlink:href="https://www.biblegateway.com/passage/?search=Isa.45.23&amp;version=RVA" text:style-name="Internet_20_link" text:visited-style-name="Visited_20_Internet_20_Link"><text:span text:style-name="T388">RVA</text:span></text:a></text:p></text:note-body></text:note></text:p>
      <text:p text:style-name="P26">Esperemos que por lo menos <text:span text:style-name="T276">después</text:span> de la <text:span text:style-name="T276">resurrección</text:span> de los muertos y que durante ese juicio eterno que le espera a los que hicieron el mal, <text:span text:style-name="T339">todos</text:span> esos "todos" lo incluya<text:span text:style-name="T338">n</text:span> a usted y Elohim, YHWH, el dios creador del cielo y de la tierra, no termine siendo un mentiroso.</text:p>
      <text:h text:style-name="P375" text:outline-level="1"><text:span text:style-name="T456">Señor</text:span>.</text:h>
      <text:p text:style-name="P215">Según la biblia Yeshua es <text:span text:style-name="T457">Señor</text:span>:</text:p>
      <text:p text:style-name="P22"><text:span text:style-name="T416">En Juan 3 Juan el Bautista dice que: </text:span><text:span text:style-name="Bible_5f_text"><text:span text:style-name="T416">”</text:span></text:span><text:bookmark text:name="es-RVA-2015-26123"/><text:span text:style-name="Bible_5f_text"><text:span text:style-name="T349">El Padre ama al Hijo y ha puesto todas las cosas en su mano” </text:span></text:span><text:span text:style-name="Bible_5f_text"><text:span text:style-name="T349"><text:note text:id="ftn69" text:note-class="footnote"><text:note-citation>69</text:note-citation><text:note-body><text:p text:style-name="Footnote"><text:span text:style-name="T349"><text:s/></text:span><text:span text:style-name="T392">Juan 3:35 </text:span><text:a xlink:type="simple" xlink:href="https://www.biblegateway.com/passage/?search=Juan+3%3A35&amp;version=RVA-2015" text:style-name="Internet_20_link" text:visited-style-name="Visited_20_Internet_20_Link"><text:span text:style-name="T392">RVA-2015</text:span></text:a></text:p></text:note-body></text:note></text:span></text:span><text:span text:style-name="T349">.</text:span></text:p>
      <text:p text:style-name="P23"><text:span text:style-name="T392">En Hebreos 1 su autor nos dice, hablando de Jesucristo, que: </text:span><text:span text:style-name="Bible_5f_text"><text:span text:style-name="T392">“</text:span></text:span><text:bookmark text:name="es-RVA-2015-29933"/><text:span text:style-name="Bible_5f_text"><text:span text:style-name="T349">constituyó heredero de todo y por medio de quien, asimismo, hizo el universo” </text:span></text:span><text:span text:style-name="Bible_5f_text"><text:span text:style-name="T349"><text:note text:id="ftn70" text:note-class="footnote"><text:note-citation>70</text:note-citation><text:note-body><text:p text:style-name="Footnote"><text:span text:style-name="T349"><text:s/></text:span><text:span text:style-name="T392">Hebreos 1:2 </text:span><text:a xlink:type="simple" xlink:href="https://www.biblegateway.com/passage/?search=Hebreos+1%3A2&amp;version=RVA-2015" text:style-name="Internet_20_link" text:visited-style-name="Visited_20_Internet_20_Link"><text:span text:style-name="T392">RVA-2015</text:span></text:a></text:p></text:note-body></text:note></text:span></text:span><text:span text:style-name="T349">.</text:span></text:p>
      <text:p text:style-name="P23"><text:span text:style-name="T392">Y Pablo afirma en Efesios 10 que el plan de Dios es que: </text:span><text:span text:style-name="Bible_5f_text"><text:span text:style-name="T392">”</text:span></text:span><text:span text:style-name="Bible_5f_text"><text:span text:style-name="T349">en Cristo sean reunidas bajo una cabeza todas las cosas, tanto las que están en los cielos como las que están en la tierra</text:span></text:span><text:span text:style-name="Bible_5f_text"><text:span text:style-name="T392">” </text:span></text:span><text:span text:style-name="Bible_5f_text"><text:span text:style-name="T392"><text:note text:id="ftn71" text:note-class="footnote"><text:note-citation>71</text:note-citation><text:note-body><text:p text:style-name="Footnote"><text:span text:style-name="T349"><text:s/></text:span><text:span text:style-name="T393">Efesios 1:10 </text:span><text:a xlink:type="simple" xlink:href="https://www.biblegateway.com/passage/?search=Efesios+1%3A10&amp;version=RVA-2015" text:style-name="Internet_20_link" text:visited-style-name="Visited_20_Internet_20_Link"><text:span text:style-name="T393">RVA-2015</text:span></text:a></text:p></text:note-body></text:note></text:span></text:span><text:span text:style-name="T392">.</text:span></text:p>
      <text:p text:style-name="P245"><text:span text:style-name="T424">Pablo </text:span><text:span text:style-name="T432">también </text:span><text:span text:style-name="T424">explica en Colosenses 1 </text:span><text:span text:style-name="T425">que </text:span><text:span text:style-name="T424">Jesucristo</text:span><text:span text:style-name="T425">: </text:span><text:span text:style-name="Bible_5f_text"><text:span text:style-name="T425">“</text:span></text:span><text:bookmark text:name="es-RVA-29480"/><text:span text:style-name="Bible_5f_text"><text:span text:style-name="T349">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72" text:note-class="footnote"><text:note-citation>72</text:note-citation><text:note-body><text:p text:style-name="Footnote"><text:s/><text:span text:style-name="T471">Colosenses 1:15-17 </text:span><text:a xlink:type="simple" xlink:href="https://www.biblegateway.com/passage/?search=Colosenses+1%3A15-17&amp;version=RVA" text:style-name="Internet_20_link" text:visited-style-name="Visited_20_Internet_20_Link"><text:span text:style-name="T471">RVA</text:span></text:a></text:p></text:note-body></text:note></text:span></text:p>
      <text:p text:style-name="P222">Así que Jesucristo fue el primero y por medio de el se creo todo, todito, todo. Y todo se creo para el. Y es por el que <text:span text:style-name="T477">subsisten</text:span> todas las cosas.</text:p>
      <text:p text:style-name="P24"><text:span text:style-name="T394">Y según Mateo 11 Yeshua mismo nos dice que: </text:span><text:span text:style-name="Bible_5f_text"><text:span text:style-name="T394">”</text:span></text:span><text:bookmark text:name="es-RVA-2015-23454"/><text:span text:style-name="Bible_5f_text"><text:span text:style-name="T349">Todas las cosas me han sido entregadas por mi Padre</text:span></text:span><text:span text:style-name="Bible_5f_text"><text:span text:style-name="T394">”</text:span></text:span><text:span text:style-name="T394"> </text:span><text:span text:style-name="T394"><text:note text:id="ftn73" text:note-class="footnote"><text:note-citation>73</text:note-citation><text:note-body><text:p text:style-name="Footnote"><text:span text:style-name="T349"><text:s/></text:span><text:span text:style-name="T394">Mateo 11:27 </text:span><text:a xlink:type="simple" xlink:href="https://www.biblegateway.com/passage/?search=Mateo+11%3A27&amp;version=RVA-2015" text:style-name="Internet_20_link" text:visited-style-name="Visited_20_Internet_20_Link"><text:span text:style-name="T394">RVA-2015</text:span></text:a></text:p></text:note-body></text:note></text:span><text:span text:style-name="T394">.</text:span></text:p>
      <text:p text:style-name="P24"><text:span text:style-name="T394">Y en <text:s/>1ra Corintios 15 Pablo explica que Dios: </text:span><text:span text:style-name="Bible_5f_text"><text:span text:style-name="T394">“</text:span></text:span><text:bookmark text:name="es-RVA-2015-28713"/><text:span text:style-name="Bible_5f_text"><text:span text:style-name="T349">a sujetado todas las cosas debajo de sus pies. Pero cuando dice: “Todas las cosas están sujetas a él”, claramente está exceptuando a aquel que le sujetó todas las cosas</text:span></text:span><text:span text:style-name="Bible_5f_text"><text:span text:style-name="T394">”</text:span></text:span><text:span text:style-name="T394">, usease Dios mismo </text:span><text:span text:style-name="T394"><text:note text:id="ftn74" text:note-class="footnote"><text:note-citation>74</text:note-citation><text:note-body><text:p text:style-name="Footnote"><text:span text:style-name="T349"><text:s/></text:span><text:span text:style-name="T394">1 Corintios 15:27 </text:span><text:a xlink:type="simple" xlink:href="https://www.biblegateway.com/passage/?search=1+Corintios+15%3A27&amp;version=RVA-2015" text:style-name="Internet_20_link" text:visited-style-name="Visited_20_Internet_20_Link"><text:span text:style-name="T394">RVA-2015</text:span></text:a></text:p></text:note-body></text:note></text:span><text:span text:style-name="T394">.</text:span></text:p>
      <text:p text:style-name="P240"><text:span text:style-name="T394">C</text:span><text:span text:style-name="T349">omo quien dice todo, todito, todo, menos el Padre mismo. </text:span><text:span text:style-name="T420">Por eso todo en el nuevo testamento lo llaman “nuestro señor”.</text:span></text:p>
      <text:h text:style-name="P370" text:outline-level="2"><text:span text:style-name="T472">Cielos de los cielos</text:span>.</text:h>
      <text:p text:style-name="P25"><text:span text:style-name="T395">Y como para tener claro que se incluye cuando dice “todas las cosas” en Deuteronomio 10 se puede leer que: </text:span><text:span text:style-name="Bible_5f_text"><text:span text:style-name="T395">“de Jehová tu Dios son los cielos, y los cielos de los cielos: la tierra, y todas las cosas que hay en ella” </text:span></text:span><text:span text:style-name="Bible_5f_text"><text:span text:style-name="T395"><text:note text:id="ftn75" text:note-class="footnote"><text:note-citation>75</text:note-citation><text:note-body><text:p text:style-name="Footnote"><text:span text:style-name="T349"><text:s/></text:span><text:span text:style-name="T395">Deuteronomio 10:14 </text:span><text:a xlink:type="simple" xlink:href="https://www.biblegateway.com/passage/?search=Deuteronomio+10%3A14&amp;version=RVA" text:style-name="Internet_20_link" text:visited-style-name="Visited_20_Internet_20_Link"><text:span text:style-name="T395">RVA</text:span></text:a><text:span text:style-name="T395"> </text:span><text:a xlink:type="simple" xlink:href="https://biblehub.com/text/deuteronomy/10-14.htm" text:style-name="Internet_20_link" text:visited-style-name="Visited_20_Internet_20_Link"><text:span text:style-name="T426">biblehub</text:span></text:a></text:p></text:note-body></text:note></text:span></text:span><text:span text:style-name="T395">.</text:span></text:p>
      <text:p text:style-name="P241"><text:span text:style-name="T418">Todas las cosas s</text:span><text:span text:style-name="T349">on de el porque </text:span><text:span text:style-name="T417">el l</text:span><text:span text:style-name="T418">a</text:span><text:span text:style-name="T417">s hizo</text:span><text:span text:style-name="T349">, </text:span><text:span text:style-name="T418">según Nehemias 9:</text:span><text:span text:style-name="T349"> </text:span><text:span text:style-name="Bible_5f_text"><text:span text:style-name="T34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49"><text:note text:id="ftn76" text:note-class="footnote"><text:note-citation>76</text:note-citation><text:note-body><text:p text:style-name="Footnote"><text:s/><text:span text:style-name="T454">Nehemias 9:6 </text:span><text:a xlink:type="simple" xlink:href="https://www.biblegateway.com/passage/?search=Nehemias+9%3A6&amp;version=RVA" text:style-name="Internet_20_link" text:visited-style-name="Visited_20_Internet_20_Link"><text:span text:style-name="T454">RVA</text:span></text:a><text:span text:style-name="T454"> </text:span><text:a xlink:type="simple" xlink:href="https://biblehub.com/text/nehemiah/9-6.htm" text:style-name="Internet_20_link" text:visited-style-name="Visited_20_Internet_20_Link"><text:span text:style-name="T454">biblehub</text:span></text:a></text:p></text:note-body></text:note></text:span></text:span><text:span text:style-name="T349">. </text:span><text:span text:style-name="T419">No solo las hizo sino que las mantiene funcionando.</text:span></text:p>
      <text:p text:style-name="P242"><text:span text:style-name="T419">E</text:span><text:span text:style-name="T426">n 1ra Reyes 8 nos dice que: </text:span><text:span text:style-name="Bible_5f_text"><text:span text:style-name="T426">“</text:span></text:span><text:bookmark text:name="es-RVA-9013"/><text:span text:style-name="Bible_5f_text"><text:span text:style-name="T349">He aquí que los cielos, los cielos de los cielos, no te pueden contener</text:span></text:span><text:span text:style-name="Bible_5f_text"><text:span text:style-name="T426">” </text:span></text:span><text:span text:style-name="Bible_5f_text"><text:span text:style-name="T426"><text:note text:id="ftn77" text:note-class="footnote"><text:note-citation>77</text:note-citation><text:note-body><text:p text:style-name="Footnote"><text:s/><text:span text:style-name="T473">1 Reyes 8:27 </text:span><text:a xlink:type="simple" xlink:href="https://www.biblegateway.com/passage/?search=1+Reyes+8%3A27&amp;version=RVA" text:style-name="Internet_20_link" text:visited-style-name="Visited_20_Internet_20_Link"><text:span text:style-name="T473">RVA</text:span></text:a> <text:a xlink:type="simple" xlink:href="https://biblehub.com/text/1_kings/8-27.htm" text:style-name="Internet_20_link" text:visited-style-name="Visited_20_Internet_20_Link"><text:span text:style-name="T473">biblehub</text:span></text:a></text:p></text:note-body></text:note></text:span></text:span><text:span text:style-name="T426">. Ni siquiera los cielos de los cielos pueden contener al Padre. </text:span><text:span text:style-name="T427">Y nos lo repite en 2da Crónicas 2 </text:span><text:span text:style-name="T427"><text:note text:id="ftn78" text:note-class="footnote"><text:note-citation>78</text:note-citation><text:note-body><text:p text:style-name="Footnote"><text:s/><text:span text:style-name="T474">2 Crónicas 2:6 </text:span><text:a xlink:type="simple" xlink:href="https://www.biblegateway.com/passage/?search=2+Cronicas+2%3A6&amp;version=RVA" text:style-name="Internet_20_link" text:visited-style-name="Visited_20_Internet_20_Link"><text:span text:style-name="T474">RVA</text:span></text:a><text:span text:style-name="T474"> </text:span><text:a xlink:type="simple" xlink:href="https://biblehub.com/text/2_chronicles/2-6.htm" text:style-name="Internet_20_link" text:visited-style-name="Visited_20_Internet_20_Link"><text:span text:style-name="T474">biblehub</text:span></text:a></text:p></text:note-body></text:note></text:span><text:span text:style-name="T427"><text:s/></text:span><text:span text:style-name="T428">y en 2da Crónicas 6 </text:span><text:span text:style-name="T428"><text:note text:id="ftn79" text:note-class="footnote"><text:note-citation>79</text:note-citation><text:note-body><text:p text:style-name="Footnote"><text:s/><text:span text:style-name="T475">2 Crónicas 6:18 </text:span><text:a xlink:type="simple" xlink:href="https://www.biblegateway.com/passage/?search=2+Cronicas+6%3A18&amp;version=RVA" text:style-name="Internet_20_link" text:visited-style-name="Visited_20_Internet_20_Link"><text:span text:style-name="T475">RVA</text:span></text:a><text:span text:style-name="T475"> </text:span><text:a xlink:type="simple" xlink:href="https://biblehub.com/text/2_chronicles/6-18.htm" text:style-name="Internet_20_link" text:visited-style-name="Visited_20_Internet_20_Link"><text:span text:style-name="T475">biblehub</text:span></text:a></text:p></text:note-body></text:note></text:span><text:span text:style-name="T427">.</text:span></text:p>
      <text:p text:style-name="P244"><text:span text:style-name="T429">Y en el salmo 68 también nos habla de los cielos de los cielos </text:span><text:span text:style-name="T429"><text:note text:id="ftn80" text:note-class="footnote"><text:note-citation>80</text:note-citation><text:note-body><text:p text:style-name="Footnote"><text:s/><text:span text:style-name="T476">Salmo 68:33 </text:span><text:a xlink:type="simple" xlink:href="https://www.biblegateway.com/passage/?search=Salmos+68%3A33&amp;version=RVA" text:style-name="Internet_20_link" text:visited-style-name="Visited_20_Internet_20_Link"><text:span text:style-name="T476">RVA</text:span></text:a> <text:a xlink:type="simple" xlink:href="https://biblehub.com/text/psalms/68-33.htm" text:style-name="Internet_20_link" text:visited-style-name="Visited_20_Internet_20_Link"><text:span text:style-name="T476">biblehub</text:span></text:a></text:p></text:note-body></text:note></text:span><text:span text:style-name="T429">. Y en el salmo 148 dice que: </text:span><text:span text:style-name="Bible_5f_text"><text:span text:style-name="T429">“</text:span></text:span><text:bookmark text:name="es-RVA-16376"/><text:span text:style-name="Bible_5f_text"><text:span text:style-name="T349">Alabadle, cielos de los cielos, Y las aguas que están sobre los cielos</text:span></text:span><text:span text:style-name="Bible_5f_text"><text:span text:style-name="T429">” </text:span></text:span><text:span text:style-name="Bible_5f_text"><text:span text:style-name="T429"><text:note text:id="ftn81" text:note-class="footnote"><text:note-citation>81</text:note-citation><text:note-body><text:p text:style-name="Footnote"><text:s/><text:span text:style-name="T476">Salmo 148:4 </text:span><text:a xlink:type="simple" xlink:href="https://www.biblegateway.com/passage/?search=Salmos+148%3A4&amp;version=RVA" text:style-name="Internet_20_link" text:visited-style-name="Visited_20_Internet_20_Link"><text:span text:style-name="T476">RVA</text:span></text:a> <text:a xlink:type="simple" xlink:href="https://biblehub.com/text/psalms/148-4.htm" text:style-name="Internet_20_link" text:visited-style-name="Visited_20_Internet_20_Link"><text:span text:style-name="T476">biblehub</text:span></text:a></text:p></text:note-body></text:note></text:span></text:span><text:span text:style-name="T429">.</text:span></text:p>
      <text:p text:style-name="P243"><text:span text:style-name="T429">E</text:span><text:span text:style-name="T349">n varios de ellos se hace diferencia entre los cielos y el cielo de los cielos. </text:span><text:span text:style-name="T430">Y según </text:span><text:span text:style-name="T349">Nehemias, YHWH, </text:span><text:span text:style-name="T430">el Padre,</text:span><text:span text:style-name="T349"> también los hizo </text:span><text:span text:style-name="T431">y no solo los hizo sino que los “vivifica”.</text:span></text:p>
      <text:h text:style-name="P371" text:outline-level="2">Ángeles.</text:h>
      <text:p text:style-name="P216">Por supuesto los ángeles hacen parte de “todas las cosas” <text:span text:style-name="T458">y puesto que Yeshua, según Marcos 12, nos dice que seremos como los ángeles del cielo </text:span><text:span text:style-name="T458"><text:note text:id="ftn82" text:note-class="footnote"><text:note-citation>82</text:note-citation><text:note-body><text:p text:style-name="Footnote"><text:span text:style-name="T349"><text:s/></text:span><text:span text:style-name="T364">Marcos 12:25 </text:span><text:a xlink:type="simple" xlink:href="https://www.biblegateway.com/passage/?search=Marcos+12%3A25&amp;version=RVA-2015" text:style-name="Internet_20_link" text:visited-style-name="Visited_20_Internet_20_Link"><text:span text:style-name="T364">RVA-2015</text:span></text:a></text:p></text:note-body></text:note></text:span><text:span text:style-name="T458">. parece buena idea saber que dice la </text:span>biblia <text:span text:style-name="T460">de estos personajes</text:span>.</text:p>
      <text:p text:style-name="P223"><text:soft-page-break/><text:span text:style-name="T478">Los ángeles, o mesajeros de YHWH, según</text:span> la biblia, se ven <text:span text:style-name="T462">y actúan </text:span>exactamente como hombres. En Génesis 18, <text:span text:style-name="T484">estando </text:span>Abraham <text:span text:style-name="T484">frente a su tienda, se le aparecen de repente junto a el unos </text:span>hombres que <text:span text:style-name="T483">el reconoce y los llama YHWH y luego la biblia los llama con la palabra hebrea para </text:span>ángeles. En este pasaje de la biblia podemos ver que <text:span text:style-name="T487">estos personajes </text:span>hablan, comen y caminan <text:note text:id="ftn83" text:note-class="footnote"><text:note-citation>83</text:note-citation><text:note-body><text:p text:style-name="Footnote"><text:s/><text:span text:style-name="T460">Génesis 18 </text:span><text:a xlink:type="simple" xlink:href="https://www.biblegateway.com/passage/?search=Génesis+18&amp;version=DHH" text:style-name="Internet_20_link" text:visited-style-name="Visited_20_Internet_20_Link"><text:span text:style-name="T460">DHH</text:span></text:a></text:p></text:note-body></text:note><text:s/><text:span text:style-name="T486">y que la biblia usa las palabra hebreas de “hombres”, ”YHWH” y “ángeles” para referirse a ellos</text:span>. En Génesis 1<text:span text:style-name="T479">9, justo antes de la destrucción de Sodoma y Gomorra, </text:span>vemos que ademas pueden tener sexo y en Génesis 32 un ángel lucha con Jacob <text:note text:id="ftn84" text:note-class="footnote"><text:note-citation>84</text:note-citation><text:note-body><text:p text:style-name="Footnote"><text:s/><text:span text:style-name="T460">Génesis 32:24 </text:span><text:a xlink:type="simple" xlink:href="https://www.biblegateway.com/passage/?search=Génesis+32%3A24&amp;version=RVA" text:style-name="Internet_20_link" text:visited-style-name="Visited_20_Internet_20_Link"><text:span text:style-name="T460">RVA</text:span></text:a></text:p></text:note-body></text:note>. <text:span text:style-name="T462">El ángel lo toca y Jacob queda cojo. En 1ra Reyes 19 un ángel toca a Elías varias veces </text:span><text:span text:style-name="T462"><text:note text:id="ftn85" text:note-class="footnote"><text:note-citation>85</text:note-citation><text:note-body><text:p text:style-name="Footnote"><text:s/><text:span text:style-name="T463">1 Reyes 19:4-7 </text:span><text:a xlink:type="simple" xlink:href="https://www.biblegateway.com/passage/?search=1+Reyes+19%3A4+-7&amp;version=RVA" text:style-name="Internet_20_link" text:visited-style-name="Visited_20_Internet_20_Link"><text:span text:style-name="T463">RVA</text:span></text:a></text:p></text:note-body></text:note></text:span><text:span text:style-name="T462">. Y en Zacarías 4 un ángel sacude a Zacarías para despertarlo </text:span><text:span text:style-name="T462"><text:note text:id="ftn86" text:note-class="footnote"><text:note-citation>86</text:note-citation><text:note-body><text:p text:style-name="Footnote"><text:s/><text:span text:style-name="T464">Zacarías 4:1 </text:span><text:a xlink:type="simple" xlink:href="https://www.biblegateway.com/passage/?search=Zacarias+4&amp;version=DHH" text:style-name="Internet_20_link" text:visited-style-name="Visited_20_Internet_20_Link"><text:span text:style-name="T464">DHH</text:span></text:a></text:p></text:note-body></text:note></text:span><text:span text:style-name="T462">. Los ángeles tienen un cuerpo físico. Como el de Jesucristo después de resucitado. Y también pueden matar personas. En 2da Reyes 19 un solo ángel mata 185 mil personas en una noche </text:span><text:span text:style-name="T462"><text:note text:id="ftn87" text:note-class="footnote"><text:note-citation>87</text:note-citation><text:note-body><text:p text:style-name="Footnote"><text:s/><text:span text:style-name="T463">2 Reyes 19:35 </text:span><text:a xlink:type="simple" xlink:href="https://www.biblegateway.com/passage/?search=2+Reyes+19%3A35&amp;version=RVA" text:style-name="Internet_20_link" text:visited-style-name="Visited_20_Internet_20_Link"><text:span text:style-name="T463">RVA</text:span></text:a></text:p></text:note-body></text:note></text:span><text:span text:style-name="T462">.</text:span></text:p>
      <text:p text:style-name="P221">Pero recordemos que no es lo único que pueden hacer. S<text:span text:style-name="T461">egún 1ra Crónicas 21, pueden flotar entre el cielo y la tierra </text:span><text:span text:style-name="T461"><text:note text:id="ftn88" text:note-class="footnote"><text:note-citation>88</text:note-citation><text:note-body><text:p text:style-name="Footnote"><text:span text:style-name="T349"><text:s/></text:span><text:span text:style-name="T365">1 Crónicas 21:16 </text:span><text:a xlink:type="simple" xlink:href="https://www.biblegateway.com/passage/?search=1+Crónicas+21%3A16&amp;version=RVA-2015" text:style-name="Internet_20_link" text:visited-style-name="Visited_20_Internet_20_Link"><text:span text:style-name="T365">RVA-2015</text:span></text:a></text:p></text:note-body></text:note></text:span><text:span text:style-name="T461">. Similar a como el mismo Yeshua se elevo hacia el cielo, después de resucitado, según Hechos 1 </text:span><text:span text:style-name="T461"><text:note text:id="ftn89" text:note-class="footnote"><text:note-citation>89</text:note-citation><text:note-body><text:p text:style-name="P302"><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span text:style-name="T461">.</text:span></text:p>
      <text:p text:style-name="P102"><text:span text:style-name="T484">Los ángeles se pueden aparecer de un momento a otro en un lugar cualquiera, al igual que </text:span>el mismo Yeshua, según Lucas 24 y Juan 20, <text:span text:style-name="T465">que </text:span>se aparece en medio de los apóstoles, estando estos a puerta cerrada <text:note text:id="ftn90" text:note-class="footnote"><text:note-citation>90</text:note-citation><text:note-body><text:p text:style-name="Footnote"><text:span text:style-name="T349"><text:s/></text:span><text:span text:style-name="T366">Lucas 24:36 </text:span><text:a xlink:type="simple" xlink:href="https://www.biblegateway.com/passage/?search=Lucas+24%3A36&amp;version=RVA-2015" text:style-name="Internet_20_link" text:visited-style-name="Visited_20_Internet_20_Link"><text:span text:style-name="T366">RVA-2015</text:span></text:a><text:span text:style-name="T349"> </text:span><text:span text:style-name="T366">Juan 20:19 </text:span><text:a xlink:type="simple" xlink:href="https://www.biblegateway.com/passage/?search=Juan+20%3A19&amp;version=RVA-2015" text:style-name="Internet_20_link" text:visited-style-name="Visited_20_Internet_20_Link"><text:span text:style-name="T366">RVA-2015</text:span></text:a></text:p></text:note-body></text:note>. <text:span text:style-name="T465">A</text:span>lgo similar a la teletransportacion que nos muestran las películas de ciencia ficción. Así, <text:span text:style-name="T480">los ángeles aparentemente no </text:span>necesita<text:span text:style-name="T466">n</text:span> caminar para ir de un lado a otro.</text:p>
      <text:p text:style-name="P247"><text:span text:style-name="T439">También pueden hacerse invisibles a unos ojos y al mismo tiempo visibles a otros ojos como le sucedió a Balaam y a su burro </text:span><text:span text:style-name="T439"><text:note text:id="ftn91" text:note-class="footnote"><text:note-citation>91</text:note-citation><text:note-body><text:p text:style-name="Footnote"><text:span text:style-name="T349"><text:s/></text:span><text:span text:style-name="T367">Numeros 22:31 </text:span><text:a xlink:type="simple" xlink:href="https://www.biblegateway.com/passage/?search=Números+22%3A31&amp;version=RVA-2015" text:style-name="Internet_20_link" text:visited-style-name="Visited_20_Internet_20_Link"><text:span text:style-name="T367">RVA-2015</text:span></text:a></text:p></text:note-body></text:note></text:span><text:span text:style-name="T439"><text:s/>en Números 22 o como le sucedió a Eliseo y su criado en </text:span><text:span text:style-name="T440">2da</text:span><text:span text:style-name="T439"> Reyes 6. </text:span><text:span text:style-name="T441">Cuando </text:span><text:span text:style-name="Bible_5f_text"><text:span text:style-name="T441">“</text:span></text:span><text:bookmark text:name="es-RVA-2015-9693"/><text:span text:style-name="Bible_5f_text">Eliseo oró diciendo: Te ruego, oh SEÑOR, que abras sus ojos para que vea”</text:span> <text:span text:style-name="T485">y YHWH abre </text:span>los ojos del criado, y este <text:span text:style-name="T485">ve que </text:span><text:span text:style-name="Bible_5f_text"><text:span text:style-name="T485">“</text:span></text:span><text:span text:style-name="Bible_5f_text">el monte estaba lleno de gente de a caballo y carros de fuego, alrededor de Eliseo</text:span><text:span text:style-name="Bible_5f_text"><text:span text:style-name="T441">” </text:span></text:span><text:span text:style-name="Bible_5f_text"><text:span text:style-name="T439"><text:note text:id="ftn92" text:note-class="footnote"><text:note-citation>92</text:note-citation><text:note-body><text:p text:style-name="Footnote"><text:span text:style-name="T349"><text:s/></text:span><text:span text:style-name="T368">2 Reyes 6:17 </text:span><text:a xlink:type="simple" xlink:href="https://www.biblegateway.com/passage/?search=2+Reyes+6%3A17&amp;version=RVA-2015" text:style-name="Internet_20_link" text:visited-style-name="Visited_20_Internet_20_Link"><text:span text:style-name="T368">RVA-2015</text:span></text:a></text:p></text:note-body></text:note></text:span></text:span><text:span text:style-name="Bible_5f_text"><text:span text:style-name="T439"><text:s/></text:span></text:span><text:span text:style-name="T441">.</text:span></text:p>
      <text:p text:style-name="P239"><text:span text:style-name="T421">Ademas, d</text:span><text:span text:style-name="T390">ice Juan de su visión del Cielo en Revelación 5 que: </text:span><text:span text:style-name="Bible_5f_text"><text:span text:style-name="T390">“miré, y oí la voz de muchos ángeles que estaban alrededor del trono, de los seres vivientes y de los ancianos. Había millones y millones de ellos” </text:span></text:span><text:span text:style-name="Bible_5f_text"><text:span text:style-name="T390"><text:note text:id="ftn93" text:note-class="footnote"><text:note-citation>93</text:note-citation><text:note-body><text:p text:style-name="Footnote"><text:span text:style-name="T349"><text:s/></text:span><text:span text:style-name="T389">Revelacion 5:11 </text:span><text:a xlink:type="simple" xlink:href="https://www.biblegateway.com/passage/?search=Apocalipsis+5%3A11&amp;version=DHH" text:style-name="Internet_20_link" text:visited-style-name="Visited_20_Internet_20_Link"><text:span text:style-name="T389">DHH</text:span></text:a></text:p></text:note-body></text:note></text:span></text:span><text:span text:style-name="T390">, o sea que hay bastantes ángeles. </text:span><text:span text:style-name="T446">De hecho, según Jeremias 33 ni siquiera pueden ser contados </text:span><text:span text:style-name="T446"><text:note text:id="ftn94" text:note-class="footnote"><text:note-citation>94</text:note-citation><text:note-body><text:p text:style-name="Footnote"><text:s/><text:span text:style-name="T585">Jeremías 33:22 </text:span><text:a xlink:type="simple" xlink:href="https://www.biblegateway.com/passage/?search=Jeremías+33%3A22&amp;version=RVA" text:style-name="Internet_20_link" text:visited-style-name="Visited_20_Internet_20_Link"><text:span text:style-name="T585">RVA</text:span></text:a></text:p></text:note-body></text:note></text:span><text:span text:style-name="T446">.</text:span></text:p>
      <text:p text:style-name="P246"><text:span text:style-name="T390">En Nehemias 9 nos dice que: </text:span><text:span text:style-name="Bible_5f_text"><text:span text:style-name="T390">“</text:span></text:span><text:span text:style-name="Bible_5f_text"><text:span text:style-name="T349">Tú sostienes con vida a todos; los ejércitos de los cielos te adoran” </text:span></text:span><text:span text:style-name="Bible_5f_text"><text:span text:style-name="T349"><text:note text:id="ftn95" text:note-class="footnote"><text:note-citation>95</text:note-citation><text:note-body><text:p text:style-name="Footnote"><text:span text:style-name="T349"><text:s/></text:span><text:span text:style-name="T390">Nehemias 9:6 </text:span><text:a xlink:type="simple" xlink:href="https://www.biblegateway.com/passage/?search=Nehemias+9%3A6&amp;version=RVA-2015" text:style-name="Internet_20_link" text:visited-style-name="Visited_20_Internet_20_Link"><text:span text:style-name="T390">RVA-2015</text:span></text:a></text:p></text:note-body></text:note></text:span></text:span><text:span text:style-name="T349">. </text:span><text:span text:style-name="T433">Y Jesucristo, </text:span><text:span text:style-name="T434">según</text:span><text:span text:style-name="T433"> Mateo 26, </text:span><text:span text:style-name="T434">le dice a Pedro que trata de defenderlo cuando lo van a arrestar: </text:span><text:span text:style-name="Bible_5f_text"><text:span text:style-name="T434">“</text:span></text:span><text:bookmark text:name="es-RVA-24108"/><text:span text:style-name="Bible_5f_text"><text:span text:style-name="T434">¿Acaso piensas que no puedo ahora orar á mi Padre, y él me daría más de doce legiones de ángeles?” </text:span></text:span><text:span text:style-name="Bible_5f_text"><text:span text:style-name="T434"><text:note text:id="ftn96" text:note-class="footnote"><text:note-citation>96</text:note-citation><text:note-body><text:p text:style-name="Footnote"><text:s/><text:span text:style-name="T481">Mateo 26:53 </text:span><text:a xlink:type="simple" xlink:href="https://www.biblegateway.com/passage/?search=Mateo+26%3A53&amp;version=RVA" text:style-name="Internet_20_link" text:visited-style-name="Visited_20_Internet_20_Link"><text:span text:style-name="T481">RVA</text:span></text:a></text:p></text:note-body></text:note></text:span></text:span><text:span text:style-name="T433">. </text:span><text:span text:style-name="T390">Ejércitos </text:span><text:span text:style-name="T434">y</text:span><text:span text:style-name="T390"> </text:span><text:span text:style-name="T434">legiones</text:span><text:span text:style-name="T390"> de ellos. Definitivamente están organizados.</text:span></text:p>
      <text:p text:style-name="P21"><text:soft-page-break/><text:span text:style-name="T390">En Josué 5 nos dice que: </text:span><text:span text:style-name="Bible_5f_text"><text:span text:style-name="T390">“</text:span></text:span><text:span text:style-name="Bible_5f_text"><text:span text:style-name="T349">El Jefe del Ejército del </text:span></text:span><text:span text:style-name="Bible_5f_text"><text:span text:style-name="T391">YHWH</text:span></text:span><text:span text:style-name="Bible_5f_text"><text:span text:style-name="T349"> respondió a Josué: Quita las sandalias de tus pies, porque el lugar donde tú estás santo es. </text:span></text:span><text:span text:style-name="Bible_5f_text"><text:span text:style-name="T391">Y</text:span></text:span><text:span text:style-name="Bible_5f_text"><text:span text:style-name="T349"> Josué lo hizo así” </text:span></text:span><text:span text:style-name="Bible_5f_text"><text:span text:style-name="T349"><text:note text:id="ftn97" text:note-class="footnote"><text:note-citation>97</text:note-citation><text:note-body><text:p text:style-name="Footnote"><text:span text:style-name="T349"><text:s/></text:span><text:span text:style-name="T391">Josué 5:15 </text:span><text:a xlink:type="simple" xlink:href="https://www.biblegateway.com/passage/?search=Josue+5%3A15&amp;version=RVA-2015" text:style-name="Internet_20_link" text:visited-style-name="Visited_20_Internet_20_Link"><text:span text:style-name="T391">RVA-2015</text:span></text:a></text:p></text:note-body></text:note></text:span></text:span><text:span text:style-name="T349">. </text:span><text:span text:style-name="T391">Tienen un Jefe de su ejército.</text:span></text:p>
      <text:p text:style-name="Text_20_body"><text:span text:style-name="T422">Y el autor de Hebreos nos explica </text:span><text:span text:style-name="T423">en Hebreos 1 </text:span><text:span text:style-name="T422">que Yeshua, </text:span><text:span text:style-name="T442">Jesucristo, f</text:span>ue hecho superior <text:span text:style-name="T488">a los ángeles y</text:span> <text:span text:style-name="T488">heredó un nombre mas excelente que el ellos, porque Dios jamás dijo de un ángel: </text:span><text:span text:style-name="Bible_5f_text"><text:span text:style-name="T488">“</text:span></text:span><text:span text:style-name="Bible_5f_text">Hijo mío eres tú; yo te he engendrado hoy”</text:span>, <text:span text:style-name="T488">y jamás dijo de un ángel </text:span><text:span text:style-name="Bible_5f_text"><text:span text:style-name="T488">“</text:span></text:span><text:span text:style-name="Bible_5f_text">Yo seré para él, Padre; y él será para mí, Hijo”</text:span> <text:span text:style-name="T488">y además Dios ordena: </text:span><text:span text:style-name="Bible_5f_text"><text:span text:style-name="T488">“</text:span></text:span><text:span text:style-name="Bible_5f_text">Adórenle todos los ángeles de Dios” </text:span><text:span text:style-name="Bible_5f_text"><text:note text:id="ftn98" text:note-class="footnote"><text:note-citation>98</text:note-citation><text:note-body><text:p text:style-name="Footnote"><text:s/><text:span text:style-name="T469">Hebreos 1:4-6 </text:span><text:a xlink:type="simple" xlink:href="https://www.biblegateway.com/passage/?search=Hebreos+1%3A4-6&amp;version=RVA-2015" text:style-name="Internet_20_link" text:visited-style-name="Visited_20_Internet_20_Link"><text:span text:style-name="T469">RVA-2015</text:span></text:a></text:p></text:note-body></text:note></text:span><text:s/><text:span text:style-name="T467">citando Salmos 2 </text:span><text:span text:style-name="T467"><text:note text:id="ftn99" text:note-class="footnote"><text:note-citation>99</text:note-citation><text:note-body><text:p text:style-name="P307"><text:span text:style-name="T468"><text:s/>Salmos 2:7 </text:span><text:a xlink:type="simple" xlink:href="https://www.biblegateway.com/passage/?search=Salmos+2%3A7&amp;version=RVA-2015" text:style-name="Internet_20_link" text:visited-style-name="Visited_20_Internet_20_Link"><text:span text:style-name="T468">RVA-2015</text:span></text:a></text:p></text:note-body></text:note></text:span><text:span text:style-name="T467">, 1ra Crónicas 17 </text:span><text:span text:style-name="T467"><text:note text:id="ftn100" text:note-class="footnote"><text:note-citation>100</text:note-citation><text:note-body><text:p text:style-name="Footnote"><text:s/><text:span text:style-name="T468">1 Crónicas 17:13 </text:span><text:a xlink:type="simple" xlink:href="https://www.biblegateway.com/passage/?search=1+Cronicas+17%3A13&amp;version=RVA-2015" text:style-name="Internet_20_link" text:visited-style-name="Visited_20_Internet_20_Link"><text:span text:style-name="T468">RVA-2015</text:span></text:a></text:p></text:note-body></text:note></text:span><text:span text:style-name="T467"><text:s/>y 2da Samuel 7 </text:span><text:span text:style-name="T467"><text:note text:id="ftn101" text:note-class="footnote"><text:note-citation>101</text:note-citation><text:note-body><text:p text:style-name="Footnote"><text:s/><text:span text:style-name="T469">2 Samuel 7:14 </text:span><text:a xlink:type="simple" xlink:href="https://www.biblegateway.com/passage/?search=2+Samuel+7%3A14&amp;version=RVA-2015" text:style-name="Internet_20_link" text:visited-style-name="Visited_20_Internet_20_Link"><text:span text:style-name="T469">RVA-2015</text:span></text:a></text:p></text:note-body></text:note></text:span><text:span text:style-name="T467">.</text:span></text:p>
      <text:p text:style-name="P336">Yeshua es Señor de todo, todito, todo, excepto del Padre que fue quien le dio todo, todito, todo.</text:p>
      <text:p text:style-name="P253"><text:span text:style-name="T435">Lo que si NO tienen los </text:span><text:span text:style-name="T436">ángeles </text:span><text:span text:style-name="T435">son </text:span><text:span text:style-name="T436">alas. </text:span><text:span text:style-name="T437">En ninguna parte de la biblia se nos menciona que los ángeles tengan alas. </text:span><text:span text:style-name="T443">L</text:span><text:span text:style-name="T437">os ángeles son en apariencia </text:span><text:span text:style-name="T438">indistinguibles</text:span><text:span text:style-name="T437"> de un descendiente de Adan y Eva, </text:span><text:span text:style-name="T438">de una persona nacida en este planeta</text:span><text:span text:style-name="T437">. Según Hebreos 13: </text:span><text:span text:style-name="Bible_5f_text"><text:span text:style-name="T437">“</text:span></text:span><text:span text:style-name="Bible_5f_text">algunos, sin saberlo, hospedaron ángeles</text:span><text:span text:style-name="Bible_5f_text"><text:span text:style-name="T437">” </text:span></text:span><text:span text:style-name="Bible_5f_text"><text:span text:style-name="T437"><text:note text:id="ftn102" text:note-class="footnote"><text:note-citation>102</text:note-citation><text:note-body><text:p text:style-name="Footnote"><text:s/><text:span text:style-name="T482">Hebreos 13:2 </text:span><text:a xlink:type="simple" xlink:href="https://www.biblegateway.com/passage/?search=Hebreos+13%3A2&amp;version=RVA" text:style-name="Internet_20_link" text:visited-style-name="Visited_20_Internet_20_Link"><text:span text:style-name="T482">RVA</text:span></text:a></text:p></text:note-body></text:note></text:span></text:span><text:span text:style-name="T437">. </text:span><text:span text:style-name="T438">Son indistinguibles.</text:span></text:p>
      <text:h text:style-name="Heading_20_2" text:outline-level="2"><text:span text:style-name="T444">Alas</text:span><text:span text:style-name="T349">.</text:span></text:h>
      <text:p text:style-name="P224"><text:span text:style-name="T459">Los que si tienen alas son los Serafim de Isaías 6, los Querubim de Ezequiel y las criaturas vivientes o animales de Revelacion 4, tres nombres distintos para los mismos criaturas que rodean el trono de Dios </text:span><text:span text:style-name="T459"><text:note text:id="ftn103" text:note-class="footnote"><text:note-citation>103</text:note-citation><text:note-body><text:p text:style-name="Footnote"><text:s/><text:span text:style-name="T495">Isaías 6:2 </text:span><text:a xlink:type="simple" xlink:href="https://www.biblegateway.com/passage/?search=Isaias+6%3A2&amp;version=RVA" text:style-name="Internet_20_link" text:visited-style-name="Visited_20_Internet_20_Link"><text:span text:style-name="T495">RVA</text:span></text:a><text:span text:style-name="T495"> Ezequiel 10:19 </text:span><text:a xlink:type="simple" xlink:href="https://www.biblegateway.com/passage/?search=Ezequiel+10%3A19&amp;version=RVA" text:style-name="Internet_20_link" text:visited-style-name="Visited_20_Internet_20_Link"><text:span text:style-name="T495">RVA</text:span></text:a> <text:span text:style-name="T496">Revelación 4:8 </text:span><text:a xlink:type="simple" xlink:href="https://www.biblegateway.com/passage/?search=Apocalipsis+4%3A8&amp;version=RVA" text:style-name="Internet_20_link" text:visited-style-name="Visited_20_Internet_20_Link"><text:span text:style-name="T496">RVA</text:span></text:a></text:p></text:note-body></text:note></text:span><text:span text:style-name="T459">. Pero otra acepción de la palabra hebrea es “extremidad” </text:span><text:span text:style-name="T459"><text:note text:id="ftn104" text:note-class="footnote"><text:note-citation>104</text:note-citation><text:note-body><text:p text:style-name="Footnote"><text:s/><text:a xlink:type="simple" xlink:href="https://biblehub.com/hebrew/3671.htm" text:style-name="Internet_20_link" text:visited-style-name="Visited_20_Internet_20_Link"><text:span text:style-name="T455">H3671</text:span></text:a></text:p></text:note-body></text:note></text:span><text:span text:style-name="T459">, así que fácilmente pueden ser algo diferente a alas como las vemos en las aves. </text:span></text:p>
      <text:p text:style-name="P217"><text:span text:style-name="T506">E</text:span>n <text:span text:style-name="T514">estas cuatro </text:span>criaturas pareciera que las seis extremidades <text:note text:id="ftn105" text:note-class="footnote"><text:note-citation>105</text:note-citation><text:note-body><text:p text:style-name="Footnote"><text:s/><text:span text:style-name="T507">Revelación 4:8 </text:span><text:a xlink:type="simple" xlink:href="https://www.biblegateway.com/passage/?search=Apocalipsis+4%3A8&amp;version=RVA" text:style-name="Internet_20_link" text:visited-style-name="Visited_20_Internet_20_Link"><text:span text:style-name="T507">RVA</text:span></text:a></text:p></text:note-body></text:note><text:s/>que dice Juan se corresponden con las <text:span text:style-name="T507">de Isaías </text:span><text:span text:style-name="T507"><text:note text:id="ftn106" text:note-class="footnote"><text:note-citation>106</text:note-citation><text:note-body><text:p text:style-name="Footnote"><text:s/><text:span text:style-name="T507">Isaías 6:2 </text:span><text:a xlink:type="simple" xlink:href="https://www.biblegateway.com/passage/?search=Isaias+6%3A2&amp;version=RVA" text:style-name="Internet_20_link" text:visited-style-name="Visited_20_Internet_20_Link"><text:span text:style-name="T507">RVA</text:span></text:a></text:p></text:note-body></text:note></text:span><text:span text:style-name="T507"><text:s/>y con las </text:span>de Ezequiel <text:note text:id="ftn107" text:note-class="footnote"><text:note-citation>107</text:note-citation><text:note-body><text:p text:style-name="Footnote"><text:s/><text:span text:style-name="T508">Ezequiel 1:6-7 </text:span><text:a xlink:type="simple" xlink:href="https://www.biblegateway.com/passage/?search=Ezekiel+1%3A6-7&amp;version=RVA" text:style-name="Internet_20_link" text:visited-style-name="Visited_20_Internet_20_Link"><text:span text:style-name="T508">RVA</text:span></text:a></text:p></text:note-body></text:note><text:s/>si dos son patas de becerro con algo de estructura de ala, dos son brazos con algo de estructura de ala y dos son alas como las vemos en las águilas. </text:p>
      <text:p text:style-name="P220"><text:span text:style-name="T515">Estas </text:span>criaturas parecen ser simples animales mas que cualquier otra cosa. <text:span text:style-name="T514">Estas </text:span>criaturas<text:span text:style-name="T514"> n</text:span>o parecen ser muy inteligentes ni tener conciencia. Lo máximo que hacen es repetir como loros una frase <text:note text:id="ftn108" text:note-class="footnote"><text:note-citation>108</text:note-citation><text:note-body><text:p text:style-name="Footnote"><text:s/><text:span text:style-name="T509">Revelación 4:8 </text:span><text:a xlink:type="simple" xlink:href="https://www.biblegateway.com/passage/?search=Apocalipsis+4%3A8&amp;version=RVA" text:style-name="Internet_20_link" text:visited-style-name="Visited_20_Internet_20_Link"><text:span text:style-name="T509">RVA</text:span></text:a><text:span text:style-name="T509"> Isaías 6:7 </text:span><text:a xlink:type="simple" xlink:href="https://www.biblegateway.com/passage/?search=isaias+6%3A7&amp;version=RVA" text:style-name="Internet_20_link" text:visited-style-name="Visited_20_Internet_20_Link"><text:span text:style-name="T509">RVA</text:span></text:a></text:p></text:note-body></text:note>, pasar un objeto <text:note text:id="ftn109" text:note-class="footnote"><text:note-citation>109</text:note-citation><text:note-body><text:p text:style-name="Footnote"><text:s/><text:span text:style-name="T509">Revelación 15:7 </text:span><text:a xlink:type="simple" xlink:href="https://www.biblegateway.com/passage/?search=Apocalipsis+15%3A7&amp;version=RVA" text:style-name="Internet_20_link" text:visited-style-name="Visited_20_Internet_20_Link"><text:span text:style-name="T509">RVA</text:span></text:a> <text:span text:style-name="T509">Isaías 6:6 </text:span><text:a xlink:type="simple" xlink:href="https://www.biblegateway.com/passage/?search=isaias+6%3A6&amp;version=RVA" text:style-name="Internet_20_link" text:visited-style-name="Visited_20_Internet_20_Link"><text:span text:style-name="T509">RVA</text:span></text:a> <text:span text:style-name="T509">Ezequiel 10:7 </text:span><text:a xlink:type="simple" xlink:href="https://www.biblegateway.com/passage/?search=Ezequiel+10%3A7&amp;version=RVA" text:style-name="Internet_20_link" text:visited-style-name="Visited_20_Internet_20_Link"><text:span text:style-name="T509">RVA</text:span></text:a></text:p></text:note-body></text:note>. Ademas cuando hacen esto, solo pasa en una visión y no en una narración que describa eventos <text:span text:style-name="T510">físicos</text:span>. <text:span text:style-name="T561">En estas tareas, t</text:span>an inteligentes como un perro o un loro. <text:span text:style-name="T554">De hecho unos funcionan como perros guardianes según Génesis 3 </text:span><text:span text:style-name="T554"><text:note text:id="ftn110" text:note-class="footnote"><text:note-citation>110</text:note-citation><text:note-body><text:p text:style-name="Footnote"><text:s/><text:span text:style-name="T554">Génesis 3:24 </text:span><text:a xlink:type="simple" xlink:href="https://www.biblegateway.com/passage/?search=Genesis+3%3A24&amp;version=RVA" text:style-name="Internet_20_link" text:visited-style-name="Visited_20_Internet_20_Link"><text:span text:style-name="T554">RVA</text:span></text:a></text:p></text:note-body></text:note></text:span><text:span text:style-name="T554">. O protectores, según Ezequiel 28 </text:span><text:span text:style-name="T554"><text:note text:id="ftn111" text:note-class="footnote"><text:note-citation>111</text:note-citation><text:note-body><text:p text:style-name="Footnote"><text:s/><text:span text:style-name="T561">Ezequiel 28:14 </text:span><text:a xlink:type="simple" xlink:href="https://www.biblegateway.com/passage/?search=Ezequiel+28%3A14&amp;version=RVA" text:style-name="Internet_20_link" text:visited-style-name="Visited_20_Internet_20_Link"><text:span text:style-name="T561">RVA</text:span></text:a></text:p></text:note-body></text:note></text:span><text:span text:style-name="T554">, que compara directamente al rey de Tiro, y a el Satán indirectamente, con uno de estos animales.</text:span></text:p>
      <text:p text:style-name="P232">La traducción de Seraf, el singular de Serafim, es serpiente. Una animal. Y tres del total de cuatro <text:span text:style-name="T506">caras que tienen los </text:span>Querubim <text:span text:style-name="T506">son de </text:span>animal: un<text:span text:style-name="T506">a</text:span> <text:span text:style-name="T506">es</text:span> de águila, un<text:span text:style-name="T506">a</text:span> <text:span text:style-name="T506">es </text:span>de <text:soft-page-break/>becerro y otr<text:span text:style-name="T506">a</text:span> <text:span text:style-name="T506">es</text:span> de leon. Y sus patas son de becerro, <text:span text:style-name="T511">aunque también parecen tener algo de estructura de alas</text:span>. </text:p>
      <text:p text:style-name="P218">Animales poderosos, <text:span text:style-name="T562">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512">Ezequiel 1:5 </text:span><text:a xlink:type="simple" xlink:href="https://www.biblegateway.com/passage/?search=Ezequiel+1%3A5&amp;version=RVA" text:style-name="Internet_20_link" text:visited-style-name="Visited_20_Internet_20_Link"><text:span text:style-name="T512">RVA</text:span></text:a></text:p></text:note-body></text:note><text:s/>y <text:span text:style-name="T506">tener capacidades extraordinarias como cambiar su cara a cualquiera de cuatro posibles </text:span><text:span text:style-name="T506"><text:note text:id="ftn113" text:note-class="footnote"><text:note-citation>113</text:note-citation><text:note-body><text:p text:style-name="Footnote"><text:s/><text:span text:style-name="T512">Ezequiel 1:10 </text:span><text:a xlink:type="simple" xlink:href="https://www.biblegateway.com/passage/?search=Ezequiel+1%3A10&amp;version=RVA" text:style-name="Internet_20_link" text:visited-style-name="Visited_20_Internet_20_Link"><text:span text:style-name="T512">RVA</text:span></text:a></text:p></text:note-body></text:note></text:span><text:span text:style-name="T506">. Una especie de transformer biológicos. Emiten luz que viene de su interior que parece ser como llamas de carbón encendido </text:span><text:span text:style-name="T506"><text:note text:id="ftn114" text:note-class="footnote"><text:note-citation>114</text:note-citation><text:note-body><text:p text:style-name="Footnote"><text:s/><text:span text:style-name="T513">Ezequiel 1:13 </text:span><text:a xlink:type="simple" xlink:href="https://www.biblegateway.com/passage/?search=Ezequiel+1%3A13&amp;version=RVA" text:style-name="Internet_20_link" text:visited-style-name="Visited_20_Internet_20_Link"><text:span text:style-name="T513">RVA</text:span></text:a></text:p></text:note-body></text:note></text:span><text:span text:style-name="T506">. Uno de ellos incluso toma con su mano de dicho fuego en su interior y se lo da un hombre vestido de lino </text:span><text:span text:style-name="T506"><text:note text:id="ftn115" text:note-class="footnote"><text:note-citation>115</text:note-citation><text:note-body><text:p text:style-name="P308"><text:s/><text:span text:style-name="T509">Ezequiel 10:7 </text:span><text:a xlink:type="simple" xlink:href="https://www.biblegateway.com/passage/?search=Ezequiel+10%3A7&amp;version=RVA" text:style-name="Internet_20_link" text:visited-style-name="Visited_20_Internet_20_Link"><text:span text:style-name="T509">RVA</text:span></text:a></text:p></text:note-body></text:note></text:span><text:span text:style-name="T506">. Y, según Ezequiel 1, corren como el relámpagos </text:span><text:span text:style-name="T506"><text:note text:id="ftn116" text:note-class="footnote"><text:note-citation>116</text:note-citation><text:note-body><text:p text:style-name="Footnote"><text:s/><text:span text:style-name="T516">Ezequiel 1:14 </text:span><text:a xlink:type="simple" xlink:href="https://www.biblegateway.com/passage/?search=Ezequiel+1%3A14&amp;version=RVA" text:style-name="Internet_20_link" text:visited-style-name="Visited_20_Internet_20_Link"><text:span text:style-name="T516">RVA</text:span></text:a></text:p></text:note-body></text:note></text:span><text:span text:style-name="T506">.</text:span></text:p>
      <text:p text:style-name="P219">Animales poderosos pero animales al fin y al cabo.</text:p>
      <text:h text:style-name="P372" text:outline-level="2"><text:span text:style-name="T470">Creación</text:span>.</text:h>
      <text:p text:style-name="P248"><text:span text:style-name="T491">La biblia describe l</text:span>a creación, o lo que el autor de Hebreos 9 llama “<text:span text:style-name="T491">ESTA</text:span> creación” <text:note text:id="ftn117" text:note-class="footnote"><text:note-citation>117</text:note-citation><text:note-body><text:p text:style-name="Footnote"><text:s/><text:span text:style-name="T491">Hebreos 9:11 </text:span><text:a xlink:type="simple" xlink:href="https://www.biblegateway.com/passage/?search=Hebreos+9%3A11&amp;version=RVA" text:style-name="Internet_20_link" text:visited-style-name="Visited_20_Internet_20_Link"><text:span text:style-name="T491">RVA</text:span></text:a><text:span text:style-name="T491"> </text:span><text:a xlink:type="simple" xlink:href="https://biblehub.com/text/hebrews/9-11.htm" text:style-name="Internet_20_link" text:visited-style-name="Visited_20_Internet_20_Link"><text:span text:style-name="T491">biblehub</text:span></text:a> <text:a xlink:type="simple" xlink:href="https://biblehub.com/greek/3778.htm" text:style-name="Internet_20_link" text:visited-style-name="Visited_20_Internet_20_Link"><text:span text:style-name="T517">G3778</text:span></text:a></text:p></text:note-body></text:note>, en Genesis 1 y <text:span text:style-name="T491">Génesis </text:span>2.</text:p>
      <text:p text:style-name="P249"><text:span text:style-name="T502">M</text:span>uchas personas trata<text:span text:style-name="T502">n</text:span> de reconciliar lo que dice el texto <text:span text:style-name="T502">del Génesis </text:span>con las ideas de una religión que se hace pasar por ciencia. <text:span text:style-name="T503">O con ideas preconcebidas de lo que narra el texto.</text:span></text:p>
      <text:p text:style-name="P250">Pero en realidad no hay necesidad <text:span text:style-name="T490">si leemos el texto tal y como está.</text:span></text:p>
      <text:p text:style-name="P254">Y si no negamos lo que por lógica es obvio: Que TIENE que existir un creador.</text:p>
      <text:p text:style-name="P155"><text:span text:style-name="T504">Y recordemos que TIENE que existir porq</text:span>ue </text:p>
      <text:p text:style-name="P154"><text:tab/><text:span text:style-name="T326">S</text:span>i vamos a llamar al ser humano inteligente, diseñador y creativo, <text:span text:style-name="T325">por todos los aviones, zapatos, celulares, automóviles, por toda la tecnología, que ha construido,</text:span></text:p>
      <text:p text:style-name="P159">Tenemos que </text:p>
      <text:p text:style-name="P154"><text:span text:style-name="T325"><text:tab/>Admitir, por necesidad lógica, que l</text:span>a <text:span text:style-name="T492">complejidad de la </text:span>maquinaria biológica <text:span text:style-name="T232">que observamos en plantas y animales </text:span>exige un<text:span text:style-name="T492">a</text:span> <text:span text:style-name="T492">tecnología</text:span> <text:span text:style-name="T494">de alguien </text:span>muchísimo mas inteligente, <text:span text:style-name="T326">diseñador </text:span>y creativo que el ser humano. <text:span text:style-name="T505">Un creador.</text:span></text:p>
      <text:p text:style-name="P225">Es simple observación y lógica.</text:p>
      <text:p text:style-name="P228"><text:span text:style-name="T498">Por eso</text:span> <text:span text:style-name="T501">recordemos que en este video se busca entender los eventos extraordinarios narrados en la biblia a la luz de la tecnología actual y de la que podemos proyectar a un futuro de manera lógica. Y no a la luz de la tecnología que creemos que los autores </text:span><text:soft-page-break/><text:span text:style-name="T501">bíblicos tenían. Es lo lógico. Es una mejor aproximación a la creatividad tecnológica del Creador. La evidencia nos muestra que es muchísimo mas avanzada.</text:span></text:p>
      <text:p text:style-name="P231"><text:span text:style-name="T501">Haciendo esto y estudiando un poco el hebreo original</text:span>, <text:span text:style-name="T492">la descripción de Génesis 1 y Génesis 2 se puede entender de manera coherente con proyecciones futuristas de la tecnología actual del hombre.</text:span></text:p>
      <text:p text:style-name="P251"><text:span text:style-name="T489">El primer versículo nos delimita que va a hablar de dos partes: el shamaim, traducido como los cielos, y la tierra. </text:span><text:span text:style-name="Bible_5f_text"><text:span text:style-name="T489">“</text:span></text:span><text:bookmark text:name="es-RVA-1"/><text:span text:style-name="Bible_5f_text">EN el principio crió Dios los cielos y la tierra</text:span><text:span text:style-name="Bible_5f_text"><text:span text:style-name="T489">” </text:span></text:span><text:span text:style-name="Bible_5f_text"><text:span text:style-name="T489"><text:note text:id="ftn118" text:note-class="footnote"><text:note-citation>118</text:note-citation><text:note-body><text:p text:style-name="Footnote"><text:s/><text:span text:style-name="T492">Génesis 1:1 </text:span><text:a xlink:type="simple" xlink:href="https://www.biblegateway.com/passage/?search=Génesis+1%3A1&amp;version=RVA" text:style-name="Internet_20_link" text:visited-style-name="Visited_20_Internet_20_Link"><text:span text:style-name="T492">RVA</text:span></text:a></text:p></text:note-body></text:note></text:span></text:span><text:span text:style-name="T489">.</text:span></text:p>
      <text:p text:style-name="P252">Aquí es importante aclarar que el vocablo hebreo de crear también <text:span text:style-name="T494">acepta</text:span> <text:span text:style-name="T494">la idea</text:span> de construir, de organizar, de dar forma, <text:span text:style-name="T494">de armar.</text:span></text:p>
      <text:p text:style-name="P255"><text:span text:style-name="T492">En el siguiente versículo observamos que había cosas preexistentes a eso que va a crear, organizar o armar: </text:span><text:span text:style-name="Bible_5f_text"><text:span text:style-name="T492">“</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492">” </text:span></text:span><text:span text:style-name="Bible_5f_text"><text:span text:style-name="T492"><text:note text:id="ftn119" text:note-class="footnote"><text:note-citation>119</text:note-citation><text:note-body><text:p text:style-name="Footnote"><text:s/><text:span text:style-name="T493">Génesis 1:2 </text:span><text:a xlink:type="simple" xlink:href="https://www.biblegateway.com/passage/?search=Génesis+1%3A2&amp;version=RVA" text:style-name="Internet_20_link" text:visited-style-name="Visited_20_Internet_20_Link"><text:span text:style-name="T493">RVA</text:span></text:a></text:p></text:note-body></text:note></text:span></text:span><text:span text:style-name="T492">. Ya había una “tierra desordenada”, un “abismo” y unas “aguas”. Y todo estaba oscuro. No es difícil imaginar un planeta lleno de agua pero vacío y oscuro por la falta de una atmósfera transparente.</text:span></text:p>
      <text:p text:style-name="P256">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6">Así, no es difícil imaginar que todo ten<text:span text:style-name="T529">í</text:span>a que ser puesto en funcionamiento en un lapso de tiempo que le permitiera al sistema global arrancar sin colapsar. Un lapso de tiempo como el descrito en Genesis 1 y 2. Seis gi<text:span text:style-name="T528">r</text:span>os del planeta sobre su eje. Seis días.</text:p>
      <text:h text:style-name="Heading_20_8" text:outline-level="8">Dia 1.</text:h>
      <text:p text:style-name="P257"><text:span text:style-name="T530">El tercer versículo de la biblia nos dice que hizo Elohim el primer día: “</text:span><text:bookmark text:name="es-RVA-3"/>Y dijo Dios: Sea la luz: y fué la luz<text:span text:style-name="T530">” </text:span><text:span text:style-name="T530"><text:note text:id="ftn120" text:note-class="footnote"><text:note-citation>120</text:note-citation><text:note-body><text:p text:style-name="Footnote"><text:s/><text:span text:style-name="T531">Génesis 1:3 </text:span><text:a xlink:type="simple" xlink:href="https://www.biblegateway.com/passage/?search=Génesis+1%3A3&amp;version=RVA" text:style-name="Internet_20_link" text:visited-style-name="Visited_20_Internet_20_Link"><text:span text:style-name="T531">RVA</text:span></text:a></text:p></text:note-body></text:note></text:span><text:span text:style-name="T530">.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383" text:outline-level="8"><text:soft-page-break/>Dia <text:span text:style-name="T532">2</text:span>.</text:h>
      <text:p text:style-name="P258"><text:span text:style-name="T532">El sexto versículo nos resume el segundo día: “</text:span><text:bookmark text:name="es-RVA-6"/>Y dijo Dios: Haya expansión en medio de las aguas, y separe las aguas de las aguas<text:span text:style-name="T532">” <text:s/></text:span><text:span text:style-name="T532"><text:note text:id="ftn121" text:note-class="footnote"><text:note-citation>121</text:note-citation><text:note-body><text:p text:style-name="Footnote"><text:s/><text:span text:style-name="T532">Génesis 1:6 </text:span><text:a xlink:type="simple" xlink:href="https://www.biblegateway.com/passage/?search=Génesis+1%3A6&amp;version=RVA" text:style-name="Internet_20_link" text:visited-style-name="Visited_20_Internet_20_Link"><text:span text:style-name="T532">RVA</text:span></text:a></text:p></text:note-body></text:note></text:span><text:span text:style-name="T532">.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383" text:outline-level="8">Dia <text:span text:style-name="T532">3</text:span>.</text:h>
      <text:p text:style-name="P259">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533">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384" text:outline-level="8">Dia <text:span text:style-name="T534">4</text:span>.</text:h>
      <text:p text:style-name="P26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385" text:outline-level="8">Dia 5.</text:h>
      <text:p text:style-name="P260">El día quinto Elohim da la orden de crear todos los animales <text:span text:style-name="T535">aquaticos </text:span>adultos <text:span text:style-name="T535">y aves adultas </text:span>con los que diseñó empezar el proceso reproductivo de <text:span text:style-name="T535">estos </text:span>animal<text:span text:style-name="T535">es</text:span>. Y lo hizo de manera similar a como creó toda la vegetación del planeta, mediante <text:span text:style-name="T533">tele-copia atómica paralela globalizada, <text:s/></text:span>para usar <text:span text:style-name="T533">terminología de tipo cinematográfico. O sea un copy-paste atómico tridimensional y paralelo.</text:span></text:p>
      <text:h text:style-name="P386" text:outline-level="8">Dia 6.</text:h>
      <text:p text:style-name="P262">El día sexto hizo el resto de los animales adultos, <text:span text:style-name="T536">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539">la copia maestra</text:span>: el hijo de Dios, el Señor de Señores, el Rey de Reyes, El Hijo Unigénito <text:soft-page-break/>de <text:span text:style-name="T536">Dios</text:span>, El Primero y el Último, El Meshiackh de Israel: Yeshua Hamashiackh, Nuestro Salvador Jesucristo. <text:span text:style-name="T536">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536"><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546">H929</text:span></text:a></text:p></text:note-body></text:note></text:span><text:span text:style-name="T536"><text:s/>así lo indica. Y luego, por ahí en la tardecita, cuando Adán ya había hecho su tarea, Elohim lo duerme y le crea su compañera.</text:span></text:p>
      <text:h text:style-name="P387" text:outline-level="8"><text:span text:style-name="T541">Fácil</text:span>.</text:h>
      <text:p text:style-name="P261">Si realmente aceptamos lo lógico. Que:</text:p>
      <text:p text:style-name="P157"><text:tab/><text:span text:style-name="T326">S</text:span>i vamos a llamar al ser humano inteligente, diseñador y creativo, <text:span text:style-name="T325">por todos los aviones, zapatos, celulares, automóviles, por toda la tecnología, que ha construido,</text:span></text:p>
      <text:p text:style-name="P160">Tenemos que </text:p>
      <text:p text:style-name="P157"><text:span text:style-name="T325"><text:tab/>Admitir, por necesidad lógica, que l</text:span>a <text:span text:style-name="T492">complejidad de la </text:span>maquinaria biológica <text:span text:style-name="T232">que observamos en plantas y animales </text:span>exige un<text:span text:style-name="T492">a</text:span> <text:span text:style-name="T492">tecnología</text:span> <text:span text:style-name="T494">de alguien </text:span>muchísimo mas inteligente, <text:span text:style-name="T326">diseñador </text:span>y creativo que el ser humano. <text:span text:style-name="T505">Un creador.</text:span></text:p>
      <text:p text:style-name="P237">Si realmente aceptamos que TIENE, <text:span text:style-name="T547">por necesidad lógica,</text:span> que haber un creador <text:span text:style-name="T538">con una tecnología que apenas logramos imaginar</text:span>.</text:p>
      <text:p text:style-name="P237">Y si leemos Génesis 1 y 2 como están escritos, y <text:span text:style-name="T537">no como nos enseñaron a leerlos, o como queremos leerlos para que cuadren con nuestras ideas preconcebidas</text:span>.</text:p>
      <text:p text:style-name="P237"><text:span text:style-name="T540">Hoy día, con la tecnología actual, imaginando la del creador, n</text:span>o es difícil creer los dos primeros capítulos del Génesis.</text:p>
      <text:h text:style-name="Heading_20_2" text:outline-level="2"><text:span text:style-name="T548">Lo anterior</text:span>.</text:h>
      <text:p text:style-name="P263">En ninguna parte del recuento de la creación en Génesis 1 y 2 aparece el vocablo hebreo <text:span text:style-name="T543">H4397 </text:span><text:note text:id="ftn123" text:note-class="footnote"><text:note-citation>123</text:note-citation><text:note-body><text:p text:style-name="Footnote"><text:s/><text:a xlink:type="simple" xlink:href="https://biblehub.com/hebrew/4397.htm" text:style-name="Internet_20_link" text:visited-style-name="Visited_20_Internet_20_Link"><text:span text:style-name="T541">H4397</text:span></text:a></text:p></text:note-body></text:note><text:span text:style-name="T543">, usado en la biblia </text:span>para “ángel” o “mensajero”. <text:span text:style-name="T542">O</text:span>tro vocablo que suele incluir, dependiendo del contexto, a los ángeles es el <text:span text:style-name="T545">vocablo </text:span>hebreo para “ejércitos”, <text:span text:style-name="T544">el vocablo H6635 </text:span><text:span text:style-name="T544"><text:note text:id="ftn124" text:note-class="footnote"><text:note-citation>124</text:note-citation><text:note-body><text:p text:style-name="Footnote"><text:s/><text:a xlink:type="simple" xlink:href="https://biblehub.com/hebrew/6635.htm" text:style-name="Internet_20_link" text:visited-style-name="Visited_20_Internet_20_Link"><text:span text:style-name="T544">H6635</text:span></text:a></text:p></text:note-body></text:note></text:span><text:span text:style-name="T544">,</text:span> y este solo aparece <text:span text:style-name="T542">UNA</text:span> vez, <text:s/><text:span text:style-name="T542">DESPUES de la creación del hombre, y bajo el contexto de TERMINAR los “ejércitos” de lo que hay en la tierra y en el cielo y que acaban de ser creados, su población: plantas, animales y personas. Finalmente, el vocablo Elohim, que es el Creador, según Génesis 1 y 2, se usa también en la biblia para referirse a los ángeles como conjunto </text:span><text:span text:style-name="T542"><text:note text:id="ftn125" text:note-class="footnote"><text:note-citation>125</text:note-citation><text:note-body><text:p text:style-name="Footnote"><text:s/><text:span text:style-name="T549">Salmos 8:5 </text:span><text:a xlink:type="simple" xlink:href="https://biblehub.com/text/psalms/8-5.htm" text:style-name="Internet_20_link" text:visited-style-name="Visited_20_Internet_20_Link"><text:span text:style-name="T549">biblehub</text:span></text:a></text:p></text:note-body></text:note></text:span><text:span text:style-name="T542">. Así pues, los ángeles no hacen parte de lo creado en Génesis 1 y 2. Ya estaban, ya existían.</text:span></text:p>
      <text:p text:style-name="P264"><text:soft-page-break/>Las estrellas tampoco. La única aparición del vocablo usado en la biblia para “estrella”, el vocablo <text:span text:style-name="T543">H3556 </text:span><text:span text:style-name="T543"><text:note text:id="ftn126" text:note-class="footnote"><text:note-citation>126</text:note-citation><text:note-body><text:p text:style-name="Footnote"><text:s/><text:a xlink:type="simple" xlink:href="https://biblehub.com/hebrew/3556.htm" text:style-name="Internet_20_link" text:visited-style-name="Visited_20_Internet_20_Link"><text:span text:style-name="T543">H3556</text:span></text:a></text:p></text:note-body></text:note></text:span><text:span text:style-name="T54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543">Esto es perfectamente coherente con el hecho de que los “cielos” del Génesis también tienen un cielo, que también fue creado por YHWH solo que ANTES de ESTA creación.</text:span></text:p>
      <text:p text:style-name="P265">Pero, según la biblia, Yeshua también es Señor de Señores sobre <text:span text:style-name="T551">todo</text:span>, <text:span text:style-name="T551">todito</text:span>, <text:span text:style-name="T551">todo</text:span> <text:span text:style-name="T550">lo anterior a ESTA creación, porque estas cosas también fueron creadas por YHWH, su Padre, quien se las entregó.</text:span></text:p>
      <text:h text:style-name="Heading_20_1" text:outline-level="1">Salvador.</text:h>
      <text:p text:style-name="P267"><text:span text:style-name="T552">Si no negamos lo lógico, que</text:span> ese creador, que por necesidad lógica tiene que existir, <text:span text:style-name="T553">si es que nos vamos a llamar inteligentes, diseñadores y creativos, que ese creador creó todas las plantas, los animales y las personas que iniciaron el ciclo reproductivo que observamos. No es difícil creer que ese creador puede resucitar al que le de la gana.</text:span></text:p>
      <text:p text:style-name="P267"><text:span text:style-name="T552">Así, que si </text:span>Jesucristo está vivo porque resucitó, <text:span text:style-name="T552">tenemos que seguir enterándonos de lo que afirma la biblia con respetico. Con RESPETICO.</text:span></text:p>
      <text:p text:style-name="P266">Yeshua es La Vida, la verdadera Vida, la vida eterna. Yeshua es Señor. Señor de Señores, Rey de Reyes. <text:span text:style-name="T553">A</text:span> quien todo, todito, todo le fue entregado por el Padre. Pero también es Salvador.</text:p>
      <text:p text:style-name="P268"><text:span text:style-name="T553">En Lucas 2, se dice de Yeshua que: </text:span><text:span text:style-name="Bible_5f_text"><text:span text:style-name="T553">“</text:span></text:span><text:bookmark text:name="es-RVA-24984"/><text:span text:style-name="Bible_5f_text">os ha nacido hoy, en la ciudad de David, un Salvador, que es CRISTO el Señor</text:span><text:span text:style-name="Bible_5f_text"><text:span text:style-name="T553">” </text:span></text:span><text:span text:style-name="Bible_5f_text"><text:span text:style-name="T553"><text:note text:id="ftn127" text:note-class="footnote"><text:note-citation>127</text:note-citation><text:note-body><text:p text:style-name="Footnote"><text:s/><text:span text:style-name="T553">Lucas 2:11 </text:span><text:a xlink:type="simple" xlink:href="https://www.biblegateway.com/passage/?search=Lucas+2%3A11&amp;version=RVA" text:style-name="Internet_20_link" text:visited-style-name="Visited_20_Internet_20_Link"><text:span text:style-name="T553">RVA</text:span></text:a></text:p></text:note-body></text:note></text:span></text:span><text:span text:style-name="T553">, y en Juan 4 unos samaritanos dicen de Jesucristo que: </text:span><text:span text:style-name="Bible_5f_text"><text:span text:style-name="T553">“nosotros mismos hemos oído, y sabemos que verdaderamente éste es el Salvador del mundo, el Cristo” </text:span></text:span><text:span text:style-name="Bible_5f_text"><text:span text:style-name="T553"><text:note text:id="ftn128" text:note-class="footnote"><text:note-citation>128</text:note-citation><text:note-body><text:p text:style-name="Footnote"><text:s/><text:span text:style-name="T553">Juan 4:42 </text:span><text:a xlink:type="simple" xlink:href="https://www.biblegateway.com/passage/?search=Juan+4%3A42&amp;version=RVA" text:style-name="Internet_20_link" text:visited-style-name="Visited_20_Internet_20_Link"><text:span text:style-name="T553">RVA</text:span></text:a></text:p></text:note-body></text:note></text:span></text:span><text:span text:style-name="T553">. Jesucristo es Salvador.</text:span></text:p>
      <text:p text:style-name="P269">Pero ¿Salvador de que? ¿De que nos Salvo?</text:p>
      <text:h text:style-name="Heading_20_2" text:outline-level="2">Muerte.</text:h>
      <text:p text:style-name="P271">La muerte es la ausencia de vida, la inexistencia de vida. Si se define de esta manera la muerte, <text:span text:style-name="T574">podemos decir que </text:span>así como tenemos vida física, emocional, mental y, para los nacidos en cristo, una vida espiritual, así mismo <text:span text:style-name="T575">tenemos </text:span>una respectiva muerte para cada ausencia de cada una de estas vidas. Una muerte física, una muerte emocional, una muerte mental y una muerte espiritual.</text:p>
      <text:p text:style-name="P270"><text:soft-page-break/>Según la biblia, todos los descendientes de Adan, nacen muertos espiritualmente. <text:span text:style-name="T576">Nacemos sin el espíritu de </text:span>Yeshua, qu<text:span text:style-name="T576">ien</text:span> es La Vida misma. <text:span text:style-name="T576">Q</text:span>uien nos da esa vida espiritual. <text:span text:style-name="T576">Quien nos da una relación con el Padre.</text:span></text:p>
      <text:p text:style-name="P272"><text:span text:style-name="T555">Según la biblia, cuando Jehová creó al hombre lo creó con esta relación, con vida no solo física sino también espiritual, pero le advirtió </text:span><text:span text:style-name="Bible_5f_text"><text:span text:style-name="T555">“</text:span></text:span><text:span text:style-name="Bible_5f_text">diciendo: De todo árbol del huerto comerás; </text:span><text:span text:style-name="Bible_5f_text"><text:span text:style-name="T555">M</text:span></text:span><text:span text:style-name="Bible_5f_text">as del árbol de ciencia del bien y del mal no comerás de él; porque el día que de él comieres, morirás.”</text:span><text:span text:style-name="Bible_5f_text"><text:span text:style-name="T555"> </text:span></text:span><text:span text:style-name="Bible_5f_text"><text:span text:style-name="T555"><text:note text:id="ftn129" text:note-class="footnote"><text:note-citation>129</text:note-citation><text:note-body><text:p text:style-name="Footnote"><text:s/><text:span text:style-name="T555">Génesis 2:16-17 </text:span><text:a xlink:type="simple" xlink:href="https://www.biblegateway.com/passage/?search=Génesis+2%3A16-17&amp;version=RVA" text:style-name="Internet_20_link" text:visited-style-name="Visited_20_Internet_20_Link"><text:span text:style-name="T555">RVA</text:span></text:a></text:p></text:note-body></text:note></text:span></text:span><text:span text:style-name="T555">. </text:span></text:p>
      <text:p text:style-name="P287">Según Juan 8, Jesucristo identifica a su opositor, a el Satán, si traducimos al hebreo, con el padre de la mentira, con el homicida desde el principio, con el diablo. Según Mateo 23 con la serpiente y la víbora <text:note text:id="ftn0" text:note-class="footnote"><text:note-citation>130</text:note-citation><text:note-body><text:p text:style-name="P376"><text:span text:style-name="T591"><text:s/>Mateo 23:33 </text:span><text:a xlink:type="simple" xlink:href="https://www.biblegateway.com/passage/?search=Mateo+23%3A33&amp;version=RVA-2015" text:style-name="Internet_20_link" text:visited-style-name="Visited_20_Internet_20_Link"><text:span text:style-name="T591">RVA-2015</text:span></text:a></text:p></text:note-body></text:note>. Y según Revelación 20 con <text:span text:style-name="T591">el dragón,</text:span> el diablo y la serpiente antigua <text:note text:id="ftn143" text:note-class="footnote"><text:note-citation>131</text:note-citation><text:note-body><text:p text:style-name="Footnote"><text:s/><text:span text:style-name="T591">Revelación 20:2 </text:span><text:a xlink:type="simple" xlink:href="https://www.biblegateway.com/passage/?search=Apocalipsis+20%3A2&amp;version=RVA-2015" text:style-name="Internet_20_link" text:visited-style-name="Visited_20_Internet_20_Link"><text:span text:style-name="T591">RVA-2015</text:span></text:a></text:p></text:note-body></text:note>.</text:p>
      <text:p text:style-name="P273">La primera serpiente que menciona la biblia, o sea el padre <text:span text:style-name="T557">de</text:span> la mentira y el homicida desde ese principio, ese padre de los fariseos y escribas que se le opusieron a Jesucristo, engaña a Eva.</text:p>
      <text:p text:style-name="P274"><text:span text:style-name="T556">Le dice: </text:span><text:span text:style-name="Bible_5f_text"><text:span text:style-name="T556">“</text:span></text:span><text:span text:style-name="Bible_5f_text">¿De veras Dios les ha dicho: No coman de ningún árbol del jardín?</text:span><text:span text:style-name="Bible_5f_text"><text:span text:style-name="T556">” </text:span></text:span><text:span text:style-name="Bible_5f_text"><text:span text:style-name="T556"><text:note text:id="ftn130" text:note-class="footnote"><text:note-citation>132</text:note-citation><text:note-body><text:p text:style-name="Footnote"><text:s/><text:span text:style-name="T557">Génesis 3:1 </text:span><text:a xlink:type="simple" xlink:href="https://www.biblegateway.com/passage/?search=Genesis+3%3A1&amp;version=RVA-2015" text:style-name="Internet_20_link" text:visited-style-name="Visited_20_Internet_20_Link"><text:span text:style-name="T557">RVA-2015</text:span></text:a></text:p></text:note-body></text:note></text:span></text:span><text:span text:style-name="T556">. Exagera lo que YHWH ha dicho y luego miente: </text:span><text:span text:style-name="Bible_5f_text"><text:span text:style-name="T556">“</text:span></text:span><text:span text:style-name="Bible_5f_text">Ciertamente no morirán. Es que Dios sabe que el día que coman de él, los ojos les serán abiertos, y serán como Dios, conociendo el bien y el mal</text:span><text:span text:style-name="Bible_5f_text"><text:span text:style-name="T556">” </text:span></text:span><text:span text:style-name="Bible_5f_text"><text:span text:style-name="T556"><text:note text:id="ftn131" text:note-class="footnote"><text:note-citation>133</text:note-citation><text:note-body><text:p text:style-name="Footnote"><text:s/><text:span text:style-name="T558">Genesis 3:4-5 </text:span><text:a xlink:type="simple" xlink:href="https://www.biblegateway.com/passage/?search=Genesis+3%3A4-5&amp;version=RVA-2015" text:style-name="Internet_20_link" text:visited-style-name="Visited_20_Internet_20_Link"><text:span text:style-name="T558">RVA-2015</text:span></text:a></text:p></text:note-body></text:note></text:span></text:span><text:span text:style-name="T556">.</text:span></text:p>
      <text:p text:style-name="P277">Eva come del fruto, <text:span text:style-name="T560">Adán</text:span> come del fruto y YHWH los expulsa del <text:span text:style-name="T560">Edén.</text:span> Pierden el acceso al árbol de la Vida, y <text:span text:style-name="T560">¿Q</text:span>u<text:span text:style-name="T560">é</text:span> pasa? Mueren. Ya no tienen relación con el Padre, ya no pueden comer del árbol de la Vida y mueren. <text:span text:style-name="T56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75">El texto del Génesis a partir del segundo capitulo, cuarto versículo, cambia. Deja de usar el vocablo Elohim y empieza a usar el vocablo YHWH. La narración deja de ser estrictamente secuencial, día por día, y pasa a ser mas <text:span text:style-name="T559">genérica y menos cronológica. Mas alegórica y menos literal.</text:span></text:p>
      <text:p text:style-name="P280">Pero se puede leer de forma literal.</text:p>
      <text:p text:style-name="P276"><text:span text:style-name="T567">N</text:span>o es difícil para una persona del siglo 21 imaginar que una serpiente hable si se tiene la tecnología para hacerla hablar. Moisés, según Jesucristo en Juan 5, fue quién escribió el texto. <text:span text:style-name="T568">Y, para cuando Moises escribió esto ya había visto arbustos hablar, y bastones convertirse en serpientes, y mares abrirse en dos, y caer pan del cielo durante años. Así </text:span><text:soft-page-break/><text:span text:style-name="T568">que escribir sobre una serpiente que le habla a una mujer, no era para Moises un cuento de adas. Si es que realmente el vivió lo que dice que vivió. Y</text:span>, si Jesucristo está vivo porque resucitó, el texto lo escribió Moisés, es verdadero <text:span text:style-name="T569">y Moises vivió lo que dijo que vivió.</text:span></text:p>
      <text:p text:style-name="P278"><text:span text:style-name="T56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563">según Marcos 5 </text:span><text:span text:style-name="T563"><text:note text:id="ftn132" text:note-class="footnote"><text:note-citation>134</text:note-citation><text:note-body><text:p text:style-name="Footnote"><text:s/><text:span text:style-name="T563">Marcos 5:9 </text:span><text:a xlink:type="simple" xlink:href="https://www.biblegateway.com/passage/?search=Marcos+5%3A9&amp;version=RVA" text:style-name="Internet_20_link" text:visited-style-name="Visited_20_Internet_20_Link"><text:span text:style-name="T563">RVA</text:span></text:a></text:p></text:note-body></text:note></text:span><text:span text:style-name="T563">. Al hombre como tal solo le habla DESPUES de haber expulsado los espíritus inmundos.</text:span></text:p>
      <text:p text:style-name="P279"><text:span text:style-name="T566">En Génesis 3, YHWH le dice a la serpiente: </text:span><text:span text:style-name="Bible_5f_text"><text:span text:style-name="T56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563">” </text:span></text:span><text:span text:style-name="Bible_5f_text"><text:span text:style-name="T563"><text:note text:id="ftn133" text:note-class="footnote"><text:note-citation>135</text:note-citation><text:note-body><text:p text:style-name="Footnote"><text:s/><text:span text:style-name="T563">Genesis 3:14 </text:span><text:a xlink:type="simple" xlink:href="https://www.biblegateway.com/passage/?search=Genesis+3%3A14&amp;version=RVA" text:style-name="Internet_20_link" text:visited-style-name="Visited_20_Internet_20_Link"><text:span text:style-name="T563">RVA</text:span></text:a></text:p></text:note-body></text:note></text:span></text:span><text:span text:style-name="T563">. Como quien dice, ya que te crees muy serpiente, vas a ser una más. Se lo dice al Satán, al padre de la mentira. Y desde ahí en adelante se le quedo el titulo. Titulo que Jesucristo usa con los fariseos que se le opusieron. Serpientes. Víboras.</text:span></text:p>
      <text:p text:style-name="P281">El texto se puede leer literalmente si podemos <text:span text:style-name="T577">creer</text:span> el contexto, <text:span text:style-name="T577">si podemos creer que Moises vivió lo que dijo que vivió. Si podemos imaginar </text:span>la tecnología necesaria. <text:span text:style-name="T578">Ysi no nos creemos mas inteligentes o evolucionados que quien lo escribió.</text:span></text:p>
      <text:p text:style-name="P282"><text:span text:style-name="T571">Y según Pablo, todo va de acuerdo al plan. En 1ra Corintios 15 nos dice: </text:span><text:span text:style-name="Bible_5f_text"><text:span text:style-name="T570">“</text:span></text:span><text:bookmark text:name="es-RVA-2015-28707"/><text:span text:style-name="Bible_5f_text">Puesto que la muerte entró por medio de un hombre, también por medio de un hombre ha venido la resurrección de los muertos</text:span><text:span text:style-name="Bible_5f_text"><text:span text:style-name="T571">” </text:span></text:span><text:span text:style-name="Bible_5f_text"><text:span text:style-name="T571"><text:note text:id="ftn134" text:note-class="footnote"><text:note-citation>136</text:note-citation><text:note-body><text:p text:style-name="Footnote"><text:s/><text:span text:style-name="T571">1 Corintios 15:21 </text:span><text:a xlink:type="simple" xlink:href="https://www.biblegateway.com/passage/?search=1+Corintios+15%3A21&amp;version=RVA-2015" text:style-name="Internet_20_link" text:visited-style-name="Visited_20_Internet_20_Link"><text:span text:style-name="T571">RVA-2015</text:span></text:a></text:p></text:note-body></text:note></text:span></text:span><text:span text:style-name="T571">.</text:span></text:p>
      <text:p text:style-name="P283">Yeshua nos trae la resurrección. Yeshua es la Vida. Yeshua nos salvó de la muerte. No es evitando la muerte que nos salva. Es sacándonos de la muerte que nos salva. Primero nos salva de la muerte espiritual, al <text:span text:style-name="T579">darnos Vida </text:span>por medio de su Espíritu Santo. Y después nos salva<text:span text:style-name="T572">rá</text:span> de la muerte física, cuando nos resucite a todos <text:span text:style-name="T579">en el día final.</text:span></text:p>
      <text:p text:style-name="P284">Así, solo hay dos formas de ver la existencia: </text:p>
      <text:p text:style-name="P284"><text:span text:style-name="T580">1) </text:span>La muerte es el final. <text:span text:style-name="T583">Punto.</text:span> <text:span text:style-name="T583">Todo se acabó </text:span>y <text:span text:style-name="T583">es</text:span> para siempre. <text:span text:style-name="T580">O,</text:span></text:p>
      <text:p text:style-name="P284"><text:span text:style-name="T580">2)</text:span> <text:span text:style-name="T580">L</text:span>a muerte no es el final. <text:span text:style-name="T582">Jesucristo resucitó, está vivo,</text:span> y la vida es eterna porque vamos a volvernos a ver <text:span text:style-name="T581">después</text:span> de la resurrección de los muertos.</text:p>
      <text:p text:style-name="P285">Si creemos la primera, seguimos muertos espiritualmente. Si creemos la segunda, ya empezó la transformación de la mente, ya nacimos de nuevo <text:span text:style-name="T581">y todas las cosas son hechas nuevas.</text:span></text:p>
      <text:p text:style-name="P286"><text:span text:style-name="T584">Solo la resurrección de Yeshua nos permite ver la existencia en la segunda forma porque es el único ejemplo del cual hay autentica evidencia. </text:span>El problema es que nadie, <text:soft-page-break/>absolutamente nadie, puede hacer que alguien crea lo segundo, solo el Padre <text:span text:style-name="T573">puede hacer eso.</text:span> <text:span text:style-name="T573">N</text:span>os lo <text:span text:style-name="T573">explica</text:span> el mismo Jesucristo en <text:span text:style-name="T439">Juan 6: "nadie puede venir a mi si el padre que esta en el cielo no lo arrastra primero" </text:span><text:span text:style-name="T439"><text:note text:id="ftn135" text:note-class="footnote"><text:note-citation>137</text:note-citation><text:note-body><text:p text:style-name="Footnote"><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span><text:span text:style-name="T439">.</text:span></text:p>
      <text:h text:style-name="Heading_20_1" text:outline-level="1"><text:span text:style-name="T439">L</text:span><text:span text:style-name="T349">ibertador.</text:span></text:h>
      <text:p text:style-name="P288"><text:span text:style-name="T447">Según Juan 8, Jesucristo afirma que: </text:span><text:span text:style-name="Bible_5f_text"><text:span text:style-name="T447">“De cierto, de cierto les digo que todo aquel que practica el pecado es esclavo del pecado.” </text:span></text:span><text:span text:style-name="Bible_5f_text"><text:span text:style-name="T447"><text:note text:id="ftn136" text:note-class="footnote"><text:note-citation>138</text:note-citation><text:note-body><text:p text:style-name="Footnote"><text:s/><text:span text:style-name="T586">Juan 8:34 </text:span><text:a xlink:type="simple" xlink:href="https://www.biblegateway.com/passage/?search=Juan+8%3A34&amp;version=RVA-2015" text:style-name="Internet_20_link" text:visited-style-name="Visited_20_Internet_20_Link"><text:span text:style-name="T586">RVA-2015</text:span></text:a></text:p></text:note-body></text:note></text:span></text:span><text:span text:style-name="T447"><text:s/>y que: </text:span><text:span text:style-name="Bible_5f_text"><text:span text:style-name="T447">“</text:span></text:span><text:bookmark text:name="es-RVA-2015-26385"/><text:span text:style-name="Bible_5f_text"><text:span text:style-name="T349">si el Hijo los hace libres, serán verdaderamente libres</text:span></text:span><text:span text:style-name="Bible_5f_text"><text:span text:style-name="T447">” </text:span></text:span><text:span text:style-name="Bible_5f_text"><text:span text:style-name="T447"><text:note text:id="ftn137" text:note-class="footnote"><text:note-citation>139</text:note-citation><text:note-body><text:p text:style-name="Footnote"><text:s/><text:span text:style-name="T586">Juan 8:36 </text:span><text:a xlink:type="simple" xlink:href="https://www.biblegateway.com/passage/?search=Juan+8%3A36&amp;version=RVA-2015" text:style-name="Internet_20_link" text:visited-style-name="Visited_20_Internet_20_Link"><text:span text:style-name="T586">RVA-2015</text:span></text:a></text:p></text:note-body></text:note></text:span></text:span><text:span text:style-name="T447">. </text:span></text:p>
      <text:p text:style-name="P289"><text:span text:style-name="T448">Pablo tambien lo explica en Romanos 6: </text:span><text:span text:style-name="Bible_5f_text"><text:span text:style-name="T448">“</text:span></text:span><text:bookmark text:name="es-DHH-27750"/><text:span text:style-name="Bible_5f_text"><text:span text:style-name="T44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48"><text:note text:id="ftn138" text:note-class="footnote"><text:note-citation>140</text:note-citation><text:note-body><text:p text:style-name="Footnote"><text:s/><text:span text:style-name="T587">Romanos 6:16 </text:span><text:a xlink:type="simple" xlink:href="https://www.biblegateway.com/passage/?search=Romanos+6%3A16&amp;version=DHH" text:style-name="Internet_20_link" text:visited-style-name="Visited_20_Internet_20_Link"><text:span text:style-name="T587">DHH</text:span></text:a></text:p></text:note-body></text:note></text:span></text:span><text:span text:style-name="T448">. </text:span><text:span text:style-name="T449">Y continua diciendo: </text:span><text:span text:style-name="Bible_5f_text"><text:span text:style-name="T44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49"><text:note text:id="ftn139" text:note-class="footnote"><text:note-citation>141</text:note-citation><text:note-body><text:p text:style-name="Footnote"><text:s/><text:span text:style-name="T588">Romanos 6:22-23 </text:span><text:a xlink:type="simple" xlink:href="https://www.biblegateway.com/passage/?search=Romanos+6%3A22-23&amp;version=RVA-2015" text:style-name="Internet_20_link" text:visited-style-name="Visited_20_Internet_20_Link"><text:span text:style-name="T588">RVA-2015</text:span></text:a></text:p></text:note-body></text:note></text:span></text:span><text:span text:style-name="T449">. </text:span><text:span text:style-name="T450">Y añade en Romanos 8 que </text:span><text:span text:style-name="Bible_5f_text"><text:span text:style-name="T450">“</text:span></text:span><text:bookmark text:name="es-RVA-2015-28086"/><text:span text:style-name="Bible_5f_text"><text:span text:style-name="T450">la ley del Espíritu de vida en Cristo Jesús me ha librado de la ley del pecado y de la muerte” </text:span></text:span><text:span text:style-name="Bible_5f_text"><text:span text:style-name="T450"><text:note text:id="ftn140" text:note-class="footnote"><text:note-citation>142</text:note-citation><text:note-body><text:p text:style-name="Footnote"><text:s/><text:span text:style-name="T589">Romanos 8:2 </text:span><text:a xlink:type="simple" xlink:href="https://www.biblegateway.com/passage/?search=Romans+8%3A2&amp;version=RVA-2015" text:style-name="Internet_20_link" text:visited-style-name="Visited_20_Internet_20_Link"><text:span text:style-name="T589">RVA-2015</text:span></text:a></text:p></text:note-body></text:note></text:span></text:span><text:span text:style-name="T450">.</text:span></text:p>
      <text:p text:style-name="P343">Así, Yeshua nos libra de poder que el pecado tiene en nosotros. Es un poder del cual no podemos escapar nosotros mismos. Cualquiera pude darse cuenta que todos somos pecadores. Lo llamamos la condición humana. Todos cometemos errores.</text:p>
      <text:p text:style-name="P344"><text:span text:style-name="T451">Pablo </text:span><text:span text:style-name="T452">también</text:span><text:span text:style-name="T451"> explica en Romanos 7 que: </text:span><text:span text:style-name="Bible_5f_text"><text:span text:style-name="T451">“</text:span></text:span><text:bookmark text:name="es-RVA-2015-28077"/><text:span text:style-name="Bible_5f_text"><text:span text:style-name="T34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51">” </text:span></text:span><text:span text:style-name="Bible_5f_text"><text:span text:style-name="T451"><text:note text:id="ftn141" text:note-class="footnote"><text:note-citation>143</text:note-citation><text:note-body><text:p text:style-name="Footnote"><text:s/><text:span text:style-name="T590">Romanos 7:18-19 </text:span><text:a xlink:type="simple" xlink:href="https://www.biblegateway.com/passage/?search=Romanos+7%3A18-19&amp;version=RVA-2015" text:style-name="Internet_20_link" text:visited-style-name="Visited_20_Internet_20_Link"><text:span text:style-name="T590">RVA-2015</text:span></text:a></text:p></text:note-body></text:note></text:span></text:span><text:span text:style-name="T451">. Y añade: </text:span><text:span text:style-name="Bible_5f_text"><text:span text:style-name="T451">“</text:span></text:span><text:bookmark text:name="es-RVA-2015-28083"/><text:span text:style-name="Bible_5f_text"><text:span text:style-name="T451"> ¡Miserable hombre de mí! ¿Quién me librará de este cuerpo de muerte? ¡Doy gracias a Dios por medio de Jesucristo nuestro Señor!” </text:span></text:span><text:span text:style-name="Bible_5f_text"><text:span text:style-name="T451"><text:note text:id="ftn142" text:note-class="footnote"><text:note-citation>144</text:note-citation><text:note-body><text:p text:style-name="Footnote"><text:s/><text:span text:style-name="T590">Romanos 7:24-25 </text:span><text:a xlink:type="simple" xlink:href="https://www.biblegateway.com/passage/?search=Romanos+7%3A24-25&amp;version=RVA-2015" text:style-name="Internet_20_link" text:visited-style-name="Visited_20_Internet_20_Link"><text:span text:style-name="T590">RVA-2015</text:span></text:a></text:p></text:note-body></text:note></text:span></text:span><text:span text:style-name="T451">.</text:span></text:p>
      <text:p text:style-name="P345"><text:span text:style-name="T451">E</text:span><text:span text:style-name="T349">s Dios por medio de Yeshua quien nos libera </text:span><text:span text:style-name="T453">del</text:span><text:span text:style-name="T349"> poder del pecado.</text:span></text:p>
      <text:h text:style-name="Heading_20_2" text:outline-level="2">Principados y potestades.</text:h>
      <text:p text:style-name="P346">Pero recordemos que todo empezó cuando la serpiente engaño a Eva. <text:span text:style-name="T607">E</text:span>sa <text:span text:style-name="T607">serpiente </text:span>que la biblia también llama <text:span text:style-name="T592">el </text:span>Satán, <text:span text:style-name="T592">o Satanás. Palabra que es solo una transliteracion del vocablo hebreo que</text:span> traduce “opositor”. </text:p>
      <text:p text:style-name="P347"><text:span text:style-name="T608">S</text:span>egún Job 1, <text:span text:style-name="T608">e</text:span>l Satán era, por lo menos en tiempos de Job, un “beni-haelohim”, un hijo de Dios <text:note text:id="ftn144" text:note-class="footnote"><text:note-citation>145</text:note-citation><text:note-body><text:p text:style-name="Footnote"><text:s/><text:span text:style-name="T592">Job 1:6 </text:span><text:a xlink:type="simple" xlink:href="https://biblehub.com/text/job/1-6.htm" text:style-name="Internet_20_link" text:visited-style-name="Visited_20_Internet_20_Link"><text:span text:style-name="T592">biblehub</text:span></text:a></text:p></text:note-body></text:note>. <text:span text:style-name="T609">El Sátan era un hijo de Dios.</text:span></text:p>
      <text:p text:style-name="P348"><text:soft-page-break/><text:span text:style-name="T592">Y según Génesis 6, algunos de estos hijos no se portaron muy bien que digamos porque: </text:span><text:span text:style-name="Bible_5f_text"><text:span text:style-name="T59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592">” </text:span></text:span><text:span text:style-name="Bible_5f_text"><text:span text:style-name="T592"><text:note text:id="ftn145" text:note-class="footnote"><text:note-citation>146</text:note-citation><text:note-body><text:p text:style-name="Footnote"><text:s/><text:span text:style-name="T593">Génesis 6:1-2 </text:span><text:a xlink:type="simple" xlink:href="https://www.biblegateway.com/passage/?search=Genesis+6%3A1-2&amp;version=RVA-2015" text:style-name="Internet_20_link" text:visited-style-name="Visited_20_Internet_20_Link"><text:span text:style-name="T593">RVA-2015</text:span></text:a></text:p></text:note-body></text:note></text:span></text:span><text:span text:style-name="T592">. Y que </text:span><text:span text:style-name="Bible_5f_text"><text:span text:style-name="T592">“</text:span></text:span><text:bookmark text:name="es-RVA-2015-142"/><text:span text:style-name="Bible_5f_text">se unieron los hijos de Dios con las hijas de los hombres y les nacieron hijos</text:span><text:span text:style-name="Bible_5f_text"><text:span text:style-name="T592">” </text:span></text:span><text:span text:style-name="Bible_5f_text"><text:span text:style-name="T592"><text:note text:id="ftn146" text:note-class="footnote"><text:note-citation>147</text:note-citation><text:note-body><text:p text:style-name="Footnote"><text:s/><text:span text:style-name="T593">Génesis 6:4 </text:span><text:a xlink:type="simple" xlink:href="https://www.biblegateway.com/passage/?search=Genesis+6%3A4&amp;version=RVA-2015" text:style-name="Internet_20_link" text:visited-style-name="Visited_20_Internet_20_Link"><text:span text:style-name="T593">RVA-2015</text:span></text:a></text:p></text:note-body></text:note></text:span></text:span><text:span text:style-name="T592">. </text:span></text:p>
      <text:p text:style-name="P349"><text:span text:style-name="T593">Como quien dice que el Satán y otros hijos de Dios empezaron a tener hijos con las hijas de los hombres. 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593">“</text:span></text:span><text:bookmark text:name="es-RVA-2015-28"/><text:span text:style-name="Bible_5f_text">Sean fecundos y multiplíquense. Llenen la tierra</text:span><text:span text:style-name="Bible_5f_text"><text:span text:style-name="T593">” </text:span></text:span><text:span text:style-name="Bible_5f_text"><text:span text:style-name="T593"><text:note text:id="ftn148" text:note-class="footnote"><text:note-citation>148</text:note-citation><text:note-body><text:p text:style-name="Footnote"><text:s/><text:span text:style-name="T594">Génesis 1:28 </text:span><text:a xlink:type="simple" xlink:href="https://www.biblegateway.com/passage/?search=Genesis+1%3A28&amp;version=RVA-2015" text:style-name="Internet_20_link" text:visited-style-name="Visited_20_Internet_20_Link"><text:span text:style-name="T594">RVA-2015</text:span></text:a></text:p></text:note-body></text:note></text:span></text:span><text:span text:style-name="T593">.</text:span></text:p>
      <text:p text:style-name="P351">Pero el tema se complicó primero con el Satán engañando a la mujer y después con la lujuria de otros hij<text:span text:style-name="T611">itos</text:span> de Dios. <text:span text:style-name="T611">Hijitos que obviamente n</text:span>o se les puede llamar ángeles porque nunca fueron realmente mensajeros de Dios <text:span text:style-name="T610">sino opositores de Dios</text:span>. <text:span text:style-name="T610">Por eso la biblia no se refiere a ellos como malakh, el vocablo hebreo para ángeles o mensajeros de YHWH, sino como hijos de Dios. Hijos rebeldes que </text:span>desde <text:span text:style-name="T610">un</text:span> comienzo se volvieron opositores a la creación de Elohim.</text:p>
      <text:p text:style-name="P342"><text:bookmark text:name="es-RVA-2015-143"/><text:span text:style-name="T59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7" text:note-class="footnote"><text:note-citation>149</text:note-citation><text:note-body><text:p text:style-name="Footnote"><text:s/><text:span text:style-name="T593">Génesis 6:5 </text:span><text:a xlink:type="simple" xlink:href="https://www.biblegateway.com/passage/?search=Genesis+6%3A5&amp;version=RVA-2015" text:style-name="Internet_20_link" text:visited-style-name="Visited_20_Internet_20_Link"><text:span text:style-name="T593">RVA-2015</text:span></text:a></text:p></text:note-body></text:note></text:span>. <text:span text:style-name="T594">Su creación se estropeó.</text:span></text:p>
      <text:p text:style-name="P350">Y como el ya sabía del temita desde antes de crear al hombre, siguió con el plan tal y como estaba desde antes de la creación. <text:span text:style-name="T616">Y dio una pistica. Hizo con Noé algo parecido a lo que pensaba hacer de manera definitiva con Yeshua: borrón y cuenta nueva.</text:span></text:p>
      <text:p text:style-name="P352">El tema obviamente continuó, porque la solución final era Yeshua.</text:p>
      <text:p text:style-name="P352">Un tiempito después de Noé. La influencia y dominio de Satán y compañía, que aparentemente es una tercera parte de los Hijos de Dios, <text:span text:style-name="T596">esos que nunca fueron ángeles, continuó. S</text:span>iguieron metiéndose con los hijos de Adán. <text:span text:style-name="T59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53"><text:span text:style-name="T598">De el</text:span> dominio, la esclavitud al pecado, resultado de las acciones <text:span text:style-name="T597">que aún hoy día tienen permiso de ejecutar el</text:span> Satán y compañía sobre la humanidad, <text:span text:style-name="T597">sobre </text:span>toda persona que no haya nacido de nuevo, <text:span text:style-name="T598">solo nos libera el Espíritu de Yeshua. Ese que Yeshua nos dejó </text:span><text:soft-page-break/><text:span text:style-name="T598">después de su resurrección.</text:span> <text:span text:style-name="T598">Solo el Espíritu Santo nos libera del pecado, de la influencia de Satán y compañía.</text:span></text:p>
      <text:p text:style-name="P354"><text:span text:style-name="T599">Pablo explica en Efesios que: </text:span><text:span text:style-name="Bible_5f_text"><text:span text:style-name="T59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599">” </text:span></text:span><text:span text:style-name="Bible_5f_text"><text:span text:style-name="T599"><text:note text:id="ftn149" text:note-class="footnote"><text:note-citation>150</text:note-citation><text:note-body><text:p text:style-name="Footnote"><text:s/><text:span text:style-name="T599">Efesios 6:12 </text:span><text:a xlink:type="simple" xlink:href="https://www.biblegateway.com/passage/?search=Efesios+6%3A12&amp;version=RVA-2015" text:style-name="Internet_20_link" text:visited-style-name="Visited_20_Internet_20_Link"><text:span text:style-name="T599">RVA-2015</text:span></text:a></text:p></text:note-body></text:note></text:span></text:span><text:span text:style-name="T599">.</text:span></text:p>
      <text:p text:style-name="P354"><text:span text:style-name="T599">Y 1ra Juan 5 explica que: </text:span><text:span text:style-name="Bible_5f_text"><text:span text:style-name="T599">“</text:span></text:span><text:bookmark text:name="es-RVA-2015-30611"/><text:span text:style-name="Bible_5f_text">el mundo entero está bajo el maligno</text:span><text:span text:style-name="Bible_5f_text"><text:span text:style-name="T599">” </text:span></text:span><text:span text:style-name="Bible_5f_text"><text:span text:style-name="T599"><text:note text:id="ftn150" text:note-class="footnote"><text:note-citation>151</text:note-citation><text:note-body><text:p text:style-name="Footnote"><text:s/><text:span text:style-name="T599">1 Juan 5:19 </text:span><text:a xlink:type="simple" xlink:href="https://www.biblegateway.com/passage/?search=1+Juan+5%3A19&amp;version=RVA-2015" text:style-name="Internet_20_link" text:visited-style-name="Visited_20_Internet_20_Link"><text:span text:style-name="T599">RVA-2015</text:span></text:a></text:p></text:note-body></text:note></text:span></text:span><text:span text:style-name="T599">.</text:span></text:p>
      <text:p text:style-name="P355"><text:span text:style-name="T605">Y Yeshua explica en Juan 17 sobre sus seguidores que: </text:span><text:span text:style-name="Bible_5f_text"><text:span text:style-name="T60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600">” </text:span></text:span><text:span text:style-name="Bible_5f_text"><text:span text:style-name="T600"><text:note text:id="ftn151" text:note-class="footnote"><text:note-citation>152</text:note-citation><text:note-body><text:p text:style-name="Footnote"><text:s/><text:span text:style-name="T600">Juan 17:14-16 </text:span><text:a xlink:type="simple" xlink:href="https://www.biblegateway.com/passage/?search=Juan+17%3A14-16&amp;version=RVA-2015" text:style-name="Internet_20_link" text:visited-style-name="Visited_20_Internet_20_Link"><text:span text:style-name="T600">RVA-2015</text:span></text:a></text:p></text:note-body></text:note></text:span></text:span><text:span text:style-name="T600">. Una vez que alguien empieza a seguir a Yeshua deja de ser del mundo, deja de estar bajo la esclavitud del pecado. Es liberado por nuestro libertador.</text:span></text:p>
      <text:p text:style-name="P356"><text:span text:style-name="T601">Y Pablo en Romanos 8 nos dice que: </text:span><text:span text:style-name="Bible_5f_text"><text:span text:style-name="T60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601">” </text:span></text:span><text:span text:style-name="Bible_5f_text"><text:span text:style-name="T601"><text:note text:id="ftn152" text:note-class="footnote"><text:note-citation>153</text:note-citation><text:note-body><text:p text:style-name="Footnote"><text:s/><text:span text:style-name="T601">Romanos 8:38-39 </text:span><text:a xlink:type="simple" xlink:href="https://www.biblegateway.com/passage/?search=Romanos+8%3A38-39&amp;version=RVA-2015" text:style-name="Internet_20_link" text:visited-style-name="Visited_20_Internet_20_Link"><text:span text:style-name="T601">RVA-2015</text:span></text:a></text:p></text:note-body></text:note></text:span></text:span><text:span text:style-name="T601">. Como quien dice nada nadita nada nos puede separar del amor de Cristo. Lo cual me recuerda el Salmo 136.</text:span></text:p>
      <text:p text:style-name="P357"><text:span text:style-name="T602">Efesios 1, habla del poder de Dios y </text:span><text:span text:style-name="Bible_5f_text"><text:span text:style-name="T602">“</text:span></text:span><text:bookmark text:name="es-RVA-2015-29193"/><text:span text:style-name="Bible_5f_text">la inmensurable grandeza de su poder para con nosotros los que creemos”</text:span>. <text:span text:style-name="T606">Y agrega que: </text:span><text:span text:style-name="Bible_5f_text"><text:span text:style-name="T60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602">” </text:span></text:span><text:span text:style-name="Bible_5f_text"><text:span text:style-name="T602"><text:note text:id="ftn153" text:note-class="footnote"><text:note-citation>154</text:note-citation><text:note-body><text:p text:style-name="Footnote"><text:s/><text:span text:style-name="T602">Efesios 1:19-22 </text:span><text:a xlink:type="simple" xlink:href="https://www.biblegateway.com/passage/?search=Efesios+1%3A19-22&amp;version=RVA-2015" text:style-name="Internet_20_link" text:visited-style-name="Visited_20_Internet_20_Link"><text:span text:style-name="T602">RVA-2015</text:span></text:a></text:p></text:note-body></text:note></text:span></text:span><text:span text:style-name="T602">. Usease el Satán y compañía están bajo los pies del Espíritu Santo que vive en todo verdadero creyente.</text:span></text:p>
      <text:p text:style-name="P358"><text:span text:style-name="T604">Colosenses 2 explica que Yeshua, Jesucristo, </text:span><text:span text:style-name="Bible_5f_text"><text:span text:style-name="T604">“</text:span></text:span><text:span text:style-name="Bible_5f_text">despojó a los principados y las autoridades, y los exhibió como espectáculo público habiendo triunfado sobre ellos en la cruz</text:span><text:span text:style-name="Bible_5f_text"><text:span text:style-name="T604">” </text:span></text:span><text:span text:style-name="Bible_5f_text"><text:span text:style-name="T604"><text:note text:id="ftn154" text:note-class="footnote"><text:note-citation>155</text:note-citation><text:note-body><text:p text:style-name="Footnote"><text:s/><text:span text:style-name="T604">Colosenses 2:15 </text:span><text:a xlink:type="simple" xlink:href="https://www.biblegateway.com/passage/?search=Colosenses+2%3A15&amp;version=RVA-2015" text:style-name="Internet_20_link" text:visited-style-name="Visited_20_Internet_20_Link"><text:span text:style-name="T604">RVA-2015</text:span></text:a></text:p></text:note-body></text:note></text:span></text:span><text:span text:style-name="T604">.</text:span></text:p>
      <text:p text:style-name="P359">Es de esperarse que nadie este contento de que le pongan alguien por encima, y el Satán y compañía, usease esos que la biblia llama principados y potestades celestiales, no fueron la excepción. Les pareció mala idea eso de Adán y descendencia y se opusieron al plan de YHWH <text:span text:style-name="T618">desde un comienzo</text:span>. <text:span text:style-name="T615">Y buscaron dañarlo y tirarselo como fuera.</text:span></text:p>
      <text:p text:style-name="P360"><text:span text:style-name="T618">Pero YHWH, que se las sabe todas, contaba con eso desde un comienzo y se lo guardó. </text:span><text:bookmark text:name="es-RVA-2015-28329"/><text:span text:style-name="T618">Pablo explica en Romanos 16 que: </text:span><text:span text:style-name="Bible_5f_text"><text:span text:style-name="T612">“</text:span></text:span><text:span text:style-name="Bible_5f_text">la revelación del misterio que se ha mantenido oculto desde tiempos eternos”</text:span>, <text:span text:style-name="T613">ese misterio </text:span><text:span text:style-name="Bible_5f_text"><text:span text:style-name="T613">“</text:span></text:span><text:span text:style-name="Bible_5f_text">ha sido manifestado ahora”</text:span> <text:span text:style-name="T613">con Jesucristo </text:span><text:soft-page-break/><text:span text:style-name="T613">y su resurrección. Todo de acuerdo a </text:span><text:span text:style-name="Bible_5f_text"><text:span text:style-name="T613">“</text:span></text:span><text:span text:style-name="Bible_5f_text">las Escrituras proféticas y según el mandamiento del Dios eterno”.</text:span> <text:span text:style-name="T617">Y que ahora </text:span><text:span text:style-name="Bible_5f_text"><text:span text:style-name="T614">“</text:span></text:span><text:span text:style-name="Bible_5f_text">se ha dado a conocer a todas las naciones”</text:span>. <text:span text:style-name="T614">Y termina diciendo que toda </text:span>la gloria <text:span text:style-name="T613">sea “</text:span><text:span text:style-name="Bible_5f_text"><text:span text:style-name="T613">al único sabio Dios” “</text:span></text:span><text:span text:style-name="Bible_5f_text">mediante Jesucristo para siempre. </text:span><text:span text:style-name="Bible_5f_text"><text:span text:style-name="T615">Amén</text:span></text:span><text:span text:style-name="Bible_5f_text">” </text:span><text:span text:style-name="Bible_5f_text"><text:note text:id="ftn155" text:note-class="footnote"><text:note-citation>156</text:note-citation><text:note-body><text:p text:style-name="Footnote"><text:s/><text:span text:style-name="T614">Romanos 16:24-27 </text:span><text:a xlink:type="simple" xlink:href="https://www.biblegateway.com/passage/?search=Romanos+16%3A24-27&amp;version=RVA-2015" text:style-name="Internet_20_link" text:visited-style-name="Visited_20_Internet_20_Link"><text:span text:style-name="T614">RVA-2015</text:span></text:a></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4-14T19:33:37.293645678</dc:date>
    <meta:editing-duration>P5DT19H17M10S</meta:editing-duration>
    <meta:editing-cycles>1349</meta:editing-cycles>
    <meta:generator>LibreOffice/6.0.7.3$Linux_X86_64 LibreOffice_project/00m0$Build-3</meta:generator>
    <dc:creator>Jose Luis Quiroga</dc:creator>
    <meta:document-statistic meta:table-count="0" meta:image-count="2" meta:object-count="0" meta:page-count="62" meta:paragraph-count="732" meta:word-count="23354" meta:character-count="132457" meta:non-whitespace-character-count="109598"/>
  </office:meta>
</office:document-meta>
</file>